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13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3.334cm"/>
    </style:style>
    <style:style style:name="co7" style:family="table-column">
      <style:table-column-properties fo:break-before="auto" style:column-width="3.029cm"/>
    </style:style>
    <style:style style:name="co8" style:family="table-column">
      <style:table-column-properties fo:break-before="auto" style:column-width="4.57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997cm"/>
    </style:style>
    <style:style style:name="co11" style:family="table-column">
      <style:table-column-properties fo:break-before="auto" style:column-width="2.718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3.496cm"/>
    </style:style>
    <style:style style:name="co14" style:family="table-column">
      <style:table-column-properties fo:break-before="auto" style:column-width="3.85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Pilote_20_de_20_données_20_-_20_Coin">
      <style:table-cell-properties fo:border-bottom="none" fo:border-left="0.071cm solid #000000" fo:border-right="none" fo:border-top="0.071cm solid #000000"/>
    </style:style>
    <style:style style:name="ce2" style:family="table-cell" style:parent-style-name="Pilote_20_de_20_données_20_-_20_Champ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Pilote_20_de_20_données_20_-_20_Catégorie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Pilote_20_de_20_données_20_-_20_Catégorie">
      <style:table-cell-properties fo:border-bottom="none" fo:border-left="0.071cm solid #000000" fo:border-right="0.035cm solid #000000" fo:border-top="none"/>
    </style:style>
    <style:style style:name="ce5" style:family="table-cell" style:parent-style-name="Pilote_20_de_20_données_20_-_20_Titre">
      <style:table-cell-properties fo:border-bottom="0.071cm solid #000000" fo:border-left="0.071cm solid #000000" fo:border-right="0.035cm solid #000000" fo:border-top="0.035cm solid #000000"/>
    </style:style>
    <style:style style:name="ce6" style:family="table-cell" style:parent-style-name="Pilote_20_de_20_données_20_-_20_Champ">
      <style:table-cell-properties fo:border-bottom="0.035cm solid #000000" fo:border-left="0.035cm solid #000000" fo:border-right="0.035cm solid #000000" fo:border-top="0.071cm solid #000000"/>
    </style:style>
    <style:style style:name="ce7" style:family="table-cell" style:parent-style-name="Pilote_20_de_20_données_20_-_20_Catégorie">
      <style:table-cell-properties fo:border-bottom="0.035cm solid #000000" fo:border-left="0.035cm solid #000000" fo:border-right="none" fo:border-top="0.035cm solid #000000"/>
    </style:style>
    <style:style style:name="ce8" style:family="table-cell" style:parent-style-name="Pilote_20_de_20_données_20_-_20_Valeur">
      <style:table-cell-properties fo:border-bottom="none" fo:border-left="0.035cm solid #000000" fo:border-right="none" fo:border-top="0.035cm solid #000000"/>
    </style:style>
    <style:style style:name="ce9" style:family="table-cell" style:parent-style-name="Pilote_20_de_20_données_20_-_20_Valeur">
      <style:table-cell-properties fo:border-bottom="none" fo:border-left="0.035cm solid #000000" fo:border-right="none" fo:border-top="none"/>
    </style:style>
    <style:style style:name="ce10" style:family="table-cell" style:parent-style-name="Pilote_20_de_20_données_20_-_20_Résultat">
      <style:table-cell-properties fo:border-bottom="0.071cm solid #000000" fo:border-left="0.035cm solid #000000" fo:border-right="none" fo:border-top="0.035cm solid #000000"/>
    </style:style>
    <style:style style:name="ce11" style:family="table-cell" style:parent-style-name="Pilote_20_de_20_données_20_-_20_Coin">
      <style:table-cell-properties fo:border-bottom="none" fo:border-left="none" fo:border-right="none" fo:border-top="0.071cm solid #000000"/>
    </style:style>
    <style:style style:name="ce12" style:family="table-cell" style:parent-style-name="Pilote_20_de_20_données_20_-_20_Catégorie">
      <style:table-cell-properties fo:border-bottom="0.035cm solid #000000" fo:border-left="none" fo:border-right="none" fo:border-top="0.035cm solid #000000"/>
    </style:style>
    <style:style style:name="ce13" style:family="table-cell" style:parent-style-name="Pilote_20_de_20_données_20_-_20_Valeur">
      <style:table-cell-properties fo:border-bottom="none" fo:border-left="none" fo:border-right="none" fo:border-top="0.035cm solid #000000"/>
    </style:style>
    <style:style style:name="ce14" style:family="table-cell" style:parent-style-name="Pilote_20_de_20_données_20_-_20_Résultat">
      <style:table-cell-properties fo:border-bottom="0.071cm solid #000000" fo:border-left="none" fo:border-right="none" fo:border-top="0.035cm solid #000000"/>
    </style:style>
    <style:style style:name="ce15" style:family="table-cell" style:parent-style-name="Default" style:data-style-name="N37"/>
    <style:style style:name="ce16" style:family="table-cell" style:parent-style-name="Pilote_20_de_20_données_20_-_20_Résultat">
      <style:table-cell-properties fo:border-bottom="none" fo:border-left="0.035cm solid #000000" fo:border-right="0.071cm solid #000000" fo:border-top="none"/>
    </style:style>
    <style:style style:name="ce17" style:family="table-cell" style:parent-style-name="Pilote_20_de_20_données_20_-_20_Résultat">
      <style:table-cell-properties fo:border-bottom="0.071cm solid #000000" fo:border-left="0.035cm solid #000000" fo:border-right="0.071cm solid #000000" fo:border-top="0.035cm solid #000000"/>
    </style:style>
    <style:style style:name="ce18" style:family="table-cell" style:parent-style-name="Pilote_20_de_20_données_20_-_20_Coin">
      <style:table-cell-properties fo:border-bottom="none" fo:border-left="none" fo:border-right="0.071cm solid #000000" fo:border-top="0.071cm solid #000000"/>
    </style:style>
    <style:style style:name="ce19" style:family="table-cell" style:parent-style-name="Pilote_20_de_20_données_20_-_20_Titre">
      <style:table-cell-properties fo:border-bottom="0.035cm solid #000000" fo:border-left="0.035cm solid #000000" fo:border-right="0.071cm solid #000000" fo:border-top="0.035cm solid #000000"/>
    </style:style>
    <style:style style:name="ce20" style:family="table-cell" style:parent-style-name="Pilote_20_de_20_données_20_-_20_Résultat">
      <style:table-cell-properties fo:border-bottom="none" fo:border-left="0.035cm solid #000000" fo:border-right="0.071cm solid #000000" fo:border-top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ObservationID-fullanon</text:p>
          </table:table-cell>
          <table:table-cell office:value-type="string">
            <text:p>double-anon-userID</text:p>
          </table:table-cell>
          <table:table-cell office:value-type="string">
            <text:p>problemId</text:p>
          </table:table-cell>
          <table:table-cell office:value-type="string">
            <text:p>day</text:p>
          </table:table-cell>
          <table:table-cell office:value-type="string">
            <text:p>coder</text:p>
          </table:table-cell>
          <table:table-cell office:value-type="string">
            <text:p>AFFECT</text:p>
          </table:table-cell>
          <table:table-cell office:value-type="string">
            <text:p>BEHAVIOR</text:p>
          </table:table-cell>
          <table:table-cell office:value-type="string">
            <text:p>IS-GAMING</text:p>
          </table:table-cell>
        </table:table-row>
        <table:table-row table:style-name="ro1">
          <table:table-cell office:value-type="string">
            <text:p>EGMDH-math_assistment-2-at_08:35:23-1</text:p>
          </table:table-cell>
          <table:table-cell office:value-type="float" office:value="95120496">
            <text:p>95120496</text:p>
          </table:table-cell>
          <table:table-cell office:value-type="float" office:value="53865">
            <text:p>5386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0</text:p>
          </table:table-cell>
          <table:table-cell office:value-type="float" office:value="7818020">
            <text:p>7818020</text:p>
          </table:table-cell>
          <table:table-cell office:value-type="float" office:value="890">
            <text:p>89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02</text:p>
          </table:table-cell>
          <table:table-cell office:value-type="float" office:value="92990428">
            <text:p>92990428</text:p>
          </table:table-cell>
          <table:table-cell office:value-type="float" office:value="89743">
            <text:p>8974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03</text:p>
          </table:table-cell>
          <table:table-cell office:value-type="float" office:value="34658556">
            <text:p>34658556</text:p>
          </table:table-cell>
          <table:table-cell office:value-type="float" office:value="85862">
            <text:p>8586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06</text:p>
          </table:table-cell>
          <table:table-cell office:value-type="float" office:value="95120496">
            <text:p>95120496</text:p>
          </table:table-cell>
          <table:table-cell office:value-type="float" office:value="56813">
            <text:p>5681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07</text:p>
          </table:table-cell>
          <table:table-cell office:value-type="float" office:value="22599260">
            <text:p>22599260</text:p>
          </table:table-cell>
          <table:table-cell office:value-type="float" office:value="56889">
            <text:p>5688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09</text:p>
          </table:table-cell>
          <table:table-cell office:value-type="float" office:value="35414661">
            <text:p>35414661</text:p>
          </table:table-cell>
          <table:table-cell office:value-type="float" office:value="221684">
            <text:p>22168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12</text:p>
          </table:table-cell>
          <table:table-cell office:value-type="float" office:value="33419731">
            <text:p>33419731</text:p>
          </table:table-cell>
          <table:table-cell office:value-type="float" office:value="89727">
            <text:p>8972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13</text:p>
          </table:table-cell>
          <table:table-cell office:value-type="float" office:value="31614137">
            <text:p>31614137</text:p>
          </table:table-cell>
          <table:table-cell office:value-type="float" office:value="56822">
            <text:p>5682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15</text:p>
          </table:table-cell>
          <table:table-cell office:value-type="float" office:value="7818020">
            <text:p>7818020</text:p>
          </table:table-cell>
          <table:table-cell office:value-type="float" office:value="56745">
            <text:p>5674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17</text:p>
          </table:table-cell>
          <table:table-cell office:value-type="float" office:value="92990428">
            <text:p>92990428</text:p>
          </table:table-cell>
          <table:table-cell office:value-type="float" office:value="53953">
            <text:p>5395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25</text:p>
          </table:table-cell>
          <table:table-cell office:value-type="float" office:value="89766474">
            <text:p>89766474</text:p>
          </table:table-cell>
          <table:table-cell office:value-type="float" office:value="89736">
            <text:p>8973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27</text:p>
          </table:table-cell>
          <table:table-cell office:value-type="float" office:value="33419731">
            <text:p>33419731</text:p>
          </table:table-cell>
          <table:table-cell office:value-type="float" office:value="54581">
            <text:p>5458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32</text:p>
          </table:table-cell>
          <table:table-cell office:value-type="float" office:value="92990428">
            <text:p>92990428</text:p>
          </table:table-cell>
          <table:table-cell office:value-type="float" office:value="93148">
            <text:p>93148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36</text:p>
          </table:table-cell>
          <table:table-cell office:value-type="float" office:value="95120496">
            <text:p>95120496</text:p>
          </table:table-cell>
          <table:table-cell office:value-type="float" office:value="51174">
            <text:p>5117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42</text:p>
          </table:table-cell>
          <table:table-cell office:value-type="float" office:value="33419731">
            <text:p>33419731</text:p>
          </table:table-cell>
          <table:table-cell office:value-type="float" office:value="86052">
            <text:p>8605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44</text:p>
          </table:table-cell>
          <table:table-cell office:value-type="float" office:value="20034238">
            <text:p>20034238</text:p>
          </table:table-cell>
          <table:table-cell office:value-type="float" office:value="48886">
            <text:p>4888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45</text:p>
          </table:table-cell>
          <table:table-cell office:value-type="float" office:value="7818020">
            <text:p>7818020</text:p>
          </table:table-cell>
          <table:table-cell office:value-type="float" office:value="61117">
            <text:p>6111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51</text:p>
          </table:table-cell>
          <table:table-cell office:value-type="float" office:value="95120496">
            <text:p>95120496</text:p>
          </table:table-cell>
          <table:table-cell office:value-type="float" office:value="125679">
            <text:p>12567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52</text:p>
          </table:table-cell>
          <table:table-cell office:value-type="float" office:value="22599260">
            <text:p>22599260</text:p>
          </table:table-cell>
          <table:table-cell office:value-type="float" office:value="56862">
            <text:p>5686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57</text:p>
          </table:table-cell>
          <table:table-cell office:value-type="float" office:value="33419731">
            <text:p>33419731</text:p>
          </table:table-cell>
          <table:table-cell office:value-type="float" office:value="61110">
            <text:p>6111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58</text:p>
          </table:table-cell>
          <table:table-cell office:value-type="float" office:value="31614137">
            <text:p>31614137</text:p>
          </table:table-cell>
          <table:table-cell office:value-type="float" office:value="56870">
            <text:p>5687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59</text:p>
          </table:table-cell>
          <table:table-cell office:value-type="float" office:value="20034238">
            <text:p>20034238</text:p>
          </table:table-cell>
          <table:table-cell office:value-type="float" office:value="49044">
            <text:p>4904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60</text:p>
          </table:table-cell>
          <table:table-cell office:value-type="float" office:value="7818020">
            <text:p>7818020</text:p>
          </table:table-cell>
          <table:table-cell office:value-type="float" office:value="86071">
            <text:p>8607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61</text:p>
          </table:table-cell>
          <table:table-cell office:value-type="float" office:value="41754308">
            <text:p>41754308</text:p>
          </table:table-cell>
          <table:table-cell office:value-type="float" office:value="4902">
            <text:p>490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65</text:p>
          </table:table-cell>
          <table:table-cell office:value-type="float" office:value="76673615">
            <text:p>76673615</text:p>
          </table:table-cell>
          <table:table-cell office:value-type="float" office:value="49038">
            <text:p>49038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67</text:p>
          </table:table-cell>
          <table:table-cell office:value-type="float" office:value="22599260">
            <text:p>22599260</text:p>
          </table:table-cell>
          <table:table-cell office:value-type="float" office:value="172907">
            <text:p>17290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76</text:p>
          </table:table-cell>
          <table:table-cell office:value-type="float" office:value="41754308">
            <text:p>41754308</text:p>
          </table:table-cell>
          <table:table-cell office:value-type="float" office:value="9679">
            <text:p>967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78</text:p>
          </table:table-cell>
          <table:table-cell office:value-type="float" office:value="34658556">
            <text:p>34658556</text:p>
          </table:table-cell>
          <table:table-cell office:value-type="float" office:value="125702">
            <text:p>12570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80</text:p>
          </table:table-cell>
          <table:table-cell office:value-type="float" office:value="76673615">
            <text:p>76673615</text:p>
          </table:table-cell>
          <table:table-cell office:value-type="float" office:value="61104">
            <text:p>6110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81</text:p>
          </table:table-cell>
          <table:table-cell office:value-type="float" office:value="95120496">
            <text:p>95120496</text:p>
          </table:table-cell>
          <table:table-cell office:value-type="float" office:value="61111">
            <text:p>6111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82</text:p>
          </table:table-cell>
          <table:table-cell office:value-type="float" office:value="22599260">
            <text:p>22599260</text:p>
          </table:table-cell>
          <table:table-cell office:value-type="float" office:value="172897">
            <text:p>17289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87</text:p>
          </table:table-cell>
          <table:table-cell office:value-type="float" office:value="33419731">
            <text:p>33419731</text:p>
          </table:table-cell>
          <table:table-cell office:value-type="float" office:value="88416">
            <text:p>8841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9</text:p>
          </table:table-cell>
          <table:table-cell office:value-type="float" office:value="35414661">
            <text:p>35414661</text:p>
          </table:table-cell>
          <table:table-cell office:value-type="float" office:value="53900">
            <text:p>5390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90</text:p>
          </table:table-cell>
          <table:table-cell office:value-type="float" office:value="7818020">
            <text:p>7818020</text:p>
          </table:table-cell>
          <table:table-cell office:value-type="float" office:value="85825">
            <text:p>8582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91</text:p>
          </table:table-cell>
          <table:table-cell office:value-type="float" office:value="41754308">
            <text:p>41754308</text:p>
          </table:table-cell>
          <table:table-cell office:value-type="float" office:value="192711">
            <text:p>19271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92</text:p>
          </table:table-cell>
          <table:table-cell office:value-type="float" office:value="92990428">
            <text:p>92990428</text:p>
          </table:table-cell>
          <table:table-cell office:value-type="float" office:value="189671">
            <text:p>18967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195</text:p>
          </table:table-cell>
          <table:table-cell office:value-type="float" office:value="76673615">
            <text:p>76673615</text:p>
          </table:table-cell>
          <table:table-cell office:value-type="float" office:value="172905">
            <text:p>17290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01</text:p>
          </table:table-cell>
          <table:table-cell office:value-type="float" office:value="73077936">
            <text:p>73077936</text:p>
          </table:table-cell>
          <table:table-cell office:value-type="float" office:value="66810">
            <text:p>6681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02</text:p>
          </table:table-cell>
          <table:table-cell office:value-type="float" office:value="33419731">
            <text:p>33419731</text:p>
          </table:table-cell>
          <table:table-cell office:value-type="float" office:value="125685">
            <text:p>12568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04</text:p>
          </table:table-cell>
          <table:table-cell office:value-type="float" office:value="20034238">
            <text:p>20034238</text:p>
          </table:table-cell>
          <table:table-cell office:value-type="float" office:value="184345">
            <text:p>18434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05</text:p>
          </table:table-cell>
          <table:table-cell office:value-type="float" office:value="7818020">
            <text:p>7818020</text:p>
          </table:table-cell>
          <table:table-cell office:value-type="float" office:value="172835">
            <text:p>17283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1</text:p>
          </table:table-cell>
          <table:table-cell office:value-type="float" office:value="73077936">
            <text:p>73077936</text:p>
          </table:table-cell>
          <table:table-cell office:value-type="float" office:value="85065">
            <text:p>8506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10</text:p>
          </table:table-cell>
          <table:table-cell office:value-type="float" office:value="76673615">
            <text:p>76673615</text:p>
          </table:table-cell>
          <table:table-cell office:value-type="float" office:value="172844">
            <text:p>17284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11</text:p>
          </table:table-cell>
          <table:table-cell office:value-type="float" office:value="95120496">
            <text:p>95120496</text:p>
          </table:table-cell>
          <table:table-cell office:value-type="float" office:value="85844">
            <text:p>8584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19</text:p>
          </table:table-cell>
          <table:table-cell office:value-type="float" office:value="20034238">
            <text:p>20034238</text:p>
          </table:table-cell>
          <table:table-cell office:value-type="float" office:value="184357">
            <text:p>18435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2</text:p>
          </table:table-cell>
          <table:table-cell office:value-type="float" office:value="33419731">
            <text:p>33419731</text:p>
          </table:table-cell>
          <table:table-cell office:value-type="float" office:value="56822">
            <text:p>5682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20</text:p>
          </table:table-cell>
          <table:table-cell office:value-type="float" office:value="7818020">
            <text:p>7818020</text:p>
          </table:table-cell>
          <table:table-cell office:value-type="float" office:value="172905">
            <text:p>17290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21</text:p>
          </table:table-cell>
          <table:table-cell office:value-type="float" office:value="41754308">
            <text:p>41754308</text:p>
          </table:table-cell>
          <table:table-cell office:value-type="float" office:value="1045">
            <text:p>104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25</text:p>
          </table:table-cell>
          <table:table-cell office:value-type="float" office:value="76673615">
            <text:p>76673615</text:p>
          </table:table-cell>
          <table:table-cell office:value-type="float" office:value="172901">
            <text:p>17290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26</text:p>
          </table:table-cell>
          <table:table-cell office:value-type="float" office:value="95120496">
            <text:p>95120496</text:p>
          </table:table-cell>
          <table:table-cell office:value-type="float" office:value="88493">
            <text:p>8849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27</text:p>
          </table:table-cell>
          <table:table-cell office:value-type="float" office:value="22599260">
            <text:p>22599260</text:p>
          </table:table-cell>
          <table:table-cell office:value-type="float" office:value="85945">
            <text:p>8594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34</text:p>
          </table:table-cell>
          <table:table-cell office:value-type="float" office:value="20034238">
            <text:p>20034238</text:p>
          </table:table-cell>
          <table:table-cell office:value-type="float" office:value="184367">
            <text:p>18436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35</text:p>
          </table:table-cell>
          <table:table-cell office:value-type="float" office:value="7818020">
            <text:p>7818020</text:p>
          </table:table-cell>
          <table:table-cell office:value-type="float" office:value="172888">
            <text:p>172888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40</text:p>
          </table:table-cell>
          <table:table-cell office:value-type="float" office:value="76673615">
            <text:p>76673615</text:p>
          </table:table-cell>
          <table:table-cell office:value-type="float" office:value="172869">
            <text:p>17286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25</text:p>
          </table:table-cell>
          <table:table-cell office:value-type="float" office:value="7818020">
            <text:p>7818020</text:p>
          </table:table-cell>
          <table:table-cell office:value-type="float" office:value="4515">
            <text:p>451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30</text:p>
          </table:table-cell>
          <table:table-cell office:value-type="float" office:value="76673615">
            <text:p>76673615</text:p>
          </table:table-cell>
          <table:table-cell office:value-type="float" office:value="125703">
            <text:p>12570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31</text:p>
          </table:table-cell>
          <table:table-cell office:value-type="float" office:value="95120496">
            <text:p>95120496</text:p>
          </table:table-cell>
          <table:table-cell office:value-type="float" office:value="53908">
            <text:p>53908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32</text:p>
          </table:table-cell>
          <table:table-cell office:value-type="float" office:value="22599260">
            <text:p>22599260</text:p>
          </table:table-cell>
          <table:table-cell office:value-type="float" office:value="66607">
            <text:p>6660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34</text:p>
          </table:table-cell>
          <table:table-cell office:value-type="float" office:value="35414661">
            <text:p>35414661</text:p>
          </table:table-cell>
          <table:table-cell office:value-type="float" office:value="221645">
            <text:p>22164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35</text:p>
          </table:table-cell>
          <table:table-cell office:value-type="float" office:value="89766474">
            <text:p>89766474</text:p>
          </table:table-cell>
          <table:table-cell office:value-type="float" office:value="185454">
            <text:p>18545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38</text:p>
          </table:table-cell>
          <table:table-cell office:value-type="float" office:value="31614137">
            <text:p>31614137</text:p>
          </table:table-cell>
          <table:table-cell office:value-type="float" office:value="85854">
            <text:p>8585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42</text:p>
          </table:table-cell>
          <table:table-cell office:value-type="float" office:value="92990428">
            <text:p>92990428</text:p>
          </table:table-cell>
          <table:table-cell office:value-type="float" office:value="172845">
            <text:p>17284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45</text:p>
          </table:table-cell>
          <table:table-cell office:value-type="float" office:value="76673615">
            <text:p>76673615</text:p>
          </table:table-cell>
          <table:table-cell office:value-type="float" office:value="91008">
            <text:p>91008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47</text:p>
          </table:table-cell>
          <table:table-cell office:value-type="float" office:value="22599260">
            <text:p>22599260</text:p>
          </table:table-cell>
          <table:table-cell office:value-type="float" office:value="53735">
            <text:p>5373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53</text:p>
          </table:table-cell>
          <table:table-cell office:value-type="float" office:value="31614137">
            <text:p>31614137</text:p>
          </table:table-cell>
          <table:table-cell office:value-type="float" office:value="85836">
            <text:p>8583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57</text:p>
          </table:table-cell>
          <table:table-cell office:value-type="float" office:value="92990428">
            <text:p>92990428</text:p>
          </table:table-cell>
          <table:table-cell office:value-type="float" office:value="86046">
            <text:p>8604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58</text:p>
          </table:table-cell>
          <table:table-cell office:value-type="float" office:value="34658556">
            <text:p>34658556</text:p>
          </table:table-cell>
          <table:table-cell office:value-type="float" office:value="91561">
            <text:p>9156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61</text:p>
          </table:table-cell>
          <table:table-cell office:value-type="float" office:value="95120496">
            <text:p>95120496</text:p>
          </table:table-cell>
          <table:table-cell office:value-type="float" office:value="56864">
            <text:p>5686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62</text:p>
          </table:table-cell>
          <table:table-cell office:value-type="float" office:value="22599260">
            <text:p>22599260</text:p>
          </table:table-cell>
          <table:table-cell office:value-type="float" office:value="53645">
            <text:p>5364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66</text:p>
          </table:table-cell>
          <table:table-cell office:value-type="float" office:value="73077936">
            <text:p>73077936</text:p>
          </table:table-cell>
          <table:table-cell office:value-type="float" office:value="66799">
            <text:p>6679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67</text:p>
          </table:table-cell>
          <table:table-cell office:value-type="float" office:value="33419731">
            <text:p>33419731</text:p>
          </table:table-cell>
          <table:table-cell office:value-type="float" office:value="53335">
            <text:p>5333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68</text:p>
          </table:table-cell>
          <table:table-cell office:value-type="float" office:value="31614137">
            <text:p>31614137</text:p>
          </table:table-cell>
          <table:table-cell office:value-type="float" office:value="84609">
            <text:p>8460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7</text:p>
          </table:table-cell>
          <table:table-cell office:value-type="float" office:value="33419731">
            <text:p>33419731</text:p>
          </table:table-cell>
          <table:table-cell office:value-type="float" office:value="53966">
            <text:p>5396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70</text:p>
          </table:table-cell>
          <table:table-cell office:value-type="float" office:value="7818020">
            <text:p>7818020</text:p>
          </table:table-cell>
          <table:table-cell office:value-type="float" office:value="1306">
            <text:p>130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72</text:p>
          </table:table-cell>
          <table:table-cell office:value-type="float" office:value="92990428">
            <text:p>92990428</text:p>
          </table:table-cell>
          <table:table-cell office:value-type="float" office:value="91037">
            <text:p>9103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77</text:p>
          </table:table-cell>
          <table:table-cell office:value-type="float" office:value="22599260">
            <text:p>22599260</text:p>
          </table:table-cell>
          <table:table-cell office:value-type="float" office:value="66846">
            <text:p>6684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79</text:p>
          </table:table-cell>
          <table:table-cell office:value-type="float" office:value="35414661">
            <text:p>35414661</text:p>
          </table:table-cell>
          <table:table-cell office:value-type="float" office:value="221700">
            <text:p>22170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81</text:p>
          </table:table-cell>
          <table:table-cell office:value-type="float" office:value="73077936">
            <text:p>73077936</text:p>
          </table:table-cell>
          <table:table-cell office:value-type="float" office:value="66831">
            <text:p>6683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84</text:p>
          </table:table-cell>
          <table:table-cell office:value-type="float" office:value="20034238">
            <text:p>20034238</text:p>
          </table:table-cell>
          <table:table-cell office:value-type="float" office:value="49018">
            <text:p>49018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85</text:p>
          </table:table-cell>
          <table:table-cell office:value-type="float" office:value="7818020">
            <text:p>7818020</text:p>
          </table:table-cell>
          <table:table-cell office:value-type="float" office:value="1305">
            <text:p>130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87</text:p>
          </table:table-cell>
          <table:table-cell office:value-type="float" office:value="92990428">
            <text:p>92990428</text:p>
          </table:table-cell>
          <table:table-cell office:value-type="float" office:value="125656">
            <text:p>12565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92</text:p>
          </table:table-cell>
          <table:table-cell office:value-type="float" office:value="22599260">
            <text:p>22599260</text:p>
          </table:table-cell>
          <table:table-cell office:value-type="float" office:value="56731">
            <text:p>5673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94</text:p>
          </table:table-cell>
          <table:table-cell office:value-type="float" office:value="35414661">
            <text:p>35414661</text:p>
          </table:table-cell>
          <table:table-cell office:value-type="float" office:value="221602">
            <text:p>22160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95</text:p>
          </table:table-cell>
          <table:table-cell office:value-type="float" office:value="89766474">
            <text:p>89766474</text:p>
          </table:table-cell>
          <table:table-cell office:value-type="float" office:value="53762">
            <text:p>5376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97</text:p>
          </table:table-cell>
          <table:table-cell office:value-type="float" office:value="33419731">
            <text:p>33419731</text:p>
          </table:table-cell>
          <table:table-cell office:value-type="float" office:value="89727">
            <text:p>8972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</text:p>
          </table:table-cell>
          <table:table-cell office:value-type="float" office:value="64663433">
            <text:p>64663433</text:p>
          </table:table-cell>
          <table:table-cell office:value-type="float" office:value="108895">
            <text:p>10889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01</text:p>
          </table:table-cell>
          <table:table-cell office:value-type="float" office:value="64663433">
            <text:p>64663433</text:p>
          </table:table-cell>
          <table:table-cell office:value-type="float" office:value="109963">
            <text:p>109963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02</text:p>
          </table:table-cell>
          <table:table-cell office:value-type="float" office:value="28041396">
            <text:p>28041396</text:p>
          </table:table-cell>
          <table:table-cell office:value-type="float" office:value="88042">
            <text:p>8804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03</text:p>
          </table:table-cell>
          <table:table-cell office:value-type="float" office:value="15968270">
            <text:p>15968270</text:p>
          </table:table-cell>
          <table:table-cell office:value-type="float" office:value="109992">
            <text:p>10999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04</text:p>
          </table:table-cell>
          <table:table-cell office:value-type="float" office:value="70786143">
            <text:p>70786143</text:p>
          </table:table-cell>
          <table:table-cell office:value-type="float" office:value="88410">
            <text:p>88410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11</text:p>
          </table:table-cell>
          <table:table-cell office:value-type="float" office:value="10203203">
            <text:p>10203203</text:p>
          </table:table-cell>
          <table:table-cell office:value-type="float" office:value="33771">
            <text:p>33771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12</text:p>
          </table:table-cell>
          <table:table-cell office:value-type="float" office:value="13863381">
            <text:p>13863381</text:p>
          </table:table-cell>
          <table:table-cell office:value-type="float" office:value="109038">
            <text:p>10903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15</text:p>
          </table:table-cell>
          <table:table-cell office:value-type="float" office:value="11811550">
            <text:p>11811550</text:p>
          </table:table-cell>
          <table:table-cell office:value-type="float" office:value="88472">
            <text:p>8847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16</text:p>
          </table:table-cell>
          <table:table-cell office:value-type="float" office:value="56784912">
            <text:p>56784912</text:p>
          </table:table-cell>
          <table:table-cell office:value-type="float" office:value="102325">
            <text:p>10232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18</text:p>
          </table:table-cell>
          <table:table-cell office:value-type="float" office:value="84679264">
            <text:p>84679264</text:p>
          </table:table-cell>
          <table:table-cell office:value-type="float" office:value="51195">
            <text:p>5119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23</text:p>
          </table:table-cell>
          <table:table-cell office:value-type="float" office:value="30314880">
            <text:p>30314880</text:p>
          </table:table-cell>
          <table:table-cell office:value-type="float" office:value="85963">
            <text:p>85963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25</text:p>
          </table:table-cell>
          <table:table-cell office:value-type="float" office:value="45792248">
            <text:p>45792248</text:p>
          </table:table-cell>
          <table:table-cell office:value-type="float" office:value="51147">
            <text:p>51147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27</text:p>
          </table:table-cell>
          <table:table-cell office:value-type="float" office:value="28041396">
            <text:p>28041396</text:p>
          </table:table-cell>
          <table:table-cell office:value-type="float" office:value="84592">
            <text:p>8459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28</text:p>
          </table:table-cell>
          <table:table-cell office:value-type="float" office:value="15968270">
            <text:p>15968270</text:p>
          </table:table-cell>
          <table:table-cell office:value-type="float" office:value="108895">
            <text:p>10889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29</text:p>
          </table:table-cell>
          <table:table-cell office:value-type="float" office:value="70786143">
            <text:p>70786143</text:p>
          </table:table-cell>
          <table:table-cell office:value-type="float" office:value="88486">
            <text:p>88486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32</text:p>
          </table:table-cell>
          <table:table-cell office:value-type="float" office:value="77509071">
            <text:p>77509071</text:p>
          </table:table-cell>
          <table:table-cell office:value-type="float" office:value="12391">
            <text:p>12391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37</text:p>
          </table:table-cell>
          <table:table-cell office:value-type="float" office:value="13863381">
            <text:p>13863381</text:p>
          </table:table-cell>
          <table:table-cell office:value-type="float" office:value="30460">
            <text:p>30460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4</text:p>
          </table:table-cell>
          <table:table-cell office:value-type="float" office:value="957764">
            <text:p>957764</text:p>
          </table:table-cell>
          <table:table-cell office:value-type="float" office:value="102348">
            <text:p>10234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40</text:p>
          </table:table-cell>
          <table:table-cell office:value-type="float" office:value="11811550">
            <text:p>11811550</text:p>
          </table:table-cell>
          <table:table-cell office:value-type="float" office:value="88052">
            <text:p>8805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41</text:p>
          </table:table-cell>
          <table:table-cell office:value-type="float" office:value="56784912">
            <text:p>56784912</text:p>
          </table:table-cell>
          <table:table-cell office:value-type="float" office:value="30404">
            <text:p>30404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43</text:p>
          </table:table-cell>
          <table:table-cell office:value-type="float" office:value="84679264">
            <text:p>84679264</text:p>
          </table:table-cell>
          <table:table-cell office:value-type="float" office:value="85835">
            <text:p>8583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48</text:p>
          </table:table-cell>
          <table:table-cell office:value-type="float" office:value="30314880">
            <text:p>30314880</text:p>
          </table:table-cell>
          <table:table-cell office:value-type="float" office:value="88273">
            <text:p>88273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53</text:p>
          </table:table-cell>
          <table:table-cell office:value-type="float" office:value="15968270">
            <text:p>15968270</text:p>
          </table:table-cell>
          <table:table-cell office:value-type="float" office:value="102348">
            <text:p>10234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57</text:p>
          </table:table-cell>
          <table:table-cell office:value-type="float" office:value="77509071">
            <text:p>77509071</text:p>
          </table:table-cell>
          <table:table-cell office:value-type="float" office:value="30460">
            <text:p>30460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59</text:p>
          </table:table-cell>
          <table:table-cell office:value-type="float" office:value="58962344">
            <text:p>58962344</text:p>
          </table:table-cell>
          <table:table-cell office:value-type="float" office:value="66793">
            <text:p>66793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62</text:p>
          </table:table-cell>
          <table:table-cell office:value-type="float" office:value="13863381">
            <text:p>13863381</text:p>
          </table:table-cell>
          <table:table-cell office:value-type="float" office:value="108895">
            <text:p>10889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63</text:p>
          </table:table-cell>
          <table:table-cell office:value-type="float" office:value="87729701">
            <text:p>87729701</text:p>
          </table:table-cell>
          <table:table-cell office:value-type="float" office:value="66824">
            <text:p>66824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64</text:p>
          </table:table-cell>
          <table:table-cell office:value-type="float" office:value="957764">
            <text:p>957764</text:p>
          </table:table-cell>
          <table:table-cell office:value-type="float" office:value="88492">
            <text:p>8849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165</text:p>
          </table:table-cell>
          <table:table-cell office:value-type="float" office:value="11811550">
            <text:p>11811550</text:p>
          </table:table-cell>
          <table:table-cell office:value-type="float" office:value="88079">
            <text:p>88079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25</text:p>
          </table:table-cell>
          <table:table-cell office:value-type="float" office:value="45792248">
            <text:p>45792248</text:p>
          </table:table-cell>
          <table:table-cell office:value-type="float" office:value="109963">
            <text:p>109963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32</text:p>
          </table:table-cell>
          <table:table-cell office:value-type="float" office:value="77509071">
            <text:p>77509071</text:p>
          </table:table-cell>
          <table:table-cell office:value-type="float" office:value="30478">
            <text:p>3047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37</text:p>
          </table:table-cell>
          <table:table-cell office:value-type="float" office:value="13863381">
            <text:p>13863381</text:p>
          </table:table-cell>
          <table:table-cell office:value-type="float" office:value="115339">
            <text:p>115339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38</text:p>
          </table:table-cell>
          <table:table-cell office:value-type="float" office:value="87729701">
            <text:p>87729701</text:p>
          </table:table-cell>
          <table:table-cell office:value-type="float" office:value="102348">
            <text:p>10234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42</text:p>
          </table:table-cell>
          <table:table-cell office:value-type="float" office:value="91371942">
            <text:p>91371942</text:p>
          </table:table-cell>
          <table:table-cell office:value-type="float" office:value="71380">
            <text:p>71380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48</text:p>
          </table:table-cell>
          <table:table-cell office:value-type="float" office:value="30314880">
            <text:p>30314880</text:p>
          </table:table-cell>
          <table:table-cell office:value-type="float" office:value="88493">
            <text:p>88493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49</text:p>
          </table:table-cell>
          <table:table-cell office:value-type="float" office:value="92186921">
            <text:p>92186921</text:p>
          </table:table-cell>
          <table:table-cell office:value-type="float" office:value="88469">
            <text:p>88469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50</text:p>
          </table:table-cell>
          <table:table-cell office:value-type="float" office:value="45792248">
            <text:p>45792248</text:p>
          </table:table-cell>
          <table:table-cell office:value-type="float" office:value="66785">
            <text:p>6678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53</text:p>
          </table:table-cell>
          <table:table-cell office:value-type="float" office:value="15968270">
            <text:p>15968270</text:p>
          </table:table-cell>
          <table:table-cell office:value-type="float" office:value="115334">
            <text:p>115334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59</text:p>
          </table:table-cell>
          <table:table-cell office:value-type="float" office:value="58962344">
            <text:p>58962344</text:p>
          </table:table-cell>
          <table:table-cell office:value-type="float" office:value="33772">
            <text:p>3377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61</text:p>
          </table:table-cell>
          <table:table-cell office:value-type="float" office:value="10203203">
            <text:p>10203203</text:p>
          </table:table-cell>
          <table:table-cell office:value-type="float" office:value="115350">
            <text:p>115350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62</text:p>
          </table:table-cell>
          <table:table-cell office:value-type="float" office:value="13863381">
            <text:p>13863381</text:p>
          </table:table-cell>
          <table:table-cell office:value-type="float" office:value="109037">
            <text:p>109037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63</text:p>
          </table:table-cell>
          <table:table-cell office:value-type="float" office:value="87729701">
            <text:p>87729701</text:p>
          </table:table-cell>
          <table:table-cell office:value-type="float" office:value="102338">
            <text:p>10233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67</text:p>
          </table:table-cell>
          <table:table-cell office:value-type="float" office:value="91371942">
            <text:p>91371942</text:p>
          </table:table-cell>
          <table:table-cell office:value-type="float" office:value="85971">
            <text:p>85971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69</text:p>
          </table:table-cell>
          <table:table-cell office:value-type="float" office:value="28633794">
            <text:p>28633794</text:p>
          </table:table-cell>
          <table:table-cell office:value-type="float" office:value="88494">
            <text:p>88494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73</text:p>
          </table:table-cell>
          <table:table-cell office:value-type="float" office:value="30314880">
            <text:p>30314880</text:p>
          </table:table-cell>
          <table:table-cell office:value-type="float" office:value="128670">
            <text:p>128670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76</text:p>
          </table:table-cell>
          <table:table-cell office:value-type="float" office:value="64663433">
            <text:p>64663433</text:p>
          </table:table-cell>
          <table:table-cell office:value-type="float" office:value="102348">
            <text:p>10234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77</text:p>
          </table:table-cell>
          <table:table-cell office:value-type="float" office:value="28041396">
            <text:p>28041396</text:p>
          </table:table-cell>
          <table:table-cell office:value-type="float" office:value="88033">
            <text:p>88033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82</text:p>
          </table:table-cell>
          <table:table-cell office:value-type="float" office:value="77509071">
            <text:p>77509071</text:p>
          </table:table-cell>
          <table:table-cell office:value-type="float" office:value="109992">
            <text:p>10999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90</text:p>
          </table:table-cell>
          <table:table-cell office:value-type="float" office:value="11811550">
            <text:p>11811550</text:p>
          </table:table-cell>
          <table:table-cell office:value-type="float" office:value="88427">
            <text:p>88427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91</text:p>
          </table:table-cell>
          <table:table-cell office:value-type="float" office:value="56784912">
            <text:p>56784912</text:p>
          </table:table-cell>
          <table:table-cell office:value-type="float" office:value="33774">
            <text:p>33774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94</text:p>
          </table:table-cell>
          <table:table-cell office:value-type="float" office:value="28633794">
            <text:p>28633794</text:p>
          </table:table-cell>
          <table:table-cell office:value-type="float" office:value="88283">
            <text:p>88283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4:12-98</text:p>
          </table:table-cell>
          <table:table-cell office:value-type="float" office:value="30314880">
            <text:p>30314880</text:p>
          </table:table-cell>
          <table:table-cell office:value-type="float" office:value="52837">
            <text:p>52837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01</text:p>
          </table:table-cell>
          <table:table-cell office:value-type="float" office:value="89251618">
            <text:p>89251618</text:p>
          </table:table-cell>
          <table:table-cell office:value-type="float" office:value="102345">
            <text:p>10234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07</text:p>
          </table:table-cell>
          <table:table-cell office:value-type="float" office:value="35974221">
            <text:p>35974221</text:p>
          </table:table-cell>
          <table:table-cell office:value-type="float" office:value="71340">
            <text:p>7134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13</text:p>
          </table:table-cell>
          <table:table-cell office:value-type="float" office:value="33364866">
            <text:p>33364866</text:p>
          </table:table-cell>
          <table:table-cell office:value-type="float" office:value="84632">
            <text:p>8463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15</text:p>
          </table:table-cell>
          <table:table-cell office:value-type="float" office:value="42756199">
            <text:p>42756199</text:p>
          </table:table-cell>
          <table:table-cell office:value-type="float" office:value="86046">
            <text:p>8604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17</text:p>
          </table:table-cell>
          <table:table-cell office:value-type="float" office:value="91208687">
            <text:p>91208687</text:p>
          </table:table-cell>
          <table:table-cell office:value-type="float" office:value="102345">
            <text:p>10234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18</text:p>
          </table:table-cell>
          <table:table-cell office:value-type="float" office:value="17472448">
            <text:p>17472448</text:p>
          </table:table-cell>
          <table:table-cell office:value-type="float" office:value="87956">
            <text:p>8795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22</text:p>
          </table:table-cell>
          <table:table-cell office:value-type="float" office:value="54169423">
            <text:p>54169423</text:p>
          </table:table-cell>
          <table:table-cell office:value-type="float" office:value="187164">
            <text:p>18716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29</text:p>
          </table:table-cell>
          <table:table-cell office:value-type="float" office:value="49247620">
            <text:p>49247620</text:p>
          </table:table-cell>
          <table:table-cell office:value-type="float" office:value="102345">
            <text:p>10234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31</text:p>
          </table:table-cell>
          <table:table-cell office:value-type="float" office:value="87513936">
            <text:p>87513936</text:p>
          </table:table-cell>
          <table:table-cell office:value-type="float" office:value="65282">
            <text:p>6528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32</text:p>
          </table:table-cell>
          <table:table-cell office:value-type="float" office:value="58898148">
            <text:p>58898148</text:p>
          </table:table-cell>
          <table:table-cell office:value-type="float" office:value="58683">
            <text:p>5868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36</text:p>
          </table:table-cell>
          <table:table-cell office:value-type="float" office:value="33364866">
            <text:p>33364866</text:p>
          </table:table-cell>
          <table:table-cell office:value-type="float" office:value="52981">
            <text:p>5298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41</text:p>
          </table:table-cell>
          <table:table-cell office:value-type="float" office:value="17472448">
            <text:p>17472448</text:p>
          </table:table-cell>
          <table:table-cell office:value-type="float" office:value="88067">
            <text:p>8806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46</text:p>
          </table:table-cell>
          <table:table-cell office:value-type="float" office:value="7184108">
            <text:p>7184108</text:p>
          </table:table-cell>
          <table:table-cell office:value-type="float" office:value="102348">
            <text:p>102348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5</text:p>
          </table:table-cell>
          <table:table-cell office:value-type="float" office:value="35974221">
            <text:p>35974221</text:p>
          </table:table-cell>
          <table:table-cell office:value-type="float" office:value="33947">
            <text:p>3394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52</text:p>
          </table:table-cell>
          <table:table-cell office:value-type="float" office:value="49247620">
            <text:p>49247620</text:p>
          </table:table-cell>
          <table:table-cell office:value-type="float" office:value="102357">
            <text:p>10235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54</text:p>
          </table:table-cell>
          <table:table-cell office:value-type="float" office:value="87513936">
            <text:p>87513936</text:p>
          </table:table-cell>
          <table:table-cell office:value-type="float" office:value="66079">
            <text:p>6607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6</text:p>
          </table:table-cell>
          <table:table-cell office:value-type="float" office:value="87513936">
            <text:p>87513936</text:p>
          </table:table-cell>
          <table:table-cell office:value-type="float" office:value="66524">
            <text:p>6652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64</text:p>
          </table:table-cell>
          <table:table-cell office:value-type="float" office:value="17472448">
            <text:p>17472448</text:p>
          </table:table-cell>
          <table:table-cell office:value-type="float" office:value="66532">
            <text:p>6653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68</text:p>
          </table:table-cell>
          <table:table-cell office:value-type="float" office:value="54169423">
            <text:p>54169423</text:p>
          </table:table-cell>
          <table:table-cell office:value-type="float" office:value="187248">
            <text:p>187248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7</text:p>
          </table:table-cell>
          <table:table-cell office:value-type="float" office:value="58898148">
            <text:p>58898148</text:p>
          </table:table-cell>
          <table:table-cell office:value-type="float" office:value="30401">
            <text:p>3040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70</text:p>
          </table:table-cell>
          <table:table-cell office:value-type="float" office:value="89251618">
            <text:p>89251618</text:p>
          </table:table-cell>
          <table:table-cell office:value-type="float" office:value="66536">
            <text:p>6653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77</text:p>
          </table:table-cell>
          <table:table-cell office:value-type="float" office:value="87513936">
            <text:p>87513936</text:p>
          </table:table-cell>
          <table:table-cell office:value-type="float" office:value="108936">
            <text:p>10893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80</text:p>
          </table:table-cell>
          <table:table-cell office:value-type="float" office:value="64253834">
            <text:p>64253834</text:p>
          </table:table-cell>
          <table:table-cell office:value-type="float" office:value="109964">
            <text:p>10996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87</text:p>
          </table:table-cell>
          <table:table-cell office:value-type="float" office:value="17472448">
            <text:p>17472448</text:p>
          </table:table-cell>
          <table:table-cell office:value-type="float" office:value="71388">
            <text:p>71388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89</text:p>
          </table:table-cell>
          <table:table-cell office:value-type="float" office:value="45887049">
            <text:p>45887049</text:p>
          </table:table-cell>
          <table:table-cell office:value-type="float" office:value="33950">
            <text:p>3395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9</text:p>
          </table:table-cell>
          <table:table-cell office:value-type="float" office:value="64253834">
            <text:p>64253834</text:p>
          </table:table-cell>
          <table:table-cell office:value-type="float" office:value="84936">
            <text:p>8493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90</text:p>
          </table:table-cell>
          <table:table-cell office:value-type="float" office:value="41145589">
            <text:p>41145589</text:p>
          </table:table-cell>
          <table:table-cell office:value-type="float" office:value="61116">
            <text:p>6111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91</text:p>
          </table:table-cell>
          <table:table-cell office:value-type="float" office:value="54169423">
            <text:p>54169423</text:p>
          </table:table-cell>
          <table:table-cell office:value-type="float" office:value="91002">
            <text:p>9100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93</text:p>
          </table:table-cell>
          <table:table-cell office:value-type="float" office:value="89251618">
            <text:p>89251618</text:p>
          </table:table-cell>
          <table:table-cell office:value-type="float" office:value="66521">
            <text:p>6652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199</text:p>
          </table:table-cell>
          <table:table-cell office:value-type="float" office:value="35974221">
            <text:p>35974221</text:p>
          </table:table-cell>
          <table:table-cell office:value-type="float" office:value="110000">
            <text:p>11000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20</text:p>
          </table:table-cell>
          <table:table-cell office:value-type="float" office:value="41164555">
            <text:p>41164555</text:p>
          </table:table-cell>
          <table:table-cell office:value-type="float" office:value="102345">
            <text:p>10234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205</text:p>
          </table:table-cell>
          <table:table-cell office:value-type="float" office:value="33364866">
            <text:p>33364866</text:p>
          </table:table-cell>
          <table:table-cell office:value-type="float" office:value="85947">
            <text:p>8594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213</text:p>
          </table:table-cell>
          <table:table-cell office:value-type="float" office:value="41145589">
            <text:p>41145589</text:p>
          </table:table-cell>
          <table:table-cell office:value-type="float" office:value="71394">
            <text:p>7139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23</text:p>
          </table:table-cell>
          <table:table-cell office:value-type="float" office:value="42756199">
            <text:p>42756199</text:p>
          </table:table-cell>
          <table:table-cell office:value-type="float" office:value="109995">
            <text:p>10999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24</text:p>
          </table:table-cell>
          <table:table-cell office:value-type="float" office:value="97739615">
            <text:p>97739615</text:p>
          </table:table-cell>
          <table:table-cell office:value-type="float" office:value="109992">
            <text:p>10999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28</text:p>
          </table:table-cell>
          <table:table-cell office:value-type="float" office:value="45887049">
            <text:p>45887049</text:p>
          </table:table-cell>
          <table:table-cell office:value-type="float" office:value="33771">
            <text:p>3377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29</text:p>
          </table:table-cell>
          <table:table-cell office:value-type="float" office:value="41145589">
            <text:p>41145589</text:p>
          </table:table-cell>
          <table:table-cell office:value-type="float" office:value="85873">
            <text:p>8587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3</text:p>
          </table:table-cell>
          <table:table-cell office:value-type="float" office:value="17472448">
            <text:p>17472448</text:p>
          </table:table-cell>
          <table:table-cell office:value-type="float" office:value="109963">
            <text:p>10996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30</text:p>
          </table:table-cell>
          <table:table-cell office:value-type="float" office:value="54169423">
            <text:p>54169423</text:p>
          </table:table-cell>
          <table:table-cell office:value-type="float" office:value="90681">
            <text:p>9068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33</text:p>
          </table:table-cell>
          <table:table-cell office:value-type="float" office:value="55422958">
            <text:p>55422958</text:p>
          </table:table-cell>
          <table:table-cell office:value-type="float" office:value="33774">
            <text:p>3377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46</text:p>
          </table:table-cell>
          <table:table-cell office:value-type="float" office:value="42756199">
            <text:p>42756199</text:p>
          </table:table-cell>
          <table:table-cell office:value-type="float" office:value="66866">
            <text:p>6686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48</text:p>
          </table:table-cell>
          <table:table-cell office:value-type="float" office:value="91208687">
            <text:p>91208687</text:p>
          </table:table-cell>
          <table:table-cell office:value-type="float" office:value="33950">
            <text:p>3395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61</text:p>
          </table:table-cell>
          <table:table-cell office:value-type="float" office:value="35974221">
            <text:p>35974221</text:p>
          </table:table-cell>
          <table:table-cell office:value-type="float" office:value="58699">
            <text:p>5869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66</text:p>
          </table:table-cell>
          <table:table-cell office:value-type="float" office:value="41164555">
            <text:p>41164555</text:p>
          </table:table-cell>
          <table:table-cell office:value-type="float" office:value="88065">
            <text:p>8806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69</text:p>
          </table:table-cell>
          <table:table-cell office:value-type="float" office:value="42756199">
            <text:p>42756199</text:p>
          </table:table-cell>
          <table:table-cell office:value-type="float" office:value="66823">
            <text:p>6682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7</text:p>
          </table:table-cell>
          <table:table-cell office:value-type="float" office:value="54169423">
            <text:p>54169423</text:p>
          </table:table-cell>
          <table:table-cell office:value-type="float" office:value="54337">
            <text:p>5433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74</text:p>
          </table:table-cell>
          <table:table-cell office:value-type="float" office:value="45887049">
            <text:p>45887049</text:p>
          </table:table-cell>
          <table:table-cell office:value-type="float" office:value="102348">
            <text:p>102348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75</text:p>
          </table:table-cell>
          <table:table-cell office:value-type="float" office:value="41145589">
            <text:p>41145589</text:p>
          </table:table-cell>
          <table:table-cell office:value-type="float" office:value="86069">
            <text:p>8606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76</text:p>
          </table:table-cell>
          <table:table-cell office:value-type="float" office:value="54169423">
            <text:p>54169423</text:p>
          </table:table-cell>
          <table:table-cell office:value-type="float" office:value="129192">
            <text:p>12919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78</text:p>
          </table:table-cell>
          <table:table-cell office:value-type="float" office:value="89251618">
            <text:p>89251618</text:p>
          </table:table-cell>
          <table:table-cell office:value-type="float" office:value="102357">
            <text:p>10235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8</text:p>
          </table:table-cell>
          <table:table-cell office:value-type="float" office:value="7184108">
            <text:p>7184108</text:p>
          </table:table-cell>
          <table:table-cell office:value-type="float" office:value="30459">
            <text:p>3045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86</text:p>
          </table:table-cell>
          <table:table-cell office:value-type="float" office:value="58898148">
            <text:p>58898148</text:p>
          </table:table-cell>
          <table:table-cell office:value-type="float" office:value="62612">
            <text:p>6261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92</text:p>
          </table:table-cell>
          <table:table-cell office:value-type="float" office:value="42756199">
            <text:p>42756199</text:p>
          </table:table-cell>
          <table:table-cell office:value-type="float" office:value="88479">
            <text:p>8847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95</text:p>
          </table:table-cell>
          <table:table-cell office:value-type="float" office:value="17472448">
            <text:p>17472448</text:p>
          </table:table-cell>
          <table:table-cell office:value-type="float" office:value="88062">
            <text:p>8806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98</text:p>
          </table:table-cell>
          <table:table-cell office:value-type="float" office:value="41145589">
            <text:p>41145589</text:p>
          </table:table-cell>
          <table:table-cell office:value-type="float" office:value="88250">
            <text:p>8825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1-at_07:41:38-99</text:p>
          </table:table-cell>
          <table:table-cell office:value-type="float" office:value="54169423">
            <text:p>54169423</text:p>
          </table:table-cell>
          <table:table-cell office:value-type="float" office:value="125704">
            <text:p>12570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02</text:p>
          </table:table-cell>
          <table:table-cell office:value-type="float" office:value="44115078">
            <text:p>44115078</text:p>
          </table:table-cell>
          <table:table-cell office:value-type="float" office:value="53701">
            <text:p>53701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05</text:p>
          </table:table-cell>
          <table:table-cell office:value-type="float" office:value="52926352">
            <text:p>52926352</text:p>
          </table:table-cell>
          <table:table-cell office:value-type="float" office:value="89718">
            <text:p>8971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07</text:p>
          </table:table-cell>
          <table:table-cell office:value-type="float" office:value="54043678">
            <text:p>54043678</text:p>
          </table:table-cell>
          <table:table-cell office:value-type="float" office:value="33942">
            <text:p>3394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10</text:p>
          </table:table-cell>
          <table:table-cell office:value-type="float" office:value="95722481">
            <text:p>95722481</text:p>
          </table:table-cell>
          <table:table-cell office:value-type="float" office:value="56883">
            <text:p>56883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11</text:p>
          </table:table-cell>
          <table:table-cell office:value-type="float" office:value="25748765">
            <text:p>25748765</text:p>
          </table:table-cell>
          <table:table-cell office:value-type="float" office:value="54602">
            <text:p>5460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12</text:p>
          </table:table-cell>
          <table:table-cell office:value-type="float" office:value="66879642">
            <text:p>66879642</text:p>
          </table:table-cell>
          <table:table-cell office:value-type="float" office:value="89729">
            <text:p>89729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15</text:p>
          </table:table-cell>
          <table:table-cell office:value-type="float" office:value="39555424">
            <text:p>39555424</text:p>
          </table:table-cell>
          <table:table-cell office:value-type="float" office:value="89716">
            <text:p>89716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19</text:p>
          </table:table-cell>
          <table:table-cell office:value-type="float" office:value="44115078">
            <text:p>44115078</text:p>
          </table:table-cell>
          <table:table-cell office:value-type="float" office:value="53924">
            <text:p>53924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24</text:p>
          </table:table-cell>
          <table:table-cell office:value-type="float" office:value="54043678">
            <text:p>54043678</text:p>
          </table:table-cell>
          <table:table-cell office:value-type="float" office:value="1136">
            <text:p>1136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26</text:p>
          </table:table-cell>
          <table:table-cell office:value-type="float" office:value="24368688">
            <text:p>24368688</text:p>
          </table:table-cell>
          <table:table-cell office:value-type="float" office:value="48901">
            <text:p>48901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28</text:p>
          </table:table-cell>
          <table:table-cell office:value-type="float" office:value="25748765">
            <text:p>25748765</text:p>
          </table:table-cell>
          <table:table-cell office:value-type="float" office:value="54277">
            <text:p>54277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29</text:p>
          </table:table-cell>
          <table:table-cell office:value-type="float" office:value="66879642">
            <text:p>66879642</text:p>
          </table:table-cell>
          <table:table-cell office:value-type="float" office:value="54603">
            <text:p>54603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32</text:p>
          </table:table-cell>
          <table:table-cell office:value-type="float" office:value="39555424">
            <text:p>39555424</text:p>
          </table:table-cell>
          <table:table-cell office:value-type="float" office:value="54506">
            <text:p>54506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34</text:p>
          </table:table-cell>
          <table:table-cell office:value-type="float" office:value="20488934">
            <text:p>20488934</text:p>
          </table:table-cell>
          <table:table-cell office:value-type="float" office:value="56775">
            <text:p>5677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37</text:p>
          </table:table-cell>
          <table:table-cell office:value-type="float" office:value="80665712">
            <text:p>80665712</text:p>
          </table:table-cell>
          <table:table-cell office:value-type="float" office:value="56745">
            <text:p>5674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42</text:p>
          </table:table-cell>
          <table:table-cell office:value-type="float" office:value="74533541">
            <text:p>74533541</text:p>
          </table:table-cell>
          <table:table-cell office:value-type="float" office:value="56853">
            <text:p>56853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45</text:p>
          </table:table-cell>
          <table:table-cell office:value-type="float" office:value="25748765">
            <text:p>25748765</text:p>
          </table:table-cell>
          <table:table-cell office:value-type="float" office:value="53876">
            <text:p>53876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49</text:p>
          </table:table-cell>
          <table:table-cell office:value-type="float" office:value="39555424">
            <text:p>39555424</text:p>
          </table:table-cell>
          <table:table-cell office:value-type="float" office:value="53613">
            <text:p>53613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53</text:p>
          </table:table-cell>
          <table:table-cell office:value-type="float" office:value="44115078">
            <text:p>44115078</text:p>
          </table:table-cell>
          <table:table-cell office:value-type="float" office:value="49008">
            <text:p>4900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56</text:p>
          </table:table-cell>
          <table:table-cell office:value-type="float" office:value="52926352">
            <text:p>52926352</text:p>
          </table:table-cell>
          <table:table-cell office:value-type="float" office:value="53880">
            <text:p>53880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58</text:p>
          </table:table-cell>
          <table:table-cell office:value-type="float" office:value="54043678">
            <text:p>54043678</text:p>
          </table:table-cell>
          <table:table-cell office:value-type="float" office:value="12375">
            <text:p>1237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61</text:p>
          </table:table-cell>
          <table:table-cell office:value-type="float" office:value="95722481">
            <text:p>95722481</text:p>
          </table:table-cell>
          <table:table-cell office:value-type="float" office:value="125702">
            <text:p>12570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62</text:p>
          </table:table-cell>
          <table:table-cell office:value-type="float" office:value="25748765">
            <text:p>25748765</text:p>
          </table:table-cell>
          <table:table-cell office:value-type="float" office:value="66866">
            <text:p>66866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63</text:p>
          </table:table-cell>
          <table:table-cell office:value-type="float" office:value="66879642">
            <text:p>66879642</text:p>
          </table:table-cell>
          <table:table-cell office:value-type="float" office:value="66851">
            <text:p>66851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68</text:p>
          </table:table-cell>
          <table:table-cell office:value-type="float" office:value="20488934">
            <text:p>20488934</text:p>
          </table:table-cell>
          <table:table-cell office:value-type="float" office:value="88468">
            <text:p>8846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69</text:p>
          </table:table-cell>
          <table:table-cell office:value-type="float" office:value="43456096">
            <text:p>43456096</text:p>
          </table:table-cell>
          <table:table-cell office:value-type="float" office:value="56787">
            <text:p>56787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74</text:p>
          </table:table-cell>
          <table:table-cell office:value-type="float" office:value="65166120">
            <text:p>65166120</text:p>
          </table:table-cell>
          <table:table-cell office:value-type="float" office:value="125715">
            <text:p>12571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75</text:p>
          </table:table-cell>
          <table:table-cell office:value-type="float" office:value="54043678">
            <text:p>54043678</text:p>
          </table:table-cell>
          <table:table-cell office:value-type="float" office:value="30183">
            <text:p>30183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77</text:p>
          </table:table-cell>
          <table:table-cell office:value-type="float" office:value="24368688">
            <text:p>24368688</text:p>
          </table:table-cell>
          <table:table-cell office:value-type="float" office:value="61101">
            <text:p>61101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78</text:p>
          </table:table-cell>
          <table:table-cell office:value-type="float" office:value="95722481">
            <text:p>95722481</text:p>
          </table:table-cell>
          <table:table-cell office:value-type="float" office:value="86061">
            <text:p>86061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79</text:p>
          </table:table-cell>
          <table:table-cell office:value-type="float" office:value="25748765">
            <text:p>25748765</text:p>
          </table:table-cell>
          <table:table-cell office:value-type="float" office:value="51198">
            <text:p>5119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83</text:p>
          </table:table-cell>
          <table:table-cell office:value-type="float" office:value="39555424">
            <text:p>39555424</text:p>
          </table:table-cell>
          <table:table-cell office:value-type="float" office:value="56729">
            <text:p>56729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85</text:p>
          </table:table-cell>
          <table:table-cell office:value-type="float" office:value="20488934">
            <text:p>20488934</text:p>
          </table:table-cell>
          <table:table-cell office:value-type="float" office:value="91580">
            <text:p>91580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86</text:p>
          </table:table-cell>
          <table:table-cell office:value-type="float" office:value="43456096">
            <text:p>43456096</text:p>
          </table:table-cell>
          <table:table-cell office:value-type="float" office:value="56787">
            <text:p>56787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88</text:p>
          </table:table-cell>
          <table:table-cell office:value-type="float" office:value="80665712">
            <text:p>80665712</text:p>
          </table:table-cell>
          <table:table-cell office:value-type="float" office:value="49002">
            <text:p>4900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93</text:p>
          </table:table-cell>
          <table:table-cell office:value-type="float" office:value="74533541">
            <text:p>74533541</text:p>
          </table:table-cell>
          <table:table-cell office:value-type="float" office:value="56855">
            <text:p>5685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94</text:p>
          </table:table-cell>
          <table:table-cell office:value-type="float" office:value="24368688">
            <text:p>24368688</text:p>
          </table:table-cell>
          <table:table-cell office:value-type="float" office:value="125678">
            <text:p>12567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95</text:p>
          </table:table-cell>
          <table:table-cell office:value-type="float" office:value="95722481">
            <text:p>95722481</text:p>
          </table:table-cell>
          <table:table-cell office:value-type="float" office:value="90984">
            <text:p>90984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96</text:p>
          </table:table-cell>
          <table:table-cell office:value-type="float" office:value="25748765">
            <text:p>25748765</text:p>
          </table:table-cell>
          <table:table-cell office:value-type="float" office:value="84641">
            <text:p>84641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97</text:p>
          </table:table-cell>
          <table:table-cell office:value-type="float" office:value="66879642">
            <text:p>66879642</text:p>
          </table:table-cell>
          <table:table-cell office:value-type="float" office:value="54379">
            <text:p>54379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199</text:p>
          </table:table-cell>
          <table:table-cell office:value-type="float" office:value="53769232">
            <text:p>53769232</text:p>
          </table:table-cell>
          <table:table-cell office:value-type="float" office:value="56718">
            <text:p>5671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00</text:p>
          </table:table-cell>
          <table:table-cell office:value-type="float" office:value="39555424">
            <text:p>39555424</text:p>
          </table:table-cell>
          <table:table-cell office:value-type="float" office:value="56840">
            <text:p>56840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02</text:p>
          </table:table-cell>
          <table:table-cell office:value-type="float" office:value="20488934">
            <text:p>20488934</text:p>
          </table:table-cell>
          <table:table-cell office:value-type="float" office:value="172897">
            <text:p>172897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03</text:p>
          </table:table-cell>
          <table:table-cell office:value-type="float" office:value="43456096">
            <text:p>43456096</text:p>
          </table:table-cell>
          <table:table-cell office:value-type="float" office:value="56788">
            <text:p>5678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04</text:p>
          </table:table-cell>
          <table:table-cell office:value-type="float" office:value="44115078">
            <text:p>44115078</text:p>
          </table:table-cell>
          <table:table-cell office:value-type="float" office:value="172838">
            <text:p>17283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07</text:p>
          </table:table-cell>
          <table:table-cell office:value-type="float" office:value="52926352">
            <text:p>52926352</text:p>
          </table:table-cell>
          <table:table-cell office:value-type="float" office:value="51177">
            <text:p>51177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08</text:p>
          </table:table-cell>
          <table:table-cell office:value-type="float" office:value="65166120">
            <text:p>65166120</text:p>
          </table:table-cell>
          <table:table-cell office:value-type="float" office:value="172906">
            <text:p>172906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09</text:p>
          </table:table-cell>
          <table:table-cell office:value-type="float" office:value="54043678">
            <text:p>54043678</text:p>
          </table:table-cell>
          <table:table-cell office:value-type="float" office:value="53339">
            <text:p>53339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1</text:p>
          </table:table-cell>
          <table:table-cell office:value-type="float" office:value="65166120">
            <text:p>65166120</text:p>
          </table:table-cell>
          <table:table-cell office:value-type="float" office:value="4902">
            <text:p>490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12</text:p>
          </table:table-cell>
          <table:table-cell office:value-type="float" office:value="95722481">
            <text:p>95722481</text:p>
          </table:table-cell>
          <table:table-cell office:value-type="float" office:value="85855">
            <text:p>8585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17</text:p>
          </table:table-cell>
          <table:table-cell office:value-type="float" office:value="39555424">
            <text:p>39555424</text:p>
          </table:table-cell>
          <table:table-cell office:value-type="float" office:value="56861">
            <text:p>56861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19</text:p>
          </table:table-cell>
          <table:table-cell office:value-type="float" office:value="20488934">
            <text:p>20488934</text:p>
          </table:table-cell>
          <table:table-cell office:value-type="float" office:value="172904">
            <text:p>172904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21</text:p>
          </table:table-cell>
          <table:table-cell office:value-type="float" office:value="44115078">
            <text:p>44115078</text:p>
          </table:table-cell>
          <table:table-cell office:value-type="float" office:value="172851">
            <text:p>172851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22</text:p>
          </table:table-cell>
          <table:table-cell office:value-type="float" office:value="80665712">
            <text:p>80665712</text:p>
          </table:table-cell>
          <table:table-cell office:value-type="float" office:value="49025">
            <text:p>4902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24</text:p>
          </table:table-cell>
          <table:table-cell office:value-type="float" office:value="52926352">
            <text:p>52926352</text:p>
          </table:table-cell>
          <table:table-cell office:value-type="float" office:value="84616">
            <text:p>84616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25</text:p>
          </table:table-cell>
          <table:table-cell office:value-type="float" office:value="65166120">
            <text:p>65166120</text:p>
          </table:table-cell>
          <table:table-cell office:value-type="float" office:value="172881">
            <text:p>172881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26</text:p>
          </table:table-cell>
          <table:table-cell office:value-type="float" office:value="54043678">
            <text:p>54043678</text:p>
          </table:table-cell>
          <table:table-cell office:value-type="float" office:value="185446">
            <text:p>185446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27</text:p>
          </table:table-cell>
          <table:table-cell office:value-type="float" office:value="74533541">
            <text:p>74533541</text:p>
          </table:table-cell>
          <table:table-cell office:value-type="float" office:value="48869">
            <text:p>48869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3</text:p>
          </table:table-cell>
          <table:table-cell office:value-type="float" office:value="74533541">
            <text:p>74533541</text:p>
          </table:table-cell>
          <table:table-cell office:value-type="float" office:value="1650">
            <text:p>1650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31</text:p>
          </table:table-cell>
          <table:table-cell office:value-type="float" office:value="66879642">
            <text:p>66879642</text:p>
          </table:table-cell>
          <table:table-cell office:value-type="float" office:value="56858">
            <text:p>5685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32</text:p>
          </table:table-cell>
          <table:table-cell office:value-type="float" office:value="38652506">
            <text:p>38652506</text:p>
          </table:table-cell>
          <table:table-cell office:value-type="float" office:value="61114">
            <text:p>61114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34</text:p>
          </table:table-cell>
          <table:table-cell office:value-type="float" office:value="39555424">
            <text:p>39555424</text:p>
          </table:table-cell>
          <table:table-cell office:value-type="float" office:value="56849">
            <text:p>56849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37</text:p>
          </table:table-cell>
          <table:table-cell office:value-type="float" office:value="43456096">
            <text:p>43456096</text:p>
          </table:table-cell>
          <table:table-cell office:value-type="float" office:value="56789">
            <text:p>56789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38</text:p>
          </table:table-cell>
          <table:table-cell office:value-type="float" office:value="44115078">
            <text:p>44115078</text:p>
          </table:table-cell>
          <table:table-cell office:value-type="float" office:value="172892">
            <text:p>17289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4</text:p>
          </table:table-cell>
          <table:table-cell office:value-type="float" office:value="24368688">
            <text:p>24368688</text:p>
          </table:table-cell>
          <table:table-cell office:value-type="float" office:value="30183">
            <text:p>30183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41</text:p>
          </table:table-cell>
          <table:table-cell office:value-type="float" office:value="52926352">
            <text:p>52926352</text:p>
          </table:table-cell>
          <table:table-cell office:value-type="float" office:value="84592">
            <text:p>8459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42</text:p>
          </table:table-cell>
          <table:table-cell office:value-type="float" office:value="65166120">
            <text:p>65166120</text:p>
          </table:table-cell>
          <table:table-cell office:value-type="float" office:value="172873">
            <text:p>172873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43</text:p>
          </table:table-cell>
          <table:table-cell office:value-type="float" office:value="54043678">
            <text:p>54043678</text:p>
          </table:table-cell>
          <table:table-cell office:value-type="float" office:value="53584">
            <text:p>53584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44</text:p>
          </table:table-cell>
          <table:table-cell office:value-type="float" office:value="74533541">
            <text:p>74533541</text:p>
          </table:table-cell>
          <table:table-cell office:value-type="float" office:value="61116">
            <text:p>61116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245</text:p>
          </table:table-cell>
          <table:table-cell office:value-type="float" office:value="24368688">
            <text:p>24368688</text:p>
          </table:table-cell>
          <table:table-cell office:value-type="float" office:value="172882">
            <text:p>17288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33</text:p>
          </table:table-cell>
          <table:table-cell office:value-type="float" office:value="43456096">
            <text:p>43456096</text:p>
          </table:table-cell>
          <table:table-cell office:value-type="float" office:value="12375">
            <text:p>1237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35</text:p>
          </table:table-cell>
          <table:table-cell office:value-type="float" office:value="80665712">
            <text:p>80665712</text:p>
          </table:table-cell>
          <table:table-cell office:value-type="float" office:value="4902">
            <text:p>490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41</text:p>
          </table:table-cell>
          <table:table-cell office:value-type="float" office:value="24368688">
            <text:p>24368688</text:p>
          </table:table-cell>
          <table:table-cell office:value-type="float" office:value="30174">
            <text:p>30174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44</text:p>
          </table:table-cell>
          <table:table-cell office:value-type="float" office:value="66879642">
            <text:p>66879642</text:p>
          </table:table-cell>
          <table:table-cell office:value-type="float" office:value="33666">
            <text:p>33666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45</text:p>
          </table:table-cell>
          <table:table-cell office:value-type="float" office:value="38652506">
            <text:p>38652506</text:p>
          </table:table-cell>
          <table:table-cell office:value-type="float" office:value="56712">
            <text:p>5671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46</text:p>
          </table:table-cell>
          <table:table-cell office:value-type="float" office:value="53769232">
            <text:p>53769232</text:p>
          </table:table-cell>
          <table:table-cell office:value-type="float" office:value="54602">
            <text:p>5460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47</text:p>
          </table:table-cell>
          <table:table-cell office:value-type="float" office:value="39555424">
            <text:p>39555424</text:p>
          </table:table-cell>
          <table:table-cell office:value-type="float" office:value="9686">
            <text:p>9686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49</text:p>
          </table:table-cell>
          <table:table-cell office:value-type="float" office:value="20488934">
            <text:p>20488934</text:p>
          </table:table-cell>
          <table:table-cell office:value-type="float" office:value="12375">
            <text:p>1237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50</text:p>
          </table:table-cell>
          <table:table-cell office:value-type="float" office:value="43456096">
            <text:p>43456096</text:p>
          </table:table-cell>
          <table:table-cell office:value-type="float" office:value="1650">
            <text:p>1650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52</text:p>
          </table:table-cell>
          <table:table-cell office:value-type="float" office:value="80665712">
            <text:p>80665712</text:p>
          </table:table-cell>
          <table:table-cell office:value-type="float" office:value="30174">
            <text:p>30174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59</text:p>
          </table:table-cell>
          <table:table-cell office:value-type="float" office:value="95722481">
            <text:p>95722481</text:p>
          </table:table-cell>
          <table:table-cell office:value-type="float" office:value="118232">
            <text:p>11823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63</text:p>
          </table:table-cell>
          <table:table-cell office:value-type="float" office:value="53769232">
            <text:p>53769232</text:p>
          </table:table-cell>
          <table:table-cell office:value-type="float" office:value="53975">
            <text:p>5397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64</text:p>
          </table:table-cell>
          <table:table-cell office:value-type="float" office:value="39555424">
            <text:p>39555424</text:p>
          </table:table-cell>
          <table:table-cell office:value-type="float" office:value="8132">
            <text:p>813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67</text:p>
          </table:table-cell>
          <table:table-cell office:value-type="float" office:value="43456096">
            <text:p>43456096</text:p>
          </table:table-cell>
          <table:table-cell office:value-type="float" office:value="66858">
            <text:p>6685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68</text:p>
          </table:table-cell>
          <table:table-cell office:value-type="float" office:value="44115078">
            <text:p>44115078</text:p>
          </table:table-cell>
          <table:table-cell office:value-type="float" office:value="30174">
            <text:p>30174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71</text:p>
          </table:table-cell>
          <table:table-cell office:value-type="float" office:value="52926352">
            <text:p>52926352</text:p>
          </table:table-cell>
          <table:table-cell office:value-type="float" office:value="30242">
            <text:p>30242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76</text:p>
          </table:table-cell>
          <table:table-cell office:value-type="float" office:value="95722481">
            <text:p>95722481</text:p>
          </table:table-cell>
          <table:table-cell office:value-type="float" office:value="61099">
            <text:p>61099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78</text:p>
          </table:table-cell>
          <table:table-cell office:value-type="float" office:value="66879642">
            <text:p>66879642</text:p>
          </table:table-cell>
          <table:table-cell office:value-type="float" office:value="30174">
            <text:p>30174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8</text:p>
          </table:table-cell>
          <table:table-cell office:value-type="float" office:value="95722481">
            <text:p>95722481</text:p>
          </table:table-cell>
          <table:table-cell office:value-type="float" office:value="1650">
            <text:p>1650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80</text:p>
          </table:table-cell>
          <table:table-cell office:value-type="float" office:value="53769232">
            <text:p>53769232</text:p>
          </table:table-cell>
          <table:table-cell office:value-type="float" office:value="66798">
            <text:p>6679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81</text:p>
          </table:table-cell>
          <table:table-cell office:value-type="float" office:value="39555424">
            <text:p>39555424</text:p>
          </table:table-cell>
          <table:table-cell office:value-type="float" office:value="12375">
            <text:p>12375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93</text:p>
          </table:table-cell>
          <table:table-cell office:value-type="float" office:value="95722481">
            <text:p>95722481</text:p>
          </table:table-cell>
          <table:table-cell office:value-type="float" office:value="53969">
            <text:p>53969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94</text:p>
          </table:table-cell>
          <table:table-cell office:value-type="float" office:value="25748765">
            <text:p>25748765</text:p>
          </table:table-cell>
          <table:table-cell office:value-type="float" office:value="89706">
            <text:p>89706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2-at_08:36:36-97</text:p>
          </table:table-cell>
          <table:table-cell office:value-type="float" office:value="53769232">
            <text:p>53769232</text:p>
          </table:table-cell>
          <table:table-cell office:value-type="float" office:value="66799">
            <text:p>66799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11</text:p>
          </table:table-cell>
          <table:table-cell office:value-type="float" office:value="72889816">
            <text:p>72889816</text:p>
          </table:table-cell>
          <table:table-cell office:value-type="float" office:value="30183">
            <text:p>3018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14</text:p>
          </table:table-cell>
          <table:table-cell office:value-type="float" office:value="67419577">
            <text:p>67419577</text:p>
          </table:table-cell>
          <table:table-cell office:value-type="float" office:value="30244">
            <text:p>3024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16</text:p>
          </table:table-cell>
          <table:table-cell office:value-type="float" office:value="5098274">
            <text:p>5098274</text:p>
          </table:table-cell>
          <table:table-cell office:value-type="float" office:value="185483">
            <text:p>18548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19</text:p>
          </table:table-cell>
          <table:table-cell office:value-type="float" office:value="59037197">
            <text:p>59037197</text:p>
          </table:table-cell>
          <table:table-cell office:value-type="float" office:value="30342">
            <text:p>3034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20</text:p>
          </table:table-cell>
          <table:table-cell office:value-type="float" office:value="40101613">
            <text:p>40101613</text:p>
          </table:table-cell>
          <table:table-cell office:value-type="float" office:value="66687">
            <text:p>6668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21</text:p>
          </table:table-cell>
          <table:table-cell office:value-type="float" office:value="53839615">
            <text:p>53839615</text:p>
          </table:table-cell>
          <table:table-cell office:value-type="float" office:value="89745">
            <text:p>8974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22</text:p>
          </table:table-cell>
          <table:table-cell office:value-type="float" office:value="56339105">
            <text:p>56339105</text:p>
          </table:table-cell>
          <table:table-cell office:value-type="float" office:value="2146">
            <text:p>214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25</text:p>
          </table:table-cell>
          <table:table-cell office:value-type="float" office:value="48322290">
            <text:p>48322290</text:p>
          </table:table-cell>
          <table:table-cell office:value-type="float" office:value="33939">
            <text:p>3393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38</text:p>
          </table:table-cell>
          <table:table-cell office:value-type="float" office:value="5098274">
            <text:p>5098274</text:p>
          </table:table-cell>
          <table:table-cell office:value-type="float" office:value="54397">
            <text:p>5439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39</text:p>
          </table:table-cell>
          <table:table-cell office:value-type="float" office:value="91046252">
            <text:p>91046252</text:p>
          </table:table-cell>
          <table:table-cell office:value-type="float" office:value="185460">
            <text:p>18546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41</text:p>
          </table:table-cell>
          <table:table-cell office:value-type="float" office:value="59037197">
            <text:p>59037197</text:p>
          </table:table-cell>
          <table:table-cell office:value-type="float" office:value="12375">
            <text:p>1237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42</text:p>
          </table:table-cell>
          <table:table-cell office:value-type="float" office:value="40101613">
            <text:p>40101613</text:p>
          </table:table-cell>
          <table:table-cell office:value-type="float" office:value="54403">
            <text:p>5440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43</text:p>
          </table:table-cell>
          <table:table-cell office:value-type="float" office:value="53839615">
            <text:p>53839615</text:p>
          </table:table-cell>
          <table:table-cell office:value-type="float" office:value="53898">
            <text:p>5389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44</text:p>
          </table:table-cell>
          <table:table-cell office:value-type="float" office:value="56339105">
            <text:p>56339105</text:p>
          </table:table-cell>
          <table:table-cell office:value-type="float" office:value="2289">
            <text:p>228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47</text:p>
          </table:table-cell>
          <table:table-cell office:value-type="float" office:value="48322290">
            <text:p>48322290</text:p>
          </table:table-cell>
          <table:table-cell office:value-type="float" office:value="30174">
            <text:p>3017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5</text:p>
          </table:table-cell>
          <table:table-cell office:value-type="float" office:value="42705111">
            <text:p>42705111</text:p>
          </table:table-cell>
          <table:table-cell office:value-type="float" office:value="30183">
            <text:p>3018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50</text:p>
          </table:table-cell>
          <table:table-cell office:value-type="float" office:value="32182582">
            <text:p>32182582</text:p>
          </table:table-cell>
          <table:table-cell office:value-type="float" office:value="4899">
            <text:p>489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51</text:p>
          </table:table-cell>
          <table:table-cell office:value-type="float" office:value="10811319">
            <text:p>10811319</text:p>
          </table:table-cell>
          <table:table-cell office:value-type="float" office:value="1134">
            <text:p>113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52</text:p>
          </table:table-cell>
          <table:table-cell office:value-type="float" office:value="69939637">
            <text:p>69939637</text:p>
          </table:table-cell>
          <table:table-cell office:value-type="float" office:value="12360">
            <text:p>1236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53</text:p>
          </table:table-cell>
          <table:table-cell office:value-type="float" office:value="54609201">
            <text:p>54609201</text:p>
          </table:table-cell>
          <table:table-cell office:value-type="float" office:value="2148">
            <text:p>21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60</text:p>
          </table:table-cell>
          <table:table-cell office:value-type="float" office:value="5098274">
            <text:p>5098274</text:p>
          </table:table-cell>
          <table:table-cell office:value-type="float" office:value="66844">
            <text:p>6684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61</text:p>
          </table:table-cell>
          <table:table-cell office:value-type="float" office:value="91046252">
            <text:p>91046252</text:p>
          </table:table-cell>
          <table:table-cell office:value-type="float" office:value="89728">
            <text:p>8972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64</text:p>
          </table:table-cell>
          <table:table-cell office:value-type="float" office:value="40101613">
            <text:p>40101613</text:p>
          </table:table-cell>
          <table:table-cell office:value-type="float" office:value="66853">
            <text:p>6685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66</text:p>
          </table:table-cell>
          <table:table-cell office:value-type="float" office:value="56339105">
            <text:p>56339105</text:p>
          </table:table-cell>
          <table:table-cell office:value-type="float" office:value="2285">
            <text:p>228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70</text:p>
          </table:table-cell>
          <table:table-cell office:value-type="float" office:value="42705111">
            <text:p>42705111</text:p>
          </table:table-cell>
          <table:table-cell office:value-type="float" office:value="89730">
            <text:p>8973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71</text:p>
          </table:table-cell>
          <table:table-cell office:value-type="float" office:value="32182582">
            <text:p>32182582</text:p>
          </table:table-cell>
          <table:table-cell office:value-type="float" office:value="4900">
            <text:p>490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75</text:p>
          </table:table-cell>
          <table:table-cell office:value-type="float" office:value="53839615">
            <text:p>53839615</text:p>
          </table:table-cell>
          <table:table-cell office:value-type="float" office:value="84996">
            <text:p>8499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76</text:p>
          </table:table-cell>
          <table:table-cell office:value-type="float" office:value="56339105">
            <text:p>56339105</text:p>
          </table:table-cell>
          <table:table-cell office:value-type="float" office:value="2288">
            <text:p>228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79</text:p>
          </table:table-cell>
          <table:table-cell office:value-type="float" office:value="48322290">
            <text:p>48322290</text:p>
          </table:table-cell>
          <table:table-cell office:value-type="float" office:value="54286">
            <text:p>5428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8</text:p>
          </table:table-cell>
          <table:table-cell office:value-type="float" office:value="69939637">
            <text:p>69939637</text:p>
          </table:table-cell>
          <table:table-cell office:value-type="float" office:value="1133">
            <text:p>113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81</text:p>
          </table:table-cell>
          <table:table-cell office:value-type="float" office:value="42705111">
            <text:p>42705111</text:p>
          </table:table-cell>
          <table:table-cell office:value-type="float" office:value="51159">
            <text:p>5115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84</text:p>
          </table:table-cell>
          <table:table-cell office:value-type="float" office:value="69939637">
            <text:p>69939637</text:p>
          </table:table-cell>
          <table:table-cell office:value-type="float" office:value="4466">
            <text:p>446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88</text:p>
          </table:table-cell>
          <table:table-cell office:value-type="float" office:value="27652882">
            <text:p>27652882</text:p>
          </table:table-cell>
          <table:table-cell office:value-type="float" office:value="53705">
            <text:p>5370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89</text:p>
          </table:table-cell>
          <table:table-cell office:value-type="float" office:value="11004962">
            <text:p>11004962</text:p>
          </table:table-cell>
          <table:table-cell office:value-type="float" office:value="53652">
            <text:p>5365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_5-at_10:43:00-9</text:p>
          </table:table-cell>
          <table:table-cell office:value-type="float" office:value="54609201">
            <text:p>54609201</text:p>
          </table:table-cell>
          <table:table-cell office:value-type="float" office:value="115251">
            <text:p>11525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03</text:p>
          </table:table-cell>
          <table:table-cell office:value-type="float" office:value="97274081">
            <text:p>97274081</text:p>
          </table:table-cell>
          <table:table-cell office:value-type="float" office:value="4053">
            <text:p>405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04</text:p>
          </table:table-cell>
          <table:table-cell office:value-type="float" office:value="64917483">
            <text:p>64917483</text:p>
          </table:table-cell>
          <table:table-cell office:value-type="float" office:value="54605">
            <text:p>5460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10</text:p>
          </table:table-cell>
          <table:table-cell office:value-type="float" office:value="76684553">
            <text:p>76684553</text:p>
          </table:table-cell>
          <table:table-cell office:value-type="float" office:value="4467">
            <text:p>446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12</text:p>
          </table:table-cell>
          <table:table-cell office:value-type="float" office:value="33794462">
            <text:p>33794462</text:p>
          </table:table-cell>
          <table:table-cell office:value-type="float" office:value="44274">
            <text:p>4427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13</text:p>
          </table:table-cell>
          <table:table-cell office:value-type="float" office:value="25753406">
            <text:p>25753406</text:p>
          </table:table-cell>
          <table:table-cell office:value-type="float" office:value="30342">
            <text:p>3034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14</text:p>
          </table:table-cell>
          <table:table-cell office:value-type="float" office:value="37782119">
            <text:p>37782119</text:p>
          </table:table-cell>
          <table:table-cell office:value-type="float" office:value="4055">
            <text:p>405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17</text:p>
          </table:table-cell>
          <table:table-cell office:value-type="float" office:value="13314239">
            <text:p>13314239</text:p>
          </table:table-cell>
          <table:table-cell office:value-type="float" office:value="133">
            <text:p>13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19</text:p>
          </table:table-cell>
          <table:table-cell office:value-type="float" office:value="47810863">
            <text:p>47810863</text:p>
          </table:table-cell>
          <table:table-cell office:value-type="float" office:value="30244">
            <text:p>3024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24</text:p>
          </table:table-cell>
          <table:table-cell office:value-type="float" office:value="97274081">
            <text:p>97274081</text:p>
          </table:table-cell>
          <table:table-cell office:value-type="float" office:value="4053">
            <text:p>405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25</text:p>
          </table:table-cell>
          <table:table-cell office:value-type="float" office:value="64917483">
            <text:p>64917483</text:p>
          </table:table-cell>
          <table:table-cell office:value-type="float" office:value="54400">
            <text:p>5440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29</text:p>
          </table:table-cell>
          <table:table-cell office:value-type="float" office:value="42807829">
            <text:p>42807829</text:p>
          </table:table-cell>
          <table:table-cell office:value-type="float" office:value="192713">
            <text:p>19271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3</text:p>
          </table:table-cell>
          <table:table-cell office:value-type="float" office:value="30954537">
            <text:p>30954537</text:p>
          </table:table-cell>
          <table:table-cell office:value-type="float" office:value="4055">
            <text:p>405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31</text:p>
          </table:table-cell>
          <table:table-cell office:value-type="float" office:value="76684553">
            <text:p>76684553</text:p>
          </table:table-cell>
          <table:table-cell office:value-type="float" office:value="30342">
            <text:p>3034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36</text:p>
          </table:table-cell>
          <table:table-cell office:value-type="float" office:value="80865057">
            <text:p>80865057</text:p>
          </table:table-cell>
          <table:table-cell office:value-type="float" office:value="184421">
            <text:p>18442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39</text:p>
          </table:table-cell>
          <table:table-cell office:value-type="float" office:value="30954537">
            <text:p>30954537</text:p>
          </table:table-cell>
          <table:table-cell office:value-type="float" office:value="54244">
            <text:p>5424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4</text:p>
          </table:table-cell>
          <table:table-cell office:value-type="float" office:value="47810863">
            <text:p>47810863</text:p>
          </table:table-cell>
          <table:table-cell office:value-type="float" office:value="33666">
            <text:p>3366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45</text:p>
          </table:table-cell>
          <table:table-cell office:value-type="float" office:value="97274081">
            <text:p>97274081</text:p>
          </table:table-cell>
          <table:table-cell office:value-type="float" office:value="4054">
            <text:p>405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46</text:p>
          </table:table-cell>
          <table:table-cell office:value-type="float" office:value="64917483">
            <text:p>64917483</text:p>
          </table:table-cell>
          <table:table-cell office:value-type="float" office:value="51216">
            <text:p>5121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54</text:p>
          </table:table-cell>
          <table:table-cell office:value-type="float" office:value="33794462">
            <text:p>33794462</text:p>
          </table:table-cell>
          <table:table-cell office:value-type="float" office:value="1644">
            <text:p>164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55</text:p>
          </table:table-cell>
          <table:table-cell office:value-type="float" office:value="25753406">
            <text:p>25753406</text:p>
          </table:table-cell>
          <table:table-cell office:value-type="float" office:value="1650">
            <text:p>165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60</text:p>
          </table:table-cell>
          <table:table-cell office:value-type="float" office:value="30954537">
            <text:p>30954537</text:p>
          </table:table-cell>
          <table:table-cell office:value-type="float" office:value="66815">
            <text:p>6681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61</text:p>
          </table:table-cell>
          <table:table-cell office:value-type="float" office:value="47810863">
            <text:p>47810863</text:p>
          </table:table-cell>
          <table:table-cell office:value-type="float" office:value="4054">
            <text:p>405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63</text:p>
          </table:table-cell>
          <table:table-cell office:value-type="float" office:value="364149">
            <text:p>364149</text:p>
          </table:table-cell>
          <table:table-cell office:value-type="float" office:value="1134">
            <text:p>113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67</text:p>
          </table:table-cell>
          <table:table-cell office:value-type="float" office:value="64917483">
            <text:p>64917483</text:p>
          </table:table-cell>
          <table:table-cell office:value-type="float" office:value="91001">
            <text:p>9100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69</text:p>
          </table:table-cell>
          <table:table-cell office:value-type="float" office:value="6925522">
            <text:p>6925522</text:p>
          </table:table-cell>
          <table:table-cell office:value-type="float" office:value="133">
            <text:p>13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7</text:p>
          </table:table-cell>
          <table:table-cell office:value-type="float" office:value="15435895">
            <text:p>15435895</text:p>
          </table:table-cell>
          <table:table-cell office:value-type="float" office:value="174">
            <text:p>17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73</text:p>
          </table:table-cell>
          <table:table-cell office:value-type="float" office:value="76684553">
            <text:p>76684553</text:p>
          </table:table-cell>
          <table:table-cell office:value-type="float" office:value="30183">
            <text:p>3018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77</text:p>
          </table:table-cell>
          <table:table-cell office:value-type="float" office:value="37782119">
            <text:p>37782119</text:p>
          </table:table-cell>
          <table:table-cell office:value-type="float" office:value="192713">
            <text:p>19271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80</text:p>
          </table:table-cell>
          <table:table-cell office:value-type="float" office:value="13314239">
            <text:p>13314239</text:p>
          </table:table-cell>
          <table:table-cell office:value-type="float" office:value="72">
            <text:p>7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82</text:p>
          </table:table-cell>
          <table:table-cell office:value-type="float" office:value="47810863">
            <text:p>47810863</text:p>
          </table:table-cell>
          <table:table-cell office:value-type="float" office:value="639">
            <text:p>63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84</text:p>
          </table:table-cell>
          <table:table-cell office:value-type="float" office:value="364149">
            <text:p>364149</text:p>
          </table:table-cell>
          <table:table-cell office:value-type="float" office:value="1134">
            <text:p>113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87</text:p>
          </table:table-cell>
          <table:table-cell office:value-type="float" office:value="97274081">
            <text:p>97274081</text:p>
          </table:table-cell>
          <table:table-cell office:value-type="float" office:value="192712">
            <text:p>19271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88</text:p>
          </table:table-cell>
          <table:table-cell office:value-type="float" office:value="64917483">
            <text:p>64917483</text:p>
          </table:table-cell>
          <table:table-cell office:value-type="float" office:value="85951">
            <text:p>8595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89</text:p>
          </table:table-cell>
          <table:table-cell office:value-type="float" office:value="43161909">
            <text:p>43161909</text:p>
          </table:table-cell>
          <table:table-cell office:value-type="float" office:value="30342">
            <text:p>3034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9</text:p>
          </table:table-cell>
          <table:table-cell office:value-type="float" office:value="97274081">
            <text:p>97274081</text:p>
          </table:table-cell>
          <table:table-cell office:value-type="float" office:value="30244">
            <text:p>3024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90</text:p>
          </table:table-cell>
          <table:table-cell office:value-type="float" office:value="6925522">
            <text:p>6925522</text:p>
          </table:table-cell>
          <table:table-cell office:value-type="float" office:value="135">
            <text:p>13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91</text:p>
          </table:table-cell>
          <table:table-cell office:value-type="float" office:value="92694084">
            <text:p>92694084</text:p>
          </table:table-cell>
          <table:table-cell office:value-type="float" office:value="30174">
            <text:p>3017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93</text:p>
          </table:table-cell>
          <table:table-cell office:value-type="float" office:value="90619764">
            <text:p>90619764</text:p>
          </table:table-cell>
          <table:table-cell office:value-type="float" office:value="184425">
            <text:p>18442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197</text:p>
          </table:table-cell>
          <table:table-cell office:value-type="float" office:value="25753406">
            <text:p>25753406</text:p>
          </table:table-cell>
          <table:table-cell office:value-type="float" office:value="30174">
            <text:p>3017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20</text:p>
          </table:table-cell>
          <table:table-cell office:value-type="float" office:value="64917483">
            <text:p>64917483</text:p>
          </table:table-cell>
          <table:table-cell office:value-type="float" office:value="56798">
            <text:p>56798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202</text:p>
          </table:table-cell>
          <table:table-cell office:value-type="float" office:value="30954537">
            <text:p>30954537</text:p>
          </table:table-cell>
          <table:table-cell office:value-type="float" office:value="56875">
            <text:p>5687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205</text:p>
          </table:table-cell>
          <table:table-cell office:value-type="float" office:value="364149">
            <text:p>364149</text:p>
          </table:table-cell>
          <table:table-cell office:value-type="float" office:value="1135">
            <text:p>113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208</text:p>
          </table:table-cell>
          <table:table-cell office:value-type="float" office:value="97274081">
            <text:p>97274081</text:p>
          </table:table-cell>
          <table:table-cell office:value-type="float" office:value="192712">
            <text:p>19271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209</text:p>
          </table:table-cell>
          <table:table-cell office:value-type="float" office:value="64917483">
            <text:p>64917483</text:p>
          </table:table-cell>
          <table:table-cell office:value-type="float" office:value="172880">
            <text:p>17288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21</text:p>
          </table:table-cell>
          <table:table-cell office:value-type="float" office:value="43161909">
            <text:p>43161909</text:p>
          </table:table-cell>
          <table:table-cell office:value-type="float" office:value="33674">
            <text:p>3367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215</text:p>
          </table:table-cell>
          <table:table-cell office:value-type="float" office:value="76684553">
            <text:p>76684553</text:p>
          </table:table-cell>
          <table:table-cell office:value-type="float" office:value="33666">
            <text:p>3366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218</text:p>
          </table:table-cell>
          <table:table-cell office:value-type="float" office:value="25753406">
            <text:p>25753406</text:p>
          </table:table-cell>
          <table:table-cell office:value-type="float" office:value="30244">
            <text:p>3024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229</text:p>
          </table:table-cell>
          <table:table-cell office:value-type="float" office:value="97274081">
            <text:p>97274081</text:p>
          </table:table-cell>
          <table:table-cell office:value-type="float" office:value="192713">
            <text:p>19271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231</text:p>
          </table:table-cell>
          <table:table-cell office:value-type="float" office:value="43161909">
            <text:p>43161909</text:p>
          </table:table-cell>
          <table:table-cell office:value-type="float" office:value="1136">
            <text:p>113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247</text:p>
          </table:table-cell>
          <table:table-cell office:value-type="float" office:value="364149">
            <text:p>364149</text:p>
          </table:table-cell>
          <table:table-cell office:value-type="float" office:value="4466">
            <text:p>446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26</text:p>
          </table:table-cell>
          <table:table-cell office:value-type="float" office:value="76684553">
            <text:p>76684553</text:p>
          </table:table-cell>
          <table:table-cell office:value-type="float" office:value="74">
            <text:p>7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28</text:p>
          </table:table-cell>
          <table:table-cell office:value-type="float" office:value="33794462">
            <text:p>33794462</text:p>
          </table:table-cell>
          <table:table-cell office:value-type="float" office:value="9687">
            <text:p>968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33</text:p>
          </table:table-cell>
          <table:table-cell office:value-type="float" office:value="13314239">
            <text:p>13314239</text:p>
          </table:table-cell>
          <table:table-cell office:value-type="float" office:value="2263">
            <text:p>226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34</text:p>
          </table:table-cell>
          <table:table-cell office:value-type="float" office:value="30954537">
            <text:p>30954537</text:p>
          </table:table-cell>
          <table:table-cell office:value-type="float" office:value="44274">
            <text:p>4427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35</text:p>
          </table:table-cell>
          <table:table-cell office:value-type="float" office:value="47810863">
            <text:p>47810863</text:p>
          </table:table-cell>
          <table:table-cell office:value-type="float" office:value="4902">
            <text:p>490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37</text:p>
          </table:table-cell>
          <table:table-cell office:value-type="float" office:value="364149">
            <text:p>364149</text:p>
          </table:table-cell>
          <table:table-cell office:value-type="float" office:value="134">
            <text:p>13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38</text:p>
          </table:table-cell>
          <table:table-cell office:value-type="float" office:value="15435895">
            <text:p>15435895</text:p>
          </table:table-cell>
          <table:table-cell office:value-type="float" office:value="173">
            <text:p>17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4</text:p>
          </table:table-cell>
          <table:table-cell office:value-type="float" office:value="90619764">
            <text:p>90619764</text:p>
          </table:table-cell>
          <table:table-cell office:value-type="float" office:value="4055">
            <text:p>405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42</text:p>
          </table:table-cell>
          <table:table-cell office:value-type="float" office:value="43161909">
            <text:p>43161909</text:p>
          </table:table-cell>
          <table:table-cell office:value-type="float" office:value="30242">
            <text:p>3024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45</text:p>
          </table:table-cell>
          <table:table-cell office:value-type="float" office:value="42807829">
            <text:p>42807829</text:p>
          </table:table-cell>
          <table:table-cell office:value-type="float" office:value="4902">
            <text:p>490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47</text:p>
          </table:table-cell>
          <table:table-cell office:value-type="float" office:value="76684553">
            <text:p>76684553</text:p>
          </table:table-cell>
          <table:table-cell office:value-type="float" office:value="1135">
            <text:p>113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49</text:p>
          </table:table-cell>
          <table:table-cell office:value-type="float" office:value="33794462">
            <text:p>33794462</text:p>
          </table:table-cell>
          <table:table-cell office:value-type="float" office:value="12375">
            <text:p>1237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5</text:p>
          </table:table-cell>
          <table:table-cell office:value-type="float" office:value="76684553">
            <text:p>76684553</text:p>
          </table:table-cell>
          <table:table-cell office:value-type="float" office:value="221">
            <text:p>22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54</text:p>
          </table:table-cell>
          <table:table-cell office:value-type="float" office:value="13314239">
            <text:p>13314239</text:p>
          </table:table-cell>
          <table:table-cell office:value-type="float" office:value="1149">
            <text:p>114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55</text:p>
          </table:table-cell>
          <table:table-cell office:value-type="float" office:value="30954537">
            <text:p>30954537</text:p>
          </table:table-cell>
          <table:table-cell office:value-type="float" office:value="53760">
            <text:p>5376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59</text:p>
          </table:table-cell>
          <table:table-cell office:value-type="float" office:value="15435895">
            <text:p>15435895</text:p>
          </table:table-cell>
          <table:table-cell office:value-type="float" office:value="2289">
            <text:p>228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6</text:p>
          </table:table-cell>
          <table:table-cell office:value-type="float" office:value="8647669">
            <text:p>8647669</text:p>
          </table:table-cell>
          <table:table-cell office:value-type="float" office:value="192713">
            <text:p>19271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61</text:p>
          </table:table-cell>
          <table:table-cell office:value-type="float" office:value="97274081">
            <text:p>97274081</text:p>
          </table:table-cell>
          <table:table-cell office:value-type="float" office:value="4055">
            <text:p>405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63</text:p>
          </table:table-cell>
          <table:table-cell office:value-type="float" office:value="43161909">
            <text:p>43161909</text:p>
          </table:table-cell>
          <table:table-cell office:value-type="float" office:value="9687">
            <text:p>968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66</text:p>
          </table:table-cell>
          <table:table-cell office:value-type="float" office:value="42807829">
            <text:p>42807829</text:p>
          </table:table-cell>
          <table:table-cell office:value-type="float" office:value="8132">
            <text:p>813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70</text:p>
          </table:table-cell>
          <table:table-cell office:value-type="float" office:value="33794462">
            <text:p>33794462</text:p>
          </table:table-cell>
          <table:table-cell office:value-type="float" office:value="1045">
            <text:p>104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71</text:p>
          </table:table-cell>
          <table:table-cell office:value-type="float" office:value="25753406">
            <text:p>25753406</text:p>
          </table:table-cell>
          <table:table-cell office:value-type="float" office:value="4464">
            <text:p>446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75</text:p>
          </table:table-cell>
          <table:table-cell office:value-type="float" office:value="13314239">
            <text:p>13314239</text:p>
          </table:table-cell>
          <table:table-cell office:value-type="float" office:value="1149">
            <text:p>114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76</text:p>
          </table:table-cell>
          <table:table-cell office:value-type="float" office:value="30954537">
            <text:p>30954537</text:p>
          </table:table-cell>
          <table:table-cell office:value-type="float" office:value="89728">
            <text:p>89728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77</text:p>
          </table:table-cell>
          <table:table-cell office:value-type="float" office:value="47810863">
            <text:p>47810863</text:p>
          </table:table-cell>
          <table:table-cell office:value-type="float" office:value="9686">
            <text:p>968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8</text:p>
          </table:table-cell>
          <table:table-cell office:value-type="float" office:value="25753406">
            <text:p>25753406</text:p>
          </table:table-cell>
          <table:table-cell office:value-type="float" office:value="33942">
            <text:p>33942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83</text:p>
          </table:table-cell>
          <table:table-cell office:value-type="float" office:value="64917483">
            <text:p>64917483</text:p>
          </table:table-cell>
          <table:table-cell office:value-type="float" office:value="56846">
            <text:p>5684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87</text:p>
          </table:table-cell>
          <table:table-cell office:value-type="float" office:value="42807829">
            <text:p>42807829</text:p>
          </table:table-cell>
          <table:table-cell office:value-type="float" office:value="639">
            <text:p>63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89</text:p>
          </table:table-cell>
          <table:table-cell office:value-type="float" office:value="76684553">
            <text:p>76684553</text:p>
          </table:table-cell>
          <table:table-cell office:value-type="float" office:value="4465">
            <text:p>4465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9</text:p>
          </table:table-cell>
          <table:table-cell office:value-type="float" office:value="37782119">
            <text:p>37782119</text:p>
          </table:table-cell>
          <table:table-cell office:value-type="float" office:value="1650">
            <text:p>165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92</text:p>
          </table:table-cell>
          <table:table-cell office:value-type="float" office:value="25753406">
            <text:p>25753406</text:p>
          </table:table-cell>
          <table:table-cell office:value-type="float" office:value="4466">
            <text:p>4466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4-at_10:34:30-96</text:p>
          </table:table-cell>
          <table:table-cell office:value-type="float" office:value="13314239">
            <text:p>13314239</text:p>
          </table:table-cell>
          <table:table-cell office:value-type="float" office:value="1148">
            <text:p>1148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</text:p>
          </table:table-cell>
          <table:table-cell office:value-type="float" office:value="16882504">
            <text:p>16882504</text:p>
          </table:table-cell>
          <table:table-cell office:value-type="float" office:value="109963">
            <text:p>10996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06</text:p>
          </table:table-cell>
          <table:table-cell office:value-type="float" office:value="1333405">
            <text:p>1333405</text:p>
          </table:table-cell>
          <table:table-cell office:value-type="float" office:value="84599">
            <text:p>8459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07</text:p>
          </table:table-cell>
          <table:table-cell office:value-type="float" office:value="90868844">
            <text:p>90868844</text:p>
          </table:table-cell>
          <table:table-cell office:value-type="float" office:value="88423">
            <text:p>8842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09</text:p>
          </table:table-cell>
          <table:table-cell office:value-type="float" office:value="16882504">
            <text:p>16882504</text:p>
          </table:table-cell>
          <table:table-cell office:value-type="float" office:value="33948">
            <text:p>339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10</text:p>
          </table:table-cell>
          <table:table-cell office:value-type="float" office:value="65039122">
            <text:p>65039122</text:p>
          </table:table-cell>
          <table:table-cell office:value-type="float" office:value="66825">
            <text:p>6682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11</text:p>
          </table:table-cell>
          <table:table-cell office:value-type="float" office:value="42040638">
            <text:p>42040638</text:p>
          </table:table-cell>
          <table:table-cell office:value-type="float" office:value="110696">
            <text:p>11069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13</text:p>
          </table:table-cell>
          <table:table-cell office:value-type="float" office:value="23565221">
            <text:p>23565221</text:p>
          </table:table-cell>
          <table:table-cell office:value-type="float" office:value="51174">
            <text:p>5117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24</text:p>
          </table:table-cell>
          <table:table-cell office:value-type="float" office:value="1333405">
            <text:p>1333405</text:p>
          </table:table-cell>
          <table:table-cell office:value-type="float" office:value="84980">
            <text:p>8498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25</text:p>
          </table:table-cell>
          <table:table-cell office:value-type="float" office:value="90868844">
            <text:p>90868844</text:p>
          </table:table-cell>
          <table:table-cell office:value-type="float" office:value="88475">
            <text:p>8847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28</text:p>
          </table:table-cell>
          <table:table-cell office:value-type="float" office:value="65039122">
            <text:p>65039122</text:p>
          </table:table-cell>
          <table:table-cell office:value-type="float" office:value="88470">
            <text:p>8847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29</text:p>
          </table:table-cell>
          <table:table-cell office:value-type="float" office:value="42040638">
            <text:p>42040638</text:p>
          </table:table-cell>
          <table:table-cell office:value-type="float" office:value="110696">
            <text:p>11069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30</text:p>
          </table:table-cell>
          <table:table-cell office:value-type="float" office:value="54281183">
            <text:p>54281183</text:p>
          </table:table-cell>
          <table:table-cell office:value-type="float" office:value="88078">
            <text:p>8807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34</text:p>
          </table:table-cell>
          <table:table-cell office:value-type="float" office:value="67725009">
            <text:p>67725009</text:p>
          </table:table-cell>
          <table:table-cell office:value-type="float" office:value="66870">
            <text:p>6687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35</text:p>
          </table:table-cell>
          <table:table-cell office:value-type="float" office:value="38155710">
            <text:p>38155710</text:p>
          </table:table-cell>
          <table:table-cell office:value-type="float" office:value="91475">
            <text:p>9147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40</text:p>
          </table:table-cell>
          <table:table-cell office:value-type="float" office:value="56131015">
            <text:p>56131015</text:p>
          </table:table-cell>
          <table:table-cell office:value-type="float" office:value="66848">
            <text:p>668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43</text:p>
          </table:table-cell>
          <table:table-cell office:value-type="float" office:value="90868844">
            <text:p>90868844</text:p>
          </table:table-cell>
          <table:table-cell office:value-type="float" office:value="88492">
            <text:p>8849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46</text:p>
          </table:table-cell>
          <table:table-cell office:value-type="float" office:value="65039122">
            <text:p>65039122</text:p>
          </table:table-cell>
          <table:table-cell office:value-type="float" office:value="66826">
            <text:p>6682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47</text:p>
          </table:table-cell>
          <table:table-cell office:value-type="float" office:value="42040638">
            <text:p>42040638</text:p>
          </table:table-cell>
          <table:table-cell office:value-type="float" office:value="33772">
            <text:p>3377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50</text:p>
          </table:table-cell>
          <table:table-cell office:value-type="float" office:value="59083576">
            <text:p>59083576</text:p>
          </table:table-cell>
          <table:table-cell office:value-type="float" office:value="33774">
            <text:p>3377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52</text:p>
          </table:table-cell>
          <table:table-cell office:value-type="float" office:value="67725009">
            <text:p>67725009</text:p>
          </table:table-cell>
          <table:table-cell office:value-type="float" office:value="51216">
            <text:p>5121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53</text:p>
          </table:table-cell>
          <table:table-cell office:value-type="float" office:value="38155710">
            <text:p>38155710</text:p>
          </table:table-cell>
          <table:table-cell office:value-type="float" office:value="66856">
            <text:p>6685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58</text:p>
          </table:table-cell>
          <table:table-cell office:value-type="float" office:value="56131015">
            <text:p>56131015</text:p>
          </table:table-cell>
          <table:table-cell office:value-type="float" office:value="66799">
            <text:p>6679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61</text:p>
          </table:table-cell>
          <table:table-cell office:value-type="float" office:value="90868844">
            <text:p>90868844</text:p>
          </table:table-cell>
          <table:table-cell office:value-type="float" office:value="190667">
            <text:p>19066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17</text:p>
          </table:table-cell>
          <table:table-cell office:value-type="float" office:value="90868844">
            <text:p>90868844</text:p>
          </table:table-cell>
          <table:table-cell office:value-type="float" office:value="33774">
            <text:p>3377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2</text:p>
          </table:table-cell>
          <table:table-cell office:value-type="float" office:value="65039122">
            <text:p>65039122</text:p>
          </table:table-cell>
          <table:table-cell office:value-type="float" office:value="33771">
            <text:p>3377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20</text:p>
          </table:table-cell>
          <table:table-cell office:value-type="float" office:value="65039122">
            <text:p>65039122</text:p>
          </table:table-cell>
          <table:table-cell office:value-type="float" office:value="102338">
            <text:p>10233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24</text:p>
          </table:table-cell>
          <table:table-cell office:value-type="float" office:value="59083576">
            <text:p>59083576</text:p>
          </table:table-cell>
          <table:table-cell office:value-type="float" office:value="102348">
            <text:p>1023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4</text:p>
          </table:table-cell>
          <table:table-cell office:value-type="float" office:value="54281183">
            <text:p>54281183</text:p>
          </table:table-cell>
          <table:table-cell office:value-type="float" office:value="102348">
            <text:p>1023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42</text:p>
          </table:table-cell>
          <table:table-cell office:value-type="float" office:value="59083576">
            <text:p>59083576</text:p>
          </table:table-cell>
          <table:table-cell office:value-type="float" office:value="102348">
            <text:p>1023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45</text:p>
          </table:table-cell>
          <table:table-cell office:value-type="float" office:value="38155710">
            <text:p>38155710</text:p>
          </table:table-cell>
          <table:table-cell office:value-type="float" office:value="102338">
            <text:p>10233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55</text:p>
          </table:table-cell>
          <table:table-cell office:value-type="float" office:value="16882504">
            <text:p>16882504</text:p>
          </table:table-cell>
          <table:table-cell office:value-type="float" office:value="109966">
            <text:p>10996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56</text:p>
          </table:table-cell>
          <table:table-cell office:value-type="float" office:value="65039122">
            <text:p>65039122</text:p>
          </table:table-cell>
          <table:table-cell office:value-type="float" office:value="88482">
            <text:p>8848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57</text:p>
          </table:table-cell>
          <table:table-cell office:value-type="float" office:value="42040638">
            <text:p>42040638</text:p>
          </table:table-cell>
          <table:table-cell office:value-type="float" office:value="102348">
            <text:p>1023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58</text:p>
          </table:table-cell>
          <table:table-cell office:value-type="float" office:value="54281183">
            <text:p>54281183</text:p>
          </table:table-cell>
          <table:table-cell office:value-type="float" office:value="66797">
            <text:p>6679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60</text:p>
          </table:table-cell>
          <table:table-cell office:value-type="float" office:value="59083576">
            <text:p>59083576</text:p>
          </table:table-cell>
          <table:table-cell office:value-type="float" office:value="102348">
            <text:p>1023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69</text:p>
          </table:table-cell>
          <table:table-cell office:value-type="float" office:value="53719307">
            <text:p>53719307</text:p>
          </table:table-cell>
          <table:table-cell office:value-type="float" office:value="61106">
            <text:p>6110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70</text:p>
          </table:table-cell>
          <table:table-cell office:value-type="float" office:value="1333405">
            <text:p>1333405</text:p>
          </table:table-cell>
          <table:table-cell office:value-type="float" office:value="109963">
            <text:p>10996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76</text:p>
          </table:table-cell>
          <table:table-cell office:value-type="float" office:value="54281183">
            <text:p>54281183</text:p>
          </table:table-cell>
          <table:table-cell office:value-type="float" office:value="66794">
            <text:p>6679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88</text:p>
          </table:table-cell>
          <table:table-cell office:value-type="float" office:value="1333405">
            <text:p>1333405</text:p>
          </table:table-cell>
          <table:table-cell office:value-type="float" office:value="61089">
            <text:p>6108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89</text:p>
          </table:table-cell>
          <table:table-cell office:value-type="float" office:value="90868844">
            <text:p>90868844</text:p>
          </table:table-cell>
          <table:table-cell office:value-type="float" office:value="88423">
            <text:p>8842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9</text:p>
          </table:table-cell>
          <table:table-cell office:value-type="float" office:value="38155710">
            <text:p>38155710</text:p>
          </table:table-cell>
          <table:table-cell office:value-type="float" office:value="110696">
            <text:p>11069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91</text:p>
          </table:table-cell>
          <table:table-cell office:value-type="float" office:value="16882504">
            <text:p>16882504</text:p>
          </table:table-cell>
          <table:table-cell office:value-type="float" office:value="33947">
            <text:p>3394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92</text:p>
          </table:table-cell>
          <table:table-cell office:value-type="float" office:value="65039122">
            <text:p>65039122</text:p>
          </table:table-cell>
          <table:table-cell office:value-type="float" office:value="66825">
            <text:p>6682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93</text:p>
          </table:table-cell>
          <table:table-cell office:value-type="float" office:value="42040638">
            <text:p>42040638</text:p>
          </table:table-cell>
          <table:table-cell office:value-type="float" office:value="102348">
            <text:p>1023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96</text:p>
          </table:table-cell>
          <table:table-cell office:value-type="float" office:value="59083576">
            <text:p>59083576</text:p>
          </table:table-cell>
          <table:table-cell office:value-type="float" office:value="102348">
            <text:p>1023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s-6-at_11:57:49-98</text:p>
          </table:table-cell>
          <table:table-cell office:value-type="float" office:value="67725009">
            <text:p>67725009</text:p>
          </table:table-cell>
          <table:table-cell office:value-type="float" office:value="66477">
            <text:p>6647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01</text:p>
          </table:table-cell>
          <table:table-cell office:value-type="float" office:value="12365925">
            <text:p>12365925</text:p>
          </table:table-cell>
          <table:table-cell office:value-type="float" office:value="221162">
            <text:p>22116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02</text:p>
          </table:table-cell>
          <table:table-cell office:value-type="float" office:value="30812772">
            <text:p>30812772</text:p>
          </table:table-cell>
          <table:table-cell office:value-type="float" office:value="221342">
            <text:p>22134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07</text:p>
          </table:table-cell>
          <table:table-cell office:value-type="float" office:value="67470497">
            <text:p>67470497</text:p>
          </table:table-cell>
          <table:table-cell office:value-type="float" office:value="110696">
            <text:p>11069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08</text:p>
          </table:table-cell>
          <table:table-cell office:value-type="float" office:value="47610182">
            <text:p>47610182</text:p>
          </table:table-cell>
          <table:table-cell office:value-type="float" office:value="221171">
            <text:p>22117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1</text:p>
          </table:table-cell>
          <table:table-cell office:value-type="float" office:value="60889008">
            <text:p>60889008</text:p>
          </table:table-cell>
          <table:table-cell office:value-type="float" office:value="221171">
            <text:p>22117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11</text:p>
          </table:table-cell>
          <table:table-cell office:value-type="float" office:value="20776366">
            <text:p>20776366</text:p>
          </table:table-cell>
          <table:table-cell office:value-type="float" office:value="221162">
            <text:p>22116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14</text:p>
          </table:table-cell>
          <table:table-cell office:value-type="float" office:value="82792282">
            <text:p>82792282</text:p>
          </table:table-cell>
          <table:table-cell office:value-type="float" office:value="109999">
            <text:p>10999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15</text:p>
          </table:table-cell>
          <table:table-cell office:value-type="float" office:value="83079695">
            <text:p>83079695</text:p>
          </table:table-cell>
          <table:table-cell office:value-type="float" office:value="221174">
            <text:p>22117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21</text:p>
          </table:table-cell>
          <table:table-cell office:value-type="float" office:value="65455927">
            <text:p>65455927</text:p>
          </table:table-cell>
          <table:table-cell office:value-type="float" office:value="12391">
            <text:p>1239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22</text:p>
          </table:table-cell>
          <table:table-cell office:value-type="float" office:value="12010651">
            <text:p>12010651</text:p>
          </table:table-cell>
          <table:table-cell office:value-type="float" office:value="221173">
            <text:p>22117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27</text:p>
          </table:table-cell>
          <table:table-cell office:value-type="float" office:value="68500606">
            <text:p>68500606</text:p>
          </table:table-cell>
          <table:table-cell office:value-type="float" office:value="221172">
            <text:p>22117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28</text:p>
          </table:table-cell>
          <table:table-cell office:value-type="float" office:value="12365925">
            <text:p>12365925</text:p>
          </table:table-cell>
          <table:table-cell office:value-type="float" office:value="221342">
            <text:p>22134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29</text:p>
          </table:table-cell>
          <table:table-cell office:value-type="float" office:value="30812772">
            <text:p>30812772</text:p>
          </table:table-cell>
          <table:table-cell office:value-type="float" office:value="221178">
            <text:p>22117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34</text:p>
          </table:table-cell>
          <table:table-cell office:value-type="float" office:value="67470497">
            <text:p>67470497</text:p>
          </table:table-cell>
          <table:table-cell office:value-type="float" office:value="66356">
            <text:p>6635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35</text:p>
          </table:table-cell>
          <table:table-cell office:value-type="float" office:value="47610182">
            <text:p>47610182</text:p>
          </table:table-cell>
          <table:table-cell office:value-type="float" office:value="221160">
            <text:p>22116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37</text:p>
          </table:table-cell>
          <table:table-cell office:value-type="float" office:value="29478187">
            <text:p>29478187</text:p>
          </table:table-cell>
          <table:table-cell office:value-type="float" office:value="115350">
            <text:p>11535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38</text:p>
          </table:table-cell>
          <table:table-cell office:value-type="float" office:value="20776366">
            <text:p>20776366</text:p>
          </table:table-cell>
          <table:table-cell office:value-type="float" office:value="115334">
            <text:p>11533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40</text:p>
          </table:table-cell>
          <table:table-cell office:value-type="float" office:value="68956124">
            <text:p>68956124</text:p>
          </table:table-cell>
          <table:table-cell office:value-type="float" office:value="51198">
            <text:p>5119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42</text:p>
          </table:table-cell>
          <table:table-cell office:value-type="float" office:value="83079695">
            <text:p>83079695</text:p>
          </table:table-cell>
          <table:table-cell office:value-type="float" office:value="221175">
            <text:p>22117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43</text:p>
          </table:table-cell>
          <table:table-cell office:value-type="float" office:value="60319294">
            <text:p>60319294</text:p>
          </table:table-cell>
          <table:table-cell office:value-type="float" office:value="221169">
            <text:p>22116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45</text:p>
          </table:table-cell>
          <table:table-cell office:value-type="float" office:value="57250443">
            <text:p>57250443</text:p>
          </table:table-cell>
          <table:table-cell office:value-type="float" office:value="109038">
            <text:p>10903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46</text:p>
          </table:table-cell>
          <table:table-cell office:value-type="float" office:value="60889008">
            <text:p>60889008</text:p>
          </table:table-cell>
          <table:table-cell office:value-type="float" office:value="115350">
            <text:p>11535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47</text:p>
          </table:table-cell>
          <table:table-cell office:value-type="float" office:value="32129581">
            <text:p>32129581</text:p>
          </table:table-cell>
          <table:table-cell office:value-type="float" office:value="221175">
            <text:p>22117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49</text:p>
          </table:table-cell>
          <table:table-cell office:value-type="float" office:value="12010651">
            <text:p>12010651</text:p>
          </table:table-cell>
          <table:table-cell office:value-type="float" office:value="221174">
            <text:p>22117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5</text:p>
          </table:table-cell>
          <table:table-cell office:value-type="float" office:value="61639997">
            <text:p>61639997</text:p>
          </table:table-cell>
          <table:table-cell office:value-type="float" office:value="221160">
            <text:p>22116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50</text:p>
          </table:table-cell>
          <table:table-cell office:value-type="float" office:value="61639997">
            <text:p>61639997</text:p>
          </table:table-cell>
          <table:table-cell office:value-type="float" office:value="102330">
            <text:p>10233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56</text:p>
          </table:table-cell>
          <table:table-cell office:value-type="float" office:value="30812772">
            <text:p>30812772</text:p>
          </table:table-cell>
          <table:table-cell office:value-type="float" office:value="102350">
            <text:p>10235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57</text:p>
          </table:table-cell>
          <table:table-cell office:value-type="float" office:value="92068836">
            <text:p>92068836</text:p>
          </table:table-cell>
          <table:table-cell office:value-type="float" office:value="109038">
            <text:p>10903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58</text:p>
          </table:table-cell>
          <table:table-cell office:value-type="float" office:value="88757686">
            <text:p>88757686</text:p>
          </table:table-cell>
          <table:table-cell office:value-type="float" office:value="30460">
            <text:p>3046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59</text:p>
          </table:table-cell>
          <table:table-cell office:value-type="float" office:value="44260544">
            <text:p>44260544</text:p>
          </table:table-cell>
          <table:table-cell office:value-type="float" office:value="109038">
            <text:p>10903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160</text:p>
          </table:table-cell>
          <table:table-cell office:value-type="float" office:value="79739225">
            <text:p>79739225</text:p>
          </table:table-cell>
          <table:table-cell office:value-type="float" office:value="109037">
            <text:p>10903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22</text:p>
          </table:table-cell>
          <table:table-cell office:value-type="float" office:value="92068836">
            <text:p>92068836</text:p>
          </table:table-cell>
          <table:table-cell office:value-type="float" office:value="221171">
            <text:p>22117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23</text:p>
          </table:table-cell>
          <table:table-cell office:value-type="float" office:value="88757686">
            <text:p>88757686</text:p>
          </table:table-cell>
          <table:table-cell office:value-type="float" office:value="221175">
            <text:p>22117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24</text:p>
          </table:table-cell>
          <table:table-cell office:value-type="float" office:value="44260544">
            <text:p>44260544</text:p>
          </table:table-cell>
          <table:table-cell office:value-type="float" office:value="221169">
            <text:p>22116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26</text:p>
          </table:table-cell>
          <table:table-cell office:value-type="float" office:value="67470497">
            <text:p>67470497</text:p>
          </table:table-cell>
          <table:table-cell office:value-type="float" office:value="221340">
            <text:p>22134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29</text:p>
          </table:table-cell>
          <table:table-cell office:value-type="float" office:value="29478187">
            <text:p>29478187</text:p>
          </table:table-cell>
          <table:table-cell office:value-type="float" office:value="221173">
            <text:p>22117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3</text:p>
          </table:table-cell>
          <table:table-cell office:value-type="float" office:value="20776366">
            <text:p>20776366</text:p>
          </table:table-cell>
          <table:table-cell office:value-type="float" office:value="221169">
            <text:p>22116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30</text:p>
          </table:table-cell>
          <table:table-cell office:value-type="float" office:value="20776366">
            <text:p>20776366</text:p>
          </table:table-cell>
          <table:table-cell office:value-type="float" office:value="221344">
            <text:p>22134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32</text:p>
          </table:table-cell>
          <table:table-cell office:value-type="float" office:value="68956124">
            <text:p>68956124</text:p>
          </table:table-cell>
          <table:table-cell office:value-type="float" office:value="221176">
            <text:p>22117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33</text:p>
          </table:table-cell>
          <table:table-cell office:value-type="float" office:value="82792282">
            <text:p>82792282</text:p>
          </table:table-cell>
          <table:table-cell office:value-type="float" office:value="221179">
            <text:p>22117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34</text:p>
          </table:table-cell>
          <table:table-cell office:value-type="float" office:value="83079695">
            <text:p>83079695</text:p>
          </table:table-cell>
          <table:table-cell office:value-type="float" office:value="221160">
            <text:p>22116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35</text:p>
          </table:table-cell>
          <table:table-cell office:value-type="float" office:value="60319294">
            <text:p>60319294</text:p>
          </table:table-cell>
          <table:table-cell office:value-type="float" office:value="221341">
            <text:p>22134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40</text:p>
          </table:table-cell>
          <table:table-cell office:value-type="float" office:value="65455927">
            <text:p>65455927</text:p>
          </table:table-cell>
          <table:table-cell office:value-type="float" office:value="221177">
            <text:p>22117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45</text:p>
          </table:table-cell>
          <table:table-cell office:value-type="float" office:value="68405479">
            <text:p>68405479</text:p>
          </table:table-cell>
          <table:table-cell office:value-type="float" office:value="221344">
            <text:p>22134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47</text:p>
          </table:table-cell>
          <table:table-cell office:value-type="float" office:value="12365925">
            <text:p>12365925</text:p>
          </table:table-cell>
          <table:table-cell office:value-type="float" office:value="221160">
            <text:p>22116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50</text:p>
          </table:table-cell>
          <table:table-cell office:value-type="float" office:value="88757686">
            <text:p>88757686</text:p>
          </table:table-cell>
          <table:table-cell office:value-type="float" office:value="221176">
            <text:p>22117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52</text:p>
          </table:table-cell>
          <table:table-cell office:value-type="float" office:value="79739225">
            <text:p>79739225</text:p>
          </table:table-cell>
          <table:table-cell office:value-type="float" office:value="221170">
            <text:p>22117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53</text:p>
          </table:table-cell>
          <table:table-cell office:value-type="float" office:value="67470497">
            <text:p>67470497</text:p>
          </table:table-cell>
          <table:table-cell office:value-type="float" office:value="221341">
            <text:p>22134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57</text:p>
          </table:table-cell>
          <table:table-cell office:value-type="float" office:value="20776366">
            <text:p>20776366</text:p>
          </table:table-cell>
          <table:table-cell office:value-type="float" office:value="221170">
            <text:p>22117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59</text:p>
          </table:table-cell>
          <table:table-cell office:value-type="float" office:value="68956124">
            <text:p>68956124</text:p>
          </table:table-cell>
          <table:table-cell office:value-type="float" office:value="221179">
            <text:p>22117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6</text:p>
          </table:table-cell>
          <table:table-cell office:value-type="float" office:value="82792282">
            <text:p>82792282</text:p>
          </table:table-cell>
          <table:table-cell office:value-type="float" office:value="221169">
            <text:p>22116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72</text:p>
          </table:table-cell>
          <table:table-cell office:value-type="float" office:value="68405479">
            <text:p>68405479</text:p>
          </table:table-cell>
          <table:table-cell office:value-type="float" office:value="221342">
            <text:p>22134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75</text:p>
          </table:table-cell>
          <table:table-cell office:value-type="float" office:value="30812772">
            <text:p>30812772</text:p>
          </table:table-cell>
          <table:table-cell office:value-type="float" office:value="221173">
            <text:p>22117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77</text:p>
          </table:table-cell>
          <table:table-cell office:value-type="float" office:value="88757686">
            <text:p>88757686</text:p>
          </table:table-cell>
          <table:table-cell office:value-type="float" office:value="221170">
            <text:p>22117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83</text:p>
          </table:table-cell>
          <table:table-cell office:value-type="float" office:value="29478187">
            <text:p>29478187</text:p>
          </table:table-cell>
          <table:table-cell office:value-type="float" office:value="221175">
            <text:p>22117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87</text:p>
          </table:table-cell>
          <table:table-cell office:value-type="float" office:value="82792282">
            <text:p>82792282</text:p>
          </table:table-cell>
          <table:table-cell office:value-type="float" office:value="221168">
            <text:p>22116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9</text:p>
          </table:table-cell>
          <table:table-cell office:value-type="float" office:value="95865001">
            <text:p>95865001</text:p>
          </table:table-cell>
          <table:table-cell office:value-type="float" office:value="221168">
            <text:p>22116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91</text:p>
          </table:table-cell>
          <table:table-cell office:value-type="float" office:value="57250443">
            <text:p>57250443</text:p>
          </table:table-cell>
          <table:table-cell office:value-type="float" office:value="221167">
            <text:p>22116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92</text:p>
          </table:table-cell>
          <table:table-cell office:value-type="float" office:value="60889008">
            <text:p>60889008</text:p>
          </table:table-cell>
          <table:table-cell office:value-type="float" office:value="221179">
            <text:p>22117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93</text:p>
          </table:table-cell>
          <table:table-cell office:value-type="float" office:value="32129581">
            <text:p>32129581</text:p>
          </table:table-cell>
          <table:table-cell office:value-type="float" office:value="221178">
            <text:p>22117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94</text:p>
          </table:table-cell>
          <table:table-cell office:value-type="float" office:value="65455927">
            <text:p>65455927</text:p>
          </table:table-cell>
          <table:table-cell office:value-type="float" office:value="221341">
            <text:p>22134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1-at_07:44:06-99</text:p>
          </table:table-cell>
          <table:table-cell office:value-type="float" office:value="68405479">
            <text:p>68405479</text:p>
          </table:table-cell>
          <table:table-cell office:value-type="float" office:value="221176">
            <text:p>22117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102</text:p>
          </table:table-cell>
          <table:table-cell office:value-type="float" office:value="40154422">
            <text:p>40154422</text:p>
          </table:table-cell>
          <table:table-cell office:value-type="float" office:value="221606">
            <text:p>22160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106</text:p>
          </table:table-cell>
          <table:table-cell office:value-type="float" office:value="18765912">
            <text:p>18765912</text:p>
          </table:table-cell>
          <table:table-cell office:value-type="float" office:value="223">
            <text:p>22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107</text:p>
          </table:table-cell>
          <table:table-cell office:value-type="float" office:value="79372806">
            <text:p>79372806</text:p>
          </table:table-cell>
          <table:table-cell office:value-type="float" office:value="221667">
            <text:p>22166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108</text:p>
          </table:table-cell>
          <table:table-cell office:value-type="float" office:value="56820284">
            <text:p>56820284</text:p>
          </table:table-cell>
          <table:table-cell office:value-type="float" office:value="221684">
            <text:p>22168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109</text:p>
          </table:table-cell>
          <table:table-cell office:value-type="float" office:value="70837287">
            <text:p>70837287</text:p>
          </table:table-cell>
          <table:table-cell office:value-type="float" office:value="30183">
            <text:p>3018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111</text:p>
          </table:table-cell>
          <table:table-cell office:value-type="float" office:value="74021243">
            <text:p>74021243</text:p>
          </table:table-cell>
          <table:table-cell office:value-type="float" office:value="221606">
            <text:p>22160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113</text:p>
          </table:table-cell>
          <table:table-cell office:value-type="float" office:value="86187549">
            <text:p>86187549</text:p>
          </table:table-cell>
          <table:table-cell office:value-type="float" office:value="1650">
            <text:p>165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115</text:p>
          </table:table-cell>
          <table:table-cell office:value-type="float" office:value="46284324">
            <text:p>46284324</text:p>
          </table:table-cell>
          <table:table-cell office:value-type="float" office:value="2149">
            <text:p>214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118</text:p>
          </table:table-cell>
          <table:table-cell office:value-type="float" office:value="14549670">
            <text:p>14549670</text:p>
          </table:table-cell>
          <table:table-cell office:value-type="float" office:value="221645">
            <text:p>22164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119</text:p>
          </table:table-cell>
          <table:table-cell office:value-type="float" office:value="16368788">
            <text:p>16368788</text:p>
          </table:table-cell>
          <table:table-cell office:value-type="float" office:value="33666">
            <text:p>3366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126</text:p>
          </table:table-cell>
          <table:table-cell office:value-type="float" office:value="14280838">
            <text:p>14280838</text:p>
          </table:table-cell>
          <table:table-cell office:value-type="float" office:value="4902">
            <text:p>490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14</text:p>
          </table:table-cell>
          <table:table-cell office:value-type="float" office:value="14280838">
            <text:p>14280838</text:p>
          </table:table-cell>
          <table:table-cell office:value-type="float" office:value="221694">
            <text:p>22169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142</text:p>
          </table:table-cell>
          <table:table-cell office:value-type="float" office:value="32013875">
            <text:p>32013875</text:p>
          </table:table-cell>
          <table:table-cell office:value-type="float" office:value="221667">
            <text:p>22166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148</text:p>
          </table:table-cell>
          <table:table-cell office:value-type="float" office:value="80117941">
            <text:p>80117941</text:p>
          </table:table-cell>
          <table:table-cell office:value-type="float" office:value="33666">
            <text:p>3366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151</text:p>
          </table:table-cell>
          <table:table-cell office:value-type="float" office:value="62546677">
            <text:p>62546677</text:p>
          </table:table-cell>
          <table:table-cell office:value-type="float" office:value="12375">
            <text:p>1237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21</text:p>
          </table:table-cell>
          <table:table-cell office:value-type="float" office:value="41084639">
            <text:p>41084639</text:p>
          </table:table-cell>
          <table:table-cell office:value-type="float" office:value="221687">
            <text:p>22168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22</text:p>
          </table:table-cell>
          <table:table-cell office:value-type="float" office:value="18765912">
            <text:p>18765912</text:p>
          </table:table-cell>
          <table:table-cell office:value-type="float" office:value="72">
            <text:p>7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29</text:p>
          </table:table-cell>
          <table:table-cell office:value-type="float" office:value="86187549">
            <text:p>86187549</text:p>
          </table:table-cell>
          <table:table-cell office:value-type="float" office:value="221694">
            <text:p>22169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31</text:p>
          </table:table-cell>
          <table:table-cell office:value-type="float" office:value="46284324">
            <text:p>46284324</text:p>
          </table:table-cell>
          <table:table-cell office:value-type="float" office:value="221641">
            <text:p>22164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32</text:p>
          </table:table-cell>
          <table:table-cell office:value-type="float" office:value="91415203">
            <text:p>91415203</text:p>
          </table:table-cell>
          <table:table-cell office:value-type="float" office:value="221641">
            <text:p>22164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35</text:p>
          </table:table-cell>
          <table:table-cell office:value-type="float" office:value="16368788">
            <text:p>16368788</text:p>
          </table:table-cell>
          <table:table-cell office:value-type="float" office:value="221684">
            <text:p>22168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36</text:p>
          </table:table-cell>
          <table:table-cell office:value-type="float" office:value="80117941">
            <text:p>80117941</text:p>
          </table:table-cell>
          <table:table-cell office:value-type="float" office:value="221624">
            <text:p>22162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39</text:p>
          </table:table-cell>
          <table:table-cell office:value-type="float" office:value="62546677">
            <text:p>62546677</text:p>
          </table:table-cell>
          <table:table-cell office:value-type="float" office:value="221621">
            <text:p>22162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50</text:p>
          </table:table-cell>
          <table:table-cell office:value-type="float" office:value="18765912">
            <text:p>18765912</text:p>
          </table:table-cell>
          <table:table-cell office:value-type="float" office:value="1148">
            <text:p>11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51</text:p>
          </table:table-cell>
          <table:table-cell office:value-type="float" office:value="79372806">
            <text:p>79372806</text:p>
          </table:table-cell>
          <table:table-cell office:value-type="float" office:value="221678">
            <text:p>22167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53</text:p>
          </table:table-cell>
          <table:table-cell office:value-type="float" office:value="70837287">
            <text:p>70837287</text:p>
          </table:table-cell>
          <table:table-cell office:value-type="float" office:value="221687">
            <text:p>22168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57</text:p>
          </table:table-cell>
          <table:table-cell office:value-type="float" office:value="86187549">
            <text:p>86187549</text:p>
          </table:table-cell>
          <table:table-cell office:value-type="float" office:value="221675">
            <text:p>22167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6</text:p>
          </table:table-cell>
          <table:table-cell office:value-type="float" office:value="14549670">
            <text:p>14549670</text:p>
          </table:table-cell>
          <table:table-cell office:value-type="float" office:value="221613">
            <text:p>22161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63</text:p>
          </table:table-cell>
          <table:table-cell office:value-type="float" office:value="16368788">
            <text:p>16368788</text:p>
          </table:table-cell>
          <table:table-cell office:value-type="float" office:value="221667">
            <text:p>22166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65</text:p>
          </table:table-cell>
          <table:table-cell office:value-type="float" office:value="6248424">
            <text:p>6248424</text:p>
          </table:table-cell>
          <table:table-cell office:value-type="float" office:value="221630">
            <text:p>22163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67</text:p>
          </table:table-cell>
          <table:table-cell office:value-type="float" office:value="62546677">
            <text:p>62546677</text:p>
          </table:table-cell>
          <table:table-cell office:value-type="float" office:value="221700">
            <text:p>22170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68</text:p>
          </table:table-cell>
          <table:table-cell office:value-type="float" office:value="9311493">
            <text:p>9311493</text:p>
          </table:table-cell>
          <table:table-cell office:value-type="float" office:value="221624">
            <text:p>22162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69</text:p>
          </table:table-cell>
          <table:table-cell office:value-type="float" office:value="22595924">
            <text:p>22595924</text:p>
          </table:table-cell>
          <table:table-cell office:value-type="float" office:value="221694">
            <text:p>22169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7</text:p>
          </table:table-cell>
          <table:table-cell office:value-type="float" office:value="16368788">
            <text:p>16368788</text:p>
          </table:table-cell>
          <table:table-cell office:value-type="float" office:value="221649">
            <text:p>22164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78</text:p>
          </table:table-cell>
          <table:table-cell office:value-type="float" office:value="18765912">
            <text:p>18765912</text:p>
          </table:table-cell>
          <table:table-cell office:value-type="float" office:value="136">
            <text:p>13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79</text:p>
          </table:table-cell>
          <table:table-cell office:value-type="float" office:value="79372806">
            <text:p>79372806</text:p>
          </table:table-cell>
          <table:table-cell office:value-type="float" office:value="221671">
            <text:p>22167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81</text:p>
          </table:table-cell>
          <table:table-cell office:value-type="float" office:value="70837287">
            <text:p>70837287</text:p>
          </table:table-cell>
          <table:table-cell office:value-type="float" office:value="221700">
            <text:p>22170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82</text:p>
          </table:table-cell>
          <table:table-cell office:value-type="float" office:value="92314506">
            <text:p>92314506</text:p>
          </table:table-cell>
          <table:table-cell office:value-type="float" office:value="221690">
            <text:p>22169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83</text:p>
          </table:table-cell>
          <table:table-cell office:value-type="float" office:value="74021243">
            <text:p>74021243</text:p>
          </table:table-cell>
          <table:table-cell office:value-type="float" office:value="221663">
            <text:p>22166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85</text:p>
          </table:table-cell>
          <table:table-cell office:value-type="float" office:value="86187549">
            <text:p>86187549</text:p>
          </table:table-cell>
          <table:table-cell office:value-type="float" office:value="221624">
            <text:p>22162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86</text:p>
          </table:table-cell>
          <table:table-cell office:value-type="float" office:value="32013875">
            <text:p>32013875</text:p>
          </table:table-cell>
          <table:table-cell office:value-type="float" office:value="221613">
            <text:p>22161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87</text:p>
          </table:table-cell>
          <table:table-cell office:value-type="float" office:value="46284324">
            <text:p>46284324</text:p>
          </table:table-cell>
          <table:table-cell office:value-type="float" office:value="221687">
            <text:p>22168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88</text:p>
          </table:table-cell>
          <table:table-cell office:value-type="float" office:value="91415203">
            <text:p>91415203</text:p>
          </table:table-cell>
          <table:table-cell office:value-type="float" office:value="221357">
            <text:p>22135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90</text:p>
          </table:table-cell>
          <table:table-cell office:value-type="float" office:value="14549670">
            <text:p>14549670</text:p>
          </table:table-cell>
          <table:table-cell office:value-type="float" office:value="221694">
            <text:p>22169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91</text:p>
          </table:table-cell>
          <table:table-cell office:value-type="float" office:value="16368788">
            <text:p>16368788</text:p>
          </table:table-cell>
          <table:table-cell office:value-type="float" office:value="221700">
            <text:p>22170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93</text:p>
          </table:table-cell>
          <table:table-cell office:value-type="float" office:value="6248424">
            <text:p>6248424</text:p>
          </table:table-cell>
          <table:table-cell office:value-type="float" office:value="221700">
            <text:p>22170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2-at_08:37:46-96</text:p>
          </table:table-cell>
          <table:table-cell office:value-type="float" office:value="9311493">
            <text:p>9311493</text:p>
          </table:table-cell>
          <table:table-cell office:value-type="float" office:value="221621">
            <text:p>22162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101</text:p>
          </table:table-cell>
          <table:table-cell office:value-type="float" office:value="11004962">
            <text:p>11004962</text:p>
          </table:table-cell>
          <table:table-cell office:value-type="float" office:value="53761">
            <text:p>5376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25</text:p>
          </table:table-cell>
          <table:table-cell office:value-type="float" office:value="48322290">
            <text:p>48322290</text:p>
          </table:table-cell>
          <table:table-cell office:value-type="float" office:value="4902">
            <text:p>490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39</text:p>
          </table:table-cell>
          <table:table-cell office:value-type="float" office:value="91046252">
            <text:p>91046252</text:p>
          </table:table-cell>
          <table:table-cell office:value-type="float" office:value="185444">
            <text:p>18544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43</text:p>
          </table:table-cell>
          <table:table-cell office:value-type="float" office:value="53839615">
            <text:p>53839615</text:p>
          </table:table-cell>
          <table:table-cell office:value-type="float" office:value="53898">
            <text:p>5389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44</text:p>
          </table:table-cell>
          <table:table-cell office:value-type="float" office:value="56339105">
            <text:p>56339105</text:p>
          </table:table-cell>
          <table:table-cell office:value-type="float" office:value="2285">
            <text:p>228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53</text:p>
          </table:table-cell>
          <table:table-cell office:value-type="float" office:value="54609201">
            <text:p>54609201</text:p>
          </table:table-cell>
          <table:table-cell office:value-type="float" office:value="39032">
            <text:p>3903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61</text:p>
          </table:table-cell>
          <table:table-cell office:value-type="float" office:value="91046252">
            <text:p>91046252</text:p>
          </table:table-cell>
          <table:table-cell office:value-type="float" office:value="89726">
            <text:p>8972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64</text:p>
          </table:table-cell>
          <table:table-cell office:value-type="float" office:value="40101613">
            <text:p>40101613</text:p>
          </table:table-cell>
          <table:table-cell office:value-type="float" office:value="66853">
            <text:p>6685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66</text:p>
          </table:table-cell>
          <table:table-cell office:value-type="float" office:value="56339105">
            <text:p>56339105</text:p>
          </table:table-cell>
          <table:table-cell office:value-type="float" office:value="2285">
            <text:p>228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69</text:p>
          </table:table-cell>
          <table:table-cell office:value-type="float" office:value="48322290">
            <text:p>48322290</text:p>
          </table:table-cell>
          <table:table-cell office:value-type="float" office:value="54334">
            <text:p>5433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71</text:p>
          </table:table-cell>
          <table:table-cell office:value-type="float" office:value="42705111">
            <text:p>42705111</text:p>
          </table:table-cell>
          <table:table-cell office:value-type="float" office:value="54411">
            <text:p>5441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72</text:p>
          </table:table-cell>
          <table:table-cell office:value-type="float" office:value="32182582">
            <text:p>32182582</text:p>
          </table:table-cell>
          <table:table-cell office:value-type="float" office:value="89737">
            <text:p>8973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73</text:p>
          </table:table-cell>
          <table:table-cell office:value-type="float" office:value="10811319">
            <text:p>10811319</text:p>
          </table:table-cell>
          <table:table-cell office:value-type="float" office:value="30183">
            <text:p>3018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75</text:p>
          </table:table-cell>
          <table:table-cell office:value-type="float" office:value="54609201">
            <text:p>54609201</text:p>
          </table:table-cell>
          <table:table-cell office:value-type="float" office:value="174">
            <text:p>17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83</text:p>
          </table:table-cell>
          <table:table-cell office:value-type="float" office:value="91046252">
            <text:p>91046252</text:p>
          </table:table-cell>
          <table:table-cell office:value-type="float" office:value="54378">
            <text:p>5437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85</text:p>
          </table:table-cell>
          <table:table-cell office:value-type="float" office:value="59037197">
            <text:p>59037197</text:p>
          </table:table-cell>
          <table:table-cell office:value-type="float" office:value="53275">
            <text:p>5327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91</text:p>
          </table:table-cell>
          <table:table-cell office:value-type="float" office:value="48322290">
            <text:p>48322290</text:p>
          </table:table-cell>
          <table:table-cell office:value-type="float" office:value="54589">
            <text:p>5458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93</text:p>
          </table:table-cell>
          <table:table-cell office:value-type="float" office:value="42705111">
            <text:p>42705111</text:p>
          </table:table-cell>
          <table:table-cell office:value-type="float" office:value="66854">
            <text:p>6685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42:59-94</text:p>
          </table:table-cell>
          <table:table-cell office:value-type="float" office:value="32182582">
            <text:p>32182582</text:p>
          </table:table-cell>
          <table:table-cell office:value-type="float" office:value="54512">
            <text:p>5451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</text:p>
          </table:table-cell>
          <table:table-cell office:value-type="float" office:value="31831141">
            <text:p>31831141</text:p>
          </table:table-cell>
          <table:table-cell office:value-type="float" office:value="2288">
            <text:p>228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0</text:p>
          </table:table-cell>
          <table:table-cell office:value-type="float" office:value="8679226">
            <text:p>8679226</text:p>
          </table:table-cell>
          <table:table-cell office:value-type="float" office:value="12375">
            <text:p>1237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01</text:p>
          </table:table-cell>
          <table:table-cell office:value-type="float" office:value="240753">
            <text:p>240753</text:p>
          </table:table-cell>
          <table:table-cell office:value-type="float" office:value="53324">
            <text:p>5332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02</text:p>
          </table:table-cell>
          <table:table-cell office:value-type="float" office:value="92851460">
            <text:p>92851460</text:p>
          </table:table-cell>
          <table:table-cell office:value-type="float" office:value="4464">
            <text:p>446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03</text:p>
          </table:table-cell>
          <table:table-cell office:value-type="float" office:value="86630265">
            <text:p>86630265</text:p>
          </table:table-cell>
          <table:table-cell office:value-type="float" office:value="54355">
            <text:p>5435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07</text:p>
          </table:table-cell>
          <table:table-cell office:value-type="float" office:value="92764281">
            <text:p>92764281</text:p>
          </table:table-cell>
          <table:table-cell office:value-type="float" office:value="30244">
            <text:p>3024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1</text:p>
          </table:table-cell>
          <table:table-cell office:value-type="float" office:value="240753">
            <text:p>240753</text:p>
          </table:table-cell>
          <table:table-cell office:value-type="float" office:value="30342">
            <text:p>3034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10</text:p>
          </table:table-cell>
          <table:table-cell office:value-type="float" office:value="1158107">
            <text:p>1158107</text:p>
          </table:table-cell>
          <table:table-cell office:value-type="float" office:value="56862">
            <text:p>5686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14</text:p>
          </table:table-cell>
          <table:table-cell office:value-type="float" office:value="46305980">
            <text:p>46305980</text:p>
          </table:table-cell>
          <table:table-cell office:value-type="float" office:value="89661">
            <text:p>89661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15</text:p>
          </table:table-cell>
          <table:table-cell office:value-type="float" office:value="24775106">
            <text:p>24775106</text:p>
          </table:table-cell>
          <table:table-cell office:value-type="float" office:value="4899">
            <text:p>4899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16</text:p>
          </table:table-cell>
          <table:table-cell office:value-type="float" office:value="41372828">
            <text:p>41372828</text:p>
          </table:table-cell>
          <table:table-cell office:value-type="float" office:value="2264">
            <text:p>226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2</text:p>
          </table:table-cell>
          <table:table-cell office:value-type="float" office:value="92851460">
            <text:p>92851460</text:p>
          </table:table-cell>
          <table:table-cell office:value-type="float" office:value="39032">
            <text:p>3903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24</text:p>
          </table:table-cell>
          <table:table-cell office:value-type="float" office:value="6970183">
            <text:p>6970183</text:p>
          </table:table-cell>
          <table:table-cell office:value-type="float" office:value="9686">
            <text:p>968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25</text:p>
          </table:table-cell>
          <table:table-cell office:value-type="float" office:value="89074264">
            <text:p>89074264</text:p>
          </table:table-cell>
          <table:table-cell office:value-type="float" office:value="49023">
            <text:p>4902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26</text:p>
          </table:table-cell>
          <table:table-cell office:value-type="float" office:value="18606338">
            <text:p>18606338</text:p>
          </table:table-cell>
          <table:table-cell office:value-type="float" office:value="9687">
            <text:p>9687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27</text:p>
          </table:table-cell>
          <table:table-cell office:value-type="float" office:value="54874997">
            <text:p>54874997</text:p>
          </table:table-cell>
          <table:table-cell office:value-type="float" office:value="1650">
            <text:p>1650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35</text:p>
          </table:table-cell>
          <table:table-cell office:value-type="float" office:value="4161348">
            <text:p>4161348</text:p>
          </table:table-cell>
          <table:table-cell office:value-type="float" office:value="89667">
            <text:p>89667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36</text:p>
          </table:table-cell>
          <table:table-cell office:value-type="float" office:value="69568415">
            <text:p>69568415</text:p>
          </table:table-cell>
          <table:table-cell office:value-type="float" office:value="9687">
            <text:p>9687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37</text:p>
          </table:table-cell>
          <table:table-cell office:value-type="float" office:value="92764281">
            <text:p>92764281</text:p>
          </table:table-cell>
          <table:table-cell office:value-type="float" office:value="89750">
            <text:p>89750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39</text:p>
          </table:table-cell>
          <table:table-cell office:value-type="float" office:value="70960235">
            <text:p>70960235</text:p>
          </table:table-cell>
          <table:table-cell office:value-type="float" office:value="53842">
            <text:p>5384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44</text:p>
          </table:table-cell>
          <table:table-cell office:value-type="float" office:value="46305980">
            <text:p>46305980</text:p>
          </table:table-cell>
          <table:table-cell office:value-type="float" office:value="54352">
            <text:p>5435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51</text:p>
          </table:table-cell>
          <table:table-cell office:value-type="float" office:value="31831141">
            <text:p>31831141</text:p>
          </table:table-cell>
          <table:table-cell office:value-type="float" office:value="4468">
            <text:p>446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6</text:p>
          </table:table-cell>
          <table:table-cell office:value-type="float" office:value="69568415">
            <text:p>69568415</text:p>
          </table:table-cell>
          <table:table-cell office:value-type="float" office:value="1149">
            <text:p>1149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7</text:p>
          </table:table-cell>
          <table:table-cell office:value-type="float" office:value="92764281">
            <text:p>92764281</text:p>
          </table:table-cell>
          <table:table-cell office:value-type="float" office:value="4465">
            <text:p>446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8</text:p>
          </table:table-cell>
          <table:table-cell office:value-type="float" office:value="73394385">
            <text:p>73394385</text:p>
          </table:table-cell>
          <table:table-cell office:value-type="float" office:value="30183">
            <text:p>3018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19</text:p>
          </table:table-cell>
          <table:table-cell office:value-type="float" office:value="70960235">
            <text:p>70960235</text:p>
          </table:table-cell>
          <table:table-cell office:value-type="float" office:value="30174">
            <text:p>3017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2</text:p>
          </table:table-cell>
          <table:table-cell office:value-type="float" office:value="60991150">
            <text:p>60991150</text:p>
          </table:table-cell>
          <table:table-cell office:value-type="float" office:value="4468">
            <text:p>446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20</text:p>
          </table:table-cell>
          <table:table-cell office:value-type="float" office:value="1158107">
            <text:p>1158107</text:p>
          </table:table-cell>
          <table:table-cell office:value-type="float" office:value="33674">
            <text:p>3367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29</text:p>
          </table:table-cell>
          <table:table-cell office:value-type="float" office:value="59010018">
            <text:p>59010018</text:p>
          </table:table-cell>
          <table:table-cell office:value-type="float" office:value="1136">
            <text:p>113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30</text:p>
          </table:table-cell>
          <table:table-cell office:value-type="float" office:value="36075515">
            <text:p>36075515</text:p>
          </table:table-cell>
          <table:table-cell office:value-type="float" office:value="41226">
            <text:p>4122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32</text:p>
          </table:table-cell>
          <table:table-cell office:value-type="float" office:value="60991150">
            <text:p>60991150</text:p>
          </table:table-cell>
          <table:table-cell office:value-type="float" office:value="33939">
            <text:p>33939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35</text:p>
          </table:table-cell>
          <table:table-cell office:value-type="float" office:value="89074264">
            <text:p>89074264</text:p>
          </table:table-cell>
          <table:table-cell office:value-type="float" office:value="92449">
            <text:p>92449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41</text:p>
          </table:table-cell>
          <table:table-cell office:value-type="float" office:value="240753">
            <text:p>240753</text:p>
          </table:table-cell>
          <table:table-cell office:value-type="float" office:value="1135">
            <text:p>113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42</text:p>
          </table:table-cell>
          <table:table-cell office:value-type="float" office:value="92851460">
            <text:p>92851460</text:p>
          </table:table-cell>
          <table:table-cell office:value-type="float" office:value="136">
            <text:p>13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45</text:p>
          </table:table-cell>
          <table:table-cell office:value-type="float" office:value="4161348">
            <text:p>4161348</text:p>
          </table:table-cell>
          <table:table-cell office:value-type="float" office:value="1135">
            <text:p>113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47</text:p>
          </table:table-cell>
          <table:table-cell office:value-type="float" office:value="92764281">
            <text:p>92764281</text:p>
          </table:table-cell>
          <table:table-cell office:value-type="float" office:value="33940">
            <text:p>33940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49</text:p>
          </table:table-cell>
          <table:table-cell office:value-type="float" office:value="70960235">
            <text:p>70960235</text:p>
          </table:table-cell>
          <table:table-cell office:value-type="float" office:value="9686">
            <text:p>968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5</text:p>
          </table:table-cell>
          <table:table-cell office:value-type="float" office:value="89074264">
            <text:p>89074264</text:p>
          </table:table-cell>
          <table:table-cell office:value-type="float" office:value="9687">
            <text:p>9687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52</text:p>
          </table:table-cell>
          <table:table-cell office:value-type="float" office:value="27179278">
            <text:p>27179278</text:p>
          </table:table-cell>
          <table:table-cell office:value-type="float" office:value="86048">
            <text:p>8604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57</text:p>
          </table:table-cell>
          <table:table-cell office:value-type="float" office:value="81378861">
            <text:p>81378861</text:p>
          </table:table-cell>
          <table:table-cell office:value-type="float" office:value="135">
            <text:p>13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6</text:p>
          </table:table-cell>
          <table:table-cell office:value-type="float" office:value="18606338">
            <text:p>18606338</text:p>
          </table:table-cell>
          <table:table-cell office:value-type="float" office:value="66284">
            <text:p>6628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61</text:p>
          </table:table-cell>
          <table:table-cell office:value-type="float" office:value="31831141">
            <text:p>31831141</text:p>
          </table:table-cell>
          <table:table-cell office:value-type="float" office:value="74">
            <text:p>7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62</text:p>
          </table:table-cell>
          <table:table-cell office:value-type="float" office:value="60991150">
            <text:p>60991150</text:p>
          </table:table-cell>
          <table:table-cell office:value-type="float" office:value="30183">
            <text:p>3018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66</text:p>
          </table:table-cell>
          <table:table-cell office:value-type="float" office:value="18606338">
            <text:p>18606338</text:p>
          </table:table-cell>
          <table:table-cell office:value-type="float" office:value="135">
            <text:p>13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67</text:p>
          </table:table-cell>
          <table:table-cell office:value-type="float" office:value="54874997">
            <text:p>54874997</text:p>
          </table:table-cell>
          <table:table-cell office:value-type="float" office:value="33939">
            <text:p>33939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69</text:p>
          </table:table-cell>
          <table:table-cell office:value-type="float" office:value="47264385">
            <text:p>47264385</text:p>
          </table:table-cell>
          <table:table-cell office:value-type="float" office:value="30183">
            <text:p>3018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7</text:p>
          </table:table-cell>
          <table:table-cell office:value-type="float" office:value="54874997">
            <text:p>54874997</text:p>
          </table:table-cell>
          <table:table-cell office:value-type="float" office:value="135">
            <text:p>13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73</text:p>
          </table:table-cell>
          <table:table-cell office:value-type="float" office:value="86630265">
            <text:p>86630265</text:p>
          </table:table-cell>
          <table:table-cell office:value-type="float" office:value="84891">
            <text:p>84891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76</text:p>
          </table:table-cell>
          <table:table-cell office:value-type="float" office:value="69568415">
            <text:p>69568415</text:p>
          </table:table-cell>
          <table:table-cell office:value-type="float" office:value="1135">
            <text:p>113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78</text:p>
          </table:table-cell>
          <table:table-cell office:value-type="float" office:value="73394385">
            <text:p>73394385</text:p>
          </table:table-cell>
          <table:table-cell office:value-type="float" office:value="56788">
            <text:p>5678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80</text:p>
          </table:table-cell>
          <table:table-cell office:value-type="float" office:value="1158107">
            <text:p>1158107</text:p>
          </table:table-cell>
          <table:table-cell office:value-type="float" office:value="54382">
            <text:p>5438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81</text:p>
          </table:table-cell>
          <table:table-cell office:value-type="float" office:value="74530630">
            <text:p>74530630</text:p>
          </table:table-cell>
          <table:table-cell office:value-type="float" office:value="56788">
            <text:p>5678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84</text:p>
          </table:table-cell>
          <table:table-cell office:value-type="float" office:value="46305980">
            <text:p>46305980</text:p>
          </table:table-cell>
          <table:table-cell office:value-type="float" office:value="4902">
            <text:p>490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85</text:p>
          </table:table-cell>
          <table:table-cell office:value-type="float" office:value="24775106">
            <text:p>24775106</text:p>
          </table:table-cell>
          <table:table-cell office:value-type="float" office:value="30183">
            <text:p>3018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88</text:p>
          </table:table-cell>
          <table:table-cell office:value-type="float" office:value="49152745">
            <text:p>49152745</text:p>
          </table:table-cell>
          <table:table-cell office:value-type="float" office:value="66829">
            <text:p>66829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91</text:p>
          </table:table-cell>
          <table:table-cell office:value-type="float" office:value="31831141">
            <text:p>31831141</text:p>
          </table:table-cell>
          <table:table-cell office:value-type="float" office:value="223">
            <text:p>22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92</text:p>
          </table:table-cell>
          <table:table-cell office:value-type="float" office:value="60991150">
            <text:p>60991150</text:p>
          </table:table-cell>
          <table:table-cell office:value-type="float" office:value="1650">
            <text:p>1650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94</text:p>
          </table:table-cell>
          <table:table-cell office:value-type="float" office:value="6970183">
            <text:p>6970183</text:p>
          </table:table-cell>
          <table:table-cell office:value-type="float" office:value="4900">
            <text:p>4900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95</text:p>
          </table:table-cell>
          <table:table-cell office:value-type="float" office:value="89074264">
            <text:p>89074264</text:p>
          </table:table-cell>
          <table:table-cell office:value-type="float" office:value="56807">
            <text:p>56807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96</text:p>
          </table:table-cell>
          <table:table-cell office:value-type="float" office:value="18606338">
            <text:p>18606338</text:p>
          </table:table-cell>
          <table:table-cell office:value-type="float" office:value="30342">
            <text:p>3034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97</text:p>
          </table:table-cell>
          <table:table-cell office:value-type="float" office:value="54874997">
            <text:p>54874997</text:p>
          </table:table-cell>
          <table:table-cell office:value-type="float" office:value="30342">
            <text:p>3034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45-at_10:39:23-99</text:p>
          </table:table-cell>
          <table:table-cell office:value-type="float" office:value="47264385">
            <text:p>47264385</text:p>
          </table:table-cell>
          <table:table-cell office:value-type="float" office:value="89716">
            <text:p>8971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07</text:p>
          </table:table-cell>
          <table:table-cell office:value-type="float" office:value="90868844">
            <text:p>90868844</text:p>
          </table:table-cell>
          <table:table-cell office:value-type="float" office:value="88423">
            <text:p>8842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09</text:p>
          </table:table-cell>
          <table:table-cell office:value-type="float" office:value="16882504">
            <text:p>16882504</text:p>
          </table:table-cell>
          <table:table-cell office:value-type="float" office:value="33948">
            <text:p>339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10</text:p>
          </table:table-cell>
          <table:table-cell office:value-type="float" office:value="65039122">
            <text:p>65039122</text:p>
          </table:table-cell>
          <table:table-cell office:value-type="float" office:value="88486">
            <text:p>8848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11</text:p>
          </table:table-cell>
          <table:table-cell office:value-type="float" office:value="42040638">
            <text:p>42040638</text:p>
          </table:table-cell>
          <table:table-cell office:value-type="float" office:value="110696">
            <text:p>11069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12</text:p>
          </table:table-cell>
          <table:table-cell office:value-type="float" office:value="54281183">
            <text:p>54281183</text:p>
          </table:table-cell>
          <table:table-cell office:value-type="float" office:value="51186">
            <text:p>5118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13</text:p>
          </table:table-cell>
          <table:table-cell office:value-type="float" office:value="23565221">
            <text:p>23565221</text:p>
          </table:table-cell>
          <table:table-cell office:value-type="float" office:value="66856">
            <text:p>6685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14</text:p>
          </table:table-cell>
          <table:table-cell office:value-type="float" office:value="59083576">
            <text:p>59083576</text:p>
          </table:table-cell>
          <table:table-cell office:value-type="float" office:value="102348">
            <text:p>1023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19</text:p>
          </table:table-cell>
          <table:table-cell office:value-type="float" office:value="53731241">
            <text:p>53731241</text:p>
          </table:table-cell>
          <table:table-cell office:value-type="float" office:value="66835">
            <text:p>6683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24</text:p>
          </table:table-cell>
          <table:table-cell office:value-type="float" office:value="1333405">
            <text:p>1333405</text:p>
          </table:table-cell>
          <table:table-cell office:value-type="float" office:value="85062">
            <text:p>8506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25</text:p>
          </table:table-cell>
          <table:table-cell office:value-type="float" office:value="90868844">
            <text:p>90868844</text:p>
          </table:table-cell>
          <table:table-cell office:value-type="float" office:value="88492">
            <text:p>8849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27</text:p>
          </table:table-cell>
          <table:table-cell office:value-type="float" office:value="16882504">
            <text:p>16882504</text:p>
          </table:table-cell>
          <table:table-cell office:value-type="float" office:value="33948">
            <text:p>339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28</text:p>
          </table:table-cell>
          <table:table-cell office:value-type="float" office:value="65039122">
            <text:p>65039122</text:p>
          </table:table-cell>
          <table:table-cell office:value-type="float" office:value="88466">
            <text:p>8846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29</text:p>
          </table:table-cell>
          <table:table-cell office:value-type="float" office:value="42040638">
            <text:p>42040638</text:p>
          </table:table-cell>
          <table:table-cell office:value-type="float" office:value="102338">
            <text:p>10233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33</text:p>
          </table:table-cell>
          <table:table-cell office:value-type="float" office:value="10475355">
            <text:p>10475355</text:p>
          </table:table-cell>
          <table:table-cell office:value-type="float" office:value="66860">
            <text:p>6686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34</text:p>
          </table:table-cell>
          <table:table-cell office:value-type="float" office:value="67725009">
            <text:p>67725009</text:p>
          </table:table-cell>
          <table:table-cell office:value-type="float" office:value="66872">
            <text:p>6687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35</text:p>
          </table:table-cell>
          <table:table-cell office:value-type="float" office:value="38155710">
            <text:p>38155710</text:p>
          </table:table-cell>
          <table:table-cell office:value-type="float" office:value="91471">
            <text:p>9147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37</text:p>
          </table:table-cell>
          <table:table-cell office:value-type="float" office:value="53731241">
            <text:p>53731241</text:p>
          </table:table-cell>
          <table:table-cell office:value-type="float" office:value="66835">
            <text:p>6683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40</text:p>
          </table:table-cell>
          <table:table-cell office:value-type="float" office:value="56131015">
            <text:p>56131015</text:p>
          </table:table-cell>
          <table:table-cell office:value-type="float" office:value="66848">
            <text:p>668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44</text:p>
          </table:table-cell>
          <table:table-cell office:value-type="float" office:value="36088485">
            <text:p>36088485</text:p>
          </table:table-cell>
          <table:table-cell office:value-type="float" office:value="88477">
            <text:p>8847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48</text:p>
          </table:table-cell>
          <table:table-cell office:value-type="float" office:value="54281183">
            <text:p>54281183</text:p>
          </table:table-cell>
          <table:table-cell office:value-type="float" office:value="61112">
            <text:p>6111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50</text:p>
          </table:table-cell>
          <table:table-cell office:value-type="float" office:value="59083576">
            <text:p>59083576</text:p>
          </table:table-cell>
          <table:table-cell office:value-type="float" office:value="33774">
            <text:p>3377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51</text:p>
          </table:table-cell>
          <table:table-cell office:value-type="float" office:value="10475355">
            <text:p>10475355</text:p>
          </table:table-cell>
          <table:table-cell office:value-type="float" office:value="187273">
            <text:p>18727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53</text:p>
          </table:table-cell>
          <table:table-cell office:value-type="float" office:value="38155710">
            <text:p>38155710</text:p>
          </table:table-cell>
          <table:table-cell office:value-type="float" office:value="66804">
            <text:p>6680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55</text:p>
          </table:table-cell>
          <table:table-cell office:value-type="float" office:value="53731241">
            <text:p>53731241</text:p>
          </table:table-cell>
          <table:table-cell office:value-type="float" office:value="51213">
            <text:p>5121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56</text:p>
          </table:table-cell>
          <table:table-cell office:value-type="float" office:value="23380389">
            <text:p>23380389</text:p>
          </table:table-cell>
          <table:table-cell office:value-type="float" office:value="61114">
            <text:p>6111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58</text:p>
          </table:table-cell>
          <table:table-cell office:value-type="float" office:value="56131015">
            <text:p>56131015</text:p>
          </table:table-cell>
          <table:table-cell office:value-type="float" office:value="66867">
            <text:p>66867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62</text:p>
          </table:table-cell>
          <table:table-cell office:value-type="float" office:value="36088485">
            <text:p>36088485</text:p>
          </table:table-cell>
          <table:table-cell office:value-type="float" office:value="190794">
            <text:p>19079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19</text:p>
          </table:table-cell>
          <table:table-cell office:value-type="float" office:value="16882504">
            <text:p>16882504</text:p>
          </table:table-cell>
          <table:table-cell office:value-type="float" office:value="110696">
            <text:p>11069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21</text:p>
          </table:table-cell>
          <table:table-cell office:value-type="float" office:value="42040638">
            <text:p>42040638</text:p>
          </table:table-cell>
          <table:table-cell office:value-type="float" office:value="12391">
            <text:p>1239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23</text:p>
          </table:table-cell>
          <table:table-cell office:value-type="float" office:value="23565221">
            <text:p>23565221</text:p>
          </table:table-cell>
          <table:table-cell office:value-type="float" office:value="88023">
            <text:p>8802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30</text:p>
          </table:table-cell>
          <table:table-cell office:value-type="float" office:value="23380389">
            <text:p>23380389</text:p>
          </table:table-cell>
          <table:table-cell office:value-type="float" office:value="110696">
            <text:p>11069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39</text:p>
          </table:table-cell>
          <table:table-cell office:value-type="float" office:value="42040638">
            <text:p>42040638</text:p>
          </table:table-cell>
          <table:table-cell office:value-type="float" office:value="109999">
            <text:p>10999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4</text:p>
          </table:table-cell>
          <table:table-cell office:value-type="float" office:value="54281183">
            <text:p>54281183</text:p>
          </table:table-cell>
          <table:table-cell office:value-type="float" office:value="102338">
            <text:p>10233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40</text:p>
          </table:table-cell>
          <table:table-cell office:value-type="float" office:value="54281183">
            <text:p>54281183</text:p>
          </table:table-cell>
          <table:table-cell office:value-type="float" office:value="66796">
            <text:p>6679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48</text:p>
          </table:table-cell>
          <table:table-cell office:value-type="float" office:value="23380389">
            <text:p>23380389</text:p>
          </table:table-cell>
          <table:table-cell office:value-type="float" office:value="33774">
            <text:p>3377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52</text:p>
          </table:table-cell>
          <table:table-cell office:value-type="float" office:value="1333405">
            <text:p>1333405</text:p>
          </table:table-cell>
          <table:table-cell office:value-type="float" office:value="102338">
            <text:p>10233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56</text:p>
          </table:table-cell>
          <table:table-cell office:value-type="float" office:value="65039122">
            <text:p>65039122</text:p>
          </table:table-cell>
          <table:table-cell office:value-type="float" office:value="88482">
            <text:p>8848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58</text:p>
          </table:table-cell>
          <table:table-cell office:value-type="float" office:value="54281183">
            <text:p>54281183</text:p>
          </table:table-cell>
          <table:table-cell office:value-type="float" office:value="51159">
            <text:p>5115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59</text:p>
          </table:table-cell>
          <table:table-cell office:value-type="float" office:value="23565221">
            <text:p>23565221</text:p>
          </table:table-cell>
          <table:table-cell office:value-type="float" office:value="87984">
            <text:p>8798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60</text:p>
          </table:table-cell>
          <table:table-cell office:value-type="float" office:value="59083576">
            <text:p>59083576</text:p>
          </table:table-cell>
          <table:table-cell office:value-type="float" office:value="102348">
            <text:p>1023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61</text:p>
          </table:table-cell>
          <table:table-cell office:value-type="float" office:value="10475355">
            <text:p>10475355</text:p>
          </table:table-cell>
          <table:table-cell office:value-type="float" office:value="53264">
            <text:p>5326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63</text:p>
          </table:table-cell>
          <table:table-cell office:value-type="float" office:value="38155710">
            <text:p>38155710</text:p>
          </table:table-cell>
          <table:table-cell office:value-type="float" office:value="88205">
            <text:p>8820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66</text:p>
          </table:table-cell>
          <table:table-cell office:value-type="float" office:value="23380389">
            <text:p>23380389</text:p>
          </table:table-cell>
          <table:table-cell office:value-type="float" office:value="109963">
            <text:p>10996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71</text:p>
          </table:table-cell>
          <table:table-cell office:value-type="float" office:value="90868844">
            <text:p>90868844</text:p>
          </table:table-cell>
          <table:table-cell office:value-type="float" office:value="88423">
            <text:p>8842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72</text:p>
          </table:table-cell>
          <table:table-cell office:value-type="float" office:value="36088485">
            <text:p>36088485</text:p>
          </table:table-cell>
          <table:table-cell office:value-type="float" office:value="51210">
            <text:p>5121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74</text:p>
          </table:table-cell>
          <table:table-cell office:value-type="float" office:value="65039122">
            <text:p>65039122</text:p>
          </table:table-cell>
          <table:table-cell office:value-type="float" office:value="88482">
            <text:p>8848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75</text:p>
          </table:table-cell>
          <table:table-cell office:value-type="float" office:value="42040638">
            <text:p>42040638</text:p>
          </table:table-cell>
          <table:table-cell office:value-type="float" office:value="102348">
            <text:p>1023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76</text:p>
          </table:table-cell>
          <table:table-cell office:value-type="float" office:value="54281183">
            <text:p>54281183</text:p>
          </table:table-cell>
          <table:table-cell office:value-type="float" office:value="66790">
            <text:p>66790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78</text:p>
          </table:table-cell>
          <table:table-cell office:value-type="float" office:value="59083576">
            <text:p>59083576</text:p>
          </table:table-cell>
          <table:table-cell office:value-type="float" office:value="102348">
            <text:p>1023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79</text:p>
          </table:table-cell>
          <table:table-cell office:value-type="float" office:value="10475355">
            <text:p>10475355</text:p>
          </table:table-cell>
          <table:table-cell office:value-type="float" office:value="129151">
            <text:p>12915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88</text:p>
          </table:table-cell>
          <table:table-cell office:value-type="float" office:value="1333405">
            <text:p>1333405</text:p>
          </table:table-cell>
          <table:table-cell office:value-type="float" office:value="61089">
            <text:p>61089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9</text:p>
          </table:table-cell>
          <table:table-cell office:value-type="float" office:value="38155710">
            <text:p>38155710</text:p>
          </table:table-cell>
          <table:table-cell office:value-type="float" office:value="110696">
            <text:p>11069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90</text:p>
          </table:table-cell>
          <table:table-cell office:value-type="float" office:value="36088485">
            <text:p>36088485</text:p>
          </table:table-cell>
          <table:table-cell office:value-type="float" office:value="66804">
            <text:p>6680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91</text:p>
          </table:table-cell>
          <table:table-cell office:value-type="float" office:value="16882504">
            <text:p>16882504</text:p>
          </table:table-cell>
          <table:table-cell office:value-type="float" office:value="33948">
            <text:p>339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92</text:p>
          </table:table-cell>
          <table:table-cell office:value-type="float" office:value="65039122">
            <text:p>65039122</text:p>
          </table:table-cell>
          <table:table-cell office:value-type="float" office:value="66826">
            <text:p>66826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94</text:p>
          </table:table-cell>
          <table:table-cell office:value-type="float" office:value="54281183">
            <text:p>54281183</text:p>
          </table:table-cell>
          <table:table-cell office:value-type="float" office:value="51201">
            <text:p>51201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95</text:p>
          </table:table-cell>
          <table:table-cell office:value-type="float" office:value="23565221">
            <text:p>23565221</text:p>
          </table:table-cell>
          <table:table-cell office:value-type="float" office:value="88083">
            <text:p>8808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96</text:p>
          </table:table-cell>
          <table:table-cell office:value-type="float" office:value="59083576">
            <text:p>59083576</text:p>
          </table:table-cell>
          <table:table-cell office:value-type="float" office:value="102348">
            <text:p>1023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97</text:p>
          </table:table-cell>
          <table:table-cell office:value-type="float" office:value="10475355">
            <text:p>10475355</text:p>
          </table:table-cell>
          <table:table-cell office:value-type="float" office:value="187195">
            <text:p>18719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7:20-99</text:p>
          </table:table-cell>
          <table:table-cell office:value-type="float" office:value="38155710">
            <text:p>38155710</text:p>
          </table:table-cell>
          <table:table-cell office:value-type="float" office:value="88405">
            <text:p>88405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0</text:p>
          </table:table-cell>
          <table:table-cell office:value-type="float" office:value="13203567">
            <text:p>13203567</text:p>
          </table:table-cell>
          <table:table-cell office:value-type="float" office:value="108873">
            <text:p>10887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00</text:p>
          </table:table-cell>
          <table:table-cell office:value-type="float" office:value="79426664">
            <text:p>79426664</text:p>
          </table:table-cell>
          <table:table-cell office:value-type="float" office:value="66863">
            <text:p>6686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01</text:p>
          </table:table-cell>
          <table:table-cell office:value-type="float" office:value="79848465">
            <text:p>79848465</text:p>
          </table:table-cell>
          <table:table-cell office:value-type="float" office:value="102348">
            <text:p>10234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02</text:p>
          </table:table-cell>
          <table:table-cell office:value-type="float" office:value="99261179">
            <text:p>99261179</text:p>
          </table:table-cell>
          <table:table-cell office:value-type="float" office:value="33774">
            <text:p>3377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05</text:p>
          </table:table-cell>
          <table:table-cell office:value-type="float" office:value="57782105">
            <text:p>57782105</text:p>
          </table:table-cell>
          <table:table-cell office:value-type="float" office:value="102338">
            <text:p>10233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08</text:p>
          </table:table-cell>
          <table:table-cell office:value-type="float" office:value="57730750">
            <text:p>57730750</text:p>
          </table:table-cell>
          <table:table-cell office:value-type="float" office:value="109992">
            <text:p>10999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09</text:p>
          </table:table-cell>
          <table:table-cell office:value-type="float" office:value="37023021">
            <text:p>37023021</text:p>
          </table:table-cell>
          <table:table-cell office:value-type="float" office:value="84601">
            <text:p>84601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1</text:p>
          </table:table-cell>
          <table:table-cell office:value-type="float" office:value="80728323">
            <text:p>80728323</text:p>
          </table:table-cell>
          <table:table-cell office:value-type="float" office:value="115339">
            <text:p>115339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14</text:p>
          </table:table-cell>
          <table:table-cell office:value-type="float" office:value="82137092">
            <text:p>82137092</text:p>
          </table:table-cell>
          <table:table-cell office:value-type="float" office:value="66806">
            <text:p>6680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16</text:p>
          </table:table-cell>
          <table:table-cell office:value-type="float" office:value="56012600">
            <text:p>56012600</text:p>
          </table:table-cell>
          <table:table-cell office:value-type="float" office:value="88492">
            <text:p>8849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19</text:p>
          </table:table-cell>
          <table:table-cell office:value-type="float" office:value="86032206">
            <text:p>86032206</text:p>
          </table:table-cell>
          <table:table-cell office:value-type="float" office:value="66842">
            <text:p>6684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20</text:p>
          </table:table-cell>
          <table:table-cell office:value-type="float" office:value="13203567">
            <text:p>13203567</text:p>
          </table:table-cell>
          <table:table-cell office:value-type="float" office:value="30480">
            <text:p>30480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21</text:p>
          </table:table-cell>
          <table:table-cell office:value-type="float" office:value="80728323">
            <text:p>80728323</text:p>
          </table:table-cell>
          <table:table-cell office:value-type="float" office:value="30478">
            <text:p>3047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22</text:p>
          </table:table-cell>
          <table:table-cell office:value-type="float" office:value="79426664">
            <text:p>79426664</text:p>
          </table:table-cell>
          <table:table-cell office:value-type="float" office:value="61103">
            <text:p>6110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23</text:p>
          </table:table-cell>
          <table:table-cell office:value-type="float" office:value="79848465">
            <text:p>79848465</text:p>
          </table:table-cell>
          <table:table-cell office:value-type="float" office:value="102338">
            <text:p>10233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24</text:p>
          </table:table-cell>
          <table:table-cell office:value-type="float" office:value="99261179">
            <text:p>99261179</text:p>
          </table:table-cell>
          <table:table-cell office:value-type="float" office:value="110696">
            <text:p>11069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28</text:p>
          </table:table-cell>
          <table:table-cell office:value-type="float" office:value="51514634">
            <text:p>51514634</text:p>
          </table:table-cell>
          <table:table-cell office:value-type="float" office:value="109037">
            <text:p>109037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31</text:p>
          </table:table-cell>
          <table:table-cell office:value-type="float" office:value="37023021">
            <text:p>37023021</text:p>
          </table:table-cell>
          <table:table-cell office:value-type="float" office:value="52912">
            <text:p>5291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38</text:p>
          </table:table-cell>
          <table:table-cell office:value-type="float" office:value="56012600">
            <text:p>56012600</text:p>
          </table:table-cell>
          <table:table-cell office:value-type="float" office:value="88474">
            <text:p>8847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40</text:p>
          </table:table-cell>
          <table:table-cell office:value-type="float" office:value="44195260">
            <text:p>44195260</text:p>
          </table:table-cell>
          <table:table-cell office:value-type="float" office:value="66474">
            <text:p>6647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42</text:p>
          </table:table-cell>
          <table:table-cell office:value-type="float" office:value="13203567">
            <text:p>13203567</text:p>
          </table:table-cell>
          <table:table-cell office:value-type="float" office:value="30480">
            <text:p>30480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44</text:p>
          </table:table-cell>
          <table:table-cell office:value-type="float" office:value="79426664">
            <text:p>79426664</text:p>
          </table:table-cell>
          <table:table-cell office:value-type="float" office:value="61103">
            <text:p>6110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45</text:p>
          </table:table-cell>
          <table:table-cell office:value-type="float" office:value="79848465">
            <text:p>79848465</text:p>
          </table:table-cell>
          <table:table-cell office:value-type="float" office:value="110696">
            <text:p>11069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46</text:p>
          </table:table-cell>
          <table:table-cell office:value-type="float" office:value="99261179">
            <text:p>99261179</text:p>
          </table:table-cell>
          <table:table-cell office:value-type="float" office:value="66816">
            <text:p>6681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52</text:p>
          </table:table-cell>
          <table:table-cell office:value-type="float" office:value="57730750">
            <text:p>57730750</text:p>
          </table:table-cell>
          <table:table-cell office:value-type="float" office:value="109992">
            <text:p>10999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56</text:p>
          </table:table-cell>
          <table:table-cell office:value-type="float" office:value="38615878">
            <text:p>38615878</text:p>
          </table:table-cell>
          <table:table-cell office:value-type="float" office:value="51171">
            <text:p>51171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57</text:p>
          </table:table-cell>
          <table:table-cell office:value-type="float" office:value="46986442">
            <text:p>46986442</text:p>
          </table:table-cell>
          <table:table-cell office:value-type="float" office:value="66848">
            <text:p>6684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58</text:p>
          </table:table-cell>
          <table:table-cell office:value-type="float" office:value="82137092">
            <text:p>82137092</text:p>
          </table:table-cell>
          <table:table-cell office:value-type="float" office:value="85043">
            <text:p>8504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60</text:p>
          </table:table-cell>
          <table:table-cell office:value-type="float" office:value="56012600">
            <text:p>56012600</text:p>
          </table:table-cell>
          <table:table-cell office:value-type="float" office:value="60110">
            <text:p>60110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62</text:p>
          </table:table-cell>
          <table:table-cell office:value-type="float" office:value="44195260">
            <text:p>44195260</text:p>
          </table:table-cell>
          <table:table-cell office:value-type="float" office:value="66475">
            <text:p>6647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66</text:p>
          </table:table-cell>
          <table:table-cell office:value-type="float" office:value="79426664">
            <text:p>79426664</text:p>
          </table:table-cell>
          <table:table-cell office:value-type="float" office:value="61103">
            <text:p>6110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67</text:p>
          </table:table-cell>
          <table:table-cell office:value-type="float" office:value="79848465">
            <text:p>79848465</text:p>
          </table:table-cell>
          <table:table-cell office:value-type="float" office:value="66855">
            <text:p>6685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68</text:p>
          </table:table-cell>
          <table:table-cell office:value-type="float" office:value="99261179">
            <text:p>99261179</text:p>
          </table:table-cell>
          <table:table-cell office:value-type="float" office:value="66817">
            <text:p>66817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73</text:p>
          </table:table-cell>
          <table:table-cell office:value-type="float" office:value="53560647">
            <text:p>53560647</text:p>
          </table:table-cell>
          <table:table-cell office:value-type="float" office:value="110696">
            <text:p>11069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78</text:p>
          </table:table-cell>
          <table:table-cell office:value-type="float" office:value="38615878">
            <text:p>38615878</text:p>
          </table:table-cell>
          <table:table-cell office:value-type="float" office:value="66817">
            <text:p>66817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81</text:p>
          </table:table-cell>
          <table:table-cell office:value-type="float" office:value="10851353">
            <text:p>10851353</text:p>
          </table:table-cell>
          <table:table-cell office:value-type="float" office:value="85111">
            <text:p>85111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82</text:p>
          </table:table-cell>
          <table:table-cell office:value-type="float" office:value="56012600">
            <text:p>56012600</text:p>
          </table:table-cell>
          <table:table-cell office:value-type="float" office:value="60110">
            <text:p>60110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84</text:p>
          </table:table-cell>
          <table:table-cell office:value-type="float" office:value="44195260">
            <text:p>44195260</text:p>
          </table:table-cell>
          <table:table-cell office:value-type="float" office:value="66401">
            <text:p>66401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89</text:p>
          </table:table-cell>
          <table:table-cell office:value-type="float" office:value="79848465">
            <text:p>79848465</text:p>
          </table:table-cell>
          <table:table-cell office:value-type="float" office:value="66856">
            <text:p>6685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90</text:p>
          </table:table-cell>
          <table:table-cell office:value-type="float" office:value="99261179">
            <text:p>99261179</text:p>
          </table:table-cell>
          <table:table-cell office:value-type="float" office:value="66858">
            <text:p>6685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92</text:p>
          </table:table-cell>
          <table:table-cell office:value-type="float" office:value="74050350">
            <text:p>74050350</text:p>
          </table:table-cell>
          <table:table-cell office:value-type="float" office:value="66798">
            <text:p>6679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94</text:p>
          </table:table-cell>
          <table:table-cell office:value-type="float" office:value="51514634">
            <text:p>51514634</text:p>
          </table:table-cell>
          <table:table-cell office:value-type="float" office:value="109992">
            <text:p>10999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197</text:p>
          </table:table-cell>
          <table:table-cell office:value-type="float" office:value="37023021">
            <text:p>37023021</text:p>
          </table:table-cell>
          <table:table-cell office:value-type="float" office:value="62545">
            <text:p>6254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2</text:p>
          </table:table-cell>
          <table:table-cell office:value-type="float" office:value="38615878">
            <text:p>38615878</text:p>
          </table:table-cell>
          <table:table-cell office:value-type="float" office:value="30480">
            <text:p>30480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20</text:p>
          </table:table-cell>
          <table:table-cell office:value-type="float" office:value="57730750">
            <text:p>57730750</text:p>
          </table:table-cell>
          <table:table-cell office:value-type="float" office:value="109037">
            <text:p>109037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201</text:p>
          </table:table-cell>
          <table:table-cell office:value-type="float" office:value="46986442">
            <text:p>46986442</text:p>
          </table:table-cell>
          <table:table-cell office:value-type="float" office:value="51159">
            <text:p>51159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204</text:p>
          </table:table-cell>
          <table:table-cell office:value-type="float" office:value="56012600">
            <text:p>56012600</text:p>
          </table:table-cell>
          <table:table-cell office:value-type="float" office:value="60085">
            <text:p>6008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214</text:p>
          </table:table-cell>
          <table:table-cell office:value-type="float" office:value="74050350">
            <text:p>74050350</text:p>
          </table:table-cell>
          <table:table-cell office:value-type="float" office:value="66799">
            <text:p>66799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215</text:p>
          </table:table-cell>
          <table:table-cell office:value-type="float" office:value="57782105">
            <text:p>57782105</text:p>
          </table:table-cell>
          <table:table-cell office:value-type="float" office:value="102325">
            <text:p>10232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23</text:p>
          </table:table-cell>
          <table:table-cell office:value-type="float" office:value="96856278">
            <text:p>96856278</text:p>
          </table:table-cell>
          <table:table-cell office:value-type="float" office:value="4466">
            <text:p>446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25</text:p>
          </table:table-cell>
          <table:table-cell office:value-type="float" office:value="46986442">
            <text:p>46986442</text:p>
          </table:table-cell>
          <table:table-cell office:value-type="float" office:value="102330">
            <text:p>102330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27</text:p>
          </table:table-cell>
          <table:table-cell office:value-type="float" office:value="10851353">
            <text:p>10851353</text:p>
          </table:table-cell>
          <table:table-cell office:value-type="float" office:value="88022">
            <text:p>8802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3</text:p>
          </table:table-cell>
          <table:table-cell office:value-type="float" office:value="46986442">
            <text:p>46986442</text:p>
          </table:table-cell>
          <table:table-cell office:value-type="float" office:value="109992">
            <text:p>10999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30</text:p>
          </table:table-cell>
          <table:table-cell office:value-type="float" office:value="44195260">
            <text:p>44195260</text:p>
          </table:table-cell>
          <table:table-cell office:value-type="float" office:value="102348">
            <text:p>10234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32</text:p>
          </table:table-cell>
          <table:table-cell office:value-type="float" office:value="13203567">
            <text:p>13203567</text:p>
          </table:table-cell>
          <table:table-cell office:value-type="float" office:value="108873">
            <text:p>10887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39</text:p>
          </table:table-cell>
          <table:table-cell office:value-type="float" office:value="57782105">
            <text:p>57782105</text:p>
          </table:table-cell>
          <table:table-cell office:value-type="float" office:value="108895">
            <text:p>10889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4</text:p>
          </table:table-cell>
          <table:table-cell office:value-type="float" office:value="82137092">
            <text:p>82137092</text:p>
          </table:table-cell>
          <table:table-cell office:value-type="float" office:value="109999">
            <text:p>109999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40</text:p>
          </table:table-cell>
          <table:table-cell office:value-type="float" office:value="51514634">
            <text:p>51514634</text:p>
          </table:table-cell>
          <table:table-cell office:value-type="float" office:value="115334">
            <text:p>11533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42</text:p>
          </table:table-cell>
          <table:table-cell office:value-type="float" office:value="57730750">
            <text:p>57730750</text:p>
          </table:table-cell>
          <table:table-cell office:value-type="float" office:value="109037">
            <text:p>109037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47</text:p>
          </table:table-cell>
          <table:table-cell office:value-type="float" office:value="46986442">
            <text:p>46986442</text:p>
          </table:table-cell>
          <table:table-cell office:value-type="float" office:value="12391">
            <text:p>12391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49</text:p>
          </table:table-cell>
          <table:table-cell office:value-type="float" office:value="10851353">
            <text:p>10851353</text:p>
          </table:table-cell>
          <table:table-cell office:value-type="float" office:value="66477">
            <text:p>66477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53</text:p>
          </table:table-cell>
          <table:table-cell office:value-type="float" office:value="86032206">
            <text:p>86032206</text:p>
          </table:table-cell>
          <table:table-cell office:value-type="float" office:value="51153">
            <text:p>5115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55</text:p>
          </table:table-cell>
          <table:table-cell office:value-type="float" office:value="80728323">
            <text:p>80728323</text:p>
          </table:table-cell>
          <table:table-cell office:value-type="float" office:value="109037">
            <text:p>109037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56</text:p>
          </table:table-cell>
          <table:table-cell office:value-type="float" office:value="79426664">
            <text:p>79426664</text:p>
          </table:table-cell>
          <table:table-cell office:value-type="float" office:value="88403">
            <text:p>8840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61</text:p>
          </table:table-cell>
          <table:table-cell office:value-type="float" office:value="57782105">
            <text:p>57782105</text:p>
          </table:table-cell>
          <table:table-cell office:value-type="float" office:value="109038">
            <text:p>10903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63</text:p>
          </table:table-cell>
          <table:table-cell office:value-type="float" office:value="53560647">
            <text:p>53560647</text:p>
          </table:table-cell>
          <table:table-cell office:value-type="float" office:value="102336">
            <text:p>10233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65</text:p>
          </table:table-cell>
          <table:table-cell office:value-type="float" office:value="37023021">
            <text:p>37023021</text:p>
          </table:table-cell>
          <table:table-cell office:value-type="float" office:value="51189">
            <text:p>51189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68</text:p>
          </table:table-cell>
          <table:table-cell office:value-type="float" office:value="38615878">
            <text:p>38615878</text:p>
          </table:table-cell>
          <table:table-cell office:value-type="float" office:value="115350">
            <text:p>115350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69</text:p>
          </table:table-cell>
          <table:table-cell office:value-type="float" office:value="46986442">
            <text:p>46986442</text:p>
          </table:table-cell>
          <table:table-cell office:value-type="float" office:value="109038">
            <text:p>10903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75</text:p>
          </table:table-cell>
          <table:table-cell office:value-type="float" office:value="86032206">
            <text:p>86032206</text:p>
          </table:table-cell>
          <table:table-cell office:value-type="float" office:value="51153">
            <text:p>5115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77</text:p>
          </table:table-cell>
          <table:table-cell office:value-type="float" office:value="80728323">
            <text:p>80728323</text:p>
          </table:table-cell>
          <table:table-cell office:value-type="float" office:value="12361">
            <text:p>12361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78</text:p>
          </table:table-cell>
          <table:table-cell office:value-type="float" office:value="79426664">
            <text:p>79426664</text:p>
          </table:table-cell>
          <table:table-cell office:value-type="float" office:value="85975">
            <text:p>8597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79</text:p>
          </table:table-cell>
          <table:table-cell office:value-type="float" office:value="79848465">
            <text:p>79848465</text:p>
          </table:table-cell>
          <table:table-cell office:value-type="float" office:value="33774">
            <text:p>3377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82</text:p>
          </table:table-cell>
          <table:table-cell office:value-type="float" office:value="74050350">
            <text:p>74050350</text:p>
          </table:table-cell>
          <table:table-cell office:value-type="float" office:value="102338">
            <text:p>10233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83</text:p>
          </table:table-cell>
          <table:table-cell office:value-type="float" office:value="57782105">
            <text:p>57782105</text:p>
          </table:table-cell>
          <table:table-cell office:value-type="float" office:value="30460">
            <text:p>30460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85</text:p>
          </table:table-cell>
          <table:table-cell office:value-type="float" office:value="53560647">
            <text:p>53560647</text:p>
          </table:table-cell>
          <table:table-cell office:value-type="float" office:value="108873">
            <text:p>10887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86</text:p>
          </table:table-cell>
          <table:table-cell office:value-type="float" office:value="57730750">
            <text:p>57730750</text:p>
          </table:table-cell>
          <table:table-cell office:value-type="float" office:value="109037">
            <text:p>109037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87</text:p>
          </table:table-cell>
          <table:table-cell office:value-type="float" office:value="37023021">
            <text:p>37023021</text:p>
          </table:table-cell>
          <table:table-cell office:value-type="float" office:value="88467">
            <text:p>88467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91</text:p>
          </table:table-cell>
          <table:table-cell office:value-type="float" office:value="46986442">
            <text:p>46986442</text:p>
          </table:table-cell>
          <table:table-cell office:value-type="float" office:value="109963">
            <text:p>10996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94</text:p>
          </table:table-cell>
          <table:table-cell office:value-type="float" office:value="56012600">
            <text:p>56012600</text:p>
          </table:table-cell>
          <table:table-cell office:value-type="float" office:value="88432">
            <text:p>8843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96</text:p>
          </table:table-cell>
          <table:table-cell office:value-type="float" office:value="44195260">
            <text:p>44195260</text:p>
          </table:table-cell>
          <table:table-cell office:value-type="float" office:value="88434">
            <text:p>8843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97</text:p>
          </table:table-cell>
          <table:table-cell office:value-type="float" office:value="86032206">
            <text:p>86032206</text:p>
          </table:table-cell>
          <table:table-cell office:value-type="float" office:value="51153">
            <text:p>5115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98</text:p>
          </table:table-cell>
          <table:table-cell office:value-type="float" office:value="13203567">
            <text:p>13203567</text:p>
          </table:table-cell>
          <table:table-cell office:value-type="float" office:value="30479">
            <text:p>30479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9:39-99</text:p>
          </table:table-cell>
          <table:table-cell office:value-type="float" office:value="80728323">
            <text:p>80728323</text:p>
          </table:table-cell>
          <table:table-cell office:value-type="float" office:value="12361">
            <text:p>12361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</text:p>
          </table:table-cell>
          <table:table-cell office:value-type="float" office:value="99245169">
            <text:p>99245169</text:p>
          </table:table-cell>
          <table:table-cell office:value-type="float" office:value="109999">
            <text:p>109999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00</text:p>
          </table:table-cell>
          <table:table-cell office:value-type="float" office:value="20531762">
            <text:p>20531762</text:p>
          </table:table-cell>
          <table:table-cell office:value-type="float" office:value="88406">
            <text:p>88406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01</text:p>
          </table:table-cell>
          <table:table-cell office:value-type="float" office:value="86332116">
            <text:p>86332116</text:p>
          </table:table-cell>
          <table:table-cell office:value-type="float" office:value="84669">
            <text:p>84669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02</text:p>
          </table:table-cell>
          <table:table-cell office:value-type="float" office:value="90125000">
            <text:p>90125000</text:p>
          </table:table-cell>
          <table:table-cell office:value-type="float" office:value="33774">
            <text:p>33774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04</text:p>
          </table:table-cell>
          <table:table-cell office:value-type="float" office:value="41672007">
            <text:p>41672007</text:p>
          </table:table-cell>
          <table:table-cell office:value-type="float" office:value="87999">
            <text:p>87999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07</text:p>
          </table:table-cell>
          <table:table-cell office:value-type="float" office:value="57629086">
            <text:p>57629086</text:p>
          </table:table-cell>
          <table:table-cell office:value-type="float" office:value="88028">
            <text:p>88028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08</text:p>
          </table:table-cell>
          <table:table-cell office:value-type="float" office:value="83587405">
            <text:p>83587405</text:p>
          </table:table-cell>
          <table:table-cell office:value-type="float" office:value="33948">
            <text:p>33948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1</text:p>
          </table:table-cell>
          <table:table-cell office:value-type="float" office:value="57629086">
            <text:p>57629086</text:p>
          </table:table-cell>
          <table:table-cell office:value-type="float" office:value="33948">
            <text:p>33948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11</text:p>
          </table:table-cell>
          <table:table-cell office:value-type="float" office:value="37347193">
            <text:p>37347193</text:p>
          </table:table-cell>
          <table:table-cell office:value-type="float" office:value="97828">
            <text:p>97828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14</text:p>
          </table:table-cell>
          <table:table-cell office:value-type="float" office:value="4384150">
            <text:p>4384150</text:p>
          </table:table-cell>
          <table:table-cell office:value-type="float" office:value="66390">
            <text:p>66390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18</text:p>
          </table:table-cell>
          <table:table-cell office:value-type="float" office:value="90125000">
            <text:p>90125000</text:p>
          </table:table-cell>
          <table:table-cell office:value-type="float" office:value="33774">
            <text:p>33774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19</text:p>
          </table:table-cell>
          <table:table-cell office:value-type="float" office:value="30322458">
            <text:p>30322458</text:p>
          </table:table-cell>
          <table:table-cell office:value-type="float" office:value="52873">
            <text:p>52873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23</text:p>
          </table:table-cell>
          <table:table-cell office:value-type="float" office:value="57629086">
            <text:p>57629086</text:p>
          </table:table-cell>
          <table:table-cell office:value-type="float" office:value="88033">
            <text:p>88033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34</text:p>
          </table:table-cell>
          <table:table-cell office:value-type="float" office:value="90125000">
            <text:p>90125000</text:p>
          </table:table-cell>
          <table:table-cell office:value-type="float" office:value="33774">
            <text:p>33774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35</text:p>
          </table:table-cell>
          <table:table-cell office:value-type="float" office:value="30322458">
            <text:p>30322458</text:p>
          </table:table-cell>
          <table:table-cell office:value-type="float" office:value="66872">
            <text:p>66872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39</text:p>
          </table:table-cell>
          <table:table-cell office:value-type="float" office:value="57629086">
            <text:p>57629086</text:p>
          </table:table-cell>
          <table:table-cell office:value-type="float" office:value="85944">
            <text:p>85944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4</text:p>
          </table:table-cell>
          <table:table-cell office:value-type="float" office:value="18369017">
            <text:p>18369017</text:p>
          </table:table-cell>
          <table:table-cell office:value-type="float" office:value="109995">
            <text:p>109995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41</text:p>
          </table:table-cell>
          <table:table-cell office:value-type="float" office:value="80851964">
            <text:p>80851964</text:p>
          </table:table-cell>
          <table:table-cell office:value-type="float" office:value="66816">
            <text:p>66816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46</text:p>
          </table:table-cell>
          <table:table-cell office:value-type="float" office:value="4384150">
            <text:p>4384150</text:p>
          </table:table-cell>
          <table:table-cell office:value-type="float" office:value="66854">
            <text:p>66854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49</text:p>
          </table:table-cell>
          <table:table-cell office:value-type="float" office:value="86332116">
            <text:p>86332116</text:p>
          </table:table-cell>
          <table:table-cell office:value-type="float" office:value="108926">
            <text:p>108926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51</text:p>
          </table:table-cell>
          <table:table-cell office:value-type="float" office:value="30322458">
            <text:p>30322458</text:p>
          </table:table-cell>
          <table:table-cell office:value-type="float" office:value="85882">
            <text:p>85882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55</text:p>
          </table:table-cell>
          <table:table-cell office:value-type="float" office:value="57629086">
            <text:p>57629086</text:p>
          </table:table-cell>
          <table:table-cell office:value-type="float" office:value="85944">
            <text:p>85944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56</text:p>
          </table:table-cell>
          <table:table-cell office:value-type="float" office:value="83587405">
            <text:p>83587405</text:p>
          </table:table-cell>
          <table:table-cell office:value-type="float" office:value="88245">
            <text:p>88245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59</text:p>
          </table:table-cell>
          <table:table-cell office:value-type="float" office:value="37347193">
            <text:p>37347193</text:p>
          </table:table-cell>
          <table:table-cell office:value-type="float" office:value="97808">
            <text:p>97808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62</text:p>
          </table:table-cell>
          <table:table-cell office:value-type="float" office:value="4384150">
            <text:p>4384150</text:p>
          </table:table-cell>
          <table:table-cell office:value-type="float" office:value="51210">
            <text:p>51210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66</text:p>
          </table:table-cell>
          <table:table-cell office:value-type="float" office:value="90125000">
            <text:p>90125000</text:p>
          </table:table-cell>
          <table:table-cell office:value-type="float" office:value="110696">
            <text:p>110696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7</text:p>
          </table:table-cell>
          <table:table-cell office:value-type="float" office:value="99245169">
            <text:p>99245169</text:p>
          </table:table-cell>
          <table:table-cell office:value-type="float" office:value="110696">
            <text:p>110696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71</text:p>
          </table:table-cell>
          <table:table-cell office:value-type="float" office:value="57629086">
            <text:p>57629086</text:p>
          </table:table-cell>
          <table:table-cell office:value-type="float" office:value="85944">
            <text:p>85944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72</text:p>
          </table:table-cell>
          <table:table-cell office:value-type="float" office:value="83587405">
            <text:p>83587405</text:p>
          </table:table-cell>
          <table:table-cell office:value-type="float" office:value="61101">
            <text:p>61101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74</text:p>
          </table:table-cell>
          <table:table-cell office:value-type="float" office:value="18369017">
            <text:p>18369017</text:p>
          </table:table-cell>
          <table:table-cell office:value-type="float" office:value="66801">
            <text:p>66801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75</text:p>
          </table:table-cell>
          <table:table-cell office:value-type="float" office:value="37347193">
            <text:p>37347193</text:p>
          </table:table-cell>
          <table:table-cell office:value-type="float" office:value="97872">
            <text:p>97872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78</text:p>
          </table:table-cell>
          <table:table-cell office:value-type="float" office:value="4384150">
            <text:p>4384150</text:p>
          </table:table-cell>
          <table:table-cell office:value-type="float" office:value="88491">
            <text:p>88491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8</text:p>
          </table:table-cell>
          <table:table-cell office:value-type="float" office:value="4384150">
            <text:p>4384150</text:p>
          </table:table-cell>
          <table:table-cell office:value-type="float" office:value="33736">
            <text:p>33736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180</text:p>
          </table:table-cell>
          <table:table-cell office:value-type="float" office:value="20531762">
            <text:p>20531762</text:p>
          </table:table-cell>
          <table:table-cell office:value-type="float" office:value="93571">
            <text:p>93571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2</text:p>
          </table:table-cell>
          <table:table-cell office:value-type="float" office:value="4384150">
            <text:p>4384150</text:p>
          </table:table-cell>
          <table:table-cell office:value-type="float" office:value="34153">
            <text:p>34153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20</text:p>
          </table:table-cell>
          <table:table-cell office:value-type="float" office:value="20531762">
            <text:p>20531762</text:p>
          </table:table-cell>
          <table:table-cell office:value-type="float" office:value="33950">
            <text:p>33950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23</text:p>
          </table:table-cell>
          <table:table-cell office:value-type="float" office:value="30322458">
            <text:p>30322458</text:p>
          </table:table-cell>
          <table:table-cell office:value-type="float" office:value="109966">
            <text:p>109966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24</text:p>
          </table:table-cell>
          <table:table-cell office:value-type="float" office:value="41672007">
            <text:p>41672007</text:p>
          </table:table-cell>
          <table:table-cell office:value-type="float" office:value="33950">
            <text:p>33950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28</text:p>
          </table:table-cell>
          <table:table-cell office:value-type="float" office:value="83587405">
            <text:p>83587405</text:p>
          </table:table-cell>
          <table:table-cell office:value-type="float" office:value="109966">
            <text:p>109966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29</text:p>
          </table:table-cell>
          <table:table-cell office:value-type="float" office:value="80851964">
            <text:p>80851964</text:p>
          </table:table-cell>
          <table:table-cell office:value-type="float" office:value="33948">
            <text:p>33948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31</text:p>
          </table:table-cell>
          <table:table-cell office:value-type="float" office:value="37347193">
            <text:p>37347193</text:p>
          </table:table-cell>
          <table:table-cell office:value-type="float" office:value="128670">
            <text:p>128670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33</text:p>
          </table:table-cell>
          <table:table-cell office:value-type="float" office:value="99245169">
            <text:p>99245169</text:p>
          </table:table-cell>
          <table:table-cell office:value-type="float" office:value="102348">
            <text:p>102348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38</text:p>
          </table:table-cell>
          <table:table-cell office:value-type="float" office:value="90125000">
            <text:p>90125000</text:p>
          </table:table-cell>
          <table:table-cell office:value-type="float" office:value="115350">
            <text:p>115350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39</text:p>
          </table:table-cell>
          <table:table-cell office:value-type="float" office:value="30322458">
            <text:p>30322458</text:p>
          </table:table-cell>
          <table:table-cell office:value-type="float" office:value="109966">
            <text:p>109966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40</text:p>
          </table:table-cell>
          <table:table-cell office:value-type="float" office:value="41672007">
            <text:p>41672007</text:p>
          </table:table-cell>
          <table:table-cell office:value-type="float" office:value="102345">
            <text:p>102345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45</text:p>
          </table:table-cell>
          <table:table-cell office:value-type="float" office:value="80851964">
            <text:p>80851964</text:p>
          </table:table-cell>
          <table:table-cell office:value-type="float" office:value="33950">
            <text:p>33950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47</text:p>
          </table:table-cell>
          <table:table-cell office:value-type="float" office:value="37347193">
            <text:p>37347193</text:p>
          </table:table-cell>
          <table:table-cell office:value-type="float" office:value="85601">
            <text:p>85601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48</text:p>
          </table:table-cell>
          <table:table-cell office:value-type="float" office:value="48870773">
            <text:p>48870773</text:p>
          </table:table-cell>
          <table:table-cell office:value-type="float" office:value="51144">
            <text:p>51144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49</text:p>
          </table:table-cell>
          <table:table-cell office:value-type="float" office:value="99245169">
            <text:p>99245169</text:p>
          </table:table-cell>
          <table:table-cell office:value-type="float" office:value="109995">
            <text:p>109995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50</text:p>
          </table:table-cell>
          <table:table-cell office:value-type="float" office:value="4384150">
            <text:p>4384150</text:p>
          </table:table-cell>
          <table:table-cell office:value-type="float" office:value="33720">
            <text:p>33720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53</text:p>
          </table:table-cell>
          <table:table-cell office:value-type="float" office:value="86332116">
            <text:p>86332116</text:p>
          </table:table-cell>
          <table:table-cell office:value-type="float" office:value="85061">
            <text:p>85061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54</text:p>
          </table:table-cell>
          <table:table-cell office:value-type="float" office:value="90125000">
            <text:p>90125000</text:p>
          </table:table-cell>
          <table:table-cell office:value-type="float" office:value="33771">
            <text:p>33771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56</text:p>
          </table:table-cell>
          <table:table-cell office:value-type="float" office:value="41672007">
            <text:p>41672007</text:p>
          </table:table-cell>
          <table:table-cell office:value-type="float" office:value="71339">
            <text:p>71339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6</text:p>
          </table:table-cell>
          <table:table-cell office:value-type="float" office:value="90125000">
            <text:p>90125000</text:p>
          </table:table-cell>
          <table:table-cell office:value-type="float" office:value="12391">
            <text:p>12391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60</text:p>
          </table:table-cell>
          <table:table-cell office:value-type="float" office:value="83587405">
            <text:p>83587405</text:p>
          </table:table-cell>
          <table:table-cell office:value-type="float" office:value="102357">
            <text:p>102357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62</text:p>
          </table:table-cell>
          <table:table-cell office:value-type="float" office:value="18369017">
            <text:p>18369017</text:p>
          </table:table-cell>
          <table:table-cell office:value-type="float" office:value="102357">
            <text:p>102357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70</text:p>
          </table:table-cell>
          <table:table-cell office:value-type="float" office:value="90125000">
            <text:p>90125000</text:p>
          </table:table-cell>
          <table:table-cell office:value-type="float" office:value="33771">
            <text:p>33771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71</text:p>
          </table:table-cell>
          <table:table-cell office:value-type="float" office:value="30322458">
            <text:p>30322458</text:p>
          </table:table-cell>
          <table:table-cell office:value-type="float" office:value="33948">
            <text:p>33948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72</text:p>
          </table:table-cell>
          <table:table-cell office:value-type="float" office:value="41672007">
            <text:p>41672007</text:p>
          </table:table-cell>
          <table:table-cell office:value-type="float" office:value="71339">
            <text:p>71339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75</text:p>
          </table:table-cell>
          <table:table-cell office:value-type="float" office:value="57629086">
            <text:p>57629086</text:p>
          </table:table-cell>
          <table:table-cell office:value-type="float" office:value="85112">
            <text:p>85112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78</text:p>
          </table:table-cell>
          <table:table-cell office:value-type="float" office:value="18369017">
            <text:p>18369017</text:p>
          </table:table-cell>
          <table:table-cell office:value-type="float" office:value="102357">
            <text:p>102357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86</text:p>
          </table:table-cell>
          <table:table-cell office:value-type="float" office:value="90125000">
            <text:p>90125000</text:p>
          </table:table-cell>
          <table:table-cell office:value-type="float" office:value="33774">
            <text:p>33774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1:58:31-92</text:p>
          </table:table-cell>
          <table:table-cell office:value-type="float" office:value="83587405">
            <text:p>83587405</text:p>
          </table:table-cell>
          <table:table-cell office:value-type="float" office:value="109995">
            <text:p>109995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2:52:34-16</text:p>
          </table:table-cell>
          <table:table-cell office:value-type="float" office:value="17488306">
            <text:p>17488306</text:p>
          </table:table-cell>
          <table:table-cell office:value-type="float" office:value="102345">
            <text:p>102345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2:52:34-21</text:p>
          </table:table-cell>
          <table:table-cell office:value-type="float" office:value="47186735">
            <text:p>47186735</text:p>
          </table:table-cell>
          <table:table-cell office:value-type="float" office:value="102345">
            <text:p>102345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2:52:34-24</text:p>
          </table:table-cell>
          <table:table-cell office:value-type="float" office:value="71137136">
            <text:p>71137136</text:p>
          </table:table-cell>
          <table:table-cell office:value-type="float" office:value="109966">
            <text:p>109966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2:52:34-34</text:p>
          </table:table-cell>
          <table:table-cell office:value-type="float" office:value="69946915">
            <text:p>69946915</text:p>
          </table:table-cell>
          <table:table-cell office:value-type="float" office:value="87472">
            <text:p>87472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2:52:34-36</text:p>
          </table:table-cell>
          <table:table-cell office:value-type="float" office:value="53032020">
            <text:p>53032020</text:p>
          </table:table-cell>
          <table:table-cell office:value-type="float" office:value="33950">
            <text:p>33950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2:52:34-38</text:p>
          </table:table-cell>
          <table:table-cell office:value-type="float" office:value="91210577">
            <text:p>91210577</text:p>
          </table:table-cell>
          <table:table-cell office:value-type="float" office:value="33950">
            <text:p>33950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2:52:34-4</text:p>
          </table:table-cell>
          <table:table-cell office:value-type="float" office:value="27104091">
            <text:p>27104091</text:p>
          </table:table-cell>
          <table:table-cell office:value-type="float" office:value="102357">
            <text:p>102357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2:52:34-40</text:p>
          </table:table-cell>
          <table:table-cell office:value-type="float" office:value="98535100">
            <text:p>98535100</text:p>
          </table:table-cell>
          <table:table-cell office:value-type="float" office:value="33950">
            <text:p>33950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2:52:34-46</text:p>
          </table:table-cell>
          <table:table-cell office:value-type="float" office:value="85020693">
            <text:p>85020693</text:p>
          </table:table-cell>
          <table:table-cell office:value-type="float" office:value="102357">
            <text:p>102357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2:52:34-5</text:p>
          </table:table-cell>
          <table:table-cell office:value-type="float" office:value="15199436">
            <text:p>15199436</text:p>
          </table:table-cell>
          <table:table-cell office:value-type="float" office:value="109963">
            <text:p>109963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2:52:34-50</text:p>
          </table:table-cell>
          <table:table-cell office:value-type="float" office:value="96245238">
            <text:p>96245238</text:p>
          </table:table-cell>
          <table:table-cell office:value-type="float" office:value="102345">
            <text:p>102345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2:52:34-6</text:p>
          </table:table-cell>
          <table:table-cell office:value-type="float" office:value="69946915">
            <text:p>69946915</text:p>
          </table:table-cell>
          <table:table-cell office:value-type="float" office:value="33948">
            <text:p>33948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2:52:34-8</text:p>
          </table:table-cell>
          <table:table-cell office:value-type="float" office:value="53032020">
            <text:p>53032020</text:p>
          </table:table-cell>
          <table:table-cell office:value-type="float" office:value="109995">
            <text:p>109995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78-at_12:52:34-9</text:p>
          </table:table-cell>
          <table:table-cell office:value-type="float" office:value="55523054">
            <text:p>55523054</text:p>
          </table:table-cell>
          <table:table-cell office:value-type="float" office:value="102338">
            <text:p>102338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101</text:p>
          </table:table-cell>
          <table:table-cell office:value-type="float" office:value="72714272">
            <text:p>72714272</text:p>
          </table:table-cell>
          <table:table-cell office:value-type="float" office:value="14929">
            <text:p>14929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112</text:p>
          </table:table-cell>
          <table:table-cell office:value-type="float" office:value="54038484">
            <text:p>54038484</text:p>
          </table:table-cell>
          <table:table-cell office:value-type="float" office:value="2264">
            <text:p>226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113</text:p>
          </table:table-cell>
          <table:table-cell office:value-type="float" office:value="64476859">
            <text:p>64476859</text:p>
          </table:table-cell>
          <table:table-cell office:value-type="float" office:value="4468">
            <text:p>446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116</text:p>
          </table:table-cell>
          <table:table-cell office:value-type="float" office:value="17307303">
            <text:p>17307303</text:p>
          </table:table-cell>
          <table:table-cell office:value-type="float" office:value="56844">
            <text:p>5684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118</text:p>
          </table:table-cell>
          <table:table-cell office:value-type="float" office:value="72714272">
            <text:p>72714272</text:p>
          </table:table-cell>
          <table:table-cell office:value-type="float" office:value="2289">
            <text:p>2289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14</text:p>
          </table:table-cell>
          <table:table-cell office:value-type="float" office:value="17307303">
            <text:p>17307303</text:p>
          </table:table-cell>
          <table:table-cell office:value-type="float" office:value="30174">
            <text:p>3017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24</text:p>
          </table:table-cell>
          <table:table-cell office:value-type="float" office:value="40118112">
            <text:p>40118112</text:p>
          </table:table-cell>
          <table:table-cell office:value-type="float" office:value="53934">
            <text:p>5393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25</text:p>
          </table:table-cell>
          <table:table-cell office:value-type="float" office:value="85222222">
            <text:p>85222222</text:p>
          </table:table-cell>
          <table:table-cell office:value-type="float" office:value="1650">
            <text:p>1650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29</text:p>
          </table:table-cell>
          <table:table-cell office:value-type="float" office:value="95637463">
            <text:p>95637463</text:p>
          </table:table-cell>
          <table:table-cell office:value-type="float" office:value="4040">
            <text:p>4040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3</text:p>
          </table:table-cell>
          <table:table-cell office:value-type="float" office:value="11774971">
            <text:p>11774971</text:p>
          </table:table-cell>
          <table:table-cell office:value-type="float" office:value="9686">
            <text:p>968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36</text:p>
          </table:table-cell>
          <table:table-cell office:value-type="float" office:value="10915640">
            <text:p>10915640</text:p>
          </table:table-cell>
          <table:table-cell office:value-type="float" office:value="4902">
            <text:p>490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37</text:p>
          </table:table-cell>
          <table:table-cell office:value-type="float" office:value="11774971">
            <text:p>11774971</text:p>
          </table:table-cell>
          <table:table-cell office:value-type="float" office:value="4902">
            <text:p>490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42</text:p>
          </table:table-cell>
          <table:table-cell office:value-type="float" office:value="85222222">
            <text:p>85222222</text:p>
          </table:table-cell>
          <table:table-cell office:value-type="float" office:value="66588">
            <text:p>6658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44</text:p>
          </table:table-cell>
          <table:table-cell office:value-type="float" office:value="54038484">
            <text:p>54038484</text:p>
          </table:table-cell>
          <table:table-cell office:value-type="float" office:value="66284">
            <text:p>6628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46</text:p>
          </table:table-cell>
          <table:table-cell office:value-type="float" office:value="95637463">
            <text:p>95637463</text:p>
          </table:table-cell>
          <table:table-cell office:value-type="float" office:value="115251">
            <text:p>115251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53</text:p>
          </table:table-cell>
          <table:table-cell office:value-type="float" office:value="10915640">
            <text:p>10915640</text:p>
          </table:table-cell>
          <table:table-cell office:value-type="float" office:value="53290">
            <text:p>53290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58</text:p>
          </table:table-cell>
          <table:table-cell office:value-type="float" office:value="40118112">
            <text:p>40118112</text:p>
          </table:table-cell>
          <table:table-cell office:value-type="float" office:value="84988">
            <text:p>8498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67</text:p>
          </table:table-cell>
          <table:table-cell office:value-type="float" office:value="72714272">
            <text:p>72714272</text:p>
          </table:table-cell>
          <table:table-cell office:value-type="float" office:value="1069">
            <text:p>1069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76</text:p>
          </table:table-cell>
          <table:table-cell office:value-type="float" office:value="85222222">
            <text:p>85222222</text:p>
          </table:table-cell>
          <table:table-cell office:value-type="float" office:value="84898">
            <text:p>84898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78</text:p>
          </table:table-cell>
          <table:table-cell office:value-type="float" office:value="54038484">
            <text:p>54038484</text:p>
          </table:table-cell>
          <table:table-cell office:value-type="float" office:value="2286">
            <text:p>228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80</text:p>
          </table:table-cell>
          <table:table-cell office:value-type="float" office:value="95637463">
            <text:p>95637463</text:p>
          </table:table-cell>
          <table:table-cell office:value-type="float" office:value="41225">
            <text:p>41225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84</text:p>
          </table:table-cell>
          <table:table-cell office:value-type="float" office:value="72714272">
            <text:p>72714272</text:p>
          </table:table-cell>
          <table:table-cell office:value-type="float" office:value="4041">
            <text:p>4041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87</text:p>
          </table:table-cell>
          <table:table-cell office:value-type="float" office:value="10915640">
            <text:p>10915640</text:p>
          </table:table-cell>
          <table:table-cell office:value-type="float" office:value="185456">
            <text:p>185456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 CONV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88</text:p>
          </table:table-cell>
          <table:table-cell office:value-type="float" office:value="11774971">
            <text:p>11774971</text:p>
          </table:table-cell>
          <table:table-cell office:value-type="float" office:value="84602">
            <text:p>84602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92</text:p>
          </table:table-cell>
          <table:table-cell office:value-type="float" office:value="40118112">
            <text:p>40118112</text:p>
          </table:table-cell>
          <table:table-cell office:value-type="float" office:value="172873">
            <text:p>172873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93</text:p>
          </table:table-cell>
          <table:table-cell office:value-type="float" office:value="85222222">
            <text:p>85222222</text:p>
          </table:table-cell>
          <table:table-cell office:value-type="float" office:value="89664">
            <text:p>8966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95</text:p>
          </table:table-cell>
          <table:table-cell office:value-type="float" office:value="54038484">
            <text:p>54038484</text:p>
          </table:table-cell>
          <table:table-cell office:value-type="float" office:value="2264">
            <text:p>226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OFF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FDTT-mathasst-9-at_12:58:03-97</text:p>
          </table:table-cell>
          <table:table-cell office:value-type="float" office:value="95637463">
            <text:p>95637463</text:p>
          </table:table-cell>
          <table:table-cell office:value-type="float" office:value="43674">
            <text:p>43674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FRUSTRATED</text:p>
          </table:table-cell>
          <table:table-cell office:value-type="string">
            <text:p>ON TASK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MDH-math_assistment-2-at_08:35:23-52</text:p>
          </table:table-cell>
          <table:table-cell office:value-type="float" office:value="33419731">
            <text:p>33419731</text:p>
          </table:table-cell>
          <table:table-cell office:value-type="float" office:value="56759">
            <text:p>5675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MDH-math_assistments-1-at_07:44:12-151</text:p>
          </table:table-cell>
          <table:table-cell office:value-type="float" office:value="64663433">
            <text:p>64663433</text:p>
          </table:table-cell>
          <table:table-cell office:value-type="float" office:value="66794">
            <text:p>66794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MDH-math_assistments-1-at_07:44:12-16</text:p>
          </table:table-cell>
          <table:table-cell office:value-type="float" office:value="56784912">
            <text:p>56784912</text:p>
          </table:table-cell>
          <table:table-cell office:value-type="float" office:value="109999">
            <text:p>109999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MDH-math_assistments-1-at_07:44:12-23</text:p>
          </table:table-cell>
          <table:table-cell office:value-type="float" office:value="30314880">
            <text:p>30314880</text:p>
          </table:table-cell>
          <table:table-cell office:value-type="float" office:value="87984">
            <text:p>87984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MDH-math_assistments-1-at_07:44:12-93</text:p>
          </table:table-cell>
          <table:table-cell office:value-type="float" office:value="84679264">
            <text:p>84679264</text:p>
          </table:table-cell>
          <table:table-cell office:value-type="float" office:value="66847">
            <text:p>66847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MDH-math_assistments-1-at_07:41:38-116</text:p>
          </table:table-cell>
          <table:table-cell office:value-type="float" office:value="97739615">
            <text:p>97739615</text:p>
          </table:table-cell>
          <table:table-cell office:value-type="float" office:value="109038">
            <text:p>109038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MDH-math_assistments-1-at_07:41:38-40</text:p>
          </table:table-cell>
          <table:table-cell office:value-type="float" office:value="58898148">
            <text:p>58898148</text:p>
          </table:table-cell>
          <table:table-cell office:value-type="float" office:value="33914">
            <text:p>33914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MDH-math_assistments-1-at_07:41:38-55</text:p>
          </table:table-cell>
          <table:table-cell office:value-type="float" office:value="89251618">
            <text:p>89251618</text:p>
          </table:table-cell>
          <table:table-cell office:value-type="float" office:value="33950">
            <text:p>33950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MDH-math_assistments-2-at_08:36:36-248</text:p>
          </table:table-cell>
          <table:table-cell office:value-type="float" office:value="66879642">
            <text:p>66879642</text:p>
          </table:table-cell>
          <table:table-cell office:value-type="float" office:value="56828">
            <text:p>56828</text:p>
          </table:table-cell>
          <table:table-cell office:value-type="string">
            <text:p>10/15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MDH-math_assistments-4_5-at_10:43:00-92</text:p>
          </table:table-cell>
          <table:table-cell office:value-type="float" office:value="5098274">
            <text:p>5098274</text:p>
          </table:table-cell>
          <table:table-cell office:value-type="float" office:value="79352">
            <text:p>79352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MDH-math_assistments-4-at_10:34:30-156</text:p>
          </table:table-cell>
          <table:table-cell office:value-type="float" office:value="37782119">
            <text:p>37782119</text:p>
          </table:table-cell>
          <table:table-cell office:value-type="float" office:value="1043">
            <text:p>1043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MDH-math_assistments-4-at_10:34:30-170</text:p>
          </table:table-cell>
          <table:table-cell office:value-type="float" office:value="92694084">
            <text:p>92694084</text:p>
          </table:table-cell>
          <table:table-cell office:value-type="float" office:value="12359">
            <text:p>12359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FRUSTRATED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MDH-math_assistments-4-at_10:34:30-176</text:p>
          </table:table-cell>
          <table:table-cell office:value-type="float" office:value="25753406">
            <text:p>25753406</text:p>
          </table:table-cell>
          <table:table-cell office:value-type="float" office:value="9687">
            <text:p>9687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MDH-math_assistments-4-at_10:34:30-51</text:p>
          </table:table-cell>
          <table:table-cell office:value-type="float" office:value="37782119">
            <text:p>37782119</text:p>
          </table:table-cell>
          <table:table-cell office:value-type="float" office:value="4901">
            <text:p>4901</text:p>
          </table:table-cell>
          <table:table-cell office:value-type="string">
            <text:p>10/19/1900</text:p>
          </table:table-cell>
          <table:table-cell office:value-type="string">
            <text:p>EGMDH</text:p>
          </table:table-cell>
          <table:table-cell office:value-type="string">
            <text:p>BORED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MDH-math_assistments-6-at_11:57:49-114</text:p>
          </table:table-cell>
          <table:table-cell office:value-type="float" office:value="59083576">
            <text:p>59083576</text:p>
          </table:table-cell>
          <table:table-cell office:value-type="float" office:value="102348">
            <text:p>1023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MDH-math_assistments-6-at_11:57:49-148</text:p>
          </table:table-cell>
          <table:table-cell office:value-type="float" office:value="54281183">
            <text:p>54281183</text:p>
          </table:table-cell>
          <table:table-cell office:value-type="float" office:value="61108">
            <text:p>6110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GMDH-math_assistments-6-at_11:57:49-32</text:p>
          </table:table-cell>
          <table:table-cell office:value-type="float" office:value="56131015">
            <text:p>56131015</text:p>
          </table:table-cell>
          <table:table-cell office:value-type="float" office:value="102348">
            <text:p>102348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EGMDH</text:p>
          </table:table-cell>
          <table:table-cell office:value-type="string">
            <text:p>CONCENTRATING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DTT-mathasst-78-at_11:57:20-147</text:p>
          </table:table-cell>
          <table:table-cell office:value-type="float" office:value="42040638">
            <text:p>42040638</text:p>
          </table:table-cell>
          <table:table-cell office:value-type="float" office:value="33774">
            <text:p>33774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DTT-mathasst-78-at_11:57:20-17</text:p>
          </table:table-cell>
          <table:table-cell office:value-type="float" office:value="90868844">
            <text:p>90868844</text:p>
          </table:table-cell>
          <table:table-cell office:value-type="float" office:value="109963">
            <text:p>109963</text:p>
          </table:table-cell>
          <table:table-cell table:style-name="ce15" office:value-type="date" office:date-value="1900-06-10">
            <text:p>10/06/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DTT-mathasst-78-at_11:59:39-113</text:p>
          </table:table-cell>
          <table:table-cell office:value-type="float" office:value="46986442">
            <text:p>46986442</text:p>
          </table:table-cell>
          <table:table-cell office:value-type="float" office:value="66847">
            <text:p>66847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DTT-mathasst-78-at_11:58:31-22</text:p>
          </table:table-cell>
          <table:table-cell office:value-type="float" office:value="90125000">
            <text:p>90125000</text:p>
          </table:table-cell>
          <table:table-cell office:value-type="float" office:value="30460">
            <text:p>30460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DTT-mathasst-78-at_11:58:31-46</text:p>
          </table:table-cell>
          <table:table-cell office:value-type="float" office:value="18369017">
            <text:p>18369017</text:p>
          </table:table-cell>
          <table:table-cell office:value-type="float" office:value="102345">
            <text:p>102345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CENTRATING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DTT-mathasst-78-at_12:52:34-51</text:p>
          </table:table-cell>
          <table:table-cell office:value-type="float" office:value="39769525">
            <text:p>39769525</text:p>
          </table:table-cell>
          <table:table-cell office:value-type="float" office:value="33772">
            <text:p>33772</text:p>
          </table:table-cell>
          <table:table-cell office:value-type="string">
            <text:p>10/19/1900</text:p>
          </table:table-cell>
          <table:table-cell office:value-type="string">
            <text:p>MFDTT</text:p>
          </table:table-cell>
          <table:table-cell office:value-type="string">
            <text:p>CONFUSED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DTT-mathasst-9-at_12:58:03-50</text:p>
          </table:table-cell>
          <table:table-cell office:value-type="float" office:value="72714272">
            <text:p>72714272</text:p>
          </table:table-cell>
          <table:table-cell office:value-type="float" office:value="2227">
            <text:p>2227</text:p>
          </table:table-cell>
          <table:table-cell office:value-type="string">
            <text:p>10/15/1900</text:p>
          </table:table-cell>
          <table:table-cell office:value-type="string">
            <text:p>MFDTT</text:p>
          </table:table-cell>
          <table:table-cell office:value-type="string">
            <text:p>BORED</text:p>
          </table:table-cell>
          <table:table-cell office:value-type="string">
            <text:p>GAMIN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iltre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 table:visibility="filter">
          <table:table-cell table:number-columns-repeated="8"/>
        </table:table-row>
        <table:table-row table:style-name="ro1" table:visibility="filter">
          <table:table-cell table:style-name="ce1" office:value-type="string">
            <text:p>NB - ObservationID-fullanon</text:p>
          </table:table-cell>
          <table:table-cell table:style-name="ce6" office:value-type="string">
            <text:p>BEHAVIOR</text:p>
          </table:table-cell>
          <table:table-cell table:style-name="ce11" table:number-columns-repeated="4"/>
          <table:table-cell table:style-name="ce18"/>
          <table:table-cell/>
        </table:table-row>
        <table:table-row table:style-name="ro1" table:visibility="filter">
          <table:table-cell table:style-name="ce2" office:value-type="string">
            <text:p>double-anon-userID</text:p>
          </table:table-cell>
          <table:table-cell table:style-name="ce7" office:value-type="string">
            <text:p>?</text:p>
          </table:table-cell>
          <table:table-cell table:style-name="ce12" office:value-type="string">
            <text:p>GAMING</text:p>
          </table:table-cell>
          <table:table-cell table:style-name="ce12" office:value-type="string">
            <text:p>OFF TASK</text:p>
          </table:table-cell>
          <table:table-cell table:style-name="ce12" office:value-type="string">
            <text:p>ON TASK</text:p>
          </table:table-cell>
          <table:table-cell table:style-name="ce12" office:value-type="string">
            <text:p>ON TASK CONV</text:p>
          </table:table-cell>
          <table:table-cell table:style-name="ce19" office:value-type="string">
            <text:p>Total Résultat</text:p>
          </table:table-cell>
          <table:table-cell/>
        </table:table-row>
        <table:table-row table:style-name="ro1" table:visibility="filter">
          <table:table-cell table:style-name="ce3" office:value-type="float" office:value="240753">
            <text:p>240753</text:p>
          </table:table-cell>
          <table:table-cell table:style-name="ce8"/>
          <table:table-cell table:style-name="ce13" table:number-columns-repeated="4"/>
          <table:table-cell table:style-name="ce20"/>
          <table:table-cell/>
        </table:table-row>
        <table:table-row table:style-name="ro1" table:visibility="filter">
          <table:table-cell table:style-name="ce4" office:value-type="float" office:value="364149">
            <text:p>36414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57764">
            <text:p>95776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158107">
            <text:p>115810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333405">
            <text:p>133340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161348">
            <text:p>416134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384150">
            <text:p>438415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098274">
            <text:p>509827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248424">
            <text:p>624842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925522">
            <text:p>692552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970183">
            <text:p>697018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184108">
            <text:p>718410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818020">
            <text:p>781802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647669">
            <text:p>864766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679226">
            <text:p>867922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311493">
            <text:p>931149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0203203">
            <text:p>1020320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0475355">
            <text:p>1047535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0811319">
            <text:p>1081131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0851353">
            <text:p>1085135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0915640">
            <text:p>1091564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1004962">
            <text:p>1100496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1774971">
            <text:p>1177497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1811550">
            <text:p>1181155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2010651">
            <text:p>1201065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2365925">
            <text:p>1236592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3203567">
            <text:p>1320356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3314239">
            <text:p>1331423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3863381">
            <text:p>1386338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4280838">
            <text:p>1428083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4549670">
            <text:p>1454967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5199436">
            <text:p>1519943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5435895">
            <text:p>1543589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5968270">
            <text:p>1596827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6368788">
            <text:p>1636878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6882504">
            <text:p>1688250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7307303">
            <text:p>1730730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7472448">
            <text:p>1747244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7488306">
            <text:p>1748830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8369017">
            <text:p>1836901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8606338">
            <text:p>1860633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18765912">
            <text:p>1876591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0034238">
            <text:p>2003423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0488934">
            <text:p>2048893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0531762">
            <text:p>2053176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0776366">
            <text:p>2077636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2595924">
            <text:p>2259592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2599260">
            <text:p>2259926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3380389">
            <text:p>2338038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3565221">
            <text:p>2356522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4368688">
            <text:p>2436868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4775106">
            <text:p>2477510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5748765">
            <text:p>2574876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5753406">
            <text:p>2575340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7104091">
            <text:p>2710409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7179278">
            <text:p>2717927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7652882">
            <text:p>2765288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8041396">
            <text:p>2804139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8633794">
            <text:p>2863379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29478187">
            <text:p>2947818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0314880">
            <text:p>3031488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0322458">
            <text:p>3032245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0812772">
            <text:p>3081277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0954537">
            <text:p>3095453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1614137">
            <text:p>3161413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1831141">
            <text:p>3183114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2013875">
            <text:p>3201387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2129581">
            <text:p>3212958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2182582">
            <text:p>3218258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3364866">
            <text:p>3336486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3419731">
            <text:p>3341973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3794462">
            <text:p>3379446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4658556">
            <text:p>3465855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5414661">
            <text:p>3541466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5974221">
            <text:p>3597422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6075515">
            <text:p>3607551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6088485">
            <text:p>3608848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7023021">
            <text:p>3702302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7347193">
            <text:p>3734719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7782119">
            <text:p>3778211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8155710">
            <text:p>3815571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8615878">
            <text:p>3861587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8652506">
            <text:p>3865250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9555424">
            <text:p>3955542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39769525">
            <text:p>3976952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0101613">
            <text:p>4010161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0118112">
            <text:p>4011811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0154422">
            <text:p>4015442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1084639">
            <text:p>4108463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1145589">
            <text:p>4114558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1164555">
            <text:p>4116455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1372828">
            <text:p>4137282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1672007">
            <text:p>4167200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1754308">
            <text:p>4175430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2040638">
            <text:p>4204063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2705111">
            <text:p>4270511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2756199">
            <text:p>4275619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2807829">
            <text:p>4280782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3161909">
            <text:p>4316190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3456096">
            <text:p>4345609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4115078">
            <text:p>4411507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4195260">
            <text:p>4419526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4260544">
            <text:p>4426054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5792248">
            <text:p>4579224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5887049">
            <text:p>4588704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6284324">
            <text:p>4628432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6305980">
            <text:p>4630598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6986442">
            <text:p>4698644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7186735">
            <text:p>4718673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7264385">
            <text:p>4726438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7610182">
            <text:p>4761018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7810863">
            <text:p>4781086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8322290">
            <text:p>4832229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8870773">
            <text:p>4887077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9152745">
            <text:p>4915274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49247620">
            <text:p>4924762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1514634">
            <text:p>5151463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2926352">
            <text:p>5292635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3032020">
            <text:p>5303202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3560647">
            <text:p>5356064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3719307">
            <text:p>5371930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3731241">
            <text:p>5373124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3769232">
            <text:p>5376923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3839615">
            <text:p>5383961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4038484">
            <text:p>5403848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4043678">
            <text:p>5404367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4169423">
            <text:p>5416942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4281183">
            <text:p>5428118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4609201">
            <text:p>5460920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4874997">
            <text:p>5487499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5422958">
            <text:p>5542295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5523054">
            <text:p>5552305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6012600">
            <text:p>5601260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6131015">
            <text:p>5613101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6339105">
            <text:p>5633910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6784912">
            <text:p>5678491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6820284">
            <text:p>5682028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7250443">
            <text:p>5725044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7629086">
            <text:p>5762908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7730750">
            <text:p>5773075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7782105">
            <text:p>5778210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8898148">
            <text:p>5889814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8962344">
            <text:p>5896234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9010018">
            <text:p>5901001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9037197">
            <text:p>5903719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59083576">
            <text:p>5908357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0319294">
            <text:p>6031929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0889008">
            <text:p>6088900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0991150">
            <text:p>6099115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1639997">
            <text:p>6163999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2546677">
            <text:p>6254667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4253834">
            <text:p>6425383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4476859">
            <text:p>6447685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4663433">
            <text:p>6466343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4917483">
            <text:p>6491748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5039122">
            <text:p>6503912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5166120">
            <text:p>6516612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5455927">
            <text:p>6545592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6879642">
            <text:p>6687964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7419577">
            <text:p>6741957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7470497">
            <text:p>6747049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7725009">
            <text:p>6772500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8405479">
            <text:p>6840547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8500606">
            <text:p>6850060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8956124">
            <text:p>6895612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9568415">
            <text:p>6956841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9939637">
            <text:p>6993963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69946915">
            <text:p>6994691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0786143">
            <text:p>7078614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0837287">
            <text:p>7083728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0960235">
            <text:p>7096023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1137136">
            <text:p>7113713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2714272">
            <text:p>7271427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2889816">
            <text:p>7288981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3077936">
            <text:p>7307793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3394385">
            <text:p>7339438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4021243">
            <text:p>7402124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4050350">
            <text:p>7405035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4530630">
            <text:p>7453063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4533541">
            <text:p>7453354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6673615">
            <text:p>7667361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6684553">
            <text:p>7668455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7509071">
            <text:p>7750907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9372806">
            <text:p>7937280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9426664">
            <text:p>7942666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9739225">
            <text:p>7973922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79848465">
            <text:p>7984846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0117941">
            <text:p>8011794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0665712">
            <text:p>8066571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0728323">
            <text:p>8072832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0851964">
            <text:p>8085196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0865057">
            <text:p>8086505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1378861">
            <text:p>8137886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2137092">
            <text:p>8213709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2792282">
            <text:p>8279228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3079695">
            <text:p>8307969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3587405">
            <text:p>8358740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4679264">
            <text:p>8467926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5020693">
            <text:p>8502069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5222222">
            <text:p>8522222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6032206">
            <text:p>8603220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6187549">
            <text:p>8618754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6332116">
            <text:p>8633211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6630265">
            <text:p>8663026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7513936">
            <text:p>8751393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7729701">
            <text:p>8772970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8757686">
            <text:p>8875768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9074264">
            <text:p>8907426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9251618">
            <text:p>8925161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89766474">
            <text:p>8976647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0125000">
            <text:p>9012500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0619764">
            <text:p>9061976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0868844">
            <text:p>9086884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1046252">
            <text:p>9104625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1208687">
            <text:p>9120868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1210577">
            <text:p>91210577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1371942">
            <text:p>91371942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1415203">
            <text:p>9141520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2068836">
            <text:p>9206883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2186921">
            <text:p>9218692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2314506">
            <text:p>9231450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2694084">
            <text:p>92694084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2764281">
            <text:p>9276428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2851460">
            <text:p>9285146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2990428">
            <text:p>9299042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5120496">
            <text:p>95120496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5637463">
            <text:p>95637463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5722481">
            <text:p>9572248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5865001">
            <text:p>9586500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6245238">
            <text:p>9624523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6856278">
            <text:p>96856278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7274081">
            <text:p>97274081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7739615">
            <text:p>97739615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8535100">
            <text:p>98535100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9245169">
            <text:p>9924516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float" office:value="99261179">
            <text:p>99261179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4" office:value-type="string">
            <text:p>(vide)</text:p>
          </table:table-cell>
          <table:table-cell table:style-name="ce9"/>
          <table:table-cell table:style-name="Pilote_20_de_20_données_20_-_20_Valeur" table:number-columns-repeated="4"/>
          <table:table-cell table:style-name="ce16"/>
          <table:table-cell/>
        </table:table-row>
        <table:table-row table:style-name="ro1" table:visibility="filter">
          <table:table-cell table:style-name="ce5" office:value-type="string">
            <text:p>Total Résultat</text:p>
          </table:table-cell>
          <table:table-cell table:style-name="ce10"/>
          <table:table-cell table:style-name="ce14" table:number-columns-repeated="4"/>
          <table:table-cell table:style-name="ce17"/>
          <table:table-cell/>
        </table:table-row>
        <table:table-row table:style-name="ro1" table:visibility="filter">
          <table:table-cell table:style-name="ce4" office:value-type="float" office:value="99261179">
            <text:p>99261179</text:p>
          </table:table-cell>
          <table:table-cell table:style-name="ce9" office:value-type="float" office:value="5">
            <text:p>5</text:p>
          </table:table-cell>
          <table:table-cell table:style-name="Pilote_20_de_20_données_20_-_20_Valeur"/>
          <table:table-cell table:style-name="ce16" office:value-type="float" office:value="5">
            <text:p>5</text:p>
          </table:table-cell>
          <table:table-cell table:number-columns-repeated="4"/>
        </table:table-row>
        <table:table-row table:style-name="ro1" table:visibility="filter">
          <table:table-cell table:style-name="ce4" office:value-type="string">
            <text:p>(vide)</text:p>
          </table:table-cell>
          <table:table-cell table:style-name="ce9"/>
          <table:table-cell table:style-name="Pilote_20_de_20_données_20_-_20_Valeur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4"/>
        </table:table-row>
        <table:table-row table:style-name="ro1" table:visibility="filter">
          <table:table-cell table:style-name="ce5" office:value-type="string">
            <text:p>Total Résultat</text:p>
          </table:table-cell>
          <table:table-cell table:style-name="ce10" office:value-type="float" office:value="890">
            <text:p>890</text:p>
          </table:table-cell>
          <table:table-cell table:style-name="ce14" office:value-type="float" office:value="25">
            <text:p>25</text:p>
          </table:table-cell>
          <table:table-cell table:style-name="ce17" office:value-type="float" office:value="915">
            <text:p>915</text:p>
          </table:table-cell>
          <table:table-cell table:number-columns-repeated="4"/>
        </table:table-row>
        <table:table-row table:style-name="ro1" table:visibility="filter" table:number-rows-repeated="64375">
          <table:table-cell table:number-columns-repeated="8"/>
        </table:table-row>
        <table:table-row table:style-name="ro1" table:visibility="filter">
          <table:table-cell table:number-columns-repeated="8"/>
        </table:table-row>
      </table:table>
      <table:table table:name="Pilote de données_Feuille1_1" table:style-name="ta1" table:print="false">
        <table:table-column table:style-name="co9" table:default-cell-style-name="ce4"/>
        <table:table-column table:style-name="co9" table:default-cell-style-name="ce9"/>
        <table:table-column table:style-name="co9" table:default-cell-style-name="Pilote_20_de_20_données_20_-_20_Valeur"/>
        <table:table-column table:style-name="co10" table:default-cell-style-name="ce16"/>
        <table:table-column table:style-name="co4" table:default-cell-style-name="Default"/>
        <table:table-row table:style-name="ro1">
          <table:table-cell table:style-name="Default" office:value-type="string">
            <text:p>Filtr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" office:value-type="string">
            <text:p>NB - IS-GAMING</text:p>
          </table:table-cell>
          <table:table-cell table:style-name="ce6" office:value-type="string">
            <text:p>IS-GAMING</text:p>
          </table:table-cell>
          <table:table-cell table:style-name="ce11"/>
          <table:table-cell table:style-name="ce18"/>
          <table:table-cell/>
        </table:table-row>
        <table:table-row table:style-name="ro1">
          <table:table-cell table:style-name="ce2" office:value-type="string">
            <text:p>double-anon-userID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9" office:value-type="string">
            <text:p>Total Résultat</text:p>
          </table:table-cell>
          <table:table-cell office:value-type="string">
            <text:p>% IS GAMING</text:p>
          </table:table-cell>
        </table:table-row>
        <table:table-row table:style-name="ro1">
          <table:table-cell table:style-name="ce3" office:value-type="float" office:value="240753">
            <text:p>240753</text:p>
          </table:table-cell>
          <table:table-cell table:style-name="ce8" office:value-type="float" office:value="3">
            <text:p>3</text:p>
          </table:table-cell>
          <table:table-cell table:style-name="ce13"/>
          <table:table-cell table:style-name="ce20" office:value-type="float" office:value="3">
            <text:p>3</text:p>
          </table:table-cell>
          <table:table-cell table:formula="of:=[.C5]/[.D5]" office:value-type="float" office:value="0">
            <text:p>0</text:p>
          </table:table-cell>
        </table:table-row>
        <table:table-row table:style-name="ro1">
          <table:table-cell office:value-type="float" office:value="364149">
            <text:p>364149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6]/[.D6]" office:value-type="float" office:value="0">
            <text:p>0</text:p>
          </table:table-cell>
        </table:table-row>
        <table:table-row table:style-name="ro1">
          <table:table-cell office:value-type="float" office:value="957764">
            <text:p>95776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7]/[.D7]" office:value-type="float" office:value="0">
            <text:p>0</text:p>
          </table:table-cell>
        </table:table-row>
        <table:table-row table:style-name="ro1">
          <table:table-cell office:value-type="float" office:value="1158107">
            <text:p>115810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8]/[.D8]" office:value-type="float" office:value="0">
            <text:p>0</text:p>
          </table:table-cell>
        </table:table-row>
        <table:table-row table:style-name="ro1">
          <table:table-cell office:value-type="float" office:value="1333405">
            <text:p>1333405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formula="of:=[.C9]/[.D9]" office:value-type="float" office:value="0">
            <text:p>0</text:p>
          </table:table-cell>
        </table:table-row>
        <table:table-row table:style-name="ro1">
          <table:table-cell office:value-type="float" office:value="4161348">
            <text:p>4161348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0]/[.D10]" office:value-type="float" office:value="0">
            <text:p>0</text:p>
          </table:table-cell>
        </table:table-row>
        <table:table-row table:style-name="ro1">
          <table:table-cell office:value-type="float" office:value="4384150">
            <text:p>4384150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formula="of:=[.C11]/[.D11]" office:value-type="float" office:value="0">
            <text:p>0</text:p>
          </table:table-cell>
        </table:table-row>
        <table:table-row table:style-name="ro1">
          <table:table-cell office:value-type="float" office:value="5098274">
            <text:p>50982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2]/[.D12]" office:value-type="float" office:value="0.25">
            <text:p>0,25</text:p>
          </table:table-cell>
        </table:table-row>
        <table:table-row table:style-name="ro1">
          <table:table-cell office:value-type="float" office:value="6248424">
            <text:p>624842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3]/[.D13]" office:value-type="float" office:value="0">
            <text:p>0</text:p>
          </table:table-cell>
        </table:table-row>
        <table:table-row table:style-name="ro1">
          <table:table-cell office:value-type="float" office:value="6925522">
            <text:p>6925522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4]/[.D14]" office:value-type="float" office:value="0">
            <text:p>0</text:p>
          </table:table-cell>
        </table:table-row>
        <table:table-row table:style-name="ro1">
          <table:table-cell office:value-type="float" office:value="6970183">
            <text:p>697018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5]/[.D15]" office:value-type="float" office:value="0">
            <text:p>0</text:p>
          </table:table-cell>
        </table:table-row>
        <table:table-row table:style-name="ro1">
          <table:table-cell office:value-type="float" office:value="7184108">
            <text:p>7184108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6]/[.D16]" office:value-type="float" office:value="0">
            <text:p>0</text:p>
          </table:table-cell>
        </table:table-row>
        <table:table-row table:style-name="ro1">
          <table:table-cell office:value-type="float" office:value="7818020">
            <text:p>7818020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formula="of:=[.C17]/[.D17]" office:value-type="float" office:value="0">
            <text:p>0</text:p>
          </table:table-cell>
        </table:table-row>
        <table:table-row table:style-name="ro1">
          <table:table-cell office:value-type="float" office:value="8647669">
            <text:p>864766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8]/[.D18]" office:value-type="float" office:value="0">
            <text:p>0</text:p>
          </table:table-cell>
        </table:table-row>
        <table:table-row table:style-name="ro1">
          <table:table-cell office:value-type="float" office:value="8679226">
            <text:p>8679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9]/[.D19]" office:value-type="float" office:value="0">
            <text:p>0</text:p>
          </table:table-cell>
        </table:table-row>
        <table:table-row table:style-name="ro1">
          <table:table-cell office:value-type="float" office:value="9311493">
            <text:p>931149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20]/[.D20]" office:value-type="float" office:value="0">
            <text:p>0</text:p>
          </table:table-cell>
        </table:table-row>
        <table:table-row table:style-name="ro1">
          <table:table-cell office:value-type="float" office:value="10203203">
            <text:p>1020320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21]/[.D21]" office:value-type="float" office:value="0">
            <text:p>0</text:p>
          </table:table-cell>
        </table:table-row>
        <table:table-row table:style-name="ro1">
          <table:table-cell office:value-type="float" office:value="10475355">
            <text:p>10475355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22]/[.D22]" office:value-type="float" office:value="0">
            <text:p>0</text:p>
          </table:table-cell>
        </table:table-row>
        <table:table-row table:style-name="ro1">
          <table:table-cell office:value-type="float" office:value="10811319">
            <text:p>10811319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23]/[.D23]" office:value-type="float" office:value="0">
            <text:p>0</text:p>
          </table:table-cell>
        </table:table-row>
        <table:table-row table:style-name="ro1">
          <table:table-cell office:value-type="float" office:value="10851353">
            <text:p>1085135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24]/[.D24]" office:value-type="float" office:value="0">
            <text:p>0</text:p>
          </table:table-cell>
        </table:table-row>
        <table:table-row table:style-name="ro1">
          <table:table-cell office:value-type="float" office:value="10915640">
            <text:p>1091564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25]/[.D25]" office:value-type="float" office:value="0">
            <text:p>0</text:p>
          </table:table-cell>
        </table:table-row>
        <table:table-row table:style-name="ro1">
          <table:table-cell office:value-type="float" office:value="11004962">
            <text:p>11004962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26]/[.D26]" office:value-type="float" office:value="0">
            <text:p>0</text:p>
          </table:table-cell>
        </table:table-row>
        <table:table-row table:style-name="ro1">
          <table:table-cell office:value-type="float" office:value="11774971">
            <text:p>1177497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27]/[.D27]" office:value-type="float" office:value="0">
            <text:p>0</text:p>
          </table:table-cell>
        </table:table-row>
        <table:table-row table:style-name="ro1">
          <table:table-cell office:value-type="float" office:value="11811550">
            <text:p>11811550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28]/[.D28]" office:value-type="float" office:value="0">
            <text:p>0</text:p>
          </table:table-cell>
        </table:table-row>
        <table:table-row table:style-name="ro1">
          <table:table-cell office:value-type="float" office:value="12010651">
            <text:p>12010651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29]/[.D29]" office:value-type="float" office:value="0">
            <text:p>0</text:p>
          </table:table-cell>
        </table:table-row>
        <table:table-row table:style-name="ro1">
          <table:table-cell office:value-type="float" office:value="12365925">
            <text:p>1236592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30]/[.D30]" office:value-type="float" office:value="0">
            <text:p>0</text:p>
          </table:table-cell>
        </table:table-row>
        <table:table-row table:style-name="ro1">
          <table:table-cell office:value-type="float" office:value="13203567">
            <text:p>13203567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31]/[.D31]" office:value-type="float" office:value="0">
            <text:p>0</text:p>
          </table:table-cell>
        </table:table-row>
        <table:table-row table:style-name="ro1">
          <table:table-cell office:value-type="float" office:value="13314239">
            <text:p>13314239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formula="of:=[.C32]/[.D32]" office:value-type="float" office:value="0">
            <text:p>0</text:p>
          </table:table-cell>
        </table:table-row>
        <table:table-row table:style-name="ro1">
          <table:table-cell office:value-type="float" office:value="13863381">
            <text:p>1386338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33]/[.D33]" office:value-type="float" office:value="0">
            <text:p>0</text:p>
          </table:table-cell>
        </table:table-row>
        <table:table-row table:style-name="ro1">
          <table:table-cell office:value-type="float" office:value="14280838">
            <text:p>14280838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34]/[.D34]" office:value-type="float" office:value="0">
            <text:p>0</text:p>
          </table:table-cell>
        </table:table-row>
        <table:table-row table:style-name="ro1">
          <table:table-cell office:value-type="float" office:value="14549670">
            <text:p>1454967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35]/[.D35]" office:value-type="float" office:value="0">
            <text:p>0</text:p>
          </table:table-cell>
        </table:table-row>
        <table:table-row table:style-name="ro1">
          <table:table-cell office:value-type="float" office:value="15199436">
            <text:p>151994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36]/[.D36]" office:value-type="float" office:value="0">
            <text:p>0</text:p>
          </table:table-cell>
        </table:table-row>
        <table:table-row table:style-name="ro1">
          <table:table-cell office:value-type="float" office:value="15435895">
            <text:p>1543589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37]/[.D37]" office:value-type="float" office:value="0">
            <text:p>0</text:p>
          </table:table-cell>
        </table:table-row>
        <table:table-row table:style-name="ro1">
          <table:table-cell office:value-type="float" office:value="15968270">
            <text:p>15968270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38]/[.D38]" office:value-type="float" office:value="0">
            <text:p>0</text:p>
          </table:table-cell>
        </table:table-row>
        <table:table-row table:style-name="ro1">
          <table:table-cell office:value-type="float" office:value="16368788">
            <text:p>16368788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39]/[.D39]" office:value-type="float" office:value="0">
            <text:p>0</text:p>
          </table:table-cell>
        </table:table-row>
        <table:table-row table:style-name="ro1">
          <table:table-cell office:value-type="float" office:value="16882504">
            <text:p>16882504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formula="of:=[.C40]/[.D40]" office:value-type="float" office:value="0">
            <text:p>0</text:p>
          </table:table-cell>
        </table:table-row>
        <table:table-row table:style-name="ro1">
          <table:table-cell office:value-type="float" office:value="17307303">
            <text:p>1730730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41]/[.D41]" office:value-type="float" office:value="0">
            <text:p>0</text:p>
          </table:table-cell>
        </table:table-row>
        <table:table-row table:style-name="ro1">
          <table:table-cell office:value-type="float" office:value="17472448">
            <text:p>17472448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formula="of:=[.C42]/[.D42]" office:value-type="float" office:value="0">
            <text:p>0</text:p>
          </table:table-cell>
        </table:table-row>
        <table:table-row table:style-name="ro1">
          <table:table-cell office:value-type="float" office:value="17488306">
            <text:p>174883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43]/[.D43]" office:value-type="float" office:value="0">
            <text:p>0</text:p>
          </table:table-cell>
        </table:table-row>
        <table:table-row table:style-name="ro1">
          <table:table-cell office:value-type="float" office:value="18369017">
            <text:p>183690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44]/[.D44]" office:value-type="float" office:value="0.2">
            <text:p>0,2</text:p>
          </table:table-cell>
        </table:table-row>
        <table:table-row table:style-name="ro1">
          <table:table-cell office:value-type="float" office:value="18606338">
            <text:p>18606338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45]/[.D45]" office:value-type="float" office:value="0">
            <text:p>0</text:p>
          </table:table-cell>
        </table:table-row>
        <table:table-row table:style-name="ro1">
          <table:table-cell office:value-type="float" office:value="18765912">
            <text:p>1876591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46]/[.D46]" office:value-type="float" office:value="0">
            <text:p>0</text:p>
          </table:table-cell>
        </table:table-row>
        <table:table-row table:style-name="ro1">
          <table:table-cell office:value-type="float" office:value="20034238">
            <text:p>20034238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formula="of:=[.C47]/[.D47]" office:value-type="float" office:value="0">
            <text:p>0</text:p>
          </table:table-cell>
        </table:table-row>
        <table:table-row table:style-name="ro1">
          <table:table-cell office:value-type="float" office:value="20488934">
            <text:p>20488934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formula="of:=[.C48]/[.D48]" office:value-type="float" office:value="0">
            <text:p>0</text:p>
          </table:table-cell>
        </table:table-row>
        <table:table-row table:style-name="ro1">
          <table:table-cell office:value-type="float" office:value="20531762">
            <text:p>2053176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49]/[.D49]" office:value-type="float" office:value="0">
            <text:p>0</text:p>
          </table:table-cell>
        </table:table-row>
        <table:table-row table:style-name="ro1">
          <table:table-cell office:value-type="float" office:value="20776366">
            <text:p>20776366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50]/[.D50]" office:value-type="float" office:value="0">
            <text:p>0</text:p>
          </table:table-cell>
        </table:table-row>
        <table:table-row table:style-name="ro1">
          <table:table-cell office:value-type="float" office:value="22595924">
            <text:p>225959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51]/[.D51]" office:value-type="float" office:value="0">
            <text:p>0</text:p>
          </table:table-cell>
        </table:table-row>
        <table:table-row table:style-name="ro1">
          <table:table-cell office:value-type="float" office:value="22599260">
            <text:p>2259926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[.C52]/[.D52]" office:value-type="float" office:value="0">
            <text:p>0</text:p>
          </table:table-cell>
        </table:table-row>
        <table:table-row table:style-name="ro1">
          <table:table-cell office:value-type="float" office:value="23380389">
            <text:p>23380389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53]/[.D53]" office:value-type="float" office:value="0">
            <text:p>0</text:p>
          </table:table-cell>
        </table:table-row>
        <table:table-row table:style-name="ro1">
          <table:table-cell office:value-type="float" office:value="23565221">
            <text:p>2356522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54]/[.D54]" office:value-type="float" office:value="0">
            <text:p>0</text:p>
          </table:table-cell>
        </table:table-row>
        <table:table-row table:style-name="ro1">
          <table:table-cell office:value-type="float" office:value="24368688">
            <text:p>24368688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formula="of:=[.C55]/[.D55]" office:value-type="float" office:value="0">
            <text:p>0</text:p>
          </table:table-cell>
        </table:table-row>
        <table:table-row table:style-name="ro1">
          <table:table-cell office:value-type="float" office:value="24775106">
            <text:p>24775106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56]/[.D56]" office:value-type="float" office:value="0">
            <text:p>0</text:p>
          </table:table-cell>
        </table:table-row>
        <table:table-row table:style-name="ro1">
          <table:table-cell office:value-type="float" office:value="25748765">
            <text:p>25748765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formula="of:=[.C57]/[.D57]" office:value-type="float" office:value="0">
            <text:p>0</text:p>
          </table:table-cell>
        </table:table-row>
        <table:table-row table:style-name="ro1">
          <table:table-cell office:value-type="float" office:value="25753406">
            <text:p>2575340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58]/[.D58]" office:value-type="float" office:value="0.125">
            <text:p>0,13</text:p>
          </table:table-cell>
        </table:table-row>
        <table:table-row table:style-name="ro1">
          <table:table-cell office:value-type="float" office:value="27104091">
            <text:p>2710409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59]/[.D59]" office:value-type="float" office:value="0">
            <text:p>0</text:p>
          </table:table-cell>
        </table:table-row>
        <table:table-row table:style-name="ro1">
          <table:table-cell office:value-type="float" office:value="27179278">
            <text:p>2717927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60]/[.D60]" office:value-type="float" office:value="0">
            <text:p>0</text:p>
          </table:table-cell>
        </table:table-row>
        <table:table-row table:style-name="ro1">
          <table:table-cell office:value-type="float" office:value="27652882">
            <text:p>2765288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61]/[.D61]" office:value-type="float" office:value="0">
            <text:p>0</text:p>
          </table:table-cell>
        </table:table-row>
        <table:table-row table:style-name="ro1">
          <table:table-cell office:value-type="float" office:value="28041396">
            <text:p>28041396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62]/[.D62]" office:value-type="float" office:value="0">
            <text:p>0</text:p>
          </table:table-cell>
        </table:table-row>
        <table:table-row table:style-name="ro1">
          <table:table-cell office:value-type="float" office:value="28633794">
            <text:p>2863379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63]/[.D63]" office:value-type="float" office:value="0">
            <text:p>0</text:p>
          </table:table-cell>
        </table:table-row>
        <table:table-row table:style-name="ro1">
          <table:table-cell office:value-type="float" office:value="29478187">
            <text:p>2947818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64]/[.D64]" office:value-type="float" office:value="0">
            <text:p>0</text:p>
          </table:table-cell>
        </table:table-row>
        <table:table-row table:style-name="ro1">
          <table:table-cell office:value-type="float" office:value="30314880">
            <text:p>3031488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65]/[.D65]" office:value-type="float" office:value="0.166666666666667">
            <text:p>0,17</text:p>
          </table:table-cell>
        </table:table-row>
        <table:table-row table:style-name="ro1">
          <table:table-cell office:value-type="float" office:value="30322458">
            <text:p>30322458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formula="of:=[.C66]/[.D66]" office:value-type="float" office:value="0">
            <text:p>0</text:p>
          </table:table-cell>
        </table:table-row>
        <table:table-row table:style-name="ro1">
          <table:table-cell office:value-type="float" office:value="30812772">
            <text:p>3081277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67]/[.D67]" office:value-type="float" office:value="0">
            <text:p>0</text:p>
          </table:table-cell>
        </table:table-row>
        <table:table-row table:style-name="ro1">
          <table:table-cell office:value-type="float" office:value="30954537">
            <text:p>30954537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formula="of:=[.C68]/[.D68]" office:value-type="float" office:value="0">
            <text:p>0</text:p>
          </table:table-cell>
        </table:table-row>
        <table:table-row table:style-name="ro1">
          <table:table-cell office:value-type="float" office:value="31614137">
            <text:p>31614137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69]/[.D69]" office:value-type="float" office:value="0">
            <text:p>0</text:p>
          </table:table-cell>
        </table:table-row>
        <table:table-row table:style-name="ro1">
          <table:table-cell office:value-type="float" office:value="31831141">
            <text:p>3183114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70]/[.D70]" office:value-type="float" office:value="0">
            <text:p>0</text:p>
          </table:table-cell>
        </table:table-row>
        <table:table-row table:style-name="ro1">
          <table:table-cell office:value-type="float" office:value="32013875">
            <text:p>32013875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71]/[.D71]" office:value-type="float" office:value="0">
            <text:p>0</text:p>
          </table:table-cell>
        </table:table-row>
        <table:table-row table:style-name="ro1">
          <table:table-cell office:value-type="float" office:value="32129581">
            <text:p>32129581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72]/[.D72]" office:value-type="float" office:value="0">
            <text:p>0</text:p>
          </table:table-cell>
        </table:table-row>
        <table:table-row table:style-name="ro1">
          <table:table-cell office:value-type="float" office:value="32182582">
            <text:p>3218258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73]/[.D73]" office:value-type="float" office:value="0">
            <text:p>0</text:p>
          </table:table-cell>
        </table:table-row>
        <table:table-row table:style-name="ro1">
          <table:table-cell office:value-type="float" office:value="33364866">
            <text:p>33364866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74]/[.D74]" office:value-type="float" office:value="0">
            <text:p>0</text:p>
          </table:table-cell>
        </table:table-row>
        <table:table-row table:style-name="ro1">
          <table:table-cell office:value-type="float" office:value="33419731">
            <text:p>334197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75]/[.D75]" office:value-type="float" office:value="0.0909090909090909">
            <text:p>0,09</text:p>
          </table:table-cell>
        </table:table-row>
        <table:table-row table:style-name="ro1">
          <table:table-cell office:value-type="float" office:value="33794462">
            <text:p>3379446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76]/[.D76]" office:value-type="float" office:value="0">
            <text:p>0</text:p>
          </table:table-cell>
        </table:table-row>
        <table:table-row table:style-name="ro1">
          <table:table-cell office:value-type="float" office:value="34658556">
            <text:p>34658556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77]/[.D77]" office:value-type="float" office:value="0">
            <text:p>0</text:p>
          </table:table-cell>
        </table:table-row>
        <table:table-row table:style-name="ro1">
          <table:table-cell office:value-type="float" office:value="35414661">
            <text:p>3541466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78]/[.D78]" office:value-type="float" office:value="0">
            <text:p>0</text:p>
          </table:table-cell>
        </table:table-row>
        <table:table-row table:style-name="ro1">
          <table:table-cell office:value-type="float" office:value="35974221">
            <text:p>3597422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79]/[.D79]" office:value-type="float" office:value="0">
            <text:p>0</text:p>
          </table:table-cell>
        </table:table-row>
        <table:table-row table:style-name="ro1">
          <table:table-cell office:value-type="float" office:value="36075515">
            <text:p>36075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80]/[.D80]" office:value-type="float" office:value="0">
            <text:p>0</text:p>
          </table:table-cell>
        </table:table-row>
        <table:table-row table:style-name="ro1">
          <table:table-cell office:value-type="float" office:value="36088485">
            <text:p>3608848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81]/[.D81]" office:value-type="float" office:value="0">
            <text:p>0</text:p>
          </table:table-cell>
        </table:table-row>
        <table:table-row table:style-name="ro1">
          <table:table-cell office:value-type="float" office:value="37023021">
            <text:p>3702302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82]/[.D82]" office:value-type="float" office:value="0">
            <text:p>0</text:p>
          </table:table-cell>
        </table:table-row>
        <table:table-row table:style-name="ro1">
          <table:table-cell office:value-type="float" office:value="37347193">
            <text:p>37347193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83]/[.D83]" office:value-type="float" office:value="0">
            <text:p>0</text:p>
          </table:table-cell>
        </table:table-row>
        <table:table-row table:style-name="ro1">
          <table:table-cell office:value-type="float" office:value="37782119">
            <text:p>377821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C84]/[.D84]" office:value-type="float" office:value="0.4">
            <text:p>0,4</text:p>
          </table:table-cell>
        </table:table-row>
        <table:table-row table:style-name="ro1">
          <table:table-cell office:value-type="float" office:value="38155710">
            <text:p>38155710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formula="of:=[.C85]/[.D85]" office:value-type="float" office:value="0">
            <text:p>0</text:p>
          </table:table-cell>
        </table:table-row>
        <table:table-row table:style-name="ro1">
          <table:table-cell office:value-type="float" office:value="38615878">
            <text:p>38615878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86]/[.D86]" office:value-type="float" office:value="0">
            <text:p>0</text:p>
          </table:table-cell>
        </table:table-row>
        <table:table-row table:style-name="ro1">
          <table:table-cell office:value-type="float" office:value="38652506">
            <text:p>38652506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87]/[.D87]" office:value-type="float" office:value="0">
            <text:p>0</text:p>
          </table:table-cell>
        </table:table-row>
        <table:table-row table:style-name="ro1">
          <table:table-cell office:value-type="float" office:value="39555424">
            <text:p>3955542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[.C88]/[.D88]" office:value-type="float" office:value="0">
            <text:p>0</text:p>
          </table:table-cell>
        </table:table-row>
        <table:table-row table:style-name="ro1">
          <table:table-cell office:value-type="float" office:value="39769525">
            <text:p>39769525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C89]/[.D89]" office:value-type="float" office:value="1">
            <text:p>1</text:p>
          </table:table-cell>
        </table:table-row>
        <table:table-row table:style-name="ro1">
          <table:table-cell office:value-type="float" office:value="40101613">
            <text:p>4010161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90]/[.D90]" office:value-type="float" office:value="0">
            <text:p>0</text:p>
          </table:table-cell>
        </table:table-row>
        <table:table-row table:style-name="ro1">
          <table:table-cell office:value-type="float" office:value="40118112">
            <text:p>4011811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91]/[.D91]" office:value-type="float" office:value="0">
            <text:p>0</text:p>
          </table:table-cell>
        </table:table-row>
        <table:table-row table:style-name="ro1">
          <table:table-cell office:value-type="float" office:value="40154422">
            <text:p>40154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92]/[.D92]" office:value-type="float" office:value="0">
            <text:p>0</text:p>
          </table:table-cell>
        </table:table-row>
        <table:table-row table:style-name="ro1">
          <table:table-cell office:value-type="float" office:value="41084639">
            <text:p>4108463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93]/[.D93]" office:value-type="float" office:value="0">
            <text:p>0</text:p>
          </table:table-cell>
        </table:table-row>
        <table:table-row table:style-name="ro1">
          <table:table-cell office:value-type="float" office:value="41145589">
            <text:p>41145589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94]/[.D94]" office:value-type="float" office:value="0">
            <text:p>0</text:p>
          </table:table-cell>
        </table:table-row>
        <table:table-row table:style-name="ro1">
          <table:table-cell office:value-type="float" office:value="41164555">
            <text:p>41164555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95]/[.D95]" office:value-type="float" office:value="0">
            <text:p>0</text:p>
          </table:table-cell>
        </table:table-row>
        <table:table-row table:style-name="ro1">
          <table:table-cell office:value-type="float" office:value="41372828">
            <text:p>413728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96]/[.D96]" office:value-type="float" office:value="0">
            <text:p>0</text:p>
          </table:table-cell>
        </table:table-row>
        <table:table-row table:style-name="ro1">
          <table:table-cell office:value-type="float" office:value="41672007">
            <text:p>41672007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97]/[.D97]" office:value-type="float" office:value="0">
            <text:p>0</text:p>
          </table:table-cell>
        </table:table-row>
        <table:table-row table:style-name="ro1">
          <table:table-cell office:value-type="float" office:value="41754308">
            <text:p>41754308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98]/[.D98]" office:value-type="float" office:value="0">
            <text:p>0</text:p>
          </table:table-cell>
        </table:table-row>
        <table:table-row table:style-name="ro1">
          <table:table-cell office:value-type="float" office:value="42040638">
            <text:p>4204063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99]/[.D99]" office:value-type="float" office:value="0.0909090909090909">
            <text:p>0,09</text:p>
          </table:table-cell>
        </table:table-row>
        <table:table-row table:style-name="ro1">
          <table:table-cell office:value-type="float" office:value="42705111">
            <text:p>4270511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100]/[.D100]" office:value-type="float" office:value="0">
            <text:p>0</text:p>
          </table:table-cell>
        </table:table-row>
        <table:table-row table:style-name="ro1">
          <table:table-cell office:value-type="float" office:value="42756199">
            <text:p>42756199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101]/[.D101]" office:value-type="float" office:value="0">
            <text:p>0</text:p>
          </table:table-cell>
        </table:table-row>
        <table:table-row table:style-name="ro1">
          <table:table-cell office:value-type="float" office:value="42807829">
            <text:p>42807829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102]/[.D102]" office:value-type="float" office:value="0">
            <text:p>0</text:p>
          </table:table-cell>
        </table:table-row>
        <table:table-row table:style-name="ro1">
          <table:table-cell office:value-type="float" office:value="43161909">
            <text:p>43161909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103]/[.D103]" office:value-type="float" office:value="0">
            <text:p>0</text:p>
          </table:table-cell>
        </table:table-row>
        <table:table-row table:style-name="ro1">
          <table:table-cell office:value-type="float" office:value="43456096">
            <text:p>43456096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formula="of:=[.C104]/[.D104]" office:value-type="float" office:value="0">
            <text:p>0</text:p>
          </table:table-cell>
        </table:table-row>
        <table:table-row table:style-name="ro1">
          <table:table-cell office:value-type="float" office:value="44115078">
            <text:p>44115078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formula="of:=[.C105]/[.D105]" office:value-type="float" office:value="0">
            <text:p>0</text:p>
          </table:table-cell>
        </table:table-row>
        <table:table-row table:style-name="ro1">
          <table:table-cell office:value-type="float" office:value="44195260">
            <text:p>44195260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106]/[.D106]" office:value-type="float" office:value="0">
            <text:p>0</text:p>
          </table:table-cell>
        </table:table-row>
        <table:table-row table:style-name="ro1">
          <table:table-cell office:value-type="float" office:value="44260544">
            <text:p>4426054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07]/[.D107]" office:value-type="float" office:value="0">
            <text:p>0</text:p>
          </table:table-cell>
        </table:table-row>
        <table:table-row table:style-name="ro1">
          <table:table-cell office:value-type="float" office:value="45792248">
            <text:p>4579224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08]/[.D108]" office:value-type="float" office:value="0">
            <text:p>0</text:p>
          </table:table-cell>
        </table:table-row>
        <table:table-row table:style-name="ro1">
          <table:table-cell office:value-type="float" office:value="45887049">
            <text:p>45887049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09]/[.D109]" office:value-type="float" office:value="0">
            <text:p>0</text:p>
          </table:table-cell>
        </table:table-row>
        <table:table-row table:style-name="ro1">
          <table:table-cell office:value-type="float" office:value="46284324">
            <text:p>4628432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10]/[.D110]" office:value-type="float" office:value="0">
            <text:p>0</text:p>
          </table:table-cell>
        </table:table-row>
        <table:table-row table:style-name="ro1">
          <table:table-cell office:value-type="float" office:value="46305980">
            <text:p>4630598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11]/[.D111]" office:value-type="float" office:value="0">
            <text:p>0</text:p>
          </table:table-cell>
        </table:table-row>
        <table:table-row table:style-name="ro1">
          <table:table-cell office:value-type="float" office:value="46986442">
            <text:p>4698644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112]/[.D112]" office:value-type="float" office:value="0.125">
            <text:p>0,13</text:p>
          </table:table-cell>
        </table:table-row>
        <table:table-row table:style-name="ro1">
          <table:table-cell office:value-type="float" office:value="47186735">
            <text:p>4718673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13]/[.D113]" office:value-type="float" office:value="0">
            <text:p>0</text:p>
          </table:table-cell>
        </table:table-row>
        <table:table-row table:style-name="ro1">
          <table:table-cell office:value-type="float" office:value="47264385">
            <text:p>47264385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14]/[.D114]" office:value-type="float" office:value="0">
            <text:p>0</text:p>
          </table:table-cell>
        </table:table-row>
        <table:table-row table:style-name="ro1">
          <table:table-cell office:value-type="float" office:value="47610182">
            <text:p>47610182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15]/[.D115]" office:value-type="float" office:value="0">
            <text:p>0</text:p>
          </table:table-cell>
        </table:table-row>
        <table:table-row table:style-name="ro1">
          <table:table-cell office:value-type="float" office:value="47810863">
            <text:p>47810863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formula="of:=[.C116]/[.D116]" office:value-type="float" office:value="0">
            <text:p>0</text:p>
          </table:table-cell>
        </table:table-row>
        <table:table-row table:style-name="ro1">
          <table:table-cell office:value-type="float" office:value="48322290">
            <text:p>48322290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formula="of:=[.C117]/[.D117]" office:value-type="float" office:value="0">
            <text:p>0</text:p>
          </table:table-cell>
        </table:table-row>
        <table:table-row table:style-name="ro1">
          <table:table-cell office:value-type="float" office:value="48870773">
            <text:p>488707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18]/[.D118]" office:value-type="float" office:value="0">
            <text:p>0</text:p>
          </table:table-cell>
        </table:table-row>
        <table:table-row table:style-name="ro1">
          <table:table-cell office:value-type="float" office:value="49152745">
            <text:p>4915274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19]/[.D119]" office:value-type="float" office:value="0">
            <text:p>0</text:p>
          </table:table-cell>
        </table:table-row>
        <table:table-row table:style-name="ro1">
          <table:table-cell office:value-type="float" office:value="49247620">
            <text:p>4924762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20]/[.D120]" office:value-type="float" office:value="0">
            <text:p>0</text:p>
          </table:table-cell>
        </table:table-row>
        <table:table-row table:style-name="ro1">
          <table:table-cell office:value-type="float" office:value="51514634">
            <text:p>5151463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21]/[.D121]" office:value-type="float" office:value="0">
            <text:p>0</text:p>
          </table:table-cell>
        </table:table-row>
        <table:table-row table:style-name="ro1">
          <table:table-cell office:value-type="float" office:value="52926352">
            <text:p>52926352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formula="of:=[.C122]/[.D122]" office:value-type="float" office:value="0">
            <text:p>0</text:p>
          </table:table-cell>
        </table:table-row>
        <table:table-row table:style-name="ro1">
          <table:table-cell office:value-type="float" office:value="53032020">
            <text:p>5303202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23]/[.D123]" office:value-type="float" office:value="0">
            <text:p>0</text:p>
          </table:table-cell>
        </table:table-row>
        <table:table-row table:style-name="ro1">
          <table:table-cell office:value-type="float" office:value="53560647">
            <text:p>5356064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24]/[.D124]" office:value-type="float" office:value="0">
            <text:p>0</text:p>
          </table:table-cell>
        </table:table-row>
        <table:table-row table:style-name="ro1">
          <table:table-cell office:value-type="float" office:value="53719307">
            <text:p>5371930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25]/[.D125]" office:value-type="float" office:value="0">
            <text:p>0</text:p>
          </table:table-cell>
        </table:table-row>
        <table:table-row table:style-name="ro1">
          <table:table-cell office:value-type="float" office:value="53731241">
            <text:p>5373124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26]/[.D126]" office:value-type="float" office:value="0">
            <text:p>0</text:p>
          </table:table-cell>
        </table:table-row>
        <table:table-row table:style-name="ro1">
          <table:table-cell office:value-type="float" office:value="53769232">
            <text:p>5376923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127]/[.D127]" office:value-type="float" office:value="0">
            <text:p>0</text:p>
          </table:table-cell>
        </table:table-row>
        <table:table-row table:style-name="ro1">
          <table:table-cell office:value-type="float" office:value="53839615">
            <text:p>5383961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128]/[.D128]" office:value-type="float" office:value="0">
            <text:p>0</text:p>
          </table:table-cell>
        </table:table-row>
        <table:table-row table:style-name="ro1">
          <table:table-cell office:value-type="float" office:value="54038484">
            <text:p>54038484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129]/[.D129]" office:value-type="float" office:value="0">
            <text:p>0</text:p>
          </table:table-cell>
        </table:table-row>
        <table:table-row table:style-name="ro1">
          <table:table-cell office:value-type="float" office:value="54043678">
            <text:p>54043678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formula="of:=[.C130]/[.D130]" office:value-type="float" office:value="0">
            <text:p>0</text:p>
          </table:table-cell>
        </table:table-row>
        <table:table-row table:style-name="ro1">
          <table:table-cell office:value-type="float" office:value="54169423">
            <text:p>54169423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formula="of:=[.C131]/[.D131]" office:value-type="float" office:value="0">
            <text:p>0</text:p>
          </table:table-cell>
        </table:table-row>
        <table:table-row table:style-name="ro1">
          <table:table-cell office:value-type="float" office:value="54281183">
            <text:p>5428118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C132]/[.D132]" office:value-type="float" office:value="0.0833333333333333">
            <text:p>0,08</text:p>
          </table:table-cell>
        </table:table-row>
        <table:table-row table:style-name="ro1">
          <table:table-cell office:value-type="float" office:value="54609201">
            <text:p>5460920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133]/[.D133]" office:value-type="float" office:value="0">
            <text:p>0</text:p>
          </table:table-cell>
        </table:table-row>
        <table:table-row table:style-name="ro1">
          <table:table-cell office:value-type="float" office:value="54874997">
            <text:p>54874997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134]/[.D134]" office:value-type="float" office:value="0">
            <text:p>0</text:p>
          </table:table-cell>
        </table:table-row>
        <table:table-row table:style-name="ro1">
          <table:table-cell office:value-type="float" office:value="55422958">
            <text:p>5542295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35]/[.D135]" office:value-type="float" office:value="0">
            <text:p>0</text:p>
          </table:table-cell>
        </table:table-row>
        <table:table-row table:style-name="ro1">
          <table:table-cell office:value-type="float" office:value="55523054">
            <text:p>5552305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36]/[.D136]" office:value-type="float" office:value="0">
            <text:p>0</text:p>
          </table:table-cell>
        </table:table-row>
        <table:table-row table:style-name="ro1">
          <table:table-cell office:value-type="float" office:value="56012600">
            <text:p>56012600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formula="of:=[.C137]/[.D137]" office:value-type="float" office:value="0">
            <text:p>0</text:p>
          </table:table-cell>
        </table:table-row>
        <table:table-row table:style-name="ro1">
          <table:table-cell office:value-type="float" office:value="56131015">
            <text:p>561310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38]/[.D138]" office:value-type="float" office:value="0.2">
            <text:p>0,2</text:p>
          </table:table-cell>
        </table:table-row>
        <table:table-row table:style-name="ro1">
          <table:table-cell office:value-type="float" office:value="56339105">
            <text:p>5633910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formula="of:=[.C139]/[.D139]" office:value-type="float" office:value="0">
            <text:p>0</text:p>
          </table:table-cell>
        </table:table-row>
        <table:table-row table:style-name="ro1">
          <table:table-cell office:value-type="float" office:value="56784912">
            <text:p>567849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40]/[.D140]" office:value-type="float" office:value="0.25">
            <text:p>0,25</text:p>
          </table:table-cell>
        </table:table-row>
        <table:table-row table:style-name="ro1">
          <table:table-cell office:value-type="float" office:value="56820284">
            <text:p>5682028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41]/[.D141]" office:value-type="float" office:value="0">
            <text:p>0</text:p>
          </table:table-cell>
        </table:table-row>
        <table:table-row table:style-name="ro1">
          <table:table-cell office:value-type="float" office:value="57250443">
            <text:p>5725044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42]/[.D142]" office:value-type="float" office:value="0">
            <text:p>0</text:p>
          </table:table-cell>
        </table:table-row>
        <table:table-row table:style-name="ro1">
          <table:table-cell office:value-type="float" office:value="57629086">
            <text:p>57629086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formula="of:=[.C143]/[.D143]" office:value-type="float" office:value="0">
            <text:p>0</text:p>
          </table:table-cell>
        </table:table-row>
        <table:table-row table:style-name="ro1">
          <table:table-cell office:value-type="float" office:value="57730750">
            <text:p>57730750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144]/[.D144]" office:value-type="float" office:value="0">
            <text:p>0</text:p>
          </table:table-cell>
        </table:table-row>
        <table:table-row table:style-name="ro1">
          <table:table-cell office:value-type="float" office:value="57782105">
            <text:p>57782105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145]/[.D145]" office:value-type="float" office:value="0">
            <text:p>0</text:p>
          </table:table-cell>
        </table:table-row>
        <table:table-row table:style-name="ro1">
          <table:table-cell office:value-type="float" office:value="58898148">
            <text:p>588981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46]/[.D146]" office:value-type="float" office:value="0.25">
            <text:p>0,25</text:p>
          </table:table-cell>
        </table:table-row>
        <table:table-row table:style-name="ro1">
          <table:table-cell office:value-type="float" office:value="58962344">
            <text:p>5896234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47]/[.D147]" office:value-type="float" office:value="0">
            <text:p>0</text:p>
          </table:table-cell>
        </table:table-row>
        <table:table-row table:style-name="ro1">
          <table:table-cell office:value-type="float" office:value="59010018">
            <text:p>590100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48]/[.D148]" office:value-type="float" office:value="0">
            <text:p>0</text:p>
          </table:table-cell>
        </table:table-row>
        <table:table-row table:style-name="ro1">
          <table:table-cell office:value-type="float" office:value="59037197">
            <text:p>5903719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49]/[.D149]" office:value-type="float" office:value="0">
            <text:p>0</text:p>
          </table:table-cell>
        </table:table-row>
        <table:table-row table:style-name="ro1">
          <table:table-cell office:value-type="float" office:value="59083576">
            <text:p>5908357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C150]/[.D150]" office:value-type="float" office:value="0.0909090909090909">
            <text:p>0,09</text:p>
          </table:table-cell>
        </table:table-row>
        <table:table-row table:style-name="ro1">
          <table:table-cell office:value-type="float" office:value="60319294">
            <text:p>6031929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51]/[.D151]" office:value-type="float" office:value="0">
            <text:p>0</text:p>
          </table:table-cell>
        </table:table-row>
        <table:table-row table:style-name="ro1">
          <table:table-cell office:value-type="float" office:value="60889008">
            <text:p>6088900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52]/[.D152]" office:value-type="float" office:value="0">
            <text:p>0</text:p>
          </table:table-cell>
        </table:table-row>
        <table:table-row table:style-name="ro1">
          <table:table-cell office:value-type="float" office:value="60991150">
            <text:p>60991150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153]/[.D153]" office:value-type="float" office:value="0">
            <text:p>0</text:p>
          </table:table-cell>
        </table:table-row>
        <table:table-row table:style-name="ro1">
          <table:table-cell office:value-type="float" office:value="61639997">
            <text:p>61639997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54]/[.D154]" office:value-type="float" office:value="0">
            <text:p>0</text:p>
          </table:table-cell>
        </table:table-row>
        <table:table-row table:style-name="ro1">
          <table:table-cell office:value-type="float" office:value="62546677">
            <text:p>6254667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55]/[.D155]" office:value-type="float" office:value="0">
            <text:p>0</text:p>
          </table:table-cell>
        </table:table-row>
        <table:table-row table:style-name="ro1">
          <table:table-cell office:value-type="float" office:value="64253834">
            <text:p>6425383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56]/[.D156]" office:value-type="float" office:value="0">
            <text:p>0</text:p>
          </table:table-cell>
        </table:table-row>
        <table:table-row table:style-name="ro1">
          <table:table-cell office:value-type="float" office:value="64476859">
            <text:p>6447685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57]/[.D157]" office:value-type="float" office:value="0">
            <text:p>0</text:p>
          </table:table-cell>
        </table:table-row>
        <table:table-row table:style-name="ro1">
          <table:table-cell office:value-type="float" office:value="64663433">
            <text:p>646634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C158]/[.D158]" office:value-type="float" office:value="0.25">
            <text:p>0,25</text:p>
          </table:table-cell>
        </table:table-row>
        <table:table-row table:style-name="ro1">
          <table:table-cell office:value-type="float" office:value="64917483">
            <text:p>64917483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formula="of:=[.C159]/[.D159]" office:value-type="float" office:value="0">
            <text:p>0</text:p>
          </table:table-cell>
        </table:table-row>
        <table:table-row table:style-name="ro1">
          <table:table-cell office:value-type="float" office:value="65039122">
            <text:p>65039122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formula="of:=[.C160]/[.D160]" office:value-type="float" office:value="0">
            <text:p>0</text:p>
          </table:table-cell>
        </table:table-row>
        <table:table-row table:style-name="ro1">
          <table:table-cell office:value-type="float" office:value="65166120">
            <text:p>65166120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161]/[.D161]" office:value-type="float" office:value="0">
            <text:p>0</text:p>
          </table:table-cell>
        </table:table-row>
        <table:table-row table:style-name="ro1">
          <table:table-cell office:value-type="float" office:value="65455927">
            <text:p>6545592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62]/[.D162]" office:value-type="float" office:value="0">
            <text:p>0</text:p>
          </table:table-cell>
        </table:table-row>
        <table:table-row table:style-name="ro1">
          <table:table-cell office:value-type="float" office:value="66879642">
            <text:p>6687964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163]/[.D163]" office:value-type="float" office:value="0.125">
            <text:p>0,13</text:p>
          </table:table-cell>
        </table:table-row>
        <table:table-row table:style-name="ro1">
          <table:table-cell office:value-type="float" office:value="67419577">
            <text:p>6741957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64]/[.D164]" office:value-type="float" office:value="0">
            <text:p>0</text:p>
          </table:table-cell>
        </table:table-row>
        <table:table-row table:style-name="ro1">
          <table:table-cell office:value-type="float" office:value="67470497">
            <text:p>67470497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165]/[.D165]" office:value-type="float" office:value="0">
            <text:p>0</text:p>
          </table:table-cell>
        </table:table-row>
        <table:table-row table:style-name="ro1">
          <table:table-cell office:value-type="float" office:value="67725009">
            <text:p>67725009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166]/[.D166]" office:value-type="float" office:value="0">
            <text:p>0</text:p>
          </table:table-cell>
        </table:table-row>
        <table:table-row table:style-name="ro1">
          <table:table-cell office:value-type="float" office:value="68405479">
            <text:p>68405479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67]/[.D167]" office:value-type="float" office:value="0">
            <text:p>0</text:p>
          </table:table-cell>
        </table:table-row>
        <table:table-row table:style-name="ro1">
          <table:table-cell office:value-type="float" office:value="68500606">
            <text:p>685006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68]/[.D168]" office:value-type="float" office:value="0">
            <text:p>0</text:p>
          </table:table-cell>
        </table:table-row>
        <table:table-row table:style-name="ro1">
          <table:table-cell office:value-type="float" office:value="68956124">
            <text:p>6895612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69]/[.D169]" office:value-type="float" office:value="0">
            <text:p>0</text:p>
          </table:table-cell>
        </table:table-row>
        <table:table-row table:style-name="ro1">
          <table:table-cell office:value-type="float" office:value="69568415">
            <text:p>6956841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70]/[.D170]" office:value-type="float" office:value="0">
            <text:p>0</text:p>
          </table:table-cell>
        </table:table-row>
        <table:table-row table:style-name="ro1">
          <table:table-cell office:value-type="float" office:value="69939637">
            <text:p>6993963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71]/[.D171]" office:value-type="float" office:value="0">
            <text:p>0</text:p>
          </table:table-cell>
        </table:table-row>
        <table:table-row table:style-name="ro1">
          <table:table-cell office:value-type="float" office:value="69946915">
            <text:p>69946915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72]/[.D172]" office:value-type="float" office:value="0">
            <text:p>0</text:p>
          </table:table-cell>
        </table:table-row>
        <table:table-row table:style-name="ro1">
          <table:table-cell office:value-type="float" office:value="70786143">
            <text:p>7078614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73]/[.D173]" office:value-type="float" office:value="0">
            <text:p>0</text:p>
          </table:table-cell>
        </table:table-row>
        <table:table-row table:style-name="ro1">
          <table:table-cell office:value-type="float" office:value="70837287">
            <text:p>7083728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74]/[.D174]" office:value-type="float" office:value="0">
            <text:p>0</text:p>
          </table:table-cell>
        </table:table-row>
        <table:table-row table:style-name="ro1">
          <table:table-cell office:value-type="float" office:value="70960235">
            <text:p>7096023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75]/[.D175]" office:value-type="float" office:value="0">
            <text:p>0</text:p>
          </table:table-cell>
        </table:table-row>
        <table:table-row table:style-name="ro1">
          <table:table-cell office:value-type="float" office:value="71137136">
            <text:p>711371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76]/[.D176]" office:value-type="float" office:value="0">
            <text:p>0</text:p>
          </table:table-cell>
        </table:table-row>
        <table:table-row table:style-name="ro1">
          <table:table-cell office:value-type="float" office:value="72714272">
            <text:p>727142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77]/[.D177]" office:value-type="float" office:value="0.2">
            <text:p>0,2</text:p>
          </table:table-cell>
        </table:table-row>
        <table:table-row table:style-name="ro1">
          <table:table-cell office:value-type="float" office:value="72889816">
            <text:p>728898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78]/[.D178]" office:value-type="float" office:value="0">
            <text:p>0</text:p>
          </table:table-cell>
        </table:table-row>
        <table:table-row table:style-name="ro1">
          <table:table-cell office:value-type="float" office:value="73077936">
            <text:p>73077936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179]/[.D179]" office:value-type="float" office:value="0">
            <text:p>0</text:p>
          </table:table-cell>
        </table:table-row>
        <table:table-row table:style-name="ro1">
          <table:table-cell office:value-type="float" office:value="73394385">
            <text:p>73394385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80]/[.D180]" office:value-type="float" office:value="0">
            <text:p>0</text:p>
          </table:table-cell>
        </table:table-row>
        <table:table-row table:style-name="ro1">
          <table:table-cell office:value-type="float" office:value="74021243">
            <text:p>7402124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81]/[.D181]" office:value-type="float" office:value="0">
            <text:p>0</text:p>
          </table:table-cell>
        </table:table-row>
        <table:table-row table:style-name="ro1">
          <table:table-cell office:value-type="float" office:value="74050350">
            <text:p>740503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82]/[.D182]" office:value-type="float" office:value="0">
            <text:p>0</text:p>
          </table:table-cell>
        </table:table-row>
        <table:table-row table:style-name="ro1">
          <table:table-cell office:value-type="float" office:value="74530630">
            <text:p>745306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83]/[.D183]" office:value-type="float" office:value="0">
            <text:p>0</text:p>
          </table:table-cell>
        </table:table-row>
        <table:table-row table:style-name="ro1">
          <table:table-cell office:value-type="float" office:value="74533541">
            <text:p>7453354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184]/[.D184]" office:value-type="float" office:value="0">
            <text:p>0</text:p>
          </table:table-cell>
        </table:table-row>
        <table:table-row table:style-name="ro1">
          <table:table-cell office:value-type="float" office:value="76673615">
            <text:p>76673615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formula="of:=[.C185]/[.D185]" office:value-type="float" office:value="0">
            <text:p>0</text:p>
          </table:table-cell>
        </table:table-row>
        <table:table-row table:style-name="ro1">
          <table:table-cell office:value-type="float" office:value="76684553">
            <text:p>76684553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formula="of:=[.C186]/[.D186]" office:value-type="float" office:value="0">
            <text:p>0</text:p>
          </table:table-cell>
        </table:table-row>
        <table:table-row table:style-name="ro1">
          <table:table-cell office:value-type="float" office:value="77509071">
            <text:p>7750907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187]/[.D187]" office:value-type="float" office:value="0">
            <text:p>0</text:p>
          </table:table-cell>
        </table:table-row>
        <table:table-row table:style-name="ro1">
          <table:table-cell office:value-type="float" office:value="79372806">
            <text:p>79372806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88]/[.D188]" office:value-type="float" office:value="0">
            <text:p>0</text:p>
          </table:table-cell>
        </table:table-row>
        <table:table-row table:style-name="ro1">
          <table:table-cell office:value-type="float" office:value="79426664">
            <text:p>79426664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formula="of:=[.C189]/[.D189]" office:value-type="float" office:value="0">
            <text:p>0</text:p>
          </table:table-cell>
        </table:table-row>
        <table:table-row table:style-name="ro1">
          <table:table-cell office:value-type="float" office:value="79739225">
            <text:p>79739225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90]/[.D190]" office:value-type="float" office:value="0">
            <text:p>0</text:p>
          </table:table-cell>
        </table:table-row>
        <table:table-row table:style-name="ro1">
          <table:table-cell office:value-type="float" office:value="79848465">
            <text:p>7984846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formula="of:=[.C191]/[.D191]" office:value-type="float" office:value="0">
            <text:p>0</text:p>
          </table:table-cell>
        </table:table-row>
        <table:table-row table:style-name="ro1">
          <table:table-cell office:value-type="float" office:value="80117941">
            <text:p>80117941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192]/[.D192]" office:value-type="float" office:value="0">
            <text:p>0</text:p>
          </table:table-cell>
        </table:table-row>
        <table:table-row table:style-name="ro1">
          <table:table-cell office:value-type="float" office:value="80665712">
            <text:p>8066571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193]/[.D193]" office:value-type="float" office:value="0">
            <text:p>0</text:p>
          </table:table-cell>
        </table:table-row>
        <table:table-row table:style-name="ro1">
          <table:table-cell office:value-type="float" office:value="80728323">
            <text:p>80728323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194]/[.D194]" office:value-type="float" office:value="0">
            <text:p>0</text:p>
          </table:table-cell>
        </table:table-row>
        <table:table-row table:style-name="ro1">
          <table:table-cell office:value-type="float" office:value="80851964">
            <text:p>8085196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95]/[.D195]" office:value-type="float" office:value="0">
            <text:p>0</text:p>
          </table:table-cell>
        </table:table-row>
        <table:table-row table:style-name="ro1">
          <table:table-cell office:value-type="float" office:value="80865057">
            <text:p>8086505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96]/[.D196]" office:value-type="float" office:value="0">
            <text:p>0</text:p>
          </table:table-cell>
        </table:table-row>
        <table:table-row table:style-name="ro1">
          <table:table-cell office:value-type="float" office:value="81378861">
            <text:p>8137886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197]/[.D197]" office:value-type="float" office:value="0">
            <text:p>0</text:p>
          </table:table-cell>
        </table:table-row>
        <table:table-row table:style-name="ro1">
          <table:table-cell office:value-type="float" office:value="82137092">
            <text:p>8213709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198]/[.D198]" office:value-type="float" office:value="0">
            <text:p>0</text:p>
          </table:table-cell>
        </table:table-row>
        <table:table-row table:style-name="ro1">
          <table:table-cell office:value-type="float" office:value="82792282">
            <text:p>8279228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199]/[.D199]" office:value-type="float" office:value="0">
            <text:p>0</text:p>
          </table:table-cell>
        </table:table-row>
        <table:table-row table:style-name="ro1">
          <table:table-cell office:value-type="float" office:value="83079695">
            <text:p>8307969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200]/[.D200]" office:value-type="float" office:value="0">
            <text:p>0</text:p>
          </table:table-cell>
        </table:table-row>
        <table:table-row table:style-name="ro1">
          <table:table-cell office:value-type="float" office:value="83587405">
            <text:p>83587405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formula="of:=[.C201]/[.D201]" office:value-type="float" office:value="0">
            <text:p>0</text:p>
          </table:table-cell>
        </table:table-row>
        <table:table-row table:style-name="ro1">
          <table:table-cell office:value-type="float" office:value="84679264">
            <text:p>846792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C202]/[.D202]" office:value-type="float" office:value="0.333333333333333">
            <text:p>0,33</text:p>
          </table:table-cell>
        </table:table-row>
        <table:table-row table:style-name="ro1">
          <table:table-cell office:value-type="float" office:value="85020693">
            <text:p>8502069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203]/[.D203]" office:value-type="float" office:value="0">
            <text:p>0</text:p>
          </table:table-cell>
        </table:table-row>
        <table:table-row table:style-name="ro1">
          <table:table-cell office:value-type="float" office:value="85222222">
            <text:p>8522222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204]/[.D204]" office:value-type="float" office:value="0">
            <text:p>0</text:p>
          </table:table-cell>
        </table:table-row>
        <table:table-row table:style-name="ro1">
          <table:table-cell office:value-type="float" office:value="86032206">
            <text:p>86032206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205]/[.D205]" office:value-type="float" office:value="0">
            <text:p>0</text:p>
          </table:table-cell>
        </table:table-row>
        <table:table-row table:style-name="ro1">
          <table:table-cell office:value-type="float" office:value="86187549">
            <text:p>86187549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206]/[.D206]" office:value-type="float" office:value="0">
            <text:p>0</text:p>
          </table:table-cell>
        </table:table-row>
        <table:table-row table:style-name="ro1">
          <table:table-cell office:value-type="float" office:value="86332116">
            <text:p>86332116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207]/[.D207]" office:value-type="float" office:value="0">
            <text:p>0</text:p>
          </table:table-cell>
        </table:table-row>
        <table:table-row table:style-name="ro1">
          <table:table-cell office:value-type="float" office:value="86630265">
            <text:p>86630265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208]/[.D208]" office:value-type="float" office:value="0">
            <text:p>0</text:p>
          </table:table-cell>
        </table:table-row>
        <table:table-row table:style-name="ro1">
          <table:table-cell office:value-type="float" office:value="87513936">
            <text:p>87513936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209]/[.D209]" office:value-type="float" office:value="0">
            <text:p>0</text:p>
          </table:table-cell>
        </table:table-row>
        <table:table-row table:style-name="ro1">
          <table:table-cell office:value-type="float" office:value="87729701">
            <text:p>8772970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210]/[.D210]" office:value-type="float" office:value="0">
            <text:p>0</text:p>
          </table:table-cell>
        </table:table-row>
        <table:table-row table:style-name="ro1">
          <table:table-cell office:value-type="float" office:value="88757686">
            <text:p>88757686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211]/[.D211]" office:value-type="float" office:value="0">
            <text:p>0</text:p>
          </table:table-cell>
        </table:table-row>
        <table:table-row table:style-name="ro1">
          <table:table-cell office:value-type="float" office:value="89074264">
            <text:p>89074264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212]/[.D212]" office:value-type="float" office:value="0">
            <text:p>0</text:p>
          </table:table-cell>
        </table:table-row>
        <table:table-row table:style-name="ro1">
          <table:table-cell office:value-type="float" office:value="89251618">
            <text:p>892516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213]/[.D213]" office:value-type="float" office:value="0.2">
            <text:p>0,2</text:p>
          </table:table-cell>
        </table:table-row>
        <table:table-row table:style-name="ro1">
          <table:table-cell office:value-type="float" office:value="89766474">
            <text:p>8976647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214]/[.D214]" office:value-type="float" office:value="0">
            <text:p>0</text:p>
          </table:table-cell>
        </table:table-row>
        <table:table-row table:style-name="ro1">
          <table:table-cell office:value-type="float" office:value="90125000">
            <text:p>901250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215]/[.D215]" office:value-type="float" office:value="0.1">
            <text:p>0,1</text:p>
          </table:table-cell>
        </table:table-row>
        <table:table-row table:style-name="ro1">
          <table:table-cell office:value-type="float" office:value="90619764">
            <text:p>9061976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216]/[.D216]" office:value-type="float" office:value="0">
            <text:p>0</text:p>
          </table:table-cell>
        </table:table-row>
        <table:table-row table:style-name="ro1">
          <table:table-cell office:value-type="float" office:value="90868844">
            <text:p>9086884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C217]/[.D217]" office:value-type="float" office:value="0.1">
            <text:p>0,1</text:p>
          </table:table-cell>
        </table:table-row>
        <table:table-row table:style-name="ro1">
          <table:table-cell office:value-type="float" office:value="91046252">
            <text:p>9104625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218]/[.D218]" office:value-type="float" office:value="0">
            <text:p>0</text:p>
          </table:table-cell>
        </table:table-row>
        <table:table-row table:style-name="ro1">
          <table:table-cell office:value-type="float" office:value="91208687">
            <text:p>91208687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219]/[.D219]" office:value-type="float" office:value="0">
            <text:p>0</text:p>
          </table:table-cell>
        </table:table-row>
        <table:table-row table:style-name="ro1">
          <table:table-cell office:value-type="float" office:value="91210577">
            <text:p>9121057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220]/[.D220]" office:value-type="float" office:value="0">
            <text:p>0</text:p>
          </table:table-cell>
        </table:table-row>
        <table:table-row table:style-name="ro1">
          <table:table-cell office:value-type="float" office:value="91371942">
            <text:p>91371942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221]/[.D221]" office:value-type="float" office:value="0">
            <text:p>0</text:p>
          </table:table-cell>
        </table:table-row>
        <table:table-row table:style-name="ro1">
          <table:table-cell office:value-type="float" office:value="91415203">
            <text:p>91415203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222]/[.D222]" office:value-type="float" office:value="0">
            <text:p>0</text:p>
          </table:table-cell>
        </table:table-row>
        <table:table-row table:style-name="ro1">
          <table:table-cell office:value-type="float" office:value="92068836">
            <text:p>92068836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C223]/[.D223]" office:value-type="float" office:value="0">
            <text:p>0</text:p>
          </table:table-cell>
        </table:table-row>
        <table:table-row table:style-name="ro1">
          <table:table-cell office:value-type="float" office:value="92186921">
            <text:p>921869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224]/[.D224]" office:value-type="float" office:value="0">
            <text:p>0</text:p>
          </table:table-cell>
        </table:table-row>
        <table:table-row table:style-name="ro1">
          <table:table-cell office:value-type="float" office:value="92314506">
            <text:p>923145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225]/[.D225]" office:value-type="float" office:value="0">
            <text:p>0</text:p>
          </table:table-cell>
        </table:table-row>
        <table:table-row table:style-name="ro1">
          <table:table-cell office:value-type="float" office:value="92694084">
            <text:p>9269408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26]/[.D226]" office:value-type="float" office:value="0.5">
            <text:p>0,5</text:p>
          </table:table-cell>
        </table:table-row>
        <table:table-row table:style-name="ro1">
          <table:table-cell office:value-type="float" office:value="92764281">
            <text:p>9276428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227]/[.D227]" office:value-type="float" office:value="0">
            <text:p>0</text:p>
          </table:table-cell>
        </table:table-row>
        <table:table-row table:style-name="ro1">
          <table:table-cell office:value-type="float" office:value="92851460">
            <text:p>9285146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C228]/[.D228]" office:value-type="float" office:value="0">
            <text:p>0</text:p>
          </table:table-cell>
        </table:table-row>
        <table:table-row table:style-name="ro1">
          <table:table-cell office:value-type="float" office:value="92990428">
            <text:p>92990428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formula="of:=[.C229]/[.D229]" office:value-type="float" office:value="0">
            <text:p>0</text:p>
          </table:table-cell>
        </table:table-row>
        <table:table-row table:style-name="ro1">
          <table:table-cell office:value-type="float" office:value="95120496">
            <text:p>95120496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formula="of:=[.C230]/[.D230]" office:value-type="float" office:value="0">
            <text:p>0</text:p>
          </table:table-cell>
        </table:table-row>
        <table:table-row table:style-name="ro1">
          <table:table-cell office:value-type="float" office:value="95637463">
            <text:p>9563746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231]/[.D231]" office:value-type="float" office:value="0">
            <text:p>0</text:p>
          </table:table-cell>
        </table:table-row>
        <table:table-row table:style-name="ro1">
          <table:table-cell office:value-type="float" office:value="95722481">
            <text:p>95722481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formula="of:=[.C232]/[.D232]" office:value-type="float" office:value="0">
            <text:p>0</text:p>
          </table:table-cell>
        </table:table-row>
        <table:table-row table:style-name="ro1">
          <table:table-cell office:value-type="float" office:value="95865001">
            <text:p>95865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233]/[.D233]" office:value-type="float" office:value="0">
            <text:p>0</text:p>
          </table:table-cell>
        </table:table-row>
        <table:table-row table:style-name="ro1">
          <table:table-cell office:value-type="float" office:value="96245238">
            <text:p>9624523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234]/[.D234]" office:value-type="float" office:value="0">
            <text:p>0</text:p>
          </table:table-cell>
        </table:table-row>
        <table:table-row table:style-name="ro1">
          <table:table-cell office:value-type="float" office:value="96856278">
            <text:p>9685627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235]/[.D235]" office:value-type="float" office:value="0">
            <text:p>0</text:p>
          </table:table-cell>
        </table:table-row>
        <table:table-row table:style-name="ro1">
          <table:table-cell office:value-type="float" office:value="97274081">
            <text:p>9727408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formula="of:=[.C236]/[.D236]" office:value-type="float" office:value="0">
            <text:p>0</text:p>
          </table:table-cell>
        </table:table-row>
        <table:table-row table:style-name="ro1">
          <table:table-cell office:value-type="float" office:value="97739615">
            <text:p>9773961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37]/[.D237]" office:value-type="float" office:value="0.5">
            <text:p>0,5</text:p>
          </table:table-cell>
        </table:table-row>
        <table:table-row table:style-name="ro1">
          <table:table-cell office:value-type="float" office:value="98535100">
            <text:p>9853510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C238]/[.D238]" office:value-type="float" office:value="0">
            <text:p>0</text:p>
          </table:table-cell>
        </table:table-row>
        <table:table-row table:style-name="ro1">
          <table:table-cell office:value-type="float" office:value="99245169">
            <text:p>99245169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[.C239]/[.D239]" office:value-type="float" office:value="0">
            <text:p>0</text:p>
          </table:table-cell>
        </table:table-row>
        <table:table-row table:style-name="ro1">
          <table:table-cell office:value-type="float" office:value="99261179">
            <text:p>99261179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[.C240]/[.D240]" office:value-type="float" office:value="0">
            <text:p>0</text:p>
          </table:table-cell>
        </table:table-row>
        <table:table-row table:style-name="ro1">
          <table:table-cell office:value-type="string">
            <text:p>(vide)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C241]/[.D241]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Total Résultat</text:p>
          </table:table-cell>
          <table:table-cell table:style-name="ce10" office:value-type="float" office:value="890">
            <text:p>890</text:p>
          </table:table-cell>
          <table:table-cell table:style-name="ce14" office:value-type="float" office:value="25">
            <text:p>25</text:p>
          </table:table-cell>
          <table:table-cell table:style-name="ce17" office:value-type="float" office:value="915">
            <text:p>915</text:p>
          </table:table-cell>
          <table:table-cell table:formula="of:=MAX([.E5:.E241])" office:value-type="float" office:value="1">
            <text:p>1</text:p>
          </table:table-cell>
        </table:table-row>
      </table:table>
      <table:table table:name="Pilote de données_Feuille1_2" table:style-name="ta1" table:print="false">
        <table:table-column table:style-name="co9" table:default-cell-style-name="ce4"/>
        <table:table-column table:style-name="co9" table:visibility="collapse" table:default-cell-style-name="ce9"/>
        <table:table-column table:style-name="co9" table:number-columns-repeated="4" table:default-cell-style-name="Pilote_20_de_20_données_20_-_20_Valeur"/>
        <table:table-column table:style-name="co11" table:default-cell-style-name="ce16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>
            <text:p>Filtre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" office:value-type="string">
            <text:p>NB - ObservationID-fullanon</text:p>
          </table:table-cell>
          <table:table-cell table:style-name="ce6" office:value-type="string">
            <text:p>AFFECT</text:p>
          </table:table-cell>
          <table:table-cell table:style-name="ce11" table:number-columns-repeated="4"/>
          <table:table-cell table:style-name="ce18"/>
          <table:table-cell table:number-columns-repeated="2"/>
        </table:table-row>
        <table:table-row table:style-name="ro1">
          <table:table-cell table:style-name="ce2" office:value-type="string">
            <text:p>double-anon-userID</text:p>
          </table:table-cell>
          <table:table-cell table:style-name="ce7" office:value-type="string">
            <text:p>(vide)</text:p>
          </table:table-cell>
          <table:table-cell table:style-name="ce12" office:value-type="string">
            <text:p>BORED</text:p>
          </table:table-cell>
          <table:table-cell table:style-name="ce12" office:value-type="string">
            <text:p>CONCENTRATING</text:p>
          </table:table-cell>
          <table:table-cell table:style-name="ce12" office:value-type="string">
            <text:p>CONFUSED</text:p>
          </table:table-cell>
          <table:table-cell table:style-name="ce12" office:value-type="string">
            <text:p>FRUSTRATED</text:p>
          </table:table-cell>
          <table:table-cell table:style-name="ce19" office:value-type="string">
            <text:p>Total Résultat</text:p>
          </table:table-cell>
          <table:table-cell office:value-type="string">
            <text:p>NEVER BORED ?</text:p>
          </table:table-cell>
          <table:table-cell/>
        </table:table-row>
        <table:table-row table:style-name="ro1">
          <table:table-cell table:style-name="ce3" office:value-type="float" office:value="240753">
            <text:p>240753</text:p>
          </table:table-cell>
          <table:table-cell table:style-name="ce8"/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float" office:value="3">
            <text:p>3</text:p>
          </table:table-cell>
          <table:table-cell table:formula="of:=IF( [.C5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4149">
            <text:p>364149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formula="of:=IF( [.C6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7764">
            <text:p>957764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7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58107">
            <text:p>1158107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8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3405">
            <text:p>1333405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formula="of:=IF( [.C9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61348">
            <text:p>416134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0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84150">
            <text:p>438415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formula="of:=IF( [.C11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98274">
            <text:p>5098274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 [.C12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48424">
            <text:p>6248424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3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25522">
            <text:p>692552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4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70183">
            <text:p>6970183</text:p>
          </table:table-cell>
          <table:table-cell/>
          <table:table-cell/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IF( [.C15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84108">
            <text:p>7184108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IF( [.C16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18020">
            <text:p>7818020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table:formula="of:=IF( [.C17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47669">
            <text:p>864766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18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679226">
            <text:p>867922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19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311493">
            <text:p>931149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 [.C20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03203">
            <text:p>10203203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21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475355">
            <text:p>10475355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formula="of:=IF( [.C22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811319">
            <text:p>10811319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23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51353">
            <text:p>1085135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24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15640">
            <text:p>1091564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25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04962">
            <text:p>11004962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26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774971">
            <text:p>11774971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 [.C27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811550">
            <text:p>11811550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formula="of:=IF( [.C28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10651">
            <text:p>12010651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IF( [.C29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365925">
            <text:p>12365925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 [.C30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3567">
            <text:p>13203567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formula="of:=IF( [.C31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14239">
            <text:p>13314239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IF( [.C32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63381">
            <text:p>13863381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formula="of:=IF( [.C33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280838">
            <text:p>14280838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34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549670">
            <text:p>14549670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IF( [.C35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199436">
            <text:p>1519943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36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435895">
            <text:p>15435895</text:p>
          </table:table-cell>
          <table:table-cell/>
          <table:table-cell/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 [.C37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968270">
            <text:p>15968270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 [.C38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68788">
            <text:p>16368788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F( [.C39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82504">
            <text:p>16882504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IF( [.C40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307303">
            <text:p>1730730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41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472448">
            <text:p>17472448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IF( [.C42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488306">
            <text:p>1748830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43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369017">
            <text:p>18369017</text:p>
          </table:table-cell>
          <table:table-cell/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44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606338">
            <text:p>18606338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formula="of:=IF( [.C45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765912">
            <text:p>1876591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 [.C46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34238">
            <text:p>20034238</text:p>
          </table:table-cell>
          <table:table-cell/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IF( [.C47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488934">
            <text:p>20488934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IF( [.C48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531762">
            <text:p>20531762</text:p>
          </table:table-cell>
          <table:table-cell/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 [.C49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776366">
            <text:p>20776366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50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595924">
            <text:p>2259592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51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599260">
            <text:p>22599260</text:p>
          </table:table-cell>
          <table:table-cell/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formula="of:=IF( [.C52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380389">
            <text:p>23380389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 [.C53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565221">
            <text:p>2356522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54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368688">
            <text:p>2436868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IF( [.C55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775106">
            <text:p>24775106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 [.C56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748765">
            <text:p>25748765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IF( [.C57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753406">
            <text:p>25753406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formula="of:=IF( [.C58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104091">
            <text:p>2710409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59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179278">
            <text:p>27179278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IF( [.C60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652882">
            <text:p>2765288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61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041396">
            <text:p>28041396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 [.C62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633794">
            <text:p>2863379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63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478187">
            <text:p>29478187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64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314880">
            <text:p>3031488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IF( [.C65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322458">
            <text:p>30322458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IF( [.C66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812772">
            <text:p>3081277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 [.C67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54537">
            <text:p>30954537</text:p>
          </table:table-cell>
          <table:table-cell/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IF( [.C68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614137">
            <text:p>31614137</text:p>
          </table:table-cell>
          <table:table-cell/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69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831141">
            <text:p>3183114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 [.C70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13875">
            <text:p>32013875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IF( [.C71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29581">
            <text:p>32129581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72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182582">
            <text:p>32182582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formula="of:=IF( [.C73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364866">
            <text:p>3336486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74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19731">
            <text:p>3341973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IF( [.C75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94462">
            <text:p>33794462</text:p>
          </table:table-cell>
          <table:table-cell/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76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658556">
            <text:p>34658556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77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414661">
            <text:p>3541466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78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974221">
            <text:p>35974221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formula="of:=IF( [.C79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075515">
            <text:p>36075515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IF( [.C80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088485">
            <text:p>36088485</text:p>
          </table:table-cell>
          <table:table-cell/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 [.C81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023021">
            <text:p>3702302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formula="of:=IF( [.C82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347193">
            <text:p>37347193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83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82119">
            <text:p>37782119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formula="of:=IF( [.C84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155710">
            <text:p>38155710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table:formula="of:=IF( [.C85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15878">
            <text:p>3861587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formula="of:=IF( [.C86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52506">
            <text:p>38652506</text:p>
          </table:table-cell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 [.C87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555424">
            <text:p>39555424</text:p>
          </table:table-cell>
          <table:table-cell/>
          <table:table-cell/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IF( [.C88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769525">
            <text:p>39769525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IF( [.C89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101613">
            <text:p>40101613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 [.C90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118112">
            <text:p>40118112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 [.C91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154422">
            <text:p>40154422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92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084639">
            <text:p>41084639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IF( [.C93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145589">
            <text:p>41145589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94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164555">
            <text:p>41164555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95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372828">
            <text:p>41372828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IF( [.C96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672007">
            <text:p>41672007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97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54308">
            <text:p>41754308</text:p>
          </table:table-cell>
          <table:table-cell/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 [.C98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040638">
            <text:p>42040638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table:formula="of:=IF( [.C99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705111">
            <text:p>4270511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100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756199">
            <text:p>42756199</text:p>
          </table:table-cell>
          <table:table-cell/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F( [.C101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807829">
            <text:p>42807829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 [.C102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161909">
            <text:p>43161909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formula="of:=IF( [.C103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56096">
            <text:p>43456096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IF( [.C104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15078">
            <text:p>44115078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IF( [.C105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95260">
            <text:p>4419526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106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60544">
            <text:p>44260544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07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792248">
            <text:p>45792248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108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887049">
            <text:p>45887049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 [.C109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284324">
            <text:p>46284324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 [.C110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305980">
            <text:p>4630598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111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986442">
            <text:p>46986442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formula="of:=IF( [.C112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186735">
            <text:p>47186735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113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264385">
            <text:p>47264385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14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610182">
            <text:p>47610182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15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810863">
            <text:p>47810863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IF( [.C116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322290">
            <text:p>48322290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IF( [.C117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870773">
            <text:p>48870773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IF( [.C118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152745">
            <text:p>49152745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119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247620">
            <text:p>49247620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20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514634">
            <text:p>5151463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 [.C121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926352">
            <text:p>52926352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IF( [.C122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032020">
            <text:p>53032020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formula="of:=IF( [.C123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560647">
            <text:p>53560647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124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719307">
            <text:p>53719307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IF( [.C125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731241">
            <text:p>53731241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IF( [.C126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769232">
            <text:p>5376923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F( [.C127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839615">
            <text:p>53839615</text:p>
          </table:table-cell>
          <table:table-cell/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 [.C128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038484">
            <text:p>5403848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 [.C129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043678">
            <text:p>54043678</text:p>
          </table:table-cell>
          <table:table-cell/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IF( [.C130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169423">
            <text:p>5416942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IF( [.C131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281183">
            <text:p>54281183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IF( [.C132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609201">
            <text:p>5460920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 [.C133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874997">
            <text:p>54874997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 [.C134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422958">
            <text:p>55422958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IF( [.C135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523054">
            <text:p>5552305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136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012600">
            <text:p>5601260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IF( [.C137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131015">
            <text:p>56131015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F( [.C138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339105">
            <text:p>56339105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IF( [.C139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784912">
            <text:p>56784912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formula="of:=IF( [.C140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820284">
            <text:p>56820284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141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250443">
            <text:p>57250443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42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629086">
            <text:p>57629086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IF( [.C143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730750">
            <text:p>5773075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F( [.C144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782105">
            <text:p>57782105</text:p>
          </table:table-cell>
          <table:table-cell/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F( [.C145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8898148">
            <text:p>5889814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 [.C146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962344">
            <text:p>5896234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47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010018">
            <text:p>59010018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148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037197">
            <text:p>59037197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149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083576">
            <text:p>59083576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IF( [.C150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319294">
            <text:p>60319294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51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889008">
            <text:p>60889008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152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991150">
            <text:p>60991150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 [.C153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639997">
            <text:p>61639997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54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2546677">
            <text:p>62546677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 [.C155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253834">
            <text:p>64253834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56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476859">
            <text:p>64476859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157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663433">
            <text:p>64663433</text:p>
          </table:table-cell>
          <table:table-cell/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 [.C158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917483">
            <text:p>64917483</text:p>
          </table:table-cell>
          <table:table-cell/>
          <table:table-cell/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IF( [.C159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039122">
            <text:p>65039122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IF( [.C160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166120">
            <text:p>6516612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161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455927">
            <text:p>65455927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162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879642">
            <text:p>6687964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IF( [.C163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419577">
            <text:p>67419577</text:p>
          </table:table-cell>
          <table:table-cell/>
          <table:table-cell/>
          <table:table-cell table:number-columns-repeated="2"/>
          <table:table-cell table:number-columns-repeated="2" office:value-type="float" office:value="1">
            <text:p>1</text:p>
          </table:table-cell>
          <table:table-cell table:formula="of:=IF( [.C164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470497">
            <text:p>67470497</text:p>
          </table:table-cell>
          <table:table-cell/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 [.C165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725009">
            <text:p>67725009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 [.C166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405479">
            <text:p>68405479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167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500606">
            <text:p>68500606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IF( [.C168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956124">
            <text:p>68956124</text:p>
          </table:table-cell>
          <table:table-cell/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 [.C169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568415">
            <text:p>6956841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170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939637">
            <text:p>69939637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171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946915">
            <text:p>69946915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72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786143">
            <text:p>7078614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73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837287">
            <text:p>70837287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174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960235">
            <text:p>70960235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175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137136">
            <text:p>7113713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176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714272">
            <text:p>7271427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177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889816">
            <text:p>7288981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178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077936">
            <text:p>73077936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 [.C179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394385">
            <text:p>73394385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80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021243">
            <text:p>74021243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81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050350">
            <text:p>7405035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 [.C182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530630">
            <text:p>74530630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IF( [.C183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533541">
            <text:p>7453354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IF( [.C184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673615">
            <text:p>76673615</text:p>
          </table:table-cell>
          <table:table-cell/>
          <table:table-cell table:number-columns-repeated="4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IF( [.C185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684553">
            <text:p>76684553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IF( [.C186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509071">
            <text:p>7750907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 [.C187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372806">
            <text:p>79372806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188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9426664">
            <text:p>79426664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formula="of:=IF( [.C189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739225">
            <text:p>79739225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formula="of:=IF( [.C190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9848465">
            <text:p>79848465</text:p>
          </table:table-cell>
          <table:table-cell/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IF( [.C191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117941">
            <text:p>8011794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192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665712">
            <text:p>80665712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193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728323">
            <text:p>80728323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194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851964">
            <text:p>8085196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IF( [.C195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865057">
            <text:p>8086505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196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1378861">
            <text:p>8137886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197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137092">
            <text:p>82137092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198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792282">
            <text:p>8279228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formula="of:=IF( [.C199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079695">
            <text:p>8307969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200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587405">
            <text:p>8358740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IF( [.C201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679264">
            <text:p>84679264</text:p>
          </table:table-cell>
          <table:table-cell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202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020693">
            <text:p>85020693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203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222222">
            <text:p>85222222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formula="of:=IF( [.C204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032206">
            <text:p>86032206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 [.C205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187549">
            <text:p>86187549</text:p>
          </table:table-cell>
          <table:table-cell/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formula="of:=IF( [.C206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6332116">
            <text:p>86332116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207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630265">
            <text:p>86630265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IF( [.C208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513936">
            <text:p>87513936</text:p>
          </table:table-cell>
          <table:table-cell/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 [.C209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7729701">
            <text:p>8772970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 [.C210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757686">
            <text:p>88757686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 [.C211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074264">
            <text:p>89074264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 [.C212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251618">
            <text:p>89251618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F( [.C213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766474">
            <text:p>89766474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 [.C214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0125000">
            <text:p>90125000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formula="of:=IF( [.C215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619764">
            <text:p>90619764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216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0868844">
            <text:p>90868844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IF( [.C217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046252">
            <text:p>91046252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218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208687">
            <text:p>91208687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219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210577">
            <text:p>91210577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220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1371942">
            <text:p>9137194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 [.C221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415203">
            <text:p>91415203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222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2068836">
            <text:p>92068836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 [.C223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2186921">
            <text:p>9218692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224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2314506">
            <text:p>92314506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225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2694084">
            <text:p>9269408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 [.C226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764281">
            <text:p>92764281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 [.C227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2851460">
            <text:p>9285146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 [.C228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2990428">
            <text:p>92990428</text:p>
          </table:table-cell>
          <table:table-cell/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IF( [.C229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5120496">
            <text:p>95120496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IF( [.C230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637463">
            <text:p>95637463</text:p>
          </table:table-cell>
          <table:table-cell/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 [.C231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5722481">
            <text:p>9572248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table:formula="of:=IF( [.C232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865001">
            <text:p>95865001</text:p>
          </table:table-cell>
          <table:table-cell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 [.C233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6245238">
            <text:p>96245238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IF( [.C234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856278">
            <text:p>96856278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IF( [.C235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7274081">
            <text:p>9727408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IF( [.C236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739615">
            <text:p>97739615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IF( [.C237]&gt;0; 0; 1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535100">
            <text:p>98535100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IF( [.C238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9245169">
            <text:p>99245169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formula="of:=IF( [.C239]&gt;0; 0; 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9261179">
            <text:p>99261179</text:p>
          </table:table-cell>
          <table:table-cell/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 [.C240]&gt;0; 0; 1)" office:value-type="float" office:value="1">
            <text:p>1</text:p>
          </table:table-cell>
          <table:table-cell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5" office:value-type="string">
            <text:p>Total Résultat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233">
            <text:p>233</text:p>
          </table:table-cell>
          <table:table-cell table:style-name="ce14" office:value-type="float" office:value="536">
            <text:p>536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65">
            <text:p>65</text:p>
          </table:table-cell>
          <table:table-cell table:style-name="ce17" office:value-type="float" office:value="915">
            <text:p>915</text:p>
          </table:table-cell>
          <table:table-cell table:formula="of:=SUM([.H5:.H241])" office:value-type="float" office:value="117">
            <text:p>117</text:p>
          </table:table-cell>
          <table:table-cell/>
        </table:table-row>
      </table:table>
      <table:table table:name="Pilote de données_Feuille1_3 - PB OBSERVATIONS PER STUDENT" table:style-name="ta1" table:print="false">
        <table:table-column table:style-name="co14" table:default-cell-style-name="ce4"/>
        <table:table-column table:style-name="co9" table:default-cell-style-name="ce9"/>
        <table:table-column table:style-name="co9" table:number-columns-repeated="518" table:default-cell-style-name="Pilote_20_de_20_données_20_-_20_Valeur"/>
        <table:table-column table:style-name="co9" table:default-cell-style-name="ce16"/>
        <table:table-row table:style-name="ro1">
          <table:table-cell table:style-name="Default" office:value-type="string">
            <text:p>Filtre</text:p>
          </table:table-cell>
          <table:table-cell table:style-name="Default" table:number-columns-repeated="520"/>
        </table:table-row>
        <table:table-row table:style-name="ro1">
          <table:table-cell table:style-name="Default" table:number-columns-repeated="521"/>
        </table:table-row>
        <table:table-row table:style-name="ro1">
          <table:table-cell table:style-name="ce1" office:value-type="string">
            <text:p>NB - problemId</text:p>
          </table:table-cell>
          <table:table-cell table:style-name="ce6" office:value-type="string">
            <text:p>problemId</text:p>
          </table:table-cell>
          <table:table-cell table:style-name="ce11" table:number-columns-repeated="518"/>
          <table:table-cell table:style-name="ce18"/>
        </table:table-row>
        <table:table-row table:style-name="ro1">
          <table:table-cell table:style-name="ce2" office:value-type="string">
            <text:p>double-anon-userID</text:p>
          </table:table-cell>
          <table:table-cell table:style-name="ce7" office:value-type="float" office:value="72">
            <text:p>72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136">
            <text:p>136</text:p>
          </table:table-cell>
          <table:table-cell table:style-name="ce12" office:value-type="float" office:value="173">
            <text:p>173</text:p>
          </table:table-cell>
          <table:table-cell table:style-name="ce12" office:value-type="float" office:value="174">
            <text:p>174</text:p>
          </table:table-cell>
          <table:table-cell table:style-name="ce12" office:value-type="float" office:value="221">
            <text:p>221</text:p>
          </table:table-cell>
          <table:table-cell table:style-name="ce12" office:value-type="float" office:value="223">
            <text:p>223</text:p>
          </table:table-cell>
          <table:table-cell table:style-name="ce12" office:value-type="float" office:value="639">
            <text:p>639</text:p>
          </table:table-cell>
          <table:table-cell table:style-name="ce12" office:value-type="float" office:value="890">
            <text:p>890</text:p>
          </table:table-cell>
          <table:table-cell table:style-name="ce12" office:value-type="float" office:value="1043">
            <text:p>1043</text:p>
          </table:table-cell>
          <table:table-cell table:style-name="ce12" office:value-type="float" office:value="1045">
            <text:p>1045</text:p>
          </table:table-cell>
          <table:table-cell table:style-name="ce12" office:value-type="float" office:value="1069">
            <text:p>1069</text:p>
          </table:table-cell>
          <table:table-cell table:style-name="ce12" office:value-type="float" office:value="1133">
            <text:p>1133</text:p>
          </table:table-cell>
          <table:table-cell table:style-name="ce12" office:value-type="float" office:value="1134">
            <text:p>1134</text:p>
          </table:table-cell>
          <table:table-cell table:style-name="ce12" office:value-type="float" office:value="1135">
            <text:p>1135</text:p>
          </table:table-cell>
          <table:table-cell table:style-name="ce12" office:value-type="float" office:value="1136">
            <text:p>1136</text:p>
          </table:table-cell>
          <table:table-cell table:style-name="ce12" office:value-type="float" office:value="1148">
            <text:p>1148</text:p>
          </table:table-cell>
          <table:table-cell table:style-name="ce12" office:value-type="float" office:value="1149">
            <text:p>1149</text:p>
          </table:table-cell>
          <table:table-cell table:style-name="ce12" office:value-type="float" office:value="1305">
            <text:p>1305</text:p>
          </table:table-cell>
          <table:table-cell table:style-name="ce12" office:value-type="float" office:value="1306">
            <text:p>1306</text:p>
          </table:table-cell>
          <table:table-cell table:style-name="ce12" office:value-type="float" office:value="1644">
            <text:p>1644</text:p>
          </table:table-cell>
          <table:table-cell table:style-name="ce12" office:value-type="float" office:value="1650">
            <text:p>1650</text:p>
          </table:table-cell>
          <table:table-cell table:style-name="ce12" office:value-type="float" office:value="2146">
            <text:p>2146</text:p>
          </table:table-cell>
          <table:table-cell table:style-name="ce12" office:value-type="float" office:value="2148">
            <text:p>2148</text:p>
          </table:table-cell>
          <table:table-cell table:style-name="ce12" office:value-type="float" office:value="2149">
            <text:p>2149</text:p>
          </table:table-cell>
          <table:table-cell table:style-name="ce12" office:value-type="float" office:value="2227">
            <text:p>2227</text:p>
          </table:table-cell>
          <table:table-cell table:style-name="ce12" office:value-type="float" office:value="2263">
            <text:p>2263</text:p>
          </table:table-cell>
          <table:table-cell table:style-name="ce12" office:value-type="float" office:value="2264">
            <text:p>2264</text:p>
          </table:table-cell>
          <table:table-cell table:style-name="ce12" office:value-type="float" office:value="2285">
            <text:p>2285</text:p>
          </table:table-cell>
          <table:table-cell table:style-name="ce12" office:value-type="float" office:value="2286">
            <text:p>2286</text:p>
          </table:table-cell>
          <table:table-cell table:style-name="ce12" office:value-type="float" office:value="2288">
            <text:p>2288</text:p>
          </table:table-cell>
          <table:table-cell table:style-name="ce12" office:value-type="float" office:value="2289">
            <text:p>2289</text:p>
          </table:table-cell>
          <table:table-cell table:style-name="ce12" office:value-type="float" office:value="4040">
            <text:p>4040</text:p>
          </table:table-cell>
          <table:table-cell table:style-name="ce12" office:value-type="float" office:value="4041">
            <text:p>4041</text:p>
          </table:table-cell>
          <table:table-cell table:style-name="ce12" office:value-type="float" office:value="4053">
            <text:p>4053</text:p>
          </table:table-cell>
          <table:table-cell table:style-name="ce12" office:value-type="float" office:value="4054">
            <text:p>4054</text:p>
          </table:table-cell>
          <table:table-cell table:style-name="ce12" office:value-type="float" office:value="4055">
            <text:p>4055</text:p>
          </table:table-cell>
          <table:table-cell table:style-name="ce12" office:value-type="float" office:value="4464">
            <text:p>4464</text:p>
          </table:table-cell>
          <table:table-cell table:style-name="ce12" office:value-type="float" office:value="4465">
            <text:p>4465</text:p>
          </table:table-cell>
          <table:table-cell table:style-name="ce12" office:value-type="float" office:value="4466">
            <text:p>4466</text:p>
          </table:table-cell>
          <table:table-cell table:style-name="ce12" office:value-type="float" office:value="4467">
            <text:p>4467</text:p>
          </table:table-cell>
          <table:table-cell table:style-name="ce12" office:value-type="float" office:value="4468">
            <text:p>4468</text:p>
          </table:table-cell>
          <table:table-cell table:style-name="ce12" office:value-type="float" office:value="4515">
            <text:p>4515</text:p>
          </table:table-cell>
          <table:table-cell table:style-name="ce12" office:value-type="float" office:value="4899">
            <text:p>4899</text:p>
          </table:table-cell>
          <table:table-cell table:style-name="ce12" office:value-type="float" office:value="4900">
            <text:p>4900</text:p>
          </table:table-cell>
          <table:table-cell table:style-name="ce12" office:value-type="float" office:value="4901">
            <text:p>4901</text:p>
          </table:table-cell>
          <table:table-cell table:style-name="ce12" office:value-type="float" office:value="4902">
            <text:p>4902</text:p>
          </table:table-cell>
          <table:table-cell table:style-name="ce12" office:value-type="float" office:value="8132">
            <text:p>8132</text:p>
          </table:table-cell>
          <table:table-cell table:style-name="ce12" office:value-type="float" office:value="9679">
            <text:p>9679</text:p>
          </table:table-cell>
          <table:table-cell table:style-name="ce12" office:value-type="float" office:value="9686">
            <text:p>9686</text:p>
          </table:table-cell>
          <table:table-cell table:style-name="ce12" office:value-type="float" office:value="9687">
            <text:p>9687</text:p>
          </table:table-cell>
          <table:table-cell table:style-name="ce12" office:value-type="float" office:value="12359">
            <text:p>12359</text:p>
          </table:table-cell>
          <table:table-cell table:style-name="ce12" office:value-type="float" office:value="12360">
            <text:p>12360</text:p>
          </table:table-cell>
          <table:table-cell table:style-name="ce12" office:value-type="float" office:value="12361">
            <text:p>12361</text:p>
          </table:table-cell>
          <table:table-cell table:style-name="ce12" office:value-type="float" office:value="12375">
            <text:p>12375</text:p>
          </table:table-cell>
          <table:table-cell table:style-name="ce12" office:value-type="float" office:value="12391">
            <text:p>12391</text:p>
          </table:table-cell>
          <table:table-cell table:style-name="ce12" office:value-type="float" office:value="14929">
            <text:p>14929</text:p>
          </table:table-cell>
          <table:table-cell table:style-name="ce12" office:value-type="float" office:value="30174">
            <text:p>30174</text:p>
          </table:table-cell>
          <table:table-cell table:style-name="ce12" office:value-type="float" office:value="30183">
            <text:p>30183</text:p>
          </table:table-cell>
          <table:table-cell table:style-name="ce12" office:value-type="float" office:value="30242">
            <text:p>30242</text:p>
          </table:table-cell>
          <table:table-cell table:style-name="ce12" office:value-type="float" office:value="30244">
            <text:p>30244</text:p>
          </table:table-cell>
          <table:table-cell table:style-name="ce12" office:value-type="float" office:value="30342">
            <text:p>30342</text:p>
          </table:table-cell>
          <table:table-cell table:style-name="ce12" office:value-type="float" office:value="30401">
            <text:p>30401</text:p>
          </table:table-cell>
          <table:table-cell table:style-name="ce12" office:value-type="float" office:value="30404">
            <text:p>30404</text:p>
          </table:table-cell>
          <table:table-cell table:style-name="ce12" office:value-type="float" office:value="30459">
            <text:p>30459</text:p>
          </table:table-cell>
          <table:table-cell table:style-name="ce12" office:value-type="float" office:value="30460">
            <text:p>30460</text:p>
          </table:table-cell>
          <table:table-cell table:style-name="ce12" office:value-type="float" office:value="30478">
            <text:p>30478</text:p>
          </table:table-cell>
          <table:table-cell table:style-name="ce12" office:value-type="float" office:value="30479">
            <text:p>30479</text:p>
          </table:table-cell>
          <table:table-cell table:style-name="ce12" office:value-type="float" office:value="30480">
            <text:p>30480</text:p>
          </table:table-cell>
          <table:table-cell table:style-name="ce12" office:value-type="float" office:value="33666">
            <text:p>33666</text:p>
          </table:table-cell>
          <table:table-cell table:style-name="ce12" office:value-type="float" office:value="33674">
            <text:p>33674</text:p>
          </table:table-cell>
          <table:table-cell table:style-name="ce12" office:value-type="float" office:value="33720">
            <text:p>33720</text:p>
          </table:table-cell>
          <table:table-cell table:style-name="ce12" office:value-type="float" office:value="33736">
            <text:p>33736</text:p>
          </table:table-cell>
          <table:table-cell table:style-name="ce12" office:value-type="float" office:value="33771">
            <text:p>33771</text:p>
          </table:table-cell>
          <table:table-cell table:style-name="ce12" office:value-type="float" office:value="33772">
            <text:p>33772</text:p>
          </table:table-cell>
          <table:table-cell table:style-name="ce12" office:value-type="float" office:value="33774">
            <text:p>33774</text:p>
          </table:table-cell>
          <table:table-cell table:style-name="ce12" office:value-type="float" office:value="33914">
            <text:p>33914</text:p>
          </table:table-cell>
          <table:table-cell table:style-name="ce12" office:value-type="float" office:value="33939">
            <text:p>33939</text:p>
          </table:table-cell>
          <table:table-cell table:style-name="ce12" office:value-type="float" office:value="33940">
            <text:p>33940</text:p>
          </table:table-cell>
          <table:table-cell table:style-name="ce12" office:value-type="float" office:value="33942">
            <text:p>33942</text:p>
          </table:table-cell>
          <table:table-cell table:style-name="ce12" office:value-type="float" office:value="33947">
            <text:p>33947</text:p>
          </table:table-cell>
          <table:table-cell table:style-name="ce12" office:value-type="float" office:value="33948">
            <text:p>33948</text:p>
          </table:table-cell>
          <table:table-cell table:style-name="ce12" office:value-type="float" office:value="33950">
            <text:p>33950</text:p>
          </table:table-cell>
          <table:table-cell table:style-name="ce12" office:value-type="float" office:value="34153">
            <text:p>34153</text:p>
          </table:table-cell>
          <table:table-cell table:style-name="ce12" office:value-type="float" office:value="39032">
            <text:p>39032</text:p>
          </table:table-cell>
          <table:table-cell table:style-name="ce12" office:value-type="float" office:value="41225">
            <text:p>41225</text:p>
          </table:table-cell>
          <table:table-cell table:style-name="ce12" office:value-type="float" office:value="41226">
            <text:p>41226</text:p>
          </table:table-cell>
          <table:table-cell table:style-name="ce12" office:value-type="float" office:value="43674">
            <text:p>43674</text:p>
          </table:table-cell>
          <table:table-cell table:style-name="ce12" office:value-type="float" office:value="44274">
            <text:p>44274</text:p>
          </table:table-cell>
          <table:table-cell table:style-name="ce12" office:value-type="float" office:value="48869">
            <text:p>48869</text:p>
          </table:table-cell>
          <table:table-cell table:style-name="ce12" office:value-type="float" office:value="48886">
            <text:p>48886</text:p>
          </table:table-cell>
          <table:table-cell table:style-name="ce12" office:value-type="float" office:value="48901">
            <text:p>48901</text:p>
          </table:table-cell>
          <table:table-cell table:style-name="ce12" office:value-type="float" office:value="49002">
            <text:p>49002</text:p>
          </table:table-cell>
          <table:table-cell table:style-name="ce12" office:value-type="float" office:value="49008">
            <text:p>49008</text:p>
          </table:table-cell>
          <table:table-cell table:style-name="ce12" office:value-type="float" office:value="49018">
            <text:p>49018</text:p>
          </table:table-cell>
          <table:table-cell table:style-name="ce12" office:value-type="float" office:value="49023">
            <text:p>49023</text:p>
          </table:table-cell>
          <table:table-cell table:style-name="ce12" office:value-type="float" office:value="49025">
            <text:p>49025</text:p>
          </table:table-cell>
          <table:table-cell table:style-name="ce12" office:value-type="float" office:value="49038">
            <text:p>49038</text:p>
          </table:table-cell>
          <table:table-cell table:style-name="ce12" office:value-type="float" office:value="49044">
            <text:p>49044</text:p>
          </table:table-cell>
          <table:table-cell table:style-name="ce12" office:value-type="float" office:value="51144">
            <text:p>51144</text:p>
          </table:table-cell>
          <table:table-cell table:style-name="ce12" office:value-type="float" office:value="51147">
            <text:p>51147</text:p>
          </table:table-cell>
          <table:table-cell table:style-name="ce12" office:value-type="float" office:value="51153">
            <text:p>51153</text:p>
          </table:table-cell>
          <table:table-cell table:style-name="ce12" office:value-type="float" office:value="51159">
            <text:p>51159</text:p>
          </table:table-cell>
          <table:table-cell table:style-name="ce12" office:value-type="float" office:value="51171">
            <text:p>51171</text:p>
          </table:table-cell>
          <table:table-cell table:style-name="ce12" office:value-type="float" office:value="51174">
            <text:p>51174</text:p>
          </table:table-cell>
          <table:table-cell table:style-name="ce12" office:value-type="float" office:value="51177">
            <text:p>51177</text:p>
          </table:table-cell>
          <table:table-cell table:style-name="ce12" office:value-type="float" office:value="51186">
            <text:p>51186</text:p>
          </table:table-cell>
          <table:table-cell table:style-name="ce12" office:value-type="float" office:value="51189">
            <text:p>51189</text:p>
          </table:table-cell>
          <table:table-cell table:style-name="ce12" office:value-type="float" office:value="51195">
            <text:p>51195</text:p>
          </table:table-cell>
          <table:table-cell table:style-name="ce12" office:value-type="float" office:value="51198">
            <text:p>51198</text:p>
          </table:table-cell>
          <table:table-cell table:style-name="ce12" office:value-type="float" office:value="51201">
            <text:p>51201</text:p>
          </table:table-cell>
          <table:table-cell table:style-name="ce12" office:value-type="float" office:value="51210">
            <text:p>51210</text:p>
          </table:table-cell>
          <table:table-cell table:style-name="ce12" office:value-type="float" office:value="51213">
            <text:p>51213</text:p>
          </table:table-cell>
          <table:table-cell table:style-name="ce12" office:value-type="float" office:value="51216">
            <text:p>51216</text:p>
          </table:table-cell>
          <table:table-cell table:style-name="ce12" office:value-type="float" office:value="52837">
            <text:p>52837</text:p>
          </table:table-cell>
          <table:table-cell table:style-name="ce12" office:value-type="float" office:value="52873">
            <text:p>52873</text:p>
          </table:table-cell>
          <table:table-cell table:style-name="ce12" office:value-type="float" office:value="52912">
            <text:p>52912</text:p>
          </table:table-cell>
          <table:table-cell table:style-name="ce12" office:value-type="float" office:value="52981">
            <text:p>52981</text:p>
          </table:table-cell>
          <table:table-cell table:style-name="ce12" office:value-type="float" office:value="53264">
            <text:p>53264</text:p>
          </table:table-cell>
          <table:table-cell table:style-name="ce12" office:value-type="float" office:value="53275">
            <text:p>53275</text:p>
          </table:table-cell>
          <table:table-cell table:style-name="ce12" office:value-type="float" office:value="53290">
            <text:p>53290</text:p>
          </table:table-cell>
          <table:table-cell table:style-name="ce12" office:value-type="float" office:value="53324">
            <text:p>53324</text:p>
          </table:table-cell>
          <table:table-cell table:style-name="ce12" office:value-type="float" office:value="53335">
            <text:p>53335</text:p>
          </table:table-cell>
          <table:table-cell table:style-name="ce12" office:value-type="float" office:value="53339">
            <text:p>53339</text:p>
          </table:table-cell>
          <table:table-cell table:style-name="ce12" office:value-type="float" office:value="53584">
            <text:p>53584</text:p>
          </table:table-cell>
          <table:table-cell table:style-name="ce12" office:value-type="float" office:value="53613">
            <text:p>53613</text:p>
          </table:table-cell>
          <table:table-cell table:style-name="ce12" office:value-type="float" office:value="53645">
            <text:p>53645</text:p>
          </table:table-cell>
          <table:table-cell table:style-name="ce12" office:value-type="float" office:value="53652">
            <text:p>53652</text:p>
          </table:table-cell>
          <table:table-cell table:style-name="ce12" office:value-type="float" office:value="53701">
            <text:p>53701</text:p>
          </table:table-cell>
          <table:table-cell table:style-name="ce12" office:value-type="float" office:value="53705">
            <text:p>53705</text:p>
          </table:table-cell>
          <table:table-cell table:style-name="ce12" office:value-type="float" office:value="53735">
            <text:p>53735</text:p>
          </table:table-cell>
          <table:table-cell table:style-name="ce12" office:value-type="float" office:value="53760">
            <text:p>53760</text:p>
          </table:table-cell>
          <table:table-cell table:style-name="ce12" office:value-type="float" office:value="53761">
            <text:p>53761</text:p>
          </table:table-cell>
          <table:table-cell table:style-name="ce12" office:value-type="float" office:value="53762">
            <text:p>53762</text:p>
          </table:table-cell>
          <table:table-cell table:style-name="ce12" office:value-type="float" office:value="53842">
            <text:p>53842</text:p>
          </table:table-cell>
          <table:table-cell table:style-name="ce12" office:value-type="float" office:value="53865">
            <text:p>53865</text:p>
          </table:table-cell>
          <table:table-cell table:style-name="ce12" office:value-type="float" office:value="53876">
            <text:p>53876</text:p>
          </table:table-cell>
          <table:table-cell table:style-name="ce12" office:value-type="float" office:value="53880">
            <text:p>53880</text:p>
          </table:table-cell>
          <table:table-cell table:style-name="ce12" office:value-type="float" office:value="53898">
            <text:p>53898</text:p>
          </table:table-cell>
          <table:table-cell table:style-name="ce12" office:value-type="float" office:value="53900">
            <text:p>53900</text:p>
          </table:table-cell>
          <table:table-cell table:style-name="ce12" office:value-type="float" office:value="53908">
            <text:p>53908</text:p>
          </table:table-cell>
          <table:table-cell table:style-name="ce12" office:value-type="float" office:value="53924">
            <text:p>53924</text:p>
          </table:table-cell>
          <table:table-cell table:style-name="ce12" office:value-type="float" office:value="53934">
            <text:p>53934</text:p>
          </table:table-cell>
          <table:table-cell table:style-name="ce12" office:value-type="float" office:value="53953">
            <text:p>53953</text:p>
          </table:table-cell>
          <table:table-cell table:style-name="ce12" office:value-type="float" office:value="53966">
            <text:p>53966</text:p>
          </table:table-cell>
          <table:table-cell table:style-name="ce12" office:value-type="float" office:value="53969">
            <text:p>53969</text:p>
          </table:table-cell>
          <table:table-cell table:style-name="ce12" office:value-type="float" office:value="53975">
            <text:p>53975</text:p>
          </table:table-cell>
          <table:table-cell table:style-name="ce12" office:value-type="float" office:value="54244">
            <text:p>54244</text:p>
          </table:table-cell>
          <table:table-cell table:style-name="ce12" office:value-type="float" office:value="54277">
            <text:p>54277</text:p>
          </table:table-cell>
          <table:table-cell table:style-name="ce12" office:value-type="float" office:value="54286">
            <text:p>54286</text:p>
          </table:table-cell>
          <table:table-cell table:style-name="ce12" office:value-type="float" office:value="54334">
            <text:p>54334</text:p>
          </table:table-cell>
          <table:table-cell table:style-name="ce12" office:value-type="float" office:value="54337">
            <text:p>54337</text:p>
          </table:table-cell>
          <table:table-cell table:style-name="ce12" office:value-type="float" office:value="54352">
            <text:p>54352</text:p>
          </table:table-cell>
          <table:table-cell table:style-name="ce12" office:value-type="float" office:value="54355">
            <text:p>54355</text:p>
          </table:table-cell>
          <table:table-cell table:style-name="ce12" office:value-type="float" office:value="54378">
            <text:p>54378</text:p>
          </table:table-cell>
          <table:table-cell table:style-name="ce12" office:value-type="float" office:value="54379">
            <text:p>54379</text:p>
          </table:table-cell>
          <table:table-cell table:style-name="ce12" office:value-type="float" office:value="54382">
            <text:p>54382</text:p>
          </table:table-cell>
          <table:table-cell table:style-name="ce12" office:value-type="float" office:value="54397">
            <text:p>54397</text:p>
          </table:table-cell>
          <table:table-cell table:style-name="ce12" office:value-type="float" office:value="54400">
            <text:p>54400</text:p>
          </table:table-cell>
          <table:table-cell table:style-name="ce12" office:value-type="float" office:value="54403">
            <text:p>54403</text:p>
          </table:table-cell>
          <table:table-cell table:style-name="ce12" office:value-type="float" office:value="54411">
            <text:p>54411</text:p>
          </table:table-cell>
          <table:table-cell table:style-name="ce12" office:value-type="float" office:value="54506">
            <text:p>54506</text:p>
          </table:table-cell>
          <table:table-cell table:style-name="ce12" office:value-type="float" office:value="54512">
            <text:p>54512</text:p>
          </table:table-cell>
          <table:table-cell table:style-name="ce12" office:value-type="float" office:value="54581">
            <text:p>54581</text:p>
          </table:table-cell>
          <table:table-cell table:style-name="ce12" office:value-type="float" office:value="54589">
            <text:p>54589</text:p>
          </table:table-cell>
          <table:table-cell table:style-name="ce12" office:value-type="float" office:value="54602">
            <text:p>54602</text:p>
          </table:table-cell>
          <table:table-cell table:style-name="ce12" office:value-type="float" office:value="54603">
            <text:p>54603</text:p>
          </table:table-cell>
          <table:table-cell table:style-name="ce12" office:value-type="float" office:value="54605">
            <text:p>54605</text:p>
          </table:table-cell>
          <table:table-cell table:style-name="ce12" office:value-type="float" office:value="56712">
            <text:p>56712</text:p>
          </table:table-cell>
          <table:table-cell table:style-name="ce12" office:value-type="float" office:value="56718">
            <text:p>56718</text:p>
          </table:table-cell>
          <table:table-cell table:style-name="ce12" office:value-type="float" office:value="56729">
            <text:p>56729</text:p>
          </table:table-cell>
          <table:table-cell table:style-name="ce12" office:value-type="float" office:value="56731">
            <text:p>56731</text:p>
          </table:table-cell>
          <table:table-cell table:style-name="ce12" office:value-type="float" office:value="56745">
            <text:p>56745</text:p>
          </table:table-cell>
          <table:table-cell table:style-name="ce12" office:value-type="float" office:value="56759">
            <text:p>56759</text:p>
          </table:table-cell>
          <table:table-cell table:style-name="ce12" office:value-type="float" office:value="56775">
            <text:p>56775</text:p>
          </table:table-cell>
          <table:table-cell table:style-name="ce12" office:value-type="float" office:value="56787">
            <text:p>56787</text:p>
          </table:table-cell>
          <table:table-cell table:style-name="ce12" office:value-type="float" office:value="56788">
            <text:p>56788</text:p>
          </table:table-cell>
          <table:table-cell table:style-name="ce12" office:value-type="float" office:value="56789">
            <text:p>56789</text:p>
          </table:table-cell>
          <table:table-cell table:style-name="ce12" office:value-type="float" office:value="56798">
            <text:p>56798</text:p>
          </table:table-cell>
          <table:table-cell table:style-name="ce12" office:value-type="float" office:value="56807">
            <text:p>56807</text:p>
          </table:table-cell>
          <table:table-cell table:style-name="ce12" office:value-type="float" office:value="56813">
            <text:p>56813</text:p>
          </table:table-cell>
          <table:table-cell table:style-name="ce12" office:value-type="float" office:value="56822">
            <text:p>56822</text:p>
          </table:table-cell>
          <table:table-cell table:style-name="ce12" office:value-type="float" office:value="56828">
            <text:p>56828</text:p>
          </table:table-cell>
          <table:table-cell table:style-name="ce12" office:value-type="float" office:value="56840">
            <text:p>56840</text:p>
          </table:table-cell>
          <table:table-cell table:style-name="ce12" office:value-type="float" office:value="56844">
            <text:p>56844</text:p>
          </table:table-cell>
          <table:table-cell table:style-name="ce12" office:value-type="float" office:value="56846">
            <text:p>56846</text:p>
          </table:table-cell>
          <table:table-cell table:style-name="ce12" office:value-type="float" office:value="56849">
            <text:p>56849</text:p>
          </table:table-cell>
          <table:table-cell table:style-name="ce12" office:value-type="float" office:value="56853">
            <text:p>56853</text:p>
          </table:table-cell>
          <table:table-cell table:style-name="ce12" office:value-type="float" office:value="56855">
            <text:p>56855</text:p>
          </table:table-cell>
          <table:table-cell table:style-name="ce12" office:value-type="float" office:value="56858">
            <text:p>56858</text:p>
          </table:table-cell>
          <table:table-cell table:style-name="ce12" office:value-type="float" office:value="56861">
            <text:p>56861</text:p>
          </table:table-cell>
          <table:table-cell table:style-name="ce12" office:value-type="float" office:value="56862">
            <text:p>56862</text:p>
          </table:table-cell>
          <table:table-cell table:style-name="ce12" office:value-type="float" office:value="56864">
            <text:p>56864</text:p>
          </table:table-cell>
          <table:table-cell table:style-name="ce12" office:value-type="float" office:value="56870">
            <text:p>56870</text:p>
          </table:table-cell>
          <table:table-cell table:style-name="ce12" office:value-type="float" office:value="56875">
            <text:p>56875</text:p>
          </table:table-cell>
          <table:table-cell table:style-name="ce12" office:value-type="float" office:value="56883">
            <text:p>56883</text:p>
          </table:table-cell>
          <table:table-cell table:style-name="ce12" office:value-type="float" office:value="56889">
            <text:p>56889</text:p>
          </table:table-cell>
          <table:table-cell table:style-name="ce12" office:value-type="float" office:value="58683">
            <text:p>58683</text:p>
          </table:table-cell>
          <table:table-cell table:style-name="ce12" office:value-type="float" office:value="58699">
            <text:p>58699</text:p>
          </table:table-cell>
          <table:table-cell table:style-name="ce12" office:value-type="float" office:value="60085">
            <text:p>60085</text:p>
          </table:table-cell>
          <table:table-cell table:style-name="ce12" office:value-type="float" office:value="60110">
            <text:p>60110</text:p>
          </table:table-cell>
          <table:table-cell table:style-name="ce12" office:value-type="float" office:value="61089">
            <text:p>61089</text:p>
          </table:table-cell>
          <table:table-cell table:style-name="ce12" office:value-type="float" office:value="61099">
            <text:p>61099</text:p>
          </table:table-cell>
          <table:table-cell table:style-name="ce12" office:value-type="float" office:value="61101">
            <text:p>61101</text:p>
          </table:table-cell>
          <table:table-cell table:style-name="ce12" office:value-type="float" office:value="61103">
            <text:p>61103</text:p>
          </table:table-cell>
          <table:table-cell table:style-name="ce12" office:value-type="float" office:value="61104">
            <text:p>61104</text:p>
          </table:table-cell>
          <table:table-cell table:style-name="ce12" office:value-type="float" office:value="61106">
            <text:p>61106</text:p>
          </table:table-cell>
          <table:table-cell table:style-name="ce12" office:value-type="float" office:value="61108">
            <text:p>61108</text:p>
          </table:table-cell>
          <table:table-cell table:style-name="ce12" office:value-type="float" office:value="61110">
            <text:p>61110</text:p>
          </table:table-cell>
          <table:table-cell table:style-name="ce12" office:value-type="float" office:value="61111">
            <text:p>61111</text:p>
          </table:table-cell>
          <table:table-cell table:style-name="ce12" office:value-type="float" office:value="61112">
            <text:p>61112</text:p>
          </table:table-cell>
          <table:table-cell table:style-name="ce12" office:value-type="float" office:value="61114">
            <text:p>61114</text:p>
          </table:table-cell>
          <table:table-cell table:style-name="ce12" office:value-type="float" office:value="61116">
            <text:p>61116</text:p>
          </table:table-cell>
          <table:table-cell table:style-name="ce12" office:value-type="float" office:value="61117">
            <text:p>61117</text:p>
          </table:table-cell>
          <table:table-cell table:style-name="ce12" office:value-type="float" office:value="62545">
            <text:p>62545</text:p>
          </table:table-cell>
          <table:table-cell table:style-name="ce12" office:value-type="float" office:value="62612">
            <text:p>62612</text:p>
          </table:table-cell>
          <table:table-cell table:style-name="ce12" office:value-type="float" office:value="65282">
            <text:p>65282</text:p>
          </table:table-cell>
          <table:table-cell table:style-name="ce12" office:value-type="float" office:value="66079">
            <text:p>66079</text:p>
          </table:table-cell>
          <table:table-cell table:style-name="ce12" office:value-type="float" office:value="66284">
            <text:p>66284</text:p>
          </table:table-cell>
          <table:table-cell table:style-name="ce12" office:value-type="float" office:value="66356">
            <text:p>66356</text:p>
          </table:table-cell>
          <table:table-cell table:style-name="ce12" office:value-type="float" office:value="66390">
            <text:p>66390</text:p>
          </table:table-cell>
          <table:table-cell table:style-name="ce12" office:value-type="float" office:value="66401">
            <text:p>66401</text:p>
          </table:table-cell>
          <table:table-cell table:style-name="ce12" office:value-type="float" office:value="66474">
            <text:p>66474</text:p>
          </table:table-cell>
          <table:table-cell table:style-name="ce12" office:value-type="float" office:value="66475">
            <text:p>66475</text:p>
          </table:table-cell>
          <table:table-cell table:style-name="ce12" office:value-type="float" office:value="66477">
            <text:p>66477</text:p>
          </table:table-cell>
          <table:table-cell table:style-name="ce12" office:value-type="float" office:value="66521">
            <text:p>66521</text:p>
          </table:table-cell>
          <table:table-cell table:style-name="ce12" office:value-type="float" office:value="66524">
            <text:p>66524</text:p>
          </table:table-cell>
          <table:table-cell table:style-name="ce12" office:value-type="float" office:value="66532">
            <text:p>66532</text:p>
          </table:table-cell>
          <table:table-cell table:style-name="ce12" office:value-type="float" office:value="66536">
            <text:p>66536</text:p>
          </table:table-cell>
          <table:table-cell table:style-name="ce12" office:value-type="float" office:value="66588">
            <text:p>66588</text:p>
          </table:table-cell>
          <table:table-cell table:style-name="ce12" office:value-type="float" office:value="66607">
            <text:p>66607</text:p>
          </table:table-cell>
          <table:table-cell table:style-name="ce12" office:value-type="float" office:value="66687">
            <text:p>66687</text:p>
          </table:table-cell>
          <table:table-cell table:style-name="ce12" office:value-type="float" office:value="66785">
            <text:p>66785</text:p>
          </table:table-cell>
          <table:table-cell table:style-name="ce12" office:value-type="float" office:value="66790">
            <text:p>66790</text:p>
          </table:table-cell>
          <table:table-cell table:style-name="ce12" office:value-type="float" office:value="66793">
            <text:p>66793</text:p>
          </table:table-cell>
          <table:table-cell table:style-name="ce12" office:value-type="float" office:value="66794">
            <text:p>66794</text:p>
          </table:table-cell>
          <table:table-cell table:style-name="ce12" office:value-type="float" office:value="66796">
            <text:p>66796</text:p>
          </table:table-cell>
          <table:table-cell table:style-name="ce12" office:value-type="float" office:value="66797">
            <text:p>66797</text:p>
          </table:table-cell>
          <table:table-cell table:style-name="ce12" office:value-type="float" office:value="66798">
            <text:p>66798</text:p>
          </table:table-cell>
          <table:table-cell table:style-name="ce12" office:value-type="float" office:value="66799">
            <text:p>66799</text:p>
          </table:table-cell>
          <table:table-cell table:style-name="ce12" office:value-type="float" office:value="66801">
            <text:p>66801</text:p>
          </table:table-cell>
          <table:table-cell table:style-name="ce12" office:value-type="float" office:value="66804">
            <text:p>66804</text:p>
          </table:table-cell>
          <table:table-cell table:style-name="ce12" office:value-type="float" office:value="66806">
            <text:p>66806</text:p>
          </table:table-cell>
          <table:table-cell table:style-name="ce12" office:value-type="float" office:value="66810">
            <text:p>66810</text:p>
          </table:table-cell>
          <table:table-cell table:style-name="ce12" office:value-type="float" office:value="66815">
            <text:p>66815</text:p>
          </table:table-cell>
          <table:table-cell table:style-name="ce12" office:value-type="float" office:value="66816">
            <text:p>66816</text:p>
          </table:table-cell>
          <table:table-cell table:style-name="ce12" office:value-type="float" office:value="66817">
            <text:p>66817</text:p>
          </table:table-cell>
          <table:table-cell table:style-name="ce12" office:value-type="float" office:value="66823">
            <text:p>66823</text:p>
          </table:table-cell>
          <table:table-cell table:style-name="ce12" office:value-type="float" office:value="66824">
            <text:p>66824</text:p>
          </table:table-cell>
          <table:table-cell table:style-name="ce12" office:value-type="float" office:value="66825">
            <text:p>66825</text:p>
          </table:table-cell>
          <table:table-cell table:style-name="ce12" office:value-type="float" office:value="66826">
            <text:p>66826</text:p>
          </table:table-cell>
          <table:table-cell table:style-name="ce12" office:value-type="float" office:value="66829">
            <text:p>66829</text:p>
          </table:table-cell>
          <table:table-cell table:style-name="ce12" office:value-type="float" office:value="66831">
            <text:p>66831</text:p>
          </table:table-cell>
          <table:table-cell table:style-name="ce12" office:value-type="float" office:value="66835">
            <text:p>66835</text:p>
          </table:table-cell>
          <table:table-cell table:style-name="ce12" office:value-type="float" office:value="66842">
            <text:p>66842</text:p>
          </table:table-cell>
          <table:table-cell table:style-name="ce12" office:value-type="float" office:value="66844">
            <text:p>66844</text:p>
          </table:table-cell>
          <table:table-cell table:style-name="ce12" office:value-type="float" office:value="66846">
            <text:p>66846</text:p>
          </table:table-cell>
          <table:table-cell table:style-name="ce12" office:value-type="float" office:value="66847">
            <text:p>66847</text:p>
          </table:table-cell>
          <table:table-cell table:style-name="ce12" office:value-type="float" office:value="66848">
            <text:p>66848</text:p>
          </table:table-cell>
          <table:table-cell table:style-name="ce12" office:value-type="float" office:value="66851">
            <text:p>66851</text:p>
          </table:table-cell>
          <table:table-cell table:style-name="ce12" office:value-type="float" office:value="66853">
            <text:p>66853</text:p>
          </table:table-cell>
          <table:table-cell table:style-name="ce12" office:value-type="float" office:value="66854">
            <text:p>66854</text:p>
          </table:table-cell>
          <table:table-cell table:style-name="ce12" office:value-type="float" office:value="66855">
            <text:p>66855</text:p>
          </table:table-cell>
          <table:table-cell table:style-name="ce12" office:value-type="float" office:value="66856">
            <text:p>66856</text:p>
          </table:table-cell>
          <table:table-cell table:style-name="ce12" office:value-type="float" office:value="66858">
            <text:p>66858</text:p>
          </table:table-cell>
          <table:table-cell table:style-name="ce12" office:value-type="float" office:value="66860">
            <text:p>66860</text:p>
          </table:table-cell>
          <table:table-cell table:style-name="ce12" office:value-type="float" office:value="66863">
            <text:p>66863</text:p>
          </table:table-cell>
          <table:table-cell table:style-name="ce12" office:value-type="float" office:value="66866">
            <text:p>66866</text:p>
          </table:table-cell>
          <table:table-cell table:style-name="ce12" office:value-type="float" office:value="66867">
            <text:p>66867</text:p>
          </table:table-cell>
          <table:table-cell table:style-name="ce12" office:value-type="float" office:value="66870">
            <text:p>66870</text:p>
          </table:table-cell>
          <table:table-cell table:style-name="ce12" office:value-type="float" office:value="66872">
            <text:p>66872</text:p>
          </table:table-cell>
          <table:table-cell table:style-name="ce12" office:value-type="float" office:value="71339">
            <text:p>71339</text:p>
          </table:table-cell>
          <table:table-cell table:style-name="ce12" office:value-type="float" office:value="71340">
            <text:p>71340</text:p>
          </table:table-cell>
          <table:table-cell table:style-name="ce12" office:value-type="float" office:value="71380">
            <text:p>71380</text:p>
          </table:table-cell>
          <table:table-cell table:style-name="ce12" office:value-type="float" office:value="71388">
            <text:p>71388</text:p>
          </table:table-cell>
          <table:table-cell table:style-name="ce12" office:value-type="float" office:value="71394">
            <text:p>71394</text:p>
          </table:table-cell>
          <table:table-cell table:style-name="ce12" office:value-type="float" office:value="79352">
            <text:p>79352</text:p>
          </table:table-cell>
          <table:table-cell table:style-name="ce12" office:value-type="float" office:value="84592">
            <text:p>84592</text:p>
          </table:table-cell>
          <table:table-cell table:style-name="ce12" office:value-type="float" office:value="84599">
            <text:p>84599</text:p>
          </table:table-cell>
          <table:table-cell table:style-name="ce12" office:value-type="float" office:value="84601">
            <text:p>84601</text:p>
          </table:table-cell>
          <table:table-cell table:style-name="ce12" office:value-type="float" office:value="84602">
            <text:p>84602</text:p>
          </table:table-cell>
          <table:table-cell table:style-name="ce12" office:value-type="float" office:value="84609">
            <text:p>84609</text:p>
          </table:table-cell>
          <table:table-cell table:style-name="ce12" office:value-type="float" office:value="84616">
            <text:p>84616</text:p>
          </table:table-cell>
          <table:table-cell table:style-name="ce12" office:value-type="float" office:value="84632">
            <text:p>84632</text:p>
          </table:table-cell>
          <table:table-cell table:style-name="ce12" office:value-type="float" office:value="84641">
            <text:p>84641</text:p>
          </table:table-cell>
          <table:table-cell table:style-name="ce12" office:value-type="float" office:value="84669">
            <text:p>84669</text:p>
          </table:table-cell>
          <table:table-cell table:style-name="ce12" office:value-type="float" office:value="84891">
            <text:p>84891</text:p>
          </table:table-cell>
          <table:table-cell table:style-name="ce12" office:value-type="float" office:value="84898">
            <text:p>84898</text:p>
          </table:table-cell>
          <table:table-cell table:style-name="ce12" office:value-type="float" office:value="84936">
            <text:p>84936</text:p>
          </table:table-cell>
          <table:table-cell table:style-name="ce12" office:value-type="float" office:value="84980">
            <text:p>84980</text:p>
          </table:table-cell>
          <table:table-cell table:style-name="ce12" office:value-type="float" office:value="84988">
            <text:p>84988</text:p>
          </table:table-cell>
          <table:table-cell table:style-name="ce12" office:value-type="float" office:value="84996">
            <text:p>84996</text:p>
          </table:table-cell>
          <table:table-cell table:style-name="ce12" office:value-type="float" office:value="85043">
            <text:p>85043</text:p>
          </table:table-cell>
          <table:table-cell table:style-name="ce12" office:value-type="float" office:value="85061">
            <text:p>85061</text:p>
          </table:table-cell>
          <table:table-cell table:style-name="ce12" office:value-type="float" office:value="85062">
            <text:p>85062</text:p>
          </table:table-cell>
          <table:table-cell table:style-name="ce12" office:value-type="float" office:value="85065">
            <text:p>85065</text:p>
          </table:table-cell>
          <table:table-cell table:style-name="ce12" office:value-type="float" office:value="85111">
            <text:p>85111</text:p>
          </table:table-cell>
          <table:table-cell table:style-name="ce12" office:value-type="float" office:value="85112">
            <text:p>85112</text:p>
          </table:table-cell>
          <table:table-cell table:style-name="ce12" office:value-type="float" office:value="85601">
            <text:p>85601</text:p>
          </table:table-cell>
          <table:table-cell table:style-name="ce12" office:value-type="float" office:value="85825">
            <text:p>85825</text:p>
          </table:table-cell>
          <table:table-cell table:style-name="ce12" office:value-type="float" office:value="85835">
            <text:p>85835</text:p>
          </table:table-cell>
          <table:table-cell table:style-name="ce12" office:value-type="float" office:value="85836">
            <text:p>85836</text:p>
          </table:table-cell>
          <table:table-cell table:style-name="ce12" office:value-type="float" office:value="85844">
            <text:p>85844</text:p>
          </table:table-cell>
          <table:table-cell table:style-name="ce12" office:value-type="float" office:value="85854">
            <text:p>85854</text:p>
          </table:table-cell>
          <table:table-cell table:style-name="ce12" office:value-type="float" office:value="85855">
            <text:p>85855</text:p>
          </table:table-cell>
          <table:table-cell table:style-name="ce12" office:value-type="float" office:value="85862">
            <text:p>85862</text:p>
          </table:table-cell>
          <table:table-cell table:style-name="ce12" office:value-type="float" office:value="85873">
            <text:p>85873</text:p>
          </table:table-cell>
          <table:table-cell table:style-name="ce12" office:value-type="float" office:value="85882">
            <text:p>85882</text:p>
          </table:table-cell>
          <table:table-cell table:style-name="ce12" office:value-type="float" office:value="85944">
            <text:p>85944</text:p>
          </table:table-cell>
          <table:table-cell table:style-name="ce12" office:value-type="float" office:value="85945">
            <text:p>85945</text:p>
          </table:table-cell>
          <table:table-cell table:style-name="ce12" office:value-type="float" office:value="85947">
            <text:p>85947</text:p>
          </table:table-cell>
          <table:table-cell table:style-name="ce12" office:value-type="float" office:value="85951">
            <text:p>85951</text:p>
          </table:table-cell>
          <table:table-cell table:style-name="ce12" office:value-type="float" office:value="85963">
            <text:p>85963</text:p>
          </table:table-cell>
          <table:table-cell table:style-name="ce12" office:value-type="float" office:value="85971">
            <text:p>85971</text:p>
          </table:table-cell>
          <table:table-cell table:style-name="ce12" office:value-type="float" office:value="85975">
            <text:p>85975</text:p>
          </table:table-cell>
          <table:table-cell table:style-name="ce12" office:value-type="float" office:value="86046">
            <text:p>86046</text:p>
          </table:table-cell>
          <table:table-cell table:style-name="ce12" office:value-type="float" office:value="86048">
            <text:p>86048</text:p>
          </table:table-cell>
          <table:table-cell table:style-name="ce12" office:value-type="float" office:value="86052">
            <text:p>86052</text:p>
          </table:table-cell>
          <table:table-cell table:style-name="ce12" office:value-type="float" office:value="86061">
            <text:p>86061</text:p>
          </table:table-cell>
          <table:table-cell table:style-name="ce12" office:value-type="float" office:value="86069">
            <text:p>86069</text:p>
          </table:table-cell>
          <table:table-cell table:style-name="ce12" office:value-type="float" office:value="86071">
            <text:p>86071</text:p>
          </table:table-cell>
          <table:table-cell table:style-name="ce12" office:value-type="float" office:value="87472">
            <text:p>87472</text:p>
          </table:table-cell>
          <table:table-cell table:style-name="ce12" office:value-type="float" office:value="87956">
            <text:p>87956</text:p>
          </table:table-cell>
          <table:table-cell table:style-name="ce12" office:value-type="float" office:value="87984">
            <text:p>87984</text:p>
          </table:table-cell>
          <table:table-cell table:style-name="ce12" office:value-type="float" office:value="87999">
            <text:p>87999</text:p>
          </table:table-cell>
          <table:table-cell table:style-name="ce12" office:value-type="float" office:value="88022">
            <text:p>88022</text:p>
          </table:table-cell>
          <table:table-cell table:style-name="ce12" office:value-type="float" office:value="88023">
            <text:p>88023</text:p>
          </table:table-cell>
          <table:table-cell table:style-name="ce12" office:value-type="float" office:value="88028">
            <text:p>88028</text:p>
          </table:table-cell>
          <table:table-cell table:style-name="ce12" office:value-type="float" office:value="88033">
            <text:p>88033</text:p>
          </table:table-cell>
          <table:table-cell table:style-name="ce12" office:value-type="float" office:value="88042">
            <text:p>88042</text:p>
          </table:table-cell>
          <table:table-cell table:style-name="ce12" office:value-type="float" office:value="88052">
            <text:p>88052</text:p>
          </table:table-cell>
          <table:table-cell table:style-name="ce12" office:value-type="float" office:value="88062">
            <text:p>88062</text:p>
          </table:table-cell>
          <table:table-cell table:style-name="ce12" office:value-type="float" office:value="88065">
            <text:p>88065</text:p>
          </table:table-cell>
          <table:table-cell table:style-name="ce12" office:value-type="float" office:value="88067">
            <text:p>88067</text:p>
          </table:table-cell>
          <table:table-cell table:style-name="ce12" office:value-type="float" office:value="88078">
            <text:p>88078</text:p>
          </table:table-cell>
          <table:table-cell table:style-name="ce12" office:value-type="float" office:value="88079">
            <text:p>88079</text:p>
          </table:table-cell>
          <table:table-cell table:style-name="ce12" office:value-type="float" office:value="88083">
            <text:p>88083</text:p>
          </table:table-cell>
          <table:table-cell table:style-name="ce12" office:value-type="float" office:value="88205">
            <text:p>88205</text:p>
          </table:table-cell>
          <table:table-cell table:style-name="ce12" office:value-type="float" office:value="88245">
            <text:p>88245</text:p>
          </table:table-cell>
          <table:table-cell table:style-name="ce12" office:value-type="float" office:value="88250">
            <text:p>88250</text:p>
          </table:table-cell>
          <table:table-cell table:style-name="ce12" office:value-type="float" office:value="88273">
            <text:p>88273</text:p>
          </table:table-cell>
          <table:table-cell table:style-name="ce12" office:value-type="float" office:value="88283">
            <text:p>88283</text:p>
          </table:table-cell>
          <table:table-cell table:style-name="ce12" office:value-type="float" office:value="88403">
            <text:p>88403</text:p>
          </table:table-cell>
          <table:table-cell table:style-name="ce12" office:value-type="float" office:value="88405">
            <text:p>88405</text:p>
          </table:table-cell>
          <table:table-cell table:style-name="ce12" office:value-type="float" office:value="88406">
            <text:p>88406</text:p>
          </table:table-cell>
          <table:table-cell table:style-name="ce12" office:value-type="float" office:value="88410">
            <text:p>88410</text:p>
          </table:table-cell>
          <table:table-cell table:style-name="ce12" office:value-type="float" office:value="88416">
            <text:p>88416</text:p>
          </table:table-cell>
          <table:table-cell table:style-name="ce12" office:value-type="float" office:value="88423">
            <text:p>88423</text:p>
          </table:table-cell>
          <table:table-cell table:style-name="ce12" office:value-type="float" office:value="88427">
            <text:p>88427</text:p>
          </table:table-cell>
          <table:table-cell table:style-name="ce12" office:value-type="float" office:value="88432">
            <text:p>88432</text:p>
          </table:table-cell>
          <table:table-cell table:style-name="ce12" office:value-type="float" office:value="88434">
            <text:p>88434</text:p>
          </table:table-cell>
          <table:table-cell table:style-name="ce12" office:value-type="float" office:value="88466">
            <text:p>88466</text:p>
          </table:table-cell>
          <table:table-cell table:style-name="ce12" office:value-type="float" office:value="88467">
            <text:p>88467</text:p>
          </table:table-cell>
          <table:table-cell table:style-name="ce12" office:value-type="float" office:value="88468">
            <text:p>88468</text:p>
          </table:table-cell>
          <table:table-cell table:style-name="ce12" office:value-type="float" office:value="88469">
            <text:p>88469</text:p>
          </table:table-cell>
          <table:table-cell table:style-name="ce12" office:value-type="float" office:value="88470">
            <text:p>88470</text:p>
          </table:table-cell>
          <table:table-cell table:style-name="ce12" office:value-type="float" office:value="88472">
            <text:p>88472</text:p>
          </table:table-cell>
          <table:table-cell table:style-name="ce12" office:value-type="float" office:value="88474">
            <text:p>88474</text:p>
          </table:table-cell>
          <table:table-cell table:style-name="ce12" office:value-type="float" office:value="88475">
            <text:p>88475</text:p>
          </table:table-cell>
          <table:table-cell table:style-name="ce12" office:value-type="float" office:value="88477">
            <text:p>88477</text:p>
          </table:table-cell>
          <table:table-cell table:style-name="ce12" office:value-type="float" office:value="88479">
            <text:p>88479</text:p>
          </table:table-cell>
          <table:table-cell table:style-name="ce12" office:value-type="float" office:value="88482">
            <text:p>88482</text:p>
          </table:table-cell>
          <table:table-cell table:style-name="ce12" office:value-type="float" office:value="88486">
            <text:p>88486</text:p>
          </table:table-cell>
          <table:table-cell table:style-name="ce12" office:value-type="float" office:value="88491">
            <text:p>88491</text:p>
          </table:table-cell>
          <table:table-cell table:style-name="ce12" office:value-type="float" office:value="88492">
            <text:p>88492</text:p>
          </table:table-cell>
          <table:table-cell table:style-name="ce12" office:value-type="float" office:value="88493">
            <text:p>88493</text:p>
          </table:table-cell>
          <table:table-cell table:style-name="ce12" office:value-type="float" office:value="88494">
            <text:p>88494</text:p>
          </table:table-cell>
          <table:table-cell table:style-name="ce12" office:value-type="float" office:value="89661">
            <text:p>89661</text:p>
          </table:table-cell>
          <table:table-cell table:style-name="ce12" office:value-type="float" office:value="89664">
            <text:p>89664</text:p>
          </table:table-cell>
          <table:table-cell table:style-name="ce12" office:value-type="float" office:value="89667">
            <text:p>89667</text:p>
          </table:table-cell>
          <table:table-cell table:style-name="ce12" office:value-type="float" office:value="89706">
            <text:p>89706</text:p>
          </table:table-cell>
          <table:table-cell table:style-name="ce12" office:value-type="float" office:value="89716">
            <text:p>89716</text:p>
          </table:table-cell>
          <table:table-cell table:style-name="ce12" office:value-type="float" office:value="89718">
            <text:p>89718</text:p>
          </table:table-cell>
          <table:table-cell table:style-name="ce12" office:value-type="float" office:value="89726">
            <text:p>89726</text:p>
          </table:table-cell>
          <table:table-cell table:style-name="ce12" office:value-type="float" office:value="89727">
            <text:p>89727</text:p>
          </table:table-cell>
          <table:table-cell table:style-name="ce12" office:value-type="float" office:value="89728">
            <text:p>89728</text:p>
          </table:table-cell>
          <table:table-cell table:style-name="ce12" office:value-type="float" office:value="89729">
            <text:p>89729</text:p>
          </table:table-cell>
          <table:table-cell table:style-name="ce12" office:value-type="float" office:value="89730">
            <text:p>89730</text:p>
          </table:table-cell>
          <table:table-cell table:style-name="ce12" office:value-type="float" office:value="89736">
            <text:p>89736</text:p>
          </table:table-cell>
          <table:table-cell table:style-name="ce12" office:value-type="float" office:value="89737">
            <text:p>89737</text:p>
          </table:table-cell>
          <table:table-cell table:style-name="ce12" office:value-type="float" office:value="89743">
            <text:p>89743</text:p>
          </table:table-cell>
          <table:table-cell table:style-name="ce12" office:value-type="float" office:value="89745">
            <text:p>89745</text:p>
          </table:table-cell>
          <table:table-cell table:style-name="ce12" office:value-type="float" office:value="89750">
            <text:p>89750</text:p>
          </table:table-cell>
          <table:table-cell table:style-name="ce12" office:value-type="float" office:value="90681">
            <text:p>90681</text:p>
          </table:table-cell>
          <table:table-cell table:style-name="ce12" office:value-type="float" office:value="90984">
            <text:p>90984</text:p>
          </table:table-cell>
          <table:table-cell table:style-name="ce12" office:value-type="float" office:value="91001">
            <text:p>91001</text:p>
          </table:table-cell>
          <table:table-cell table:style-name="ce12" office:value-type="float" office:value="91002">
            <text:p>91002</text:p>
          </table:table-cell>
          <table:table-cell table:style-name="ce12" office:value-type="float" office:value="91008">
            <text:p>91008</text:p>
          </table:table-cell>
          <table:table-cell table:style-name="ce12" office:value-type="float" office:value="91037">
            <text:p>91037</text:p>
          </table:table-cell>
          <table:table-cell table:style-name="ce12" office:value-type="float" office:value="91471">
            <text:p>91471</text:p>
          </table:table-cell>
          <table:table-cell table:style-name="ce12" office:value-type="float" office:value="91475">
            <text:p>91475</text:p>
          </table:table-cell>
          <table:table-cell table:style-name="ce12" office:value-type="float" office:value="91561">
            <text:p>91561</text:p>
          </table:table-cell>
          <table:table-cell table:style-name="ce12" office:value-type="float" office:value="91580">
            <text:p>91580</text:p>
          </table:table-cell>
          <table:table-cell table:style-name="ce12" office:value-type="float" office:value="92449">
            <text:p>92449</text:p>
          </table:table-cell>
          <table:table-cell table:style-name="ce12" office:value-type="float" office:value="93148">
            <text:p>93148</text:p>
          </table:table-cell>
          <table:table-cell table:style-name="ce12" office:value-type="float" office:value="93571">
            <text:p>93571</text:p>
          </table:table-cell>
          <table:table-cell table:style-name="ce12" office:value-type="float" office:value="97808">
            <text:p>97808</text:p>
          </table:table-cell>
          <table:table-cell table:style-name="ce12" office:value-type="float" office:value="97828">
            <text:p>97828</text:p>
          </table:table-cell>
          <table:table-cell table:style-name="ce12" office:value-type="float" office:value="97872">
            <text:p>97872</text:p>
          </table:table-cell>
          <table:table-cell table:style-name="ce12" office:value-type="float" office:value="102325">
            <text:p>102325</text:p>
          </table:table-cell>
          <table:table-cell table:style-name="ce12" office:value-type="float" office:value="102330">
            <text:p>102330</text:p>
          </table:table-cell>
          <table:table-cell table:style-name="ce12" office:value-type="float" office:value="102336">
            <text:p>102336</text:p>
          </table:table-cell>
          <table:table-cell table:style-name="ce12" office:value-type="float" office:value="102338">
            <text:p>102338</text:p>
          </table:table-cell>
          <table:table-cell table:style-name="ce12" office:value-type="float" office:value="102345">
            <text:p>102345</text:p>
          </table:table-cell>
          <table:table-cell table:style-name="ce12" office:value-type="float" office:value="102348">
            <text:p>102348</text:p>
          </table:table-cell>
          <table:table-cell table:style-name="ce12" office:value-type="float" office:value="102350">
            <text:p>102350</text:p>
          </table:table-cell>
          <table:table-cell table:style-name="ce12" office:value-type="float" office:value="102357">
            <text:p>102357</text:p>
          </table:table-cell>
          <table:table-cell table:style-name="ce12" office:value-type="float" office:value="108873">
            <text:p>108873</text:p>
          </table:table-cell>
          <table:table-cell table:style-name="ce12" office:value-type="float" office:value="108895">
            <text:p>108895</text:p>
          </table:table-cell>
          <table:table-cell table:style-name="ce12" office:value-type="float" office:value="108926">
            <text:p>108926</text:p>
          </table:table-cell>
          <table:table-cell table:style-name="ce12" office:value-type="float" office:value="108936">
            <text:p>108936</text:p>
          </table:table-cell>
          <table:table-cell table:style-name="ce12" office:value-type="float" office:value="109037">
            <text:p>109037</text:p>
          </table:table-cell>
          <table:table-cell table:style-name="ce12" office:value-type="float" office:value="109038">
            <text:p>109038</text:p>
          </table:table-cell>
          <table:table-cell table:style-name="ce12" office:value-type="float" office:value="109963">
            <text:p>109963</text:p>
          </table:table-cell>
          <table:table-cell table:style-name="ce12" office:value-type="float" office:value="109964">
            <text:p>109964</text:p>
          </table:table-cell>
          <table:table-cell table:style-name="ce12" office:value-type="float" office:value="109966">
            <text:p>109966</text:p>
          </table:table-cell>
          <table:table-cell table:style-name="ce12" office:value-type="float" office:value="109992">
            <text:p>109992</text:p>
          </table:table-cell>
          <table:table-cell table:style-name="ce12" office:value-type="float" office:value="109995">
            <text:p>109995</text:p>
          </table:table-cell>
          <table:table-cell table:style-name="ce12" office:value-type="float" office:value="109999">
            <text:p>109999</text:p>
          </table:table-cell>
          <table:table-cell table:style-name="ce12" office:value-type="float" office:value="110000">
            <text:p>110000</text:p>
          </table:table-cell>
          <table:table-cell table:style-name="ce12" office:value-type="float" office:value="110696">
            <text:p>110696</text:p>
          </table:table-cell>
          <table:table-cell table:style-name="ce12" office:value-type="float" office:value="115251">
            <text:p>115251</text:p>
          </table:table-cell>
          <table:table-cell table:style-name="ce12" office:value-type="float" office:value="115334">
            <text:p>115334</text:p>
          </table:table-cell>
          <table:table-cell table:style-name="ce12" office:value-type="float" office:value="115339">
            <text:p>115339</text:p>
          </table:table-cell>
          <table:table-cell table:style-name="ce12" office:value-type="float" office:value="115350">
            <text:p>115350</text:p>
          </table:table-cell>
          <table:table-cell table:style-name="ce12" office:value-type="float" office:value="118232">
            <text:p>118232</text:p>
          </table:table-cell>
          <table:table-cell table:style-name="ce12" office:value-type="float" office:value="125656">
            <text:p>125656</text:p>
          </table:table-cell>
          <table:table-cell table:style-name="ce12" office:value-type="float" office:value="125678">
            <text:p>125678</text:p>
          </table:table-cell>
          <table:table-cell table:style-name="ce12" office:value-type="float" office:value="125679">
            <text:p>125679</text:p>
          </table:table-cell>
          <table:table-cell table:style-name="ce12" office:value-type="float" office:value="125685">
            <text:p>125685</text:p>
          </table:table-cell>
          <table:table-cell table:style-name="ce12" office:value-type="float" office:value="125702">
            <text:p>125702</text:p>
          </table:table-cell>
          <table:table-cell table:style-name="ce12" office:value-type="float" office:value="125703">
            <text:p>125703</text:p>
          </table:table-cell>
          <table:table-cell table:style-name="ce12" office:value-type="float" office:value="125704">
            <text:p>125704</text:p>
          </table:table-cell>
          <table:table-cell table:style-name="ce12" office:value-type="float" office:value="125715">
            <text:p>125715</text:p>
          </table:table-cell>
          <table:table-cell table:style-name="ce12" office:value-type="float" office:value="128670">
            <text:p>128670</text:p>
          </table:table-cell>
          <table:table-cell table:style-name="ce12" office:value-type="float" office:value="129151">
            <text:p>129151</text:p>
          </table:table-cell>
          <table:table-cell table:style-name="ce12" office:value-type="float" office:value="129192">
            <text:p>129192</text:p>
          </table:table-cell>
          <table:table-cell table:style-name="ce12" office:value-type="float" office:value="172835">
            <text:p>172835</text:p>
          </table:table-cell>
          <table:table-cell table:style-name="ce12" office:value-type="float" office:value="172838">
            <text:p>172838</text:p>
          </table:table-cell>
          <table:table-cell table:style-name="ce12" office:value-type="float" office:value="172844">
            <text:p>172844</text:p>
          </table:table-cell>
          <table:table-cell table:style-name="ce12" office:value-type="float" office:value="172845">
            <text:p>172845</text:p>
          </table:table-cell>
          <table:table-cell table:style-name="ce12" office:value-type="float" office:value="172851">
            <text:p>172851</text:p>
          </table:table-cell>
          <table:table-cell table:style-name="ce12" office:value-type="float" office:value="172869">
            <text:p>172869</text:p>
          </table:table-cell>
          <table:table-cell table:style-name="ce12" office:value-type="float" office:value="172873">
            <text:p>172873</text:p>
          </table:table-cell>
          <table:table-cell table:style-name="ce12" office:value-type="float" office:value="172880">
            <text:p>172880</text:p>
          </table:table-cell>
          <table:table-cell table:style-name="ce12" office:value-type="float" office:value="172881">
            <text:p>172881</text:p>
          </table:table-cell>
          <table:table-cell table:style-name="ce12" office:value-type="float" office:value="172882">
            <text:p>172882</text:p>
          </table:table-cell>
          <table:table-cell table:style-name="ce12" office:value-type="float" office:value="172888">
            <text:p>172888</text:p>
          </table:table-cell>
          <table:table-cell table:style-name="ce12" office:value-type="float" office:value="172892">
            <text:p>172892</text:p>
          </table:table-cell>
          <table:table-cell table:style-name="ce12" office:value-type="float" office:value="172897">
            <text:p>172897</text:p>
          </table:table-cell>
          <table:table-cell table:style-name="ce12" office:value-type="float" office:value="172901">
            <text:p>172901</text:p>
          </table:table-cell>
          <table:table-cell table:style-name="ce12" office:value-type="float" office:value="172904">
            <text:p>172904</text:p>
          </table:table-cell>
          <table:table-cell table:style-name="ce12" office:value-type="float" office:value="172905">
            <text:p>172905</text:p>
          </table:table-cell>
          <table:table-cell table:style-name="ce12" office:value-type="float" office:value="172906">
            <text:p>172906</text:p>
          </table:table-cell>
          <table:table-cell table:style-name="ce12" office:value-type="float" office:value="172907">
            <text:p>172907</text:p>
          </table:table-cell>
          <table:table-cell table:style-name="ce12" office:value-type="float" office:value="184345">
            <text:p>184345</text:p>
          </table:table-cell>
          <table:table-cell table:style-name="ce12" office:value-type="float" office:value="184357">
            <text:p>184357</text:p>
          </table:table-cell>
          <table:table-cell table:style-name="ce12" office:value-type="float" office:value="184367">
            <text:p>184367</text:p>
          </table:table-cell>
          <table:table-cell table:style-name="ce12" office:value-type="float" office:value="184421">
            <text:p>184421</text:p>
          </table:table-cell>
          <table:table-cell table:style-name="ce12" office:value-type="float" office:value="184425">
            <text:p>184425</text:p>
          </table:table-cell>
          <table:table-cell table:style-name="ce12" office:value-type="float" office:value="185444">
            <text:p>185444</text:p>
          </table:table-cell>
          <table:table-cell table:style-name="ce12" office:value-type="float" office:value="185446">
            <text:p>185446</text:p>
          </table:table-cell>
          <table:table-cell table:style-name="ce12" office:value-type="float" office:value="185454">
            <text:p>185454</text:p>
          </table:table-cell>
          <table:table-cell table:style-name="ce12" office:value-type="float" office:value="185456">
            <text:p>185456</text:p>
          </table:table-cell>
          <table:table-cell table:style-name="ce12" office:value-type="float" office:value="185460">
            <text:p>185460</text:p>
          </table:table-cell>
          <table:table-cell table:style-name="ce12" office:value-type="float" office:value="185483">
            <text:p>185483</text:p>
          </table:table-cell>
          <table:table-cell table:style-name="ce12" office:value-type="float" office:value="187164">
            <text:p>187164</text:p>
          </table:table-cell>
          <table:table-cell table:style-name="ce12" office:value-type="float" office:value="187195">
            <text:p>187195</text:p>
          </table:table-cell>
          <table:table-cell table:style-name="ce12" office:value-type="float" office:value="187248">
            <text:p>187248</text:p>
          </table:table-cell>
          <table:table-cell table:style-name="ce12" office:value-type="float" office:value="187273">
            <text:p>187273</text:p>
          </table:table-cell>
          <table:table-cell table:style-name="ce12" office:value-type="float" office:value="189671">
            <text:p>189671</text:p>
          </table:table-cell>
          <table:table-cell table:style-name="ce12" office:value-type="float" office:value="190667">
            <text:p>190667</text:p>
          </table:table-cell>
          <table:table-cell table:style-name="ce12" office:value-type="float" office:value="190794">
            <text:p>190794</text:p>
          </table:table-cell>
          <table:table-cell table:style-name="ce12" office:value-type="float" office:value="192711">
            <text:p>192711</text:p>
          </table:table-cell>
          <table:table-cell table:style-name="ce12" office:value-type="float" office:value="192712">
            <text:p>192712</text:p>
          </table:table-cell>
          <table:table-cell table:style-name="ce12" office:value-type="float" office:value="192713">
            <text:p>192713</text:p>
          </table:table-cell>
          <table:table-cell table:style-name="ce12" office:value-type="float" office:value="221160">
            <text:p>221160</text:p>
          </table:table-cell>
          <table:table-cell table:style-name="ce12" office:value-type="float" office:value="221162">
            <text:p>221162</text:p>
          </table:table-cell>
          <table:table-cell table:style-name="ce12" office:value-type="float" office:value="221167">
            <text:p>221167</text:p>
          </table:table-cell>
          <table:table-cell table:style-name="ce12" office:value-type="float" office:value="221168">
            <text:p>221168</text:p>
          </table:table-cell>
          <table:table-cell table:style-name="ce12" office:value-type="float" office:value="221169">
            <text:p>221169</text:p>
          </table:table-cell>
          <table:table-cell table:style-name="ce12" office:value-type="float" office:value="221170">
            <text:p>221170</text:p>
          </table:table-cell>
          <table:table-cell table:style-name="ce12" office:value-type="float" office:value="221171">
            <text:p>221171</text:p>
          </table:table-cell>
          <table:table-cell table:style-name="ce12" office:value-type="float" office:value="221172">
            <text:p>221172</text:p>
          </table:table-cell>
          <table:table-cell table:style-name="ce12" office:value-type="float" office:value="221173">
            <text:p>221173</text:p>
          </table:table-cell>
          <table:table-cell table:style-name="ce12" office:value-type="float" office:value="221174">
            <text:p>221174</text:p>
          </table:table-cell>
          <table:table-cell table:style-name="ce12" office:value-type="float" office:value="221175">
            <text:p>221175</text:p>
          </table:table-cell>
          <table:table-cell table:style-name="ce12" office:value-type="float" office:value="221176">
            <text:p>221176</text:p>
          </table:table-cell>
          <table:table-cell table:style-name="ce12" office:value-type="float" office:value="221177">
            <text:p>221177</text:p>
          </table:table-cell>
          <table:table-cell table:style-name="ce12" office:value-type="float" office:value="221178">
            <text:p>221178</text:p>
          </table:table-cell>
          <table:table-cell table:style-name="ce12" office:value-type="float" office:value="221179">
            <text:p>221179</text:p>
          </table:table-cell>
          <table:table-cell table:style-name="ce12" office:value-type="float" office:value="221340">
            <text:p>221340</text:p>
          </table:table-cell>
          <table:table-cell table:style-name="ce12" office:value-type="float" office:value="221341">
            <text:p>221341</text:p>
          </table:table-cell>
          <table:table-cell table:style-name="ce12" office:value-type="float" office:value="221342">
            <text:p>221342</text:p>
          </table:table-cell>
          <table:table-cell table:style-name="ce12" office:value-type="float" office:value="221344">
            <text:p>221344</text:p>
          </table:table-cell>
          <table:table-cell table:style-name="ce12" office:value-type="float" office:value="221357">
            <text:p>221357</text:p>
          </table:table-cell>
          <table:table-cell table:style-name="ce12" office:value-type="float" office:value="221602">
            <text:p>221602</text:p>
          </table:table-cell>
          <table:table-cell table:style-name="ce12" office:value-type="float" office:value="221606">
            <text:p>221606</text:p>
          </table:table-cell>
          <table:table-cell table:style-name="ce12" office:value-type="float" office:value="221613">
            <text:p>221613</text:p>
          </table:table-cell>
          <table:table-cell table:style-name="ce12" office:value-type="float" office:value="221621">
            <text:p>221621</text:p>
          </table:table-cell>
          <table:table-cell table:style-name="ce12" office:value-type="float" office:value="221624">
            <text:p>221624</text:p>
          </table:table-cell>
          <table:table-cell table:style-name="ce12" office:value-type="float" office:value="221630">
            <text:p>221630</text:p>
          </table:table-cell>
          <table:table-cell table:style-name="ce12" office:value-type="float" office:value="221641">
            <text:p>221641</text:p>
          </table:table-cell>
          <table:table-cell table:style-name="ce12" office:value-type="float" office:value="221645">
            <text:p>221645</text:p>
          </table:table-cell>
          <table:table-cell table:style-name="ce12" office:value-type="float" office:value="221649">
            <text:p>221649</text:p>
          </table:table-cell>
          <table:table-cell table:style-name="ce12" office:value-type="float" office:value="221663">
            <text:p>221663</text:p>
          </table:table-cell>
          <table:table-cell table:style-name="ce12" office:value-type="float" office:value="221667">
            <text:p>221667</text:p>
          </table:table-cell>
          <table:table-cell table:style-name="ce12" office:value-type="float" office:value="221671">
            <text:p>221671</text:p>
          </table:table-cell>
          <table:table-cell table:style-name="ce12" office:value-type="float" office:value="221675">
            <text:p>221675</text:p>
          </table:table-cell>
          <table:table-cell table:style-name="ce12" office:value-type="float" office:value="221678">
            <text:p>221678</text:p>
          </table:table-cell>
          <table:table-cell table:style-name="ce12" office:value-type="float" office:value="221684">
            <text:p>221684</text:p>
          </table:table-cell>
          <table:table-cell table:style-name="ce12" office:value-type="float" office:value="221687">
            <text:p>221687</text:p>
          </table:table-cell>
          <table:table-cell table:style-name="ce12" office:value-type="float" office:value="221690">
            <text:p>221690</text:p>
          </table:table-cell>
          <table:table-cell table:style-name="ce12" office:value-type="float" office:value="221694">
            <text:p>221694</text:p>
          </table:table-cell>
          <table:table-cell table:style-name="ce12" office:value-type="float" office:value="221700">
            <text:p>221700</text:p>
          </table:table-cell>
          <table:table-cell table:style-name="ce12" office:value-type="string">
            <text:p>(vide)</text:p>
          </table:table-cell>
          <table:table-cell table:style-name="ce19" office:value-type="string">
            <text:p>Total Résultat</text:p>
          </table:table-cell>
        </table:table-row>
        <table:table-row table:style-name="ro1">
          <table:table-cell table:style-name="ce3" office:value-type="float" office:value="240753">
            <text:p>240753</text:p>
          </table:table-cell>
          <table:table-cell table:style-name="ce8"/>
          <table:table-cell table:style-name="ce13" table:number-columns-repeated="16"/>
          <table:table-cell table:style-name="ce13" office:value-type="float" office:value="1">
            <text:p>1</text:p>
          </table:table-cell>
          <table:table-cell table:style-name="ce13" table:number-columns-repeated="46"/>
          <table:table-cell table:style-name="ce13" office:value-type="float" office:value="1">
            <text:p>1</text:p>
          </table:table-cell>
          <table:table-cell table:style-name="ce13" table:number-columns-repeated="59"/>
          <table:table-cell table:style-name="ce13" office:value-type="float" office:value="1">
            <text:p>1</text:p>
          </table:table-cell>
          <table:table-cell table:style-name="ce13" table:number-columns-repeated="394"/>
          <table:table-cell table:style-name="ce20" office:value-type="float" office:value="3">
            <text:p>3</text:p>
          </table:table-cell>
        </table:table-row>
        <table:table-row table:style-name="ro1">
          <table:table-cell office:value-type="float" office:value="364149">
            <text:p>36414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476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7764">
            <text:p>957764</text:p>
          </table:table-cell>
          <table:table-cell table:number-columns-repeated="367"/>
          <table:table-cell office:value-type="float" office:value="1">
            <text:p>1</text:p>
          </table:table-cell>
          <table:table-cell table:number-columns-repeated="39"/>
          <table:table-cell office:value-type="float" office:value="1">
            <text:p>1</text:p>
          </table:table-cell>
          <table:table-cell table:number-columns-repeated="111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58107">
            <text:p>1158107</text:p>
          </table:table-cell>
          <table:table-cell table:number-columns-repeated="73"/>
          <table:table-cell office:value-type="float" office:value="1">
            <text:p>1</text:p>
          </table:table-cell>
          <table:table-cell table:number-columns-repeated="85"/>
          <table:table-cell office:value-type="float" office:value="1">
            <text:p>1</text:p>
          </table:table-cell>
          <table:table-cell table:number-columns-repeated="34"/>
          <table:table-cell office:value-type="float" office:value="1">
            <text:p>1</text:p>
          </table:table-cell>
          <table:table-cell table:number-columns-repeated="324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33405">
            <text:p>1333405</text:p>
          </table:table-cell>
          <table:table-cell table:number-columns-repeated="204"/>
          <table:table-cell office:value-type="float" office:value="2">
            <text:p>2</text:p>
          </table:table-cell>
          <table:table-cell table:number-columns-repeated="76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7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02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161348">
            <text:p>4161348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354"/>
          <table:table-cell office:value-type="float" office:value="1">
            <text:p>1</text:p>
          </table:table-cell>
          <table:table-cell table:number-columns-repeated="146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384150">
            <text:p>4384150</text:p>
          </table:table-cell>
          <table:table-cell table:number-columns-repeated="74"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7"/>
          <table:table-cell office:value-type="float" office:value="1">
            <text:p>1</text:p>
          </table:table-cell>
          <table:table-cell table:number-columns-repeated="108"/>
          <table:table-cell office:value-type="float" office:value="1">
            <text:p>1</text:p>
          </table:table-cell>
          <table:table-cell table:number-columns-repeated="40"/>
          <table:table-cell office:value-type="float" office:value="1">
            <text:p>1</text:p>
          </table:table-cell>
          <table:table-cell table:number-columns-repeated="101"/>
          <table:table-cell office:value-type="float" office:value="1">
            <text:p>1</text:p>
          </table:table-cell>
          <table:table-cell table:number-columns-repeated="152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098274">
            <text:p>5098274</text:p>
          </table:table-cell>
          <table:table-cell table:number-columns-repeated="160"/>
          <table:table-cell office:value-type="float" office:value="1">
            <text:p>1</text:p>
          </table:table-cell>
          <table:table-cell table:number-columns-repeated="97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188"/>
          <table:table-cell office:value-type="float" office:value="1">
            <text:p>1</text:p>
          </table:table-cell>
          <table:table-cell table:number-columns-repeated="50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48424">
            <text:p>6248424</text:p>
          </table:table-cell>
          <table:table-cell table:number-columns-repeated="504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925522">
            <text:p>692552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14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970183">
            <text:p>6970183</text:p>
          </table:table-cell>
          <table:table-cell table:number-columns-repeated="47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66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84108">
            <text:p>7184108</text:p>
          </table:table-cell>
          <table:table-cell table:number-columns-repeated="67"/>
          <table:table-cell office:value-type="float" office:value="1">
            <text:p>1</text:p>
          </table:table-cell>
          <table:table-cell table:number-columns-repeated="339"/>
          <table:table-cell office:value-type="float" office:value="1">
            <text:p>1</text:p>
          </table:table-cell>
          <table:table-cell table:number-columns-repeated="111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818020">
            <text:p>781802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22"/>
          <table:table-cell office:value-type="float" office:value="1">
            <text:p>1</text:p>
          </table:table-cell>
          <table:table-cell table:number-columns-repeated="129"/>
          <table:table-cell office:value-type="float" office:value="1">
            <text:p>1</text:p>
          </table:table-cell>
          <table:table-cell table:number-columns-repeated="40"/>
          <table:table-cell office:value-type="float" office:value="1">
            <text:p>1</text:p>
          </table:table-cell>
          <table:table-cell table:number-columns-repeated="85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116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3"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647669">
            <text:p>8647669</text:p>
          </table:table-cell>
          <table:table-cell table:number-columns-repeated="478"/>
          <table:table-cell office:value-type="float" office:value="1">
            <text:p>1</text:p>
          </table:table-cell>
          <table:table-cell table:number-columns-repeated="40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79226">
            <text:p>8679226</text:p>
          </table:table-cell>
          <table:table-cell table:number-columns-repeated="57"/>
          <table:table-cell office:value-type="float" office:value="1">
            <text:p>1</text:p>
          </table:table-cell>
          <table:table-cell table:number-columns-repeated="461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11493">
            <text:p>9311493</text:p>
          </table:table-cell>
          <table:table-cell table:number-columns-repeated="502"/>
          <table:table-cell table:number-columns-repeated="2" office:value-type="float" office:value="1">
            <text:p>1</text:p>
          </table:table-cell>
          <table:table-cell table:number-columns-repeated="15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203203">
            <text:p>10203203</text:p>
          </table:table-cell>
          <table:table-cell table:number-columns-repeated="76"/>
          <table:table-cell office:value-type="float" office:value="1">
            <text:p>1</text:p>
          </table:table-cell>
          <table:table-cell table:number-columns-repeated="350"/>
          <table:table-cell office:value-type="float" office:value="1">
            <text:p>1</text:p>
          </table:table-cell>
          <table:table-cell table:number-columns-repeated="91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475355">
            <text:p>10475355</text:p>
          </table:table-cell>
          <table:table-cell table:number-columns-repeated="121"/>
          <table:table-cell office:value-type="float" office:value="1">
            <text:p>1</text:p>
          </table:table-cell>
          <table:table-cell table:number-columns-repeated="146"/>
          <table:table-cell office:value-type="float" office:value="1">
            <text:p>1</text:p>
          </table:table-cell>
          <table:table-cell table:number-columns-repeated="169"/>
          <table:table-cell office:value-type="float" office:value="1">
            <text:p>1</text:p>
          </table:table-cell>
          <table:table-cell table:number-columns-repeated="3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6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811319">
            <text:p>10811319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44"/>
          <table:table-cell office:value-type="float" office:value="1">
            <text:p>1</text:p>
          </table:table-cell>
          <table:table-cell table:number-columns-repeated="457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851353">
            <text:p>10851353</text:p>
          </table:table-cell>
          <table:table-cell table:number-columns-repeated="227"/>
          <table:table-cell office:value-type="float" office:value="1">
            <text:p>1</text:p>
          </table:table-cell>
          <table:table-cell table:number-columns-repeated="71"/>
          <table:table-cell office:value-type="float" office:value="1">
            <text:p>1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190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915640">
            <text:p>10915640</text:p>
          </table:table-cell>
          <table:table-cell table:number-columns-repeated="49"/>
          <table:table-cell office:value-type="float" office:value="1">
            <text:p>1</text:p>
          </table:table-cell>
          <table:table-cell table:number-columns-repeated="73"/>
          <table:table-cell office:value-type="float" office:value="1">
            <text:p>1</text:p>
          </table:table-cell>
          <table:table-cell table:number-columns-repeated="342"/>
          <table:table-cell office:value-type="float" office:value="1">
            <text:p>1</text:p>
          </table:table-cell>
          <table:table-cell table:number-columns-repeated="5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004962">
            <text:p>11004962</text:p>
          </table:table-cell>
          <table:table-cell table:number-columns-repeated="130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8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774971">
            <text:p>11774971</text:p>
          </table:table-cell>
          <table:table-cell table:number-columns-repeated="49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30"/>
          <table:table-cell office:value-type="float" office:value="1">
            <text:p>1</text:p>
          </table:table-cell>
          <table:table-cell table:number-columns-repeated="235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811550">
            <text:p>11811550</text:p>
          </table:table-cell>
          <table:table-cell table:number-columns-repeated="33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59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010651">
            <text:p>12010651</text:p>
          </table:table-cell>
          <table:table-cell table:number-columns-repeated="487"/>
          <table:table-cell table:number-columns-repeated="2" office:value-type="float" office:value="1">
            <text:p>1</text:p>
          </table:table-cell>
          <table:table-cell table:number-columns-repeated="30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365925">
            <text:p>12365925</text:p>
          </table:table-cell>
          <table:table-cell table:number-columns-repeated="479"/>
          <table:table-cell table:number-columns-repeated="2"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203567">
            <text:p>13203567</text:p>
          </table:table-cell>
          <table:table-cell table:number-columns-repeated="7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38"/>
          <table:table-cell office:value-type="float" office:value="2">
            <text:p>2</text:p>
          </table:table-cell>
          <table:table-cell table:number-columns-repeated="108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314239">
            <text:p>1331423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89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3863381">
            <text:p>13863381</text:p>
          </table:table-cell>
          <table:table-cell table:number-columns-repeated="68"/>
          <table:table-cell office:value-type="float" office:value="1">
            <text:p>1</text:p>
          </table:table-cell>
          <table:table-cell table:number-columns-repeated="34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280838">
            <text:p>14280838</text:p>
          </table:table-cell>
          <table:table-cell table:number-columns-repeated="49"/>
          <table:table-cell office:value-type="float" office:value="1">
            <text:p>1</text:p>
          </table:table-cell>
          <table:table-cell table:number-columns-repeated="466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549670">
            <text:p>14549670</text:p>
          </table:table-cell>
          <table:table-cell table:number-columns-repeated="501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199436">
            <text:p>15199436</text:p>
          </table:table-cell>
          <table:table-cell table:number-columns-repeated="416"/>
          <table:table-cell office:value-type="float" office:value="1">
            <text:p>1</text:p>
          </table:table-cell>
          <table:table-cell table:number-columns-repeated="10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435895">
            <text:p>15435895</text:p>
          </table:table-cell>
          <table:table-cell table:number-columns-repeated="6"/>
          <table:table-cell table:number-columns-repeated="2" office:value-type="float" office:value="1">
            <text:p>1</text:p>
          </table:table-cell>
          <table:table-cell table:number-columns-repeated="26"/>
          <table:table-cell office:value-type="float" office:value="1">
            <text:p>1</text:p>
          </table:table-cell>
          <table:table-cell table:number-columns-repeated="484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968270">
            <text:p>15968270</text:p>
          </table:table-cell>
          <table:table-cell table:number-columns-repeated="40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3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368788">
            <text:p>16368788</text:p>
          </table:table-cell>
          <table:table-cell table:number-columns-repeated="72"/>
          <table:table-cell office:value-type="float" office:value="1">
            <text:p>1</text:p>
          </table:table-cell>
          <table:table-cell table:number-columns-repeated="43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882504">
            <text:p>16882504</text:p>
          </table:table-cell>
          <table:table-cell table:number-columns-repeated="8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31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5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307303">
            <text:p>17307303</text:p>
          </table:table-cell>
          <table:table-cell table:number-columns-repeated="60"/>
          <table:table-cell office:value-type="float" office:value="1">
            <text:p>1</text:p>
          </table:table-cell>
          <table:table-cell table:number-columns-repeated="126"/>
          <table:table-cell office:value-type="float" office:value="1">
            <text:p>1</text:p>
          </table:table-cell>
          <table:table-cell table:number-columns-repeated="331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472448">
            <text:p>17472448</text:p>
          </table:table-cell>
          <table:table-cell table:number-columns-repeated="230"/>
          <table:table-cell office:value-type="float" office:value="1">
            <text:p>1</text:p>
          </table:table-cell>
          <table:table-cell table:number-columns-repeated="46"/>
          <table:table-cell office:value-type="float" office:value="1">
            <text:p>1</text:p>
          </table:table-cell>
          <table:table-cell table:number-columns-repeated="47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9"/>
          <table:table-cell office:value-type="float" office:value="1">
            <text:p>1</text:p>
          </table:table-cell>
          <table:table-cell table:number-columns-repeated="102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7488306">
            <text:p>17488306</text:p>
          </table:table-cell>
          <table:table-cell table:number-columns-repeated="406"/>
          <table:table-cell office:value-type="float" office:value="1">
            <text:p>1</text:p>
          </table:table-cell>
          <table:table-cell table:number-columns-repeated="11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369017">
            <text:p>18369017</text:p>
          </table:table-cell>
          <table:table-cell table:number-columns-repeated="243"/>
          <table:table-cell office:value-type="float" office:value="1">
            <text:p>1</text:p>
          </table:table-cell>
          <table:table-cell table:number-columns-repeated="16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8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606338">
            <text:p>18606338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8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56"/>
          <table:table-cell office:value-type="float" office:value="1">
            <text:p>1</text:p>
          </table:table-cell>
          <table:table-cell table:number-columns-repeated="297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765912">
            <text:p>1876591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499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34238">
            <text:p>20034238</text:p>
          </table:table-cell>
          <table:table-cell table:number-columns-repeated="9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56"/>
          <table:table-cell table:number-columns-repeated="3" office:value-type="float" office:value="1">
            <text:p>1</text:p>
          </table:table-cell>
          <table:table-cell table:number-columns-repeated="58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488934">
            <text:p>20488934</text:p>
          </table:table-cell>
          <table:table-cell table:number-columns-repeated="57"/>
          <table:table-cell office:value-type="float" office:value="1">
            <text:p>1</text:p>
          </table:table-cell>
          <table:table-cell table:number-columns-repeated="119"/>
          <table:table-cell office:value-type="float" office:value="1">
            <text:p>1</text:p>
          </table:table-cell>
          <table:table-cell table:number-columns-repeated="178"/>
          <table:table-cell office:value-type="float" office:value="1">
            <text:p>1</text:p>
          </table:table-cell>
          <table:table-cell table:number-columns-repeated="38"/>
          <table:table-cell office:value-type="float" office:value="1">
            <text:p>1</text:p>
          </table:table-cell>
          <table:table-cell table:number-columns-repeated="5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4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531762">
            <text:p>20531762</text:p>
          </table:table-cell>
          <table:table-cell table:number-columns-repeated="85"/>
          <table:table-cell office:value-type="float" office:value="1">
            <text:p>1</text:p>
          </table:table-cell>
          <table:table-cell table:number-columns-repeated="261"/>
          <table:table-cell office:value-type="float" office:value="1">
            <text:p>1</text:p>
          </table:table-cell>
          <table:table-cell table:number-columns-repeated="50"/>
          <table:table-cell office:value-type="float" office:value="1">
            <text:p>1</text:p>
          </table:table-cell>
          <table:table-cell table:number-columns-repeated="120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776366">
            <text:p>20776366</text:p>
          </table:table-cell>
          <table:table-cell table:number-columns-repeated="425"/>
          <table:table-cell office:value-type="float" office:value="1">
            <text:p>1</text:p>
          </table:table-cell>
          <table:table-cell table:number-columns-repeated="54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1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595924">
            <text:p>22595924</text:p>
          </table:table-cell>
          <table:table-cell table:number-columns-repeated="51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599260">
            <text:p>22599260</text:p>
          </table:table-cell>
          <table:table-cell table:number-columns-repeated="129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0"/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3"/>
          <table:table-cell office:value-type="float" office:value="1">
            <text:p>1</text:p>
          </table:table-cell>
          <table:table-cell table:number-columns-repeated="25"/>
          <table:table-cell office:value-type="float" office:value="1">
            <text:p>1</text:p>
          </table:table-cell>
          <table:table-cell table:number-columns-repeated="52"/>
          <table:table-cell office:value-type="float" office:value="1">
            <text:p>1</text:p>
          </table:table-cell>
          <table:table-cell table:number-columns-repeated="139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61"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3380389">
            <text:p>23380389</text:p>
          </table:table-cell>
          <table:table-cell table:number-columns-repeated="78"/>
          <table:table-cell office:value-type="float" office:value="1">
            <text:p>1</text:p>
          </table:table-cell>
          <table:table-cell table:number-columns-repeated="135"/>
          <table:table-cell office:value-type="float" office:value="1">
            <text:p>1</text:p>
          </table:table-cell>
          <table:table-cell table:number-columns-repeated="201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5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565221">
            <text:p>23565221</text:p>
          </table:table-cell>
          <table:table-cell table:number-columns-repeated="107"/>
          <table:table-cell office:value-type="float" office:value="1">
            <text:p>1</text:p>
          </table:table-cell>
          <table:table-cell table:number-columns-repeated="158"/>
          <table:table-cell office:value-type="float" office:value="1">
            <text:p>1</text:p>
          </table:table-cell>
          <table:table-cell table:number-columns-repeated="59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79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368688">
            <text:p>24368688</text:p>
          </table:table-cell>
          <table:table-cell table:number-columns-repeated="60"/>
          <table:table-cell table:number-columns-repeated="2" office:value-type="float" office:value="1">
            <text:p>1</text:p>
          </table:table-cell>
          <table:table-cell table:number-columns-repeated="32"/>
          <table:table-cell office:value-type="float" office:value="1">
            <text:p>1</text:p>
          </table:table-cell>
          <table:table-cell table:number-columns-repeated="111"/>
          <table:table-cell office:value-type="float" office:value="1">
            <text:p>1</text:p>
          </table:table-cell>
          <table:table-cell table:number-columns-repeated="223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69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775106">
            <text:p>24775106</text:p>
          </table:table-cell>
          <table:table-cell table:number-columns-repeated="46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457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748765">
            <text:p>25748765</text:p>
          </table:table-cell>
          <table:table-cell table:number-columns-repeated="112"/>
          <table:table-cell office:value-type="float" office:value="1">
            <text:p>1</text:p>
          </table:table-cell>
          <table:table-cell table:number-columns-repeated="26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01"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85"/>
          <table:table-cell office:value-type="float" office:value="1">
            <text:p>1</text:p>
          </table:table-cell>
          <table:table-cell table:number-columns-repeated="145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753406">
            <text:p>25753406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436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7104091">
            <text:p>27104091</text:p>
          </table:table-cell>
          <table:table-cell table:number-columns-repeated="409"/>
          <table:table-cell office:value-type="float" office:value="1">
            <text:p>1</text:p>
          </table:table-cell>
          <table:table-cell table:number-columns-repeated="109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179278">
            <text:p>27179278</text:p>
          </table:table-cell>
          <table:table-cell table:number-columns-repeated="319"/>
          <table:table-cell office:value-type="float" office:value="1">
            <text:p>1</text:p>
          </table:table-cell>
          <table:table-cell table:number-columns-repeated="199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52882">
            <text:p>27652882</text:p>
          </table:table-cell>
          <table:table-cell table:number-columns-repeated="132"/>
          <table:table-cell office:value-type="float" office:value="1">
            <text:p>1</text:p>
          </table:table-cell>
          <table:table-cell table:number-columns-repeated="386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041396">
            <text:p>28041396</text:p>
          </table:table-cell>
          <table:table-cell table:number-columns-repeated="280"/>
          <table:table-cell office:value-type="float" office:value="1">
            <text:p>1</text:p>
          </table:table-cell>
          <table:table-cell table:number-columns-repeated="50"/>
          <table:table-cell table:number-columns-repeated="2" office:value-type="float" office:value="1">
            <text:p>1</text:p>
          </table:table-cell>
          <table:table-cell table:number-columns-repeated="186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633794">
            <text:p>28633794</text:p>
          </table:table-cell>
          <table:table-cell table:number-columns-repeated="344"/>
          <table:table-cell office:value-type="float" office:value="1">
            <text:p>1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149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478187">
            <text:p>29478187</text:p>
          </table:table-cell>
          <table:table-cell table:number-columns-repeated="427"/>
          <table:table-cell office:value-type="float" office:value="1">
            <text:p>1</text:p>
          </table:table-cell>
          <table:table-cell table:number-columns-repeated="5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9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314880">
            <text:p>30314880</text:p>
          </table:table-cell>
          <table:table-cell table:number-columns-repeated="117"/>
          <table:table-cell office:value-type="float" office:value="1">
            <text:p>1</text:p>
          </table:table-cell>
          <table:table-cell table:number-columns-repeated="197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68"/>
          <table:table-cell office:value-type="float" office:value="1">
            <text:p>1</text:p>
          </table:table-cell>
          <table:table-cell table:number-columns-repeated="81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0322458">
            <text:p>30322458</text:p>
          </table:table-cell>
          <table:table-cell table:number-columns-repeated="84"/>
          <table:table-cell office:value-type="float" office:value="1">
            <text:p>1</text:p>
          </table:table-cell>
          <table:table-cell table:number-columns-repeated="33"/>
          <table:table-cell office:value-type="float" office:value="1">
            <text:p>1</text:p>
          </table:table-cell>
          <table:table-cell table:number-columns-repeated="154"/>
          <table:table-cell office:value-type="float" office:value="1">
            <text:p>1</text:p>
          </table:table-cell>
          <table:table-cell table:number-columns-repeated="36"/>
          <table:table-cell office:value-type="float" office:value="1">
            <text:p>1</text:p>
          </table:table-cell>
          <table:table-cell table:number-columns-repeated="107"/>
          <table:table-cell office:value-type="float" office:value="2">
            <text:p>2</text:p>
          </table:table-cell>
          <table:table-cell table:number-columns-repeated="100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0812772">
            <text:p>30812772</text:p>
          </table:table-cell>
          <table:table-cell table:number-columns-repeated="408"/>
          <table:table-cell office:value-type="float" office:value="1">
            <text:p>1</text:p>
          </table:table-cell>
          <table:table-cell table:number-columns-repeated="78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954537">
            <text:p>30954537</text:p>
          </table:table-cell>
          <table:table-cell table:number-columns-repeated="39"/>
          <table:table-cell office:value-type="float" office:value="1">
            <text:p>1</text:p>
          </table:table-cell>
          <table:table-cell table:number-columns-repeated="51"/>
          <table:table-cell office:value-type="float" office:value="1">
            <text:p>1</text:p>
          </table:table-cell>
          <table:table-cell table:number-columns-repeated="42"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6"/>
          <table:table-cell office:value-type="float" office:value="1">
            <text:p>1</text:p>
          </table:table-cell>
          <table:table-cell table:number-columns-repeated="49"/>
          <table:table-cell office:value-type="float" office:value="1">
            <text:p>1</text:p>
          </table:table-cell>
          <table:table-cell table:number-columns-repeated="130"/>
          <table:table-cell office:value-type="float" office:value="1">
            <text:p>1</text:p>
          </table:table-cell>
          <table:table-cell table:number-columns-repeated="140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614137">
            <text:p>31614137</text:p>
          </table:table-cell>
          <table:table-cell table:number-columns-repeated="184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87"/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1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831141">
            <text:p>3183114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474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013875">
            <text:p>32013875</text:p>
          </table:table-cell>
          <table:table-cell table:number-columns-repeated="501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9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129581">
            <text:p>32129581</text:p>
          </table:table-cell>
          <table:table-cell table:number-columns-repeated="489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6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182582">
            <text:p>32182582</text:p>
          </table:table-cell>
          <table:table-cell table:number-columns-repeated="46"/>
          <table:table-cell table:number-columns-repeated="2" office:value-type="float" office:value="1">
            <text:p>1</text:p>
          </table:table-cell>
          <table:table-cell table:number-columns-repeated="117"/>
          <table:table-cell office:value-type="float" office:value="1">
            <text:p>1</text:p>
          </table:table-cell>
          <table:table-cell table:number-columns-repeated="216"/>
          <table:table-cell office:value-type="float" office:value="1">
            <text:p>1</text:p>
          </table:table-cell>
          <table:table-cell table:number-columns-repeated="136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364866">
            <text:p>33364866</text:p>
          </table:table-cell>
          <table:table-cell table:number-columns-repeated="120"/>
          <table:table-cell office:value-type="float" office:value="1">
            <text:p>1</text:p>
          </table:table-cell>
          <table:table-cell table:number-columns-repeated="165"/>
          <table:table-cell office:value-type="float" office:value="1">
            <text:p>1</text:p>
          </table:table-cell>
          <table:table-cell table:number-columns-repeated="26"/>
          <table:table-cell office:value-type="float" office:value="1">
            <text:p>1</text:p>
          </table:table-cell>
          <table:table-cell table:number-columns-repeated="205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419731">
            <text:p>33419731</text:p>
          </table:table-cell>
          <table:table-cell table:number-columns-repeated="125"/>
          <table:table-cell office:value-type="float" office:value="1">
            <text:p>1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6"/>
          <table:table-cell office:value-type="float" office:value="1">
            <text:p>1</text:p>
          </table:table-cell>
          <table:table-cell table:number-columns-repeated="108"/>
          <table:table-cell office:value-type="float" office:value="1">
            <text:p>1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27"/>
          <table:table-cell office:value-type="float" office:value="2">
            <text:p>2</text:p>
          </table:table-cell>
          <table:table-cell table:number-columns-repeated="54"/>
          <table:table-cell office:value-type="float" office:value="1">
            <text:p>1</text:p>
          </table:table-cell>
          <table:table-cell table:number-columns-repeated="86"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3794462">
            <text:p>33794462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9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3"/>
          <table:table-cell office:value-type="float" office:value="1">
            <text:p>1</text:p>
          </table:table-cell>
          <table:table-cell table:number-columns-repeated="427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658556">
            <text:p>34658556</text:p>
          </table:table-cell>
          <table:table-cell table:number-columns-repeated="308"/>
          <table:table-cell office:value-type="float" office:value="1">
            <text:p>1</text:p>
          </table:table-cell>
          <table:table-cell table:number-columns-repeated="85"/>
          <table:table-cell office:value-type="float" office:value="1">
            <text:p>1</text:p>
          </table:table-cell>
          <table:table-cell table:number-columns-repeated="38"/>
          <table:table-cell office:value-type="float" office:value="1">
            <text:p>1</text:p>
          </table:table-cell>
          <table:table-cell table:number-columns-repeated="85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414661">
            <text:p>35414661</text:p>
          </table:table-cell>
          <table:table-cell table:number-columns-repeated="142"/>
          <table:table-cell office:value-type="float" office:value="1">
            <text:p>1</text:p>
          </table:table-cell>
          <table:table-cell table:number-columns-repeated="356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5974221">
            <text:p>35974221</text:p>
          </table:table-cell>
          <table:table-cell table:number-columns-repeated="83"/>
          <table:table-cell office:value-type="float" office:value="1">
            <text:p>1</text:p>
          </table:table-cell>
          <table:table-cell table:number-columns-repeated="117"/>
          <table:table-cell office:value-type="float" office:value="1">
            <text:p>1</text:p>
          </table:table-cell>
          <table:table-cell table:number-columns-repeated="73"/>
          <table:table-cell office:value-type="float" office:value="1">
            <text:p>1</text:p>
          </table:table-cell>
          <table:table-cell table:number-columns-repeated="146"/>
          <table:table-cell office:value-type="float" office:value="1">
            <text:p>1</text:p>
          </table:table-cell>
          <table:table-cell table:number-columns-repeated="96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075515">
            <text:p>36075515</text:p>
          </table:table-cell>
          <table:table-cell table:number-columns-repeated="89"/>
          <table:table-cell office:value-type="float" office:value="1">
            <text:p>1</text:p>
          </table:table-cell>
          <table:table-cell table:number-columns-repeated="429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088485">
            <text:p>36088485</text:p>
          </table:table-cell>
          <table:table-cell table:number-columns-repeated="114"/>
          <table:table-cell office:value-type="float" office:value="1">
            <text:p>1</text:p>
          </table:table-cell>
          <table:table-cell table:number-columns-repeated="129"/>
          <table:table-cell office:value-type="float" office:value="1">
            <text:p>1</text:p>
          </table:table-cell>
          <table:table-cell table:number-columns-repeated="117"/>
          <table:table-cell office:value-type="float" office:value="1">
            <text:p>1</text:p>
          </table:table-cell>
          <table:table-cell table:number-columns-repeated="112"/>
          <table:table-cell office:value-type="float" office:value="1">
            <text:p>1</text:p>
          </table:table-cell>
          <table:table-cell table:number-columns-repeated="43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7023021">
            <text:p>37023021</text:p>
          </table:table-cell>
          <table:table-cell table:number-columns-repeated="110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97"/>
          <table:table-cell office:value-type="float" office:value="1">
            <text:p>1</text:p>
          </table:table-cell>
          <table:table-cell table:number-columns-repeated="64"/>
          <table:table-cell office:value-type="float" office:value="1">
            <text:p>1</text:p>
          </table:table-cell>
          <table:table-cell table:number-columns-repeated="72"/>
          <table:table-cell office:value-type="float" office:value="1">
            <text:p>1</text:p>
          </table:table-cell>
          <table:table-cell table:number-columns-repeated="163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347193">
            <text:p>37347193</text:p>
          </table:table-cell>
          <table:table-cell table:number-columns-repeated="301"/>
          <table:table-cell office:value-type="float" office:value="1">
            <text:p>1</text:p>
          </table:table-cell>
          <table:table-cell table:number-columns-repeated="97"/>
          <table:table-cell table:number-columns-repeated="3" office:value-type="float" office:value="1">
            <text:p>1</text:p>
          </table:table-cell>
          <table:table-cell table:number-columns-repeated="35"/>
          <table:table-cell office:value-type="float" office:value="1">
            <text:p>1</text:p>
          </table:table-cell>
          <table:table-cell table:number-columns-repeated="81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782119">
            <text:p>37782119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29"/>
          <table:table-cell office:value-type="float" office:value="1">
            <text:p>1</text:p>
          </table:table-cell>
          <table:table-cell table:number-columns-repeated="40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8155710">
            <text:p>38155710</text:p>
          </table:table-cell>
          <table:table-cell table:number-columns-repeated="244"/>
          <table:table-cell office:value-type="float" office:value="1">
            <text:p>1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7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5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7"/>
          <table:table-cell office:value-type="float" office:value="2">
            <text:p>2</text:p>
          </table:table-cell>
          <table:table-cell table:number-columns-repeated="95"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8615878">
            <text:p>38615878</text:p>
          </table:table-cell>
          <table:table-cell table:number-columns-repeated="71"/>
          <table:table-cell office:value-type="float" office:value="1">
            <text:p>1</text:p>
          </table:table-cell>
          <table:table-cell table:number-columns-repeated="34"/>
          <table:table-cell office:value-type="float" office:value="1">
            <text:p>1</text:p>
          </table:table-cell>
          <table:table-cell table:number-columns-repeated="142"/>
          <table:table-cell office:value-type="float" office:value="1">
            <text:p>1</text:p>
          </table:table-cell>
          <table:table-cell table:number-columns-repeated="177"/>
          <table:table-cell office:value-type="float" office:value="1">
            <text:p>1</text:p>
          </table:table-cell>
          <table:table-cell table:number-columns-repeated="91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652506">
            <text:p>38652506</text:p>
          </table:table-cell>
          <table:table-cell table:number-columns-repeated="171"/>
          <table:table-cell office:value-type="float" office:value="1">
            <text:p>1</text:p>
          </table:table-cell>
          <table:table-cell table:number-columns-repeated="42"/>
          <table:table-cell office:value-type="float" office:value="1">
            <text:p>1</text:p>
          </table:table-cell>
          <table:table-cell table:number-columns-repeated="304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555424">
            <text:p>39555424</text:p>
          </table:table-cell>
          <table:table-cell table:number-columns-repeated="50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70"/>
          <table:table-cell office:value-type="float" office:value="1">
            <text:p>1</text:p>
          </table:table-cell>
          <table:table-cell table:number-columns-repeated="35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80"/>
          <table:table-cell office:value-type="float" office:value="1">
            <text:p>1</text:p>
          </table:table-cell>
          <table:table-cell table:number-columns-repeated="144"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9769525">
            <text:p>39769525</text:p>
          </table:table-cell>
          <table:table-cell table:number-columns-repeated="77"/>
          <table:table-cell office:value-type="float" office:value="1">
            <text:p>1</text:p>
          </table:table-cell>
          <table:table-cell table:number-columns-repeated="441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101613">
            <text:p>40101613</text:p>
          </table:table-cell>
          <table:table-cell table:number-columns-repeated="162"/>
          <table:table-cell office:value-type="float" office:value="1">
            <text:p>1</text:p>
          </table:table-cell>
          <table:table-cell table:number-columns-repeated="71"/>
          <table:table-cell office:value-type="float" office:value="1">
            <text:p>1</text:p>
          </table:table-cell>
          <table:table-cell table:number-columns-repeated="28"/>
          <table:table-cell office:value-type="float" office:value="2">
            <text:p>2</text:p>
          </table:table-cell>
          <table:table-cell table:number-columns-repeated="255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118112">
            <text:p>40118112</text:p>
          </table:table-cell>
          <table:table-cell table:number-columns-repeated="145"/>
          <table:table-cell office:value-type="float" office:value="1">
            <text:p>1</text:p>
          </table:table-cell>
          <table:table-cell table:number-columns-repeated="147"/>
          <table:table-cell office:value-type="float" office:value="1">
            <text:p>1</text:p>
          </table:table-cell>
          <table:table-cell table:number-columns-repeated="152"/>
          <table:table-cell office:value-type="float" office:value="1">
            <text:p>1</text:p>
          </table:table-cell>
          <table:table-cell table:number-columns-repeated="7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154422">
            <text:p>40154422</text:p>
          </table:table-cell>
          <table:table-cell table:number-columns-repeated="500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084639">
            <text:p>41084639</text:p>
          </table:table-cell>
          <table:table-cell table:number-columns-repeated="51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145589">
            <text:p>41145589</text:p>
          </table:table-cell>
          <table:table-cell table:number-columns-repeated="215"/>
          <table:table-cell office:value-type="float" office:value="1">
            <text:p>1</text:p>
          </table:table-cell>
          <table:table-cell table:number-columns-repeated="62"/>
          <table:table-cell office:value-type="float" office:value="1">
            <text:p>1</text:p>
          </table:table-cell>
          <table:table-cell table:number-columns-repeated="30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176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164555">
            <text:p>41164555</text:p>
          </table:table-cell>
          <table:table-cell table:number-columns-repeated="335"/>
          <table:table-cell office:value-type="float" office:value="1">
            <text:p>1</text:p>
          </table:table-cell>
          <table:table-cell table:number-columns-repeated="70"/>
          <table:table-cell office:value-type="float" office:value="1">
            <text:p>1</text:p>
          </table:table-cell>
          <table:table-cell table:number-columns-repeated="11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372828">
            <text:p>41372828</text:p>
          </table:table-cell>
          <table:table-cell table:number-columns-repeated="30"/>
          <table:table-cell office:value-type="float" office:value="1">
            <text:p>1</text:p>
          </table:table-cell>
          <table:table-cell table:number-columns-repeated="488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672007">
            <text:p>41672007</text:p>
          </table:table-cell>
          <table:table-cell table:number-columns-repeated="85"/>
          <table:table-cell office:value-type="float" office:value="1">
            <text:p>1</text:p>
          </table:table-cell>
          <table:table-cell table:number-columns-repeated="188"/>
          <table:table-cell office:value-type="float" office:value="2">
            <text:p>2</text:p>
          </table:table-cell>
          <table:table-cell table:number-columns-repeated="52"/>
          <table:table-cell office:value-type="float" office:value="1">
            <text:p>1</text:p>
          </table:table-cell>
          <table:table-cell table:number-columns-repeated="78"/>
          <table:table-cell office:value-type="float" office:value="1">
            <text:p>1</text:p>
          </table:table-cell>
          <table:table-cell table:number-columns-repeated="11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754308">
            <text:p>41754308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24"/>
          <table:table-cell office:value-type="float" office:value="1">
            <text:p>1</text:p>
          </table:table-cell>
          <table:table-cell table:number-columns-repeated="4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2040638">
            <text:p>42040638</text:p>
          </table:table-cell>
          <table:table-cell table:number-columns-repeated="58"/>
          <table:table-cell office:value-type="float" office:value="1">
            <text:p>1</text:p>
          </table:table-cell>
          <table:table-cell table:number-columns-repeated="18"/>
          <table:table-cell table:number-columns-repeated="2" office:value-type="float" office:value="1">
            <text:p>1</text:p>
          </table:table-cell>
          <table:table-cell table:number-columns-repeated="326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95"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2705111">
            <text:p>42705111</text:p>
          </table:table-cell>
          <table:table-cell table:number-columns-repeated="61"/>
          <table:table-cell office:value-type="float" office:value="1">
            <text:p>1</text:p>
          </table:table-cell>
          <table:table-cell table:number-columns-repeated="43"/>
          <table:table-cell office:value-type="float" office:value="1">
            <text:p>1</text:p>
          </table:table-cell>
          <table:table-cell table:number-columns-repeated="57"/>
          <table:table-cell office:value-type="float" office:value="1">
            <text:p>1</text:p>
          </table:table-cell>
          <table:table-cell table:number-columns-repeated="100"/>
          <table:table-cell office:value-type="float" office:value="1">
            <text:p>1</text:p>
          </table:table-cell>
          <table:table-cell table:number-columns-repeated="115"/>
          <table:table-cell office:value-type="float" office:value="1">
            <text:p>1</text:p>
          </table:table-cell>
          <table:table-cell table:number-columns-repeated="138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2756199">
            <text:p>42756199</text:p>
          </table:table-cell>
          <table:table-cell table:number-columns-repeated="250"/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47"/>
          <table:table-cell office:value-type="float" office:value="1">
            <text:p>1</text:p>
          </table:table-cell>
          <table:table-cell table:number-columns-repeated="44"/>
          <table:table-cell office:value-type="float" office:value="1">
            <text:p>1</text:p>
          </table:table-cell>
          <table:table-cell table:number-columns-repeated="56"/>
          <table:table-cell office:value-type="float" office:value="1">
            <text:p>1</text:p>
          </table:table-cell>
          <table:table-cell table:number-columns-repeated="98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2807829">
            <text:p>42807829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8"/>
          <table:table-cell table:number-columns-repeated="2" office:value-type="float" office:value="1">
            <text:p>1</text:p>
          </table:table-cell>
          <table:table-cell table:number-columns-repeated="427"/>
          <table:table-cell office:value-type="float" office:value="1">
            <text:p>1</text:p>
          </table:table-cell>
          <table:table-cell table:number-columns-repeated="40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161909">
            <text:p>43161909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34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45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3456096">
            <text:p>43456096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32"/>
          <table:table-cell office:value-type="float" office:value="1">
            <text:p>1</text:p>
          </table:table-cell>
          <table:table-cell table:number-columns-repeated="120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86"/>
          <table:table-cell office:value-type="float" office:value="1">
            <text:p>1</text:p>
          </table:table-cell>
          <table:table-cell table:number-columns-repeated="251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4115078">
            <text:p>44115078</text:p>
          </table:table-cell>
          <table:table-cell table:number-columns-repeated="60"/>
          <table:table-cell office:value-type="float" office:value="1">
            <text:p>1</text:p>
          </table:table-cell>
          <table:table-cell table:number-columns-repeated="35"/>
          <table:table-cell office:value-type="float" office:value="1">
            <text:p>1</text:p>
          </table:table-cell>
          <table:table-cell table:number-columns-repeated="34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9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7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4195260">
            <text:p>44195260</text:p>
          </table:table-cell>
          <table:table-cell table:number-columns-repeated="224"/>
          <table:table-cell table:number-columns-repeated="3" office:value-type="float" office:value="1">
            <text:p>1</text:p>
          </table:table-cell>
          <table:table-cell table:number-columns-repeated="126"/>
          <table:table-cell office:value-type="float" office:value="1">
            <text:p>1</text:p>
          </table:table-cell>
          <table:table-cell table:number-columns-repeated="53"/>
          <table:table-cell office:value-type="float" office:value="1">
            <text:p>1</text:p>
          </table:table-cell>
          <table:table-cell table:number-columns-repeated="111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4260544">
            <text:p>44260544</text:p>
          </table:table-cell>
          <table:table-cell table:number-columns-repeated="415"/>
          <table:table-cell office:value-type="float" office:value="1">
            <text:p>1</text:p>
          </table:table-cell>
          <table:table-cell table:number-columns-repeated="67"/>
          <table:table-cell office:value-type="float" office:value="1">
            <text:p>1</text:p>
          </table:table-cell>
          <table:table-cell table:number-columns-repeated="35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5792248">
            <text:p>45792248</text:p>
          </table:table-cell>
          <table:table-cell table:number-columns-repeated="103"/>
          <table:table-cell office:value-type="float" office:value="1">
            <text:p>1</text:p>
          </table:table-cell>
          <table:table-cell table:number-columns-repeated="131"/>
          <table:table-cell office:value-type="float" office:value="1">
            <text:p>1</text:p>
          </table:table-cell>
          <table:table-cell table:number-columns-repeated="180"/>
          <table:table-cell office:value-type="float" office:value="1">
            <text:p>1</text:p>
          </table:table-cell>
          <table:table-cell table:number-columns-repeated="10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887049">
            <text:p>45887049</text:p>
          </table:table-cell>
          <table:table-cell table:number-columns-repeated="76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321"/>
          <table:table-cell office:value-type="float" office:value="1">
            <text:p>1</text:p>
          </table:table-cell>
          <table:table-cell table:number-columns-repeated="111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284324">
            <text:p>46284324</text:p>
          </table:table-cell>
          <table:table-cell table:number-columns-repeated="27"/>
          <table:table-cell office:value-type="float" office:value="1">
            <text:p>1</text:p>
          </table:table-cell>
          <table:table-cell table:number-columns-repeated="477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305980">
            <text:p>46305980</text:p>
          </table:table-cell>
          <table:table-cell table:number-columns-repeated="49"/>
          <table:table-cell office:value-type="float" office:value="1">
            <text:p>1</text:p>
          </table:table-cell>
          <table:table-cell table:number-columns-repeated="105"/>
          <table:table-cell office:value-type="float" office:value="1">
            <text:p>1</text:p>
          </table:table-cell>
          <table:table-cell table:number-columns-repeated="214"/>
          <table:table-cell office:value-type="float" office:value="1">
            <text:p>1</text:p>
          </table:table-cell>
          <table:table-cell table:number-columns-repeated="148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986442">
            <text:p>46986442</text:p>
          </table:table-cell>
          <table:table-cell table:number-columns-repeated="58"/>
          <table:table-cell office:value-type="float" office:value="1">
            <text:p>1</text:p>
          </table:table-cell>
          <table:table-cell table:number-columns-repeated="46"/>
          <table:table-cell office:value-type="float" office:value="1">
            <text:p>1</text:p>
          </table:table-cell>
          <table:table-cell table:number-columns-repeated="154"/>
          <table:table-cell table:number-columns-repeated="2" office:value-type="float" office:value="1">
            <text:p>1</text:p>
          </table:table-cell>
          <table:table-cell table:number-columns-repeated="141"/>
          <table:table-cell office:value-type="float" office:value="1">
            <text:p>1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7186735">
            <text:p>47186735</text:p>
          </table:table-cell>
          <table:table-cell table:number-columns-repeated="406"/>
          <table:table-cell office:value-type="float" office:value="1">
            <text:p>1</text:p>
          </table:table-cell>
          <table:table-cell table:number-columns-repeated="11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264385">
            <text:p>47264385</text:p>
          </table:table-cell>
          <table:table-cell table:number-columns-repeated="61"/>
          <table:table-cell office:value-type="float" office:value="1">
            <text:p>1</text:p>
          </table:table-cell>
          <table:table-cell table:number-columns-repeated="312"/>
          <table:table-cell office:value-type="float" office:value="1">
            <text:p>1</text:p>
          </table:table-cell>
          <table:table-cell table:number-columns-repeated="144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610182">
            <text:p>47610182</text:p>
          </table:table-cell>
          <table:table-cell table:number-columns-repeated="479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810863">
            <text:p>47810863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7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46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8322290">
            <text:p>48322290</text:p>
          </table:table-cell>
          <table:table-cell table:number-columns-repeated="49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71"/>
          <table:table-cell table:number-columns-repeated="2"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351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8870773">
            <text:p>48870773</text:p>
          </table:table-cell>
          <table:table-cell table:number-columns-repeated="102"/>
          <table:table-cell office:value-type="float" office:value="1">
            <text:p>1</text:p>
          </table:table-cell>
          <table:table-cell table:number-columns-repeated="416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152745">
            <text:p>49152745</text:p>
          </table:table-cell>
          <table:table-cell table:number-columns-repeated="254"/>
          <table:table-cell office:value-type="float" office:value="1">
            <text:p>1</text:p>
          </table:table-cell>
          <table:table-cell table:number-columns-repeated="26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247620">
            <text:p>49247620</text:p>
          </table:table-cell>
          <table:table-cell table:number-columns-repeated="40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9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514634">
            <text:p>51514634</text:p>
          </table:table-cell>
          <table:table-cell table:number-columns-repeated="41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3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926352">
            <text:p>52926352</text:p>
          </table:table-cell>
          <table:table-cell table:number-columns-repeated="62"/>
          <table:table-cell office:value-type="float" office:value="1">
            <text:p>1</text:p>
          </table:table-cell>
          <table:table-cell table:number-columns-repeated="45"/>
          <table:table-cell office:value-type="float" office:value="1">
            <text:p>1</text:p>
          </table:table-cell>
          <table:table-cell table:number-columns-repeated="31"/>
          <table:table-cell office:value-type="float" office:value="1">
            <text:p>1</text:p>
          </table:table-cell>
          <table:table-cell table:number-columns-repeated="139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89"/>
          <table:table-cell office:value-type="float" office:value="1">
            <text:p>1</text:p>
          </table:table-cell>
          <table:table-cell table:number-columns-repeated="143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3032020">
            <text:p>53032020</text:p>
          </table:table-cell>
          <table:table-cell table:number-columns-repeated="85"/>
          <table:table-cell office:value-type="float" office:value="1">
            <text:p>1</text:p>
          </table:table-cell>
          <table:table-cell table:number-columns-repeated="334"/>
          <table:table-cell office:value-type="float" office:value="1">
            <text:p>1</text:p>
          </table:table-cell>
          <table:table-cell table:number-columns-repeated="98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560647">
            <text:p>53560647</text:p>
          </table:table-cell>
          <table:table-cell table:number-columns-repeated="40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95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719307">
            <text:p>53719307</text:p>
          </table:table-cell>
          <table:table-cell table:number-columns-repeated="209"/>
          <table:table-cell office:value-type="float" office:value="1">
            <text:p>1</text:p>
          </table:table-cell>
          <table:table-cell table:number-columns-repeated="309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731241">
            <text:p>53731241</text:p>
          </table:table-cell>
          <table:table-cell table:number-columns-repeated="115"/>
          <table:table-cell office:value-type="float" office:value="1">
            <text:p>1</text:p>
          </table:table-cell>
          <table:table-cell table:number-columns-repeated="140"/>
          <table:table-cell office:value-type="float" office:value="2">
            <text:p>2</text:p>
          </table:table-cell>
          <table:table-cell table:number-columns-repeated="26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769232">
            <text:p>53769232</text:p>
          </table:table-cell>
          <table:table-cell table:number-columns-repeated="149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8"/>
          <table:table-cell table:number-columns-repeated="2" office:value-type="float" office:value="1">
            <text:p>1</text:p>
          </table:table-cell>
          <table:table-cell table:number-columns-repeated="276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3839615">
            <text:p>53839615</text:p>
          </table:table-cell>
          <table:table-cell table:number-columns-repeated="141"/>
          <table:table-cell office:value-type="float" office:value="2">
            <text:p>2</text:p>
          </table:table-cell>
          <table:table-cell table:number-columns-repeated="152"/>
          <table:table-cell office:value-type="float" office:value="1">
            <text:p>1</text:p>
          </table:table-cell>
          <table:table-cell table:number-columns-repeated="89"/>
          <table:table-cell office:value-type="float" office:value="1">
            <text:p>1</text:p>
          </table:table-cell>
          <table:table-cell table:number-columns-repeated="134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4038484">
            <text:p>54038484</text:p>
          </table:table-cell>
          <table:table-cell table:number-columns-repeated="30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88"/>
          <table:table-cell office:value-type="float" office:value="1">
            <text:p>1</text:p>
          </table:table-cell>
          <table:table-cell table:number-columns-repeated="297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4043678">
            <text:p>54043678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38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43"/>
          <table:table-cell table:number-columns-repeated="2" office:value-type="float" office:value="1">
            <text:p>1</text:p>
          </table:table-cell>
          <table:table-cell table:number-columns-repeated="336"/>
          <table:table-cell office:value-type="float" office:value="1">
            <text:p>1</text:p>
          </table:table-cell>
          <table:table-cell table:number-columns-repeated="54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4169423">
            <text:p>54169423</text:p>
          </table:table-cell>
          <table:table-cell table:number-columns-repeated="154"/>
          <table:table-cell office:value-type="float" office:value="1">
            <text:p>1</text:p>
          </table:table-cell>
          <table:table-cell table:number-columns-repeated="231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7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4281183">
            <text:p>54281183</text:p>
          </table:table-cell>
          <table:table-cell table:number-columns-repeated="10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2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96"/>
          <table:table-cell office:value-type="float" office:value="1">
            <text:p>1</text:p>
          </table:table-cell>
          <table:table-cell table:number-columns-repeated="6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1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4609201">
            <text:p>5460920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60"/>
          <table:table-cell office:value-type="float" office:value="1">
            <text:p>1</text:p>
          </table:table-cell>
          <table:table-cell table:number-columns-repeated="336"/>
          <table:table-cell office:value-type="float" office:value="1">
            <text:p>1</text:p>
          </table:table-cell>
          <table:table-cell table:number-columns-repeated="94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4874997">
            <text:p>54874997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39"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38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5422958">
            <text:p>55422958</text:p>
          </table:table-cell>
          <table:table-cell table:number-columns-repeated="78"/>
          <table:table-cell office:value-type="float" office:value="1">
            <text:p>1</text:p>
          </table:table-cell>
          <table:table-cell table:number-columns-repeated="440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523054">
            <text:p>55523054</text:p>
          </table:table-cell>
          <table:table-cell table:number-columns-repeated="405"/>
          <table:table-cell office:value-type="float" office:value="1">
            <text:p>1</text:p>
          </table:table-cell>
          <table:table-cell table:number-columns-repeated="11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012600">
            <text:p>56012600</text:p>
          </table:table-cell>
          <table:table-cell table:number-columns-repeated="20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8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51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6131015">
            <text:p>56131015</text:p>
          </table:table-cell>
          <table:table-cell table:number-columns-repeated="242"/>
          <table:table-cell office:value-type="float" office:value="1">
            <text:p>1</text:p>
          </table:table-cell>
          <table:table-cell table:number-columns-repeated="18"/>
          <table:table-cell office:value-type="float" office:value="2">
            <text:p>2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35"/>
          <table:table-cell office:value-type="float" office:value="1">
            <text:p>1</text:p>
          </table:table-cell>
          <table:table-cell table:number-columns-repeated="111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6339105">
            <text:p>56339105</text:p>
          </table:table-cell>
          <table:table-cell table:number-columns-repeated="25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84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6784912">
            <text:p>56784912</text:p>
          </table:table-cell>
          <table:table-cell table:number-columns-repeated="66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323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97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820284">
            <text:p>56820284</text:p>
          </table:table-cell>
          <table:table-cell table:number-columns-repeated="51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7250443">
            <text:p>57250443</text:p>
          </table:table-cell>
          <table:table-cell table:number-columns-repeated="415"/>
          <table:table-cell office:value-type="float" office:value="1">
            <text:p>1</text:p>
          </table:table-cell>
          <table:table-cell table:number-columns-repeated="65"/>
          <table:table-cell office:value-type="float" office:value="1">
            <text:p>1</text:p>
          </table:table-cell>
          <table:table-cell table:number-columns-repeated="37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7629086">
            <text:p>57629086</text:p>
          </table:table-cell>
          <table:table-cell table:number-columns-repeated="84"/>
          <table:table-cell office:value-type="float" office:value="1">
            <text:p>1</text:p>
          </table:table-cell>
          <table:table-cell table:number-columns-repeated="215"/>
          <table:table-cell office:value-type="float" office:value="1">
            <text:p>1</text:p>
          </table:table-cell>
          <table:table-cell table:number-columns-repeated="10"/>
          <table:table-cell office:value-type="float" office:value="3">
            <text:p>3</text:p>
          </table:table-cell>
          <table:table-cell table:number-columns-repeated="18"/>
          <table:table-cell table:number-columns-repeated="2" office:value-type="float" office:value="1">
            <text:p>1</text:p>
          </table:table-cell>
          <table:table-cell table:number-columns-repeated="187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7730750">
            <text:p>57730750</text:p>
          </table:table-cell>
          <table:table-cell table:number-columns-repeated="414"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99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7782105">
            <text:p>57782105</text:p>
          </table:table-cell>
          <table:table-cell table:number-columns-repeated="68"/>
          <table:table-cell office:value-type="float" office:value="1">
            <text:p>1</text:p>
          </table:table-cell>
          <table:table-cell table:number-columns-repeated="33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3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898148">
            <text:p>58898148</text:p>
          </table:table-cell>
          <table:table-cell table:number-columns-repeated="65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20"/>
          <table:table-cell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300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8962344">
            <text:p>58962344</text:p>
          </table:table-cell>
          <table:table-cell table:number-columns-repeated="77"/>
          <table:table-cell office:value-type="float" office:value="1">
            <text:p>1</text:p>
          </table:table-cell>
          <table:table-cell table:number-columns-repeated="159"/>
          <table:table-cell office:value-type="float" office:value="1">
            <text:p>1</text:p>
          </table:table-cell>
          <table:table-cell table:number-columns-repeated="281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9010018">
            <text:p>59010018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500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037197">
            <text:p>59037197</text:p>
          </table:table-cell>
          <table:table-cell table:number-columns-repeated="57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7"/>
          <table:table-cell office:value-type="float" office:value="1">
            <text:p>1</text:p>
          </table:table-cell>
          <table:table-cell table:number-columns-repeated="396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9083576">
            <text:p>59083576</text:p>
          </table:table-cell>
          <table:table-cell table:number-columns-repeated="78"/>
          <table:table-cell office:value-type="float" office:value="2">
            <text:p>2</text:p>
          </table:table-cell>
          <table:table-cell table:number-columns-repeated="328"/>
          <table:table-cell office:value-type="float" office:value="9">
            <text:p>9</text:p>
          </table:table-cell>
          <table:table-cell table:number-columns-repeated="111"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0319294">
            <text:p>60319294</text:p>
          </table:table-cell>
          <table:table-cell table:number-columns-repeated="483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0889008">
            <text:p>60889008</text:p>
          </table:table-cell>
          <table:table-cell table:number-columns-repeated="427"/>
          <table:table-cell office:value-type="float" office:value="1">
            <text:p>1</text:p>
          </table:table-cell>
          <table:table-cell table:number-columns-repeated="57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5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0991150">
            <text:p>60991150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438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1639997">
            <text:p>61639997</text:p>
          </table:table-cell>
          <table:table-cell table:number-columns-repeated="403"/>
          <table:table-cell office:value-type="float" office:value="1">
            <text:p>1</text:p>
          </table:table-cell>
          <table:table-cell table:number-columns-repeated="75"/>
          <table:table-cell office:value-type="float" office:value="1">
            <text:p>1</text:p>
          </table:table-cell>
          <table:table-cell table:number-columns-repeated="39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2546677">
            <text:p>62546677</text:p>
          </table:table-cell>
          <table:table-cell table:number-columns-repeated="57"/>
          <table:table-cell office:value-type="float" office:value="1">
            <text:p>1</text:p>
          </table:table-cell>
          <table:table-cell table:number-columns-repeated="444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253834">
            <text:p>64253834</text:p>
          </table:table-cell>
          <table:table-cell table:number-columns-repeated="291"/>
          <table:table-cell office:value-type="float" office:value="1">
            <text:p>1</text:p>
          </table:table-cell>
          <table:table-cell table:number-columns-repeated="125"/>
          <table:table-cell office:value-type="float" office:value="1">
            <text:p>1</text:p>
          </table:table-cell>
          <table:table-cell table:number-columns-repeated="101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4476859">
            <text:p>64476859</text:p>
          </table:table-cell>
          <table:table-cell table:number-columns-repeated="44"/>
          <table:table-cell office:value-type="float" office:value="1">
            <text:p>1</text:p>
          </table:table-cell>
          <table:table-cell table:number-columns-repeated="47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663433">
            <text:p>64663433</text:p>
          </table:table-cell>
          <table:table-cell table:number-columns-repeated="238"/>
          <table:table-cell office:value-type="float" office:value="1">
            <text:p>1</text:p>
          </table:table-cell>
          <table:table-cell table:number-columns-repeated="168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4917483">
            <text:p>64917483</text:p>
          </table:table-cell>
          <table:table-cell table:number-columns-repeated="116"/>
          <table:table-cell office:value-type="float" office:value="1">
            <text:p>1</text:p>
          </table:table-cell>
          <table:table-cell table:number-columns-repeated="44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25"/>
          <table:table-cell office:value-type="float" office:value="1">
            <text:p>1</text:p>
          </table:table-cell>
          <table:table-cell table:number-columns-repeated="73"/>
          <table:table-cell office:value-type="float" office:value="1">
            <text:p>1</text:p>
          </table:table-cell>
          <table:table-cell table:number-columns-repeated="58"/>
          <table:table-cell office:value-type="float" office:value="1">
            <text:p>1</text:p>
          </table:table-cell>
          <table:table-cell table:number-columns-repeated="71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5039122">
            <text:p>65039122</text:p>
          </table:table-cell>
          <table:table-cell table:number-columns-repeated="76"/>
          <table:table-cell office:value-type="float" office:value="1">
            <text:p>1</text:p>
          </table:table-cell>
          <table:table-cell table:number-columns-repeated="175"/>
          <table:table-cell table:number-columns-repeated="2" office:value-type="float" office:value="2">
            <text:p>2</text:p>
          </table:table-cell>
          <table:table-cell table:number-columns-repeated="100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9"/>
          <table:table-cell office:value-type="float" office:value="1">
            <text:p>1</text:p>
          </table:table-cell>
          <table:table-cell table:number-columns-repeated="113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5166120">
            <text:p>65166120</text:p>
          </table:table-cell>
          <table:table-cell table:number-columns-repeated="49"/>
          <table:table-cell office:value-type="float" office:value="1">
            <text:p>1</text:p>
          </table:table-cell>
          <table:table-cell table:number-columns-repeated="386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6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5455927">
            <text:p>65455927</text:p>
          </table:table-cell>
          <table:table-cell table:number-columns-repeated="58"/>
          <table:table-cell office:value-type="float" office:value="1">
            <text:p>1</text:p>
          </table:table-cell>
          <table:table-cell table:number-columns-repeated="43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3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879642">
            <text:p>66879642</text:p>
          </table:table-cell>
          <table:table-cell table:number-columns-repeated="60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85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9"/>
          <table:table-cell office:value-type="float" office:value="1">
            <text:p>1</text:p>
          </table:table-cell>
          <table:table-cell table:number-columns-repeated="116"/>
          <table:table-cell office:value-type="float" office:value="1">
            <text:p>1</text:p>
          </table:table-cell>
          <table:table-cell table:number-columns-repeated="139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7419577">
            <text:p>67419577</text:p>
          </table:table-cell>
          <table:table-cell table:number-columns-repeated="63"/>
          <table:table-cell office:value-type="float" office:value="1">
            <text:p>1</text:p>
          </table:table-cell>
          <table:table-cell table:number-columns-repeated="455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470497">
            <text:p>67470497</text:p>
          </table:table-cell>
          <table:table-cell table:number-columns-repeated="222"/>
          <table:table-cell office:value-type="float" office:value="1">
            <text:p>1</text:p>
          </table:table-cell>
          <table:table-cell table:number-columns-repeated="200"/>
          <table:table-cell office:value-type="float" office:value="1">
            <text:p>1</text:p>
          </table:table-cell>
          <table:table-cell table:number-columns-repeated="70"/>
          <table:table-cell table:number-columns-repeated="2" office:value-type="float" office:value="1">
            <text:p>1</text:p>
          </table:table-cell>
          <table:table-cell table:number-columns-repeated="23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7725009">
            <text:p>67725009</text:p>
          </table:table-cell>
          <table:table-cell table:number-columns-repeated="116"/>
          <table:table-cell office:value-type="float" office:value="1">
            <text:p>1</text:p>
          </table:table-cell>
          <table:table-cell table:number-columns-repeated="110"/>
          <table:table-cell office:value-type="float" office:value="1">
            <text:p>1</text:p>
          </table:table-cell>
          <table:table-cell table:number-columns-repeated="44"/>
          <table:table-cell table:number-columns-repeated="2" office:value-type="float" office:value="1">
            <text:p>1</text:p>
          </table:table-cell>
          <table:table-cell table:number-columns-repeated="245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405479">
            <text:p>68405479</text:p>
          </table:table-cell>
          <table:table-cell table:number-columns-repeated="490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1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500606">
            <text:p>68500606</text:p>
          </table:table-cell>
          <table:table-cell table:number-columns-repeated="486"/>
          <table:table-cell office:value-type="float" office:value="1">
            <text:p>1</text:p>
          </table:table-cell>
          <table:table-cell table:number-columns-repeated="3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956124">
            <text:p>68956124</text:p>
          </table:table-cell>
          <table:table-cell table:number-columns-repeated="112"/>
          <table:table-cell office:value-type="float" office:value="1">
            <text:p>1</text:p>
          </table:table-cell>
          <table:table-cell table:number-columns-repeated="377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5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568415">
            <text:p>69568415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2"/>
          <table:table-cell office:value-type="float" office:value="1">
            <text:p>1</text:p>
          </table:table-cell>
          <table:table-cell table:number-columns-repeated="465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939637">
            <text:p>69939637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6"/>
          <table:table-cell office:value-type="float" office:value="1">
            <text:p>1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463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946915">
            <text:p>69946915</text:p>
          </table:table-cell>
          <table:table-cell table:number-columns-repeated="84"/>
          <table:table-cell office:value-type="float" office:value="1">
            <text:p>1</text:p>
          </table:table-cell>
          <table:table-cell table:number-columns-repeated="239"/>
          <table:table-cell office:value-type="float" office:value="1">
            <text:p>1</text:p>
          </table:table-cell>
          <table:table-cell table:number-columns-repeated="194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0786143">
            <text:p>70786143</text:p>
          </table:table-cell>
          <table:table-cell table:number-columns-repeated="348"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15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0837287">
            <text:p>70837287</text:p>
          </table:table-cell>
          <table:table-cell table:number-columns-repeated="61"/>
          <table:table-cell office:value-type="float" office:value="1">
            <text:p>1</text:p>
          </table:table-cell>
          <table:table-cell table:number-columns-repeated="45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960235">
            <text:p>70960235</text:p>
          </table:table-cell>
          <table:table-cell table:number-columns-repeated="52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76"/>
          <table:table-cell office:value-type="float" office:value="1">
            <text:p>1</text:p>
          </table:table-cell>
          <table:table-cell table:number-columns-repeated="381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1137136">
            <text:p>71137136</text:p>
          </table:table-cell>
          <table:table-cell table:number-columns-repeated="418"/>
          <table:table-cell office:value-type="float" office:value="1">
            <text:p>1</text:p>
          </table:table-cell>
          <table:table-cell table:number-columns-repeated="100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714272">
            <text:p>72714272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2"/>
          <table:table-cell office:value-type="float" office:value="1">
            <text:p>1</text:p>
          </table:table-cell>
          <table:table-cell table:number-columns-repeated="459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2889816">
            <text:p>72889816</text:p>
          </table:table-cell>
          <table:table-cell table:number-columns-repeated="61"/>
          <table:table-cell office:value-type="float" office:value="1">
            <text:p>1</text:p>
          </table:table-cell>
          <table:table-cell table:number-columns-repeated="45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077936">
            <text:p>73077936</text:p>
          </table:table-cell>
          <table:table-cell table:number-columns-repeated="24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2"/>
          <table:table-cell office:value-type="float" office:value="1">
            <text:p>1</text:p>
          </table:table-cell>
          <table:table-cell table:number-columns-repeated="220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394385">
            <text:p>73394385</text:p>
          </table:table-cell>
          <table:table-cell table:number-columns-repeated="61"/>
          <table:table-cell office:value-type="float" office:value="1">
            <text:p>1</text:p>
          </table:table-cell>
          <table:table-cell table:number-columns-repeated="117"/>
          <table:table-cell office:value-type="float" office:value="1">
            <text:p>1</text:p>
          </table:table-cell>
          <table:table-cell table:number-columns-repeated="339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021243">
            <text:p>74021243</text:p>
          </table:table-cell>
          <table:table-cell table:number-columns-repeated="500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050350">
            <text:p>74050350</text:p>
          </table:table-cell>
          <table:table-cell table:number-columns-repeated="241"/>
          <table:table-cell table:number-columns-repeated="2" office:value-type="float" office:value="1">
            <text:p>1</text:p>
          </table:table-cell>
          <table:table-cell table:number-columns-repeated="162"/>
          <table:table-cell office:value-type="float" office:value="1">
            <text:p>1</text:p>
          </table:table-cell>
          <table:table-cell table:number-columns-repeated="113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4530630">
            <text:p>74530630</text:p>
          </table:table-cell>
          <table:table-cell table:number-columns-repeated="179"/>
          <table:table-cell office:value-type="float" office:value="1">
            <text:p>1</text:p>
          </table:table-cell>
          <table:table-cell table:number-columns-repeated="339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533541">
            <text:p>74533541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67"/>
          <table:table-cell office:value-type="float" office:value="1">
            <text:p>1</text:p>
          </table:table-cell>
          <table:table-cell table:number-columns-repeated="97"/>
          <table:table-cell table:number-columns-repeated="2"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  <table:table-cell table:number-columns-repeated="303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6673615">
            <text:p>76673615</text:p>
          </table:table-cell>
          <table:table-cell table:number-columns-repeated="100"/>
          <table:table-cell office:value-type="float" office:value="1">
            <text:p>1</text:p>
          </table:table-cell>
          <table:table-cell table:number-columns-repeated="107"/>
          <table:table-cell office:value-type="float" office:value="1">
            <text:p>1</text:p>
          </table:table-cell>
          <table:table-cell table:number-columns-repeated="181"/>
          <table:table-cell office:value-type="float" office:value="1">
            <text:p>1</text:p>
          </table:table-cell>
          <table:table-cell table:number-columns-repeated="43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3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6684553">
            <text:p>76684553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46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7509071">
            <text:p>77509071</text:p>
          </table:table-cell>
          <table:table-cell table:number-columns-repeated="58"/>
          <table:table-cell office:value-type="float" office:value="1">
            <text:p>1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49"/>
          <table:table-cell office:value-type="float" office:value="1">
            <text:p>1</text:p>
          </table:table-cell>
          <table:table-cell table:number-columns-repeated="99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9372806">
            <text:p>79372806</text:p>
          </table:table-cell>
          <table:table-cell table:number-columns-repeated="509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9426664">
            <text:p>79426664</text:p>
          </table:table-cell>
          <table:table-cell table:number-columns-repeated="207"/>
          <table:table-cell office:value-type="float" office:value="3">
            <text:p>3</text:p>
          </table:table-cell>
          <table:table-cell table:number-columns-repeated="61"/>
          <table:table-cell office:value-type="float" office:value="1">
            <text:p>1</text:p>
          </table:table-cell>
          <table:table-cell table:number-columns-repeated="47"/>
          <table:table-cell office:value-type="float" office:value="1">
            <text:p>1</text:p>
          </table:table-cell>
          <table:table-cell table:number-columns-repeated="27"/>
          <table:table-cell office:value-type="float" office:value="1">
            <text:p>1</text:p>
          </table:table-cell>
          <table:table-cell table:number-columns-repeated="173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9739225">
            <text:p>79739225</text:p>
          </table:table-cell>
          <table:table-cell table:number-columns-repeated="414"/>
          <table:table-cell office:value-type="float" office:value="1">
            <text:p>1</text:p>
          </table:table-cell>
          <table:table-cell table:number-columns-repeated="69"/>
          <table:table-cell office:value-type="float" office:value="1">
            <text:p>1</text:p>
          </table:table-cell>
          <table:table-cell table:number-columns-repeated="34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848465">
            <text:p>79848465</text:p>
          </table:table-cell>
          <table:table-cell table:number-columns-repeated="78"/>
          <table:table-cell office:value-type="float" office:value="1">
            <text:p>1</text:p>
          </table:table-cell>
          <table:table-cell table:number-columns-repeated="186"/>
          <table:table-cell table:number-columns-repeated="2" office:value-type="float" office:value="1">
            <text:p>1</text:p>
          </table:table-cell>
          <table:table-cell table:number-columns-repeated="13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5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0117941">
            <text:p>80117941</text:p>
          </table:table-cell>
          <table:table-cell table:number-columns-repeated="72"/>
          <table:table-cell office:value-type="float" office:value="1">
            <text:p>1</text:p>
          </table:table-cell>
          <table:table-cell table:number-columns-repeated="430"/>
          <table:table-cell office:value-type="float" office:value="1">
            <text:p>1</text:p>
          </table:table-cell>
          <table:table-cell table:number-columns-repeated="15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0665712">
            <text:p>80665712</text:p>
          </table:table-cell>
          <table:table-cell table:number-columns-repeated="49"/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75"/>
          <table:table-cell office:value-type="float" office:value="1">
            <text:p>1</text:p>
          </table:table-cell>
          <table:table-cell table:number-columns-repeated="343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0728323">
            <text:p>80728323</text:p>
          </table:table-cell>
          <table:table-cell table:number-columns-repeated="56"/>
          <table:table-cell office:value-type="float" office:value="2">
            <text:p>2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344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92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0851964">
            <text:p>80851964</text:p>
          </table:table-cell>
          <table:table-cell table:number-columns-repeated="84"/>
          <table:table-cell table:number-columns-repeated="2" office:value-type="float" office:value="1">
            <text:p>1</text:p>
          </table:table-cell>
          <table:table-cell table:number-columns-repeated="162"/>
          <table:table-cell office:value-type="float" office:value="1">
            <text:p>1</text:p>
          </table:table-cell>
          <table:table-cell table:number-columns-repeated="270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0865057">
            <text:p>80865057</text:p>
          </table:table-cell>
          <table:table-cell table:number-columns-repeated="461"/>
          <table:table-cell office:value-type="float" office:value="1">
            <text:p>1</text:p>
          </table:table-cell>
          <table:table-cell table:number-columns-repeated="5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378861">
            <text:p>8137886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1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137092">
            <text:p>82137092</text:p>
          </table:table-cell>
          <table:table-cell table:number-columns-repeated="245"/>
          <table:table-cell office:value-type="float" office:value="1">
            <text:p>1</text:p>
          </table:table-cell>
          <table:table-cell table:number-columns-repeated="49"/>
          <table:table-cell office:value-type="float" office:value="1">
            <text:p>1</text:p>
          </table:table-cell>
          <table:table-cell table:number-columns-repeated="125"/>
          <table:table-cell office:value-type="float" office:value="1">
            <text:p>1</text:p>
          </table:table-cell>
          <table:table-cell table:number-columns-repeated="97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2792282">
            <text:p>82792282</text:p>
          </table:table-cell>
          <table:table-cell table:number-columns-repeated="421"/>
          <table:table-cell office:value-type="float" office:value="1">
            <text:p>1</text:p>
          </table:table-cell>
          <table:table-cell table:number-columns-repeated="60"/>
          <table:table-cell table:number-columns-repeated="2"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5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3079695">
            <text:p>83079695</text:p>
          </table:table-cell>
          <table:table-cell table:number-columns-repeated="479"/>
          <table:table-cell office:value-type="float" office:value="1">
            <text:p>1</text:p>
          </table:table-cell>
          <table:table-cell table:number-columns-repeated="8"/>
          <table:table-cell table:number-columns-repeated="2" office:value-type="float" office:value="1">
            <text:p>1</text:p>
          </table:table-cell>
          <table:table-cell table:number-columns-repeated="29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3587405">
            <text:p>83587405</text:p>
          </table:table-cell>
          <table:table-cell table:number-columns-repeated="84"/>
          <table:table-cell office:value-type="float" office:value="1">
            <text:p>1</text:p>
          </table:table-cell>
          <table:table-cell table:number-columns-repeated="121"/>
          <table:table-cell office:value-type="float" office:value="1">
            <text:p>1</text:p>
          </table:table-cell>
          <table:table-cell table:number-columns-repeated="134"/>
          <table:table-cell office:value-type="float" office:value="1">
            <text:p>1</text:p>
          </table:table-cell>
          <table:table-cell table:number-columns-repeated="67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8"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4679264">
            <text:p>84679264</text:p>
          </table:table-cell>
          <table:table-cell table:number-columns-repeated="111"/>
          <table:table-cell office:value-type="float" office:value="1">
            <text:p>1</text:p>
          </table:table-cell>
          <table:table-cell table:number-columns-repeated="148"/>
          <table:table-cell office:value-type="float" office:value="1">
            <text:p>1</text:p>
          </table:table-cell>
          <table:table-cell table:number-columns-repeated="42"/>
          <table:table-cell office:value-type="float" office:value="1">
            <text:p>1</text:p>
          </table:table-cell>
          <table:table-cell table:number-columns-repeated="215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5020693">
            <text:p>85020693</text:p>
          </table:table-cell>
          <table:table-cell table:number-columns-repeated="409"/>
          <table:table-cell office:value-type="float" office:value="1">
            <text:p>1</text:p>
          </table:table-cell>
          <table:table-cell table:number-columns-repeated="109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222222">
            <text:p>85222222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207"/>
          <table:table-cell office:value-type="float" office:value="1">
            <text:p>1</text:p>
          </table:table-cell>
          <table:table-cell table:number-columns-repeated="57"/>
          <table:table-cell office:value-type="float" office:value="1">
            <text:p>1</text:p>
          </table:table-cell>
          <table:table-cell table:number-columns-repeated="80"/>
          <table:table-cell office:value-type="float" office:value="1">
            <text:p>1</text:p>
          </table:table-cell>
          <table:table-cell table:number-columns-repeated="147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6032206">
            <text:p>86032206</text:p>
          </table:table-cell>
          <table:table-cell table:number-columns-repeated="104"/>
          <table:table-cell office:value-type="float" office:value="3">
            <text:p>3</text:p>
          </table:table-cell>
          <table:table-cell table:number-columns-repeated="152"/>
          <table:table-cell office:value-type="float" office:value="1">
            <text:p>1</text:p>
          </table:table-cell>
          <table:table-cell table:number-columns-repeated="261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6187549">
            <text:p>86187549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478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6332116">
            <text:p>86332116</text:p>
          </table:table-cell>
          <table:table-cell table:number-columns-repeated="288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15"/>
          <table:table-cell office:value-type="float" office:value="1">
            <text:p>1</text:p>
          </table:table-cell>
          <table:table-cell table:number-columns-repeated="106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6630265">
            <text:p>86630265</text:p>
          </table:table-cell>
          <table:table-cell table:number-columns-repeated="156"/>
          <table:table-cell office:value-type="float" office:value="1">
            <text:p>1</text:p>
          </table:table-cell>
          <table:table-cell table:number-columns-repeated="132"/>
          <table:table-cell office:value-type="float" office:value="1">
            <text:p>1</text:p>
          </table:table-cell>
          <table:table-cell table:number-columns-repeated="229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7513936">
            <text:p>87513936</text:p>
          </table:table-cell>
          <table:table-cell table:number-columns-repeated="219"/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183"/>
          <table:table-cell office:value-type="float" office:value="1">
            <text:p>1</text:p>
          </table:table-cell>
          <table:table-cell table:number-columns-repeated="105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7729701">
            <text:p>87729701</text:p>
          </table:table-cell>
          <table:table-cell table:number-columns-repeated="251"/>
          <table:table-cell office:value-type="float" office:value="1">
            <text:p>1</text:p>
          </table:table-cell>
          <table:table-cell table:number-columns-repeated="15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11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8757686">
            <text:p>88757686</text:p>
          </table:table-cell>
          <table:table-cell table:number-columns-repeated="68"/>
          <table:table-cell office:value-type="float" office:value="1">
            <text:p>1</text:p>
          </table:table-cell>
          <table:table-cell table:number-columns-repeated="415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8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074264">
            <text:p>89074264</text:p>
          </table:table-cell>
          <table:table-cell table:number-columns-repeated="53"/>
          <table:table-cell office:value-type="float" office:value="1">
            <text:p>1</text:p>
          </table:table-cell>
          <table:table-cell table:number-columns-repeated="44"/>
          <table:table-cell office:value-type="float" office:value="1">
            <text:p>1</text:p>
          </table:table-cell>
          <table:table-cell table:number-columns-repeated="83"/>
          <table:table-cell office:value-type="float" office:value="1">
            <text:p>1</text:p>
          </table:table-cell>
          <table:table-cell table:number-columns-repeated="213"/>
          <table:table-cell office:value-type="float" office:value="1">
            <text:p>1</text:p>
          </table:table-cell>
          <table:table-cell table:number-columns-repeated="12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9251618">
            <text:p>89251618</text:p>
          </table:table-cell>
          <table:table-cell table:number-columns-repeated="85"/>
          <table:table-cell office:value-type="float" office:value="1">
            <text:p>1</text:p>
          </table:table-cell>
          <table:table-cell table:number-columns-repeated="14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7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9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9766474">
            <text:p>89766474</text:p>
          </table:table-cell>
          <table:table-cell table:number-columns-repeated="136"/>
          <table:table-cell office:value-type="float" office:value="1">
            <text:p>1</text:p>
          </table:table-cell>
          <table:table-cell table:number-columns-repeated="244"/>
          <table:table-cell office:value-type="float" office:value="1">
            <text:p>1</text:p>
          </table:table-cell>
          <table:table-cell table:number-columns-repeated="83"/>
          <table:table-cell office:value-type="float" office:value="1">
            <text:p>1</text:p>
          </table:table-cell>
          <table:table-cell table:number-columns-repeated="53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0125000">
            <text:p>90125000</text:p>
          </table:table-cell>
          <table:table-cell table:number-columns-repeated="58"/>
          <table:table-cell office:value-type="float" office:value="1">
            <text:p>1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7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34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1"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0619764">
            <text:p>90619764</text:p>
          </table:table-cell>
          <table:table-cell table:number-columns-repeated="39"/>
          <table:table-cell office:value-type="float" office:value="1">
            <text:p>1</text:p>
          </table:table-cell>
          <table:table-cell table:number-columns-repeated="422"/>
          <table:table-cell office:value-type="float" office:value="1">
            <text:p>1</text:p>
          </table:table-cell>
          <table:table-cell table:number-columns-repeated="56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0868844">
            <text:p>90868844</text:p>
          </table:table-cell>
          <table:table-cell table:number-columns-repeated="78"/>
          <table:table-cell office:value-type="float" office:value="1">
            <text:p>1</text:p>
          </table:table-cell>
          <table:table-cell table:number-columns-repeated="271"/>
          <table:table-cell office:value-type="float" office:value="4">
            <text:p>4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48"/>
          <table:table-cell office:value-type="float" office:value="1">
            <text:p>1</text:p>
          </table:table-cell>
          <table:table-cell table:number-columns-repeated="57"/>
          <table:table-cell office:value-type="float" office:value="1">
            <text:p>1</text:p>
          </table:table-cell>
          <table:table-cell table:number-columns-repeated="44"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1046252">
            <text:p>91046252</text:p>
          </table:table-cell>
          <table:table-cell table:number-columns-repeated="157"/>
          <table:table-cell office:value-type="float" office:value="1">
            <text:p>1</text:p>
          </table:table-cell>
          <table:table-cell table:number-columns-repeated="218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8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1"/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1208687">
            <text:p>91208687</text:p>
          </table:table-cell>
          <table:table-cell table:number-columns-repeated="85"/>
          <table:table-cell office:value-type="float" office:value="1">
            <text:p>1</text:p>
          </table:table-cell>
          <table:table-cell table:number-columns-repeated="320"/>
          <table:table-cell office:value-type="float" office:value="1">
            <text:p>1</text:p>
          </table:table-cell>
          <table:table-cell table:number-columns-repeated="11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210577">
            <text:p>91210577</text:p>
          </table:table-cell>
          <table:table-cell table:number-columns-repeated="85"/>
          <table:table-cell office:value-type="float" office:value="1">
            <text:p>1</text:p>
          </table:table-cell>
          <table:table-cell table:number-columns-repeated="43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371942">
            <text:p>91371942</text:p>
          </table:table-cell>
          <table:table-cell table:number-columns-repeated="276"/>
          <table:table-cell office:value-type="float" office:value="1">
            <text:p>1</text:p>
          </table:table-cell>
          <table:table-cell table:number-columns-repeated="39"/>
          <table:table-cell office:value-type="float" office:value="1">
            <text:p>1</text:p>
          </table:table-cell>
          <table:table-cell table:number-columns-repeated="20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1415203">
            <text:p>91415203</text:p>
          </table:table-cell>
          <table:table-cell table:number-columns-repeated="498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068836">
            <text:p>92068836</text:p>
          </table:table-cell>
          <table:table-cell table:number-columns-repeated="415"/>
          <table:table-cell office:value-type="float" office:value="1">
            <text:p>1</text:p>
          </table:table-cell>
          <table:table-cell table:number-columns-repeated="69"/>
          <table:table-cell office:value-type="float" office:value="1">
            <text:p>1</text:p>
          </table:table-cell>
          <table:table-cell table:number-columns-repeated="33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186921">
            <text:p>92186921</text:p>
          </table:table-cell>
          <table:table-cell table:number-columns-repeated="357"/>
          <table:table-cell office:value-type="float" office:value="1">
            <text:p>1</text:p>
          </table:table-cell>
          <table:table-cell table:number-columns-repeated="161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314506">
            <text:p>92314506</text:p>
          </table:table-cell>
          <table:table-cell table:number-columns-repeated="51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694084">
            <text:p>92694084</text:p>
          </table:table-cell>
          <table:table-cell table:number-columns-repeated="54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58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764281">
            <text:p>92764281</text:p>
          </table:table-cell>
          <table:table-cell table:number-columns-repeated="41"/>
          <table:table-cell office:value-type="float" office:value="1">
            <text:p>1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303"/>
          <table:table-cell office:value-type="float" office:value="1">
            <text:p>1</text:p>
          </table:table-cell>
          <table:table-cell table:number-columns-repeated="133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2851460">
            <text:p>9285146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4"/>
          <table:table-cell office:value-type="float" office:value="1">
            <text:p>1</text:p>
          </table:table-cell>
          <table:table-cell table:number-columns-repeated="46"/>
          <table:table-cell office:value-type="float" office:value="1">
            <text:p>1</text:p>
          </table:table-cell>
          <table:table-cell table:number-columns-repeated="431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2990428">
            <text:p>92990428</text:p>
          </table:table-cell>
          <table:table-cell table:number-columns-repeated="146"/>
          <table:table-cell office:value-type="float" office:value="1">
            <text:p>1</text:p>
          </table:table-cell>
          <table:table-cell table:number-columns-repeated="171"/>
          <table:table-cell office:value-type="float" office:value="1">
            <text:p>1</text:p>
          </table:table-cell>
          <table:table-cell table:number-columns-repeated="64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1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9"/>
          <table:table-cell office:value-type="float" office:value="1">
            <text:p>1</text:p>
          </table:table-cell>
          <table:table-cell table:number-columns-repeated="45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120496">
            <text:p>95120496</text:p>
          </table:table-cell>
          <table:table-cell table:number-columns-repeated="107"/>
          <table:table-cell office:value-type="float" office:value="1">
            <text:p>1</text:p>
          </table:table-cell>
          <table:table-cell table:number-columns-repeated="30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9"/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92"/>
          <table:table-cell office:value-type="float" office:value="1">
            <text:p>1</text:p>
          </table:table-cell>
          <table:table-cell table:number-columns-repeated="62"/>
          <table:table-cell office:value-type="float" office:value="1">
            <text:p>1</text:p>
          </table:table-cell>
          <table:table-cell table:number-columns-repeated="62"/>
          <table:table-cell office:value-type="float" office:value="1">
            <text:p>1</text:p>
          </table:table-cell>
          <table:table-cell table:number-columns-repeated="87"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637463">
            <text:p>95637463</text:p>
          </table:table-cell>
          <table:table-cell table:number-columns-repeated="35"/>
          <table:table-cell office:value-type="float" office:value="1">
            <text:p>1</text:p>
          </table:table-cell>
          <table:table-cell table:number-columns-repeated="5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33"/>
          <table:table-cell office:value-type="float" office:value="1">
            <text:p>1</text:p>
          </table:table-cell>
          <table:table-cell table:number-columns-repeated="94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722481">
            <text:p>95722481</text:p>
          </table:table-cell>
          <table:table-cell table:number-columns-repeated="24"/>
          <table:table-cell office:value-type="float" office:value="1">
            <text:p>1</text:p>
          </table:table-cell>
          <table:table-cell table:number-columns-repeated="123"/>
          <table:table-cell office:value-type="float" office:value="1">
            <text:p>1</text:p>
          </table:table-cell>
          <table:table-cell table:number-columns-repeated="49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"/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65"/>
          <table:table-cell office:value-type="float" office:value="1">
            <text:p>1</text:p>
          </table:table-cell>
          <table:table-cell table:number-columns-repeated="40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85"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865001">
            <text:p>95865001</text:p>
          </table:table-cell>
          <table:table-cell table:number-columns-repeated="482"/>
          <table:table-cell office:value-type="float" office:value="1">
            <text:p>1</text:p>
          </table:table-cell>
          <table:table-cell table:number-columns-repeated="36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245238">
            <text:p>96245238</text:p>
          </table:table-cell>
          <table:table-cell table:number-columns-repeated="406"/>
          <table:table-cell office:value-type="float" office:value="1">
            <text:p>1</text:p>
          </table:table-cell>
          <table:table-cell table:number-columns-repeated="11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856278">
            <text:p>96856278</text:p>
          </table:table-cell>
          <table:table-cell table:number-columns-repeated="42"/>
          <table:table-cell office:value-type="float" office:value="1">
            <text:p>1</text:p>
          </table:table-cell>
          <table:table-cell table:number-columns-repeated="476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274081">
            <text:p>97274081</text:p>
          </table:table-cell>
          <table:table-cell table:number-columns-repeated="37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  <table:table-cell table:number-columns-repeated="41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0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739615">
            <text:p>97739615</text:p>
          </table:table-cell>
          <table:table-cell table:number-columns-repeated="415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9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8535100">
            <text:p>98535100</text:p>
          </table:table-cell>
          <table:table-cell table:number-columns-repeated="85"/>
          <table:table-cell office:value-type="float" office:value="1">
            <text:p>1</text:p>
          </table:table-cell>
          <table:table-cell table:number-columns-repeated="43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245169">
            <text:p>99245169</text:p>
          </table:table-cell>
          <table:table-cell table:number-columns-repeated="407"/>
          <table:table-cell office:value-type="float" office:value="1">
            <text:p>1</text:p>
          </table:table-cell>
          <table:table-cell table:number-columns-repeated="1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5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261179">
            <text:p>99261179</text:p>
          </table:table-cell>
          <table:table-cell table:number-columns-repeated="78"/>
          <table:table-cell office:value-type="float" office:value="1">
            <text:p>1</text:p>
          </table:table-cell>
          <table:table-cell table:number-columns-repeated="169"/>
          <table:table-cell table:number-columns-repeated="2"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155"/>
          <table:table-cell office:value-type="float" office:value="1">
            <text:p>1</text:p>
          </table:table-cell>
          <table:table-cell table:number-columns-repeated="95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(vide)</text:p>
          </table:table-cell>
          <table:table-cell table:number-columns-repeated="520"/>
        </table:table-row>
        <table:table-row table:style-name="ro1">
          <table:table-cell table:style-name="ce5" office:value-type="string">
            <text:p>Total Résultat</text:p>
          </table:table-cell>
          <table:table-cell table:style-name="ce10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/>
          <table:table-cell table:style-name="ce17" office:value-type="float" office:value="914">
            <text:p>914</text:p>
          </table:table-cell>
        </table:table-row>
      </table:table>
      <table:database-ranges>
        <table:database-range table:target-range-address="DATA.A1:DATA.H916" table:display-filter-buttons="true"/>
      </table:database-ranges>
      <table:data-pilot-tables>
        <table:data-pilot-table table:name="DataPilot1" table:application-data="" table:target-range-address="DATA.A919:DATA.D1160" table:buttons="DATA.A919">
          <table:source-cell-range table:cell-range-address="DATA.A1:DATA.H916"/>
          <table:data-pilot-field table:source-field-name="IS-GAMING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uble-anon-userID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IS-GAMING" table:orientation="data" table:used-hierarchy="-1" table:function="countnums">
            <table:data-pilot-level table:show-empty="true"/>
          </table:data-pilot-field>
        </table:data-pilot-table>
        <table:data-pilot-table table:name="DataPilot2" table:application-data="" table:target-range-address="DATA.A916:DATA.G1157" table:buttons="DATA.A916 DATA.A919 DATA.B918">
          <table:source-cell-range table:cell-range-address="DATA.A1:DATA.H916"/>
          <table:data-pilot-field table:source-field-name="BEHAVI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uble-anon-userID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ObservationID-fullanon" table:orientation="data" table:used-hierarchy="0" table:function="countnums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Pilote de données_Feuille1_1'.A1:'Pilote de données_Feuille1_1'.D242" table:buttons="'Pilote de données_Feuille1_1'.A1 'Pilote de données_Feuille1_1'.A4 'Pilote de données_Feuille1_1'.B3" table:ignore-empty-rows="true">
          <table:source-cell-range table:cell-range-address="DATA.A1:DATA.H916"/>
          <table:data-pilot-field table:source-field-name="IS-GAMING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uble-anon-userID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IS-GAMING" table:orientation="data" table:used-hierarchy="-1" table:function="countnums">
            <table:data-pilot-level table:show-empty="true"/>
          </table:data-pilot-field>
        </table:data-pilot-table>
        <table:data-pilot-table table:name="DataPilot3" table:application-data="" table:target-range-address="'Pilote de données_Feuille1_2'.A1:'Pilote de données_Feuille1_2'.G242" table:buttons="'Pilote de données_Feuille1_2'.A1 'Pilote de données_Feuille1_2'.A4 'Pilote de données_Feuille1_2'.B3" table:ignore-empty-rows="true">
          <table:source-cell-range table:cell-range-address="DATA.A1:DATA.H916"/>
          <table:data-pilot-field table:source-field-name="AFFECT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uble-anon-userID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ObservationID-fullanon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lote de données_Feuille1_3 - PB OBSERVATIONS PER STUDENT'.A1:'Pilote de données_Feuille1_3 - PB OBSERVATIONS PER STUDENT'.TA242" table:buttons="'Pilote de données_Feuille1_3 - PB OBSERVATIONS PER STUDENT'.A1 'Pilote de données_Feuille1_3 - PB OBSERVATIONS PER STUDENT'.A4 'Pilote de données_Feuille1_3 - PB OBSERVATIONS PER STUDENT'.B3">
          <table:source-cell-range table:cell-range-address="DATA.A1:DATA.H916"/>
          <table:data-pilot-field table:source-field-name="problemId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uble-anon-userID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roblemId" table:orientation="data" table:used-hierarchy="-1" table:function="countnums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hamp" style:display-name="Pilote de données - Champ" style:family="table-cell" style:parent-style-name="Default"/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Pilote_20_de_20_données_20_-_20_Titre" style:display-name="Pilote de données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e_20_de_20_données_20_-_20_Résultat" style:display-name="Pilote de données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27/07/2015</text:date>, <text:time>17:1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7-27T17:13:53.90</dc:date>
    <dc:creator>emmanuel quintin</dc:creator>
    <meta:generator>OpenOffice.org/3.1$Win32 OpenOffice.org_project/310m19$Build-9420</meta:generator>
    <meta:editing-duration>PT01H19M20S</meta:editing-duration>
    <meta:editing-cycles>3</meta:editing-cycles>
    <meta:document-statistic meta:table-count="4" meta:cell-count="12434" meta:object-count="0"/>
  </office:meta>
</office:document-meta>
</file>